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99CCF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9999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ext-properties fo:color="#FF3333"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31233333333333cm"/>
    </style:style>
    <style:style style:name="co3" style:family="table-column">
      <style:table-column-properties fo:break-before="auto" style:column-width="1.35466666666667cm"/>
    </style:style>
    <style:style style:name="co4" style:family="table-column">
      <style:table-column-properties fo:break-before="auto" style:column-width="6.096cm"/>
    </style:style>
    <style:style style:name="co5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6370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SPWM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style-name="ce2"/>
          <table:table-cell office:value-type="string" table:style-name="ce4">
            <text:p>SPWM 0-255</text:p>
          </table:table-cell>
          <table:table-cell table:style-name="ce4"/>
          <table:table-cell table:style-name="ce1">
            <draw:frame draw:z-index="1" draw:id="id0" draw:style-name="a0" draw:name="Graphique 1" svg:x="0.0244in" svg:y="0in" svg:width="10.4343in" svg:height="6.1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Amplitude</text:p>
          </table:table-cell>
          <table:table-cell office:value-type="string" table:style-name="ce2">
            <text:p>Angle</text:p>
          </table:table-cell>
          <table:table-cell office:value-type="string" table:style-name="ce5">
            <text:p>Phase A</text:p>
          </table:table-cell>
          <table:table-cell office:value-type="string" table:style-name="ce6">
            <text:p>Phase B</text:p>
          </table:table-cell>
          <table:table-cell office:value-type="string" table:style-name="ce7">
            <text:p>Phase C</text:p>
          </table:table-cell>
          <table:table-cell table:style-name="ce8"/>
          <table:table-cell office:value-type="string" table:style-name="ce2">
            <text:p>Voff</text:p>
          </table:table-cell>
          <table:table-cell table:number-columns-repeated="3" table:style-name="ce1"/>
          <table:table-cell table:style-name="ce8"/>
          <table:table-cell office:value-type="string" table:style-name="ce2">
            <text:p>change amplitude (A3) to 255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10000" table:style-name="ce9">
            <office:annotation draw:style-name="a2" svg:x="1.125in" svg:y="0in" svg:width="1.125in" svg:height="1.625in">
              <dc:creator/>
              <text:p><text:span text:style-name="T1"/></text:p>
              <text:p><text:span text:style-name="T1">Change amplitude to 255 for SPWM modulation.</text:span><text:span text:style-name="T1"/></text:p>
              <text:p><text:span text:style-name="T1"/></text:p>
              <text:p><text:span text:style-name="T1">And to 294 for SVPWM modulation</text:span><text:span text:style-name="T1"/></text:p>
              <text:p/>
            </office:annotation>
            <text:p>1000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$A$3]*SIN(RADIANS([.B3]))" table:style-name="ce3">
            <text:p>0,0000</text:p>
          </table:table-cell>
          <table:table-cell office:value-type="float" office:value="-8660.2540378443864" table:formula="of:=[.$A$3]*SIN(RADIANS([.B3]-120))" table:style-name="ce3">
            <text:p>-8660,2540</text:p>
          </table:table-cell>
          <table:table-cell office:value-type="float" office:value="8660.2540378443864" table:formula="of:=[.$A$3]*SIN(RADIANS([.B3]+120))" table:style-name="ce3">
            <text:p>8660,2540</text:p>
          </table:table-cell>
          <table:table-cell table:style-name="ce3"/>
          <table:table-cell office:value-type="float" office:value="0" table:formula="of:=(MIN([.C3];[.D3];[.E3])+MAX([.C3];[.D3];[.E3]))/2" table:style-name="ce10">
            <text:p>0,0000</text:p>
          </table:table-cell>
          <table:table-cell table:number-columns-repeated="4" table:style-name="ce3"/>
          <table:table-cell office:value-type="float" office:value="127" table:formula="of:=[.C3]/2+127" table:style-name="ce11">
            <text:p>127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74.52406437283511" table:formula="of:=[.$A$3]*SIN(RADIANS([.B4]))" table:style-name="ce3">
            <text:p>174,5241</text:p>
          </table:table-cell>
          <table:table-cell office:value-type="float" office:value="-8746.197071393959" table:formula="of:=[.$A$3]*SIN(RADIANS([.B4]-120))" table:style-name="ce3">
            <text:p>-8746,1971</text:p>
          </table:table-cell>
          <table:table-cell office:value-type="float" office:value="8571.6730070211233" table:formula="of:=[.$A$3]*SIN(RADIANS([.B4]+120))" table:style-name="ce3">
            <text:p>8571,6730</text:p>
          </table:table-cell>
          <table:table-cell table:style-name="ce3"/>
          <table:table-cell office:value-type="float" office:value="-87.262032186417855" table:formula="of:=(MIN([.C4];[.D4];[.E4])+MAX([.C4];[.D4];[.E4]))/2" table:style-name="ce10">
            <text:p>-87,2620</text:p>
          </table:table-cell>
          <table:table-cell table:number-columns-repeated="4" table:style-name="ce3"/>
          <table:table-cell office:value-type="float" office:value="214.26203218641757" table:formula="of:=[.C4]/2+127" table:style-name="ce11">
            <text:p>214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float" office:value="348.99496702500971" table:formula="of:=[.$A$3]*SIN(RADIANS([.B5]))" table:style-name="ce3">
            <text:p>348,9950</text:p>
          </table:table-cell>
          <table:table-cell office:value-type="float" office:value="-8829.4759285892687" table:formula="of:=[.$A$3]*SIN(RADIANS([.B5]-120))" table:style-name="ce3">
            <text:p>-8829,4759</text:p>
          </table:table-cell>
          <table:table-cell office:value-type="float" office:value="8480.4809615642607" table:formula="of:=[.$A$3]*SIN(RADIANS([.B5]+120))" table:style-name="ce3">
            <text:p>8480,4810</text:p>
          </table:table-cell>
          <table:table-cell table:style-name="ce3"/>
          <table:table-cell office:value-type="float" office:value="-174.497483512504" table:formula="of:=(MIN([.C5];[.D5];[.E5])+MAX([.C5];[.D5];[.E5]))/2" table:style-name="ce10">
            <text:p>-174,4975</text:p>
          </table:table-cell>
          <table:table-cell table:number-columns-repeated="4" table:style-name="ce3"/>
          <table:table-cell office:value-type="float" office:value="301.49748351250486" table:formula="of:=[.C5]/2+127" table:style-name="ce11">
            <text:p>301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2">
            <text:p>3</text:p>
          </table:table-cell>
          <table:table-cell office:value-type="float" office:value="523.35956242943837" table:formula="of:=[.$A$3]*SIN(RADIANS([.B6]))" table:style-name="ce3">
            <text:p>523,3596</text:p>
          </table:table-cell>
          <table:table-cell office:value-type="float" office:value="-8910.0652418836798" table:formula="of:=[.$A$3]*SIN(RADIANS([.B6]-120))" table:style-name="ce3">
            <text:p>-8910,0652</text:p>
          </table:table-cell>
          <table:table-cell office:value-type="float" office:value="8386.7056794542386" table:formula="of:=[.$A$3]*SIN(RADIANS([.B6]+120))" table:style-name="ce3">
            <text:p>8386,7057</text:p>
          </table:table-cell>
          <table:table-cell table:style-name="ce3"/>
          <table:table-cell office:value-type="float" office:value="-261.67978121472061" table:formula="of:=(MIN([.C6];[.D6];[.E6])+MAX([.C6];[.D6];[.E6]))/2" table:style-name="ce10">
            <text:p>-261,6798</text:p>
          </table:table-cell>
          <table:table-cell table:number-columns-repeated="4" table:style-name="ce3"/>
          <table:table-cell office:value-type="float" office:value="388.67978121471918" table:formula="of:=[.C6]/2+127" table:style-name="ce11">
            <text:p>389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float" office:value="697.56473744125299" table:formula="of:=[.$A$3]*SIN(RADIANS([.B7]))" table:style-name="ce3">
            <text:p>697,5647</text:p>
          </table:table-cell>
          <table:table-cell office:value-type="float" office:value="-8987.9404629916698" table:formula="of:=[.$A$3]*SIN(RADIANS([.B7]-120))" table:style-name="ce3">
            <text:p>-8987,9405</text:p>
          </table:table-cell>
          <table:table-cell office:value-type="float" office:value="8290.375725550417" table:formula="of:=[.$A$3]*SIN(RADIANS([.B7]+120))" table:style-name="ce3">
            <text:p>8290,3757</text:p>
          </table:table-cell>
          <table:table-cell table:style-name="ce3"/>
          <table:table-cell office:value-type="float" office:value="-348.78236872062644" table:formula="of:=(MIN([.C7];[.D7];[.E7])+MAX([.C7];[.D7];[.E7]))/2" table:style-name="ce10">
            <text:p>-348,7824</text:p>
          </table:table-cell>
          <table:table-cell table:number-columns-repeated="4" table:style-name="ce3"/>
          <table:table-cell office:value-type="float" office:value="475.78236872062649" table:formula="of:=[.C7]/2+127" table:style-name="ce11">
            <text:p>476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2">
            <text:p>5</text:p>
          </table:table-cell>
          <table:table-cell office:value-type="float" office:value="871.55742747658167" table:formula="of:=[.$A$3]*SIN(RADIANS([.B8]))" table:style-name="ce3">
            <text:p>871,5574</text:p>
          </table:table-cell>
          <table:table-cell office:value-type="float" office:value="-9063.0778703665001" table:formula="of:=[.$A$3]*SIN(RADIANS([.B8]-120))" table:style-name="ce3">
            <text:p>-9063,0779</text:p>
          </table:table-cell>
          <table:table-cell office:value-type="float" office:value="8191.5204428899169" table:formula="of:=[.$A$3]*SIN(RADIANS([.B8]+120))" table:style-name="ce3">
            <text:p>8191,5204</text:p>
          </table:table-cell>
          <table:table-cell table:style-name="ce3"/>
          <table:table-cell office:value-type="float" office:value="-435.77871373829157" table:formula="of:=(MIN([.C8];[.D8];[.E8])+MAX([.C8];[.D8];[.E8]))/2" table:style-name="ce10">
            <text:p>-435,7787</text:p>
          </table:table-cell>
          <table:table-cell table:number-columns-repeated="4" table:style-name="ce3"/>
          <table:table-cell office:value-type="float" office:value="562.77871373829089" table:formula="of:=[.C8]/2+127" table:style-name="ce11">
            <text:p>563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2">
            <text:p>6</text:p>
          </table:table-cell>
          <table:table-cell office:value-type="float" office:value="1045.2846326765348" table:formula="of:=[.$A$3]*SIN(RADIANS([.B9]))" table:style-name="ce3">
            <text:p>1045,2846</text:p>
          </table:table-cell>
          <table:table-cell office:value-type="float" office:value="-9135.4545764260092" table:formula="of:=[.$A$3]*SIN(RADIANS([.B9]-120))" table:style-name="ce3">
            <text:p>-9135,4546</text:p>
          </table:table-cell>
          <table:table-cell office:value-type="float" office:value="8090.1699437494744" table:formula="of:=[.$A$3]*SIN(RADIANS([.B9]+120))" table:style-name="ce3">
            <text:p>8090,1699</text:p>
          </table:table-cell>
          <table:table-cell table:style-name="ce3"/>
          <table:table-cell office:value-type="float" office:value="-522.64231633826739" table:formula="of:=(MIN([.C9];[.D9];[.E9])+MAX([.C9];[.D9];[.E9]))/2" table:style-name="ce10">
            <text:p>-522,6423</text:p>
          </table:table-cell>
          <table:table-cell table:number-columns-repeated="4" table:style-name="ce3"/>
          <table:table-cell office:value-type="float" office:value="649.64231633826739" table:formula="of:=[.C9]/2+127" table:style-name="ce11">
            <text:p>650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218.6934340514747" table:formula="of:=[.$A$3]*SIN(RADIANS([.B10]))" table:style-name="ce3">
            <text:p>1218,6934</text:p>
          </table:table-cell>
          <table:table-cell office:value-type="float" office:value="-9205.0485345244033" table:formula="of:=[.$A$3]*SIN(RADIANS([.B10]-120))" table:style-name="ce3">
            <text:p>-9205,0485</text:p>
          </table:table-cell>
          <table:table-cell office:value-type="float" office:value="7986.355100472927" table:formula="of:=[.$A$3]*SIN(RADIANS([.B10]+120))" table:style-name="ce3">
            <text:p>7986,3551</text:p>
          </table:table-cell>
          <table:table-cell table:style-name="ce3"/>
          <table:table-cell office:value-type="float" office:value="-609.34671702573814" table:formula="of:=(MIN([.C10];[.D10];[.E10])+MAX([.C10];[.D10];[.E10]))/2" table:style-name="ce10">
            <text:p>-609,3467</text:p>
          </table:table-cell>
          <table:table-cell table:number-columns-repeated="4" table:style-name="ce3"/>
          <table:table-cell office:value-type="float" office:value="736.34671702573735" table:formula="of:=[.C10]/2+127" table:style-name="ce11">
            <text:p>736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391.7310096006545" table:formula="of:=[.$A$3]*SIN(RADIANS([.B11]))" table:style-name="ce3">
            <text:p>1391,7310</text:p>
          </table:table-cell>
          <table:table-cell office:value-type="float" office:value="-9271.8385456678734" table:formula="of:=[.$A$3]*SIN(RADIANS([.B11]-120))" table:style-name="ce3">
            <text:p>-9271,8385</text:p>
          </table:table-cell>
          <table:table-cell office:value-type="float" office:value="7880.1075360672203" table:formula="of:=[.$A$3]*SIN(RADIANS([.B11]+120))" table:style-name="ce3">
            <text:p>7880,1075</text:p>
          </table:table-cell>
          <table:table-cell table:style-name="ce3"/>
          <table:table-cell office:value-type="float" office:value="-695.86550480032656" table:formula="of:=(MIN([.C11];[.D11];[.E11])+MAX([.C11];[.D11];[.E11]))/2" table:style-name="ce10">
            <text:p>-695,8655</text:p>
          </table:table-cell>
          <table:table-cell table:number-columns-repeated="4" table:style-name="ce3"/>
          <table:table-cell office:value-type="float" office:value="822.86550480032724" table:formula="of:=[.C11]/2+127" table:style-name="ce11">
            <text:p>823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9" table:style-name="ce2">
            <text:p>9</text:p>
          </table:table-cell>
          <table:table-cell office:value-type="float" office:value="1564.3446504023086" table:formula="of:=[.$A$3]*SIN(RADIANS([.B12]))" table:style-name="ce3">
            <text:p>1564,3447</text:p>
          </table:table-cell>
          <table:table-cell office:value-type="float" office:value="-9335.8042649720173" table:formula="of:=[.$A$3]*SIN(RADIANS([.B12]-120))" table:style-name="ce3">
            <text:p>-9335,8043</text:p>
          </table:table-cell>
          <table:table-cell office:value-type="float" office:value="7771.4596145697105" table:formula="of:=[.$A$3]*SIN(RADIANS([.B12]+120))" table:style-name="ce3">
            <text:p>7771,4596</text:p>
          </table:table-cell>
          <table:table-cell table:style-name="ce3"/>
          <table:table-cell office:value-type="float" office:value="-782.1723252011534" table:formula="of:=(MIN([.C12];[.D12];[.E12])+MAX([.C12];[.D12];[.E12]))/2" table:style-name="ce10">
            <text:p>-782,1723</text:p>
          </table:table-cell>
          <table:table-cell table:number-columns-repeated="4" table:style-name="ce3"/>
          <table:table-cell office:value-type="float" office:value="909.17232520115431" table:formula="of:=[.C12]/2+127" table:style-name="ce11">
            <text:p>909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736.4817766693034" table:formula="of:=[.$A$3]*SIN(RADIANS([.B13]))" table:style-name="ce3">
            <text:p>1736,4818</text:p>
          </table:table-cell>
          <table:table-cell office:value-type="float" office:value="-9396.9262078590837" table:formula="of:=[.$A$3]*SIN(RADIANS([.B13]-120))" table:style-name="ce3">
            <text:p>-9396,9262</text:p>
          </table:table-cell>
          <table:table-cell office:value-type="float" office:value="7660.4444311897805" table:formula="of:=[.$A$3]*SIN(RADIANS([.B13]+120))" table:style-name="ce3">
            <text:p>7660,4444</text:p>
          </table:table-cell>
          <table:table-cell table:style-name="ce3"/>
          <table:table-cell office:value-type="float" office:value="-868.24088833465157" table:formula="of:=(MIN([.C13];[.D13];[.E13])+MAX([.C13];[.D13];[.E13]))/2" table:style-name="ce10">
            <text:p>-868,2409</text:p>
          </table:table-cell>
          <table:table-cell table:number-columns-repeated="4" table:style-name="ce3"/>
          <table:table-cell office:value-type="float" office:value="995.24088833465169" table:formula="of:=[.C13]/2+127" table:style-name="ce11">
            <text:p>995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1908.0899537654479" table:formula="of:=[.$A$3]*SIN(RADIANS([.B14]))" table:style-name="ce3">
            <text:p>1908,0900</text:p>
          </table:table-cell>
          <table:table-cell office:value-type="float" office:value="-9455.1857559931686" table:formula="of:=[.$A$3]*SIN(RADIANS([.B14]-120))" table:style-name="ce3">
            <text:p>-9455,1858</text:p>
          </table:table-cell>
          <table:table-cell office:value-type="float" office:value="7547.0958022277209" table:formula="of:=[.$A$3]*SIN(RADIANS([.B14]+120))" table:style-name="ce3">
            <text:p>7547,0958</text:p>
          </table:table-cell>
          <table:table-cell table:style-name="ce3"/>
          <table:table-cell office:value-type="float" office:value="-954.04497688272386" table:formula="of:=(MIN([.C14];[.D14];[.E14])+MAX([.C14];[.D14];[.E14]))/2" table:style-name="ce10">
            <text:p>-954,0450</text:p>
          </table:table-cell>
          <table:table-cell table:number-columns-repeated="4" table:style-name="ce3"/>
          <table:table-cell office:value-type="float" office:value="1081.0449768827239" table:formula="of:=[.C14]/2+127" table:style-name="ce11">
            <text:p>1081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2079.1169081775934" table:formula="of:=[.$A$3]*SIN(RADIANS([.B15]))" table:style-name="ce3">
            <text:p>2079,1169</text:p>
          </table:table-cell>
          <table:table-cell office:value-type="float" office:value="-9510.565162951536" table:formula="of:=[.$A$3]*SIN(RADIANS([.B15]-120))" table:style-name="ce3">
            <text:p>-9510,5652</text:p>
          </table:table-cell>
          <table:table-cell office:value-type="float" office:value="7431.4482547739426" table:formula="of:=[.$A$3]*SIN(RADIANS([.B15]+120))" table:style-name="ce3">
            <text:p>7431,4483</text:p>
          </table:table-cell>
          <table:table-cell table:style-name="ce3"/>
          <table:table-cell office:value-type="float" office:value="-1039.5584540887967" table:formula="of:=(MIN([.C15];[.D15];[.E15])+MAX([.C15];[.D15];[.E15]))/2" table:style-name="ce10">
            <text:p>-1039,5585</text:p>
          </table:table-cell>
          <table:table-cell table:style-name="ce12"/>
          <table:table-cell table:number-columns-repeated="3" table:style-name="ce3"/>
          <table:table-cell office:value-type="float" office:value="1166.5584540887967" table:formula="of:=[.C15]/2+127" table:style-name="ce11">
            <text:p>1167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249.5105434386501" table:formula="of:=[.$A$3]*SIN(RADIANS([.B16]))" table:style-name="ce3">
            <text:p>2249,5105</text:p>
          </table:table-cell>
          <table:table-cell office:value-type="float" office:value="-9563.047559630355" table:formula="of:=[.$A$3]*SIN(RADIANS([.B16]-120))" table:style-name="ce3">
            <text:p>-9563,0476</text:p>
          </table:table-cell>
          <table:table-cell office:value-type="float" office:value="7313.5370161917053" table:formula="of:=[.$A$3]*SIN(RADIANS([.B16]+120))" table:style-name="ce3">
            <text:p>7313,5370</text:p>
          </table:table-cell>
          <table:table-cell table:style-name="ce3"/>
          <table:table-cell office:value-type="float" office:value="-1124.7552717193248" table:formula="of:=(MIN([.C16];[.D16];[.E16])+MAX([.C16];[.D16];[.E16]))/2" table:style-name="ce10">
            <text:p>-1124,7553</text:p>
          </table:table-cell>
          <table:table-cell table:number-columns-repeated="4" table:style-name="ce3"/>
          <table:table-cell office:value-type="float" office:value="1251.755271719325" table:formula="of:=[.C16]/2+127" table:style-name="ce11">
            <text:p>125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2419.2189559966773" table:formula="of:=[.$A$3]*SIN(RADIANS([.B17]))" table:style-name="ce3">
            <text:p>2419,2190</text:p>
          </table:table-cell>
          <table:table-cell office:value-type="float" office:value="-9612.6169593831892" table:formula="of:=[.$A$3]*SIN(RADIANS([.B17]-120))" table:style-name="ce3">
            <text:p>-9612,6170</text:p>
          </table:table-cell>
          <table:table-cell office:value-type="float" office:value="7193.3980033865109" table:formula="of:=[.$A$3]*SIN(RADIANS([.B17]+120))" table:style-name="ce3">
            <text:p>7193,3980</text:p>
          </table:table-cell>
          <table:table-cell table:style-name="ce3"/>
          <table:table-cell office:value-type="float" office:value="-1209.6094779983391" table:formula="of:=(MIN([.C17];[.D17];[.E17])+MAX([.C17];[.D17];[.E17]))/2" table:style-name="ce10">
            <text:p>-1209,6095</text:p>
          </table:table-cell>
          <table:table-cell table:number-columns-repeated="4" table:style-name="ce3"/>
          <table:table-cell office:value-type="float" office:value="1336.6094779983387" table:formula="of:=[.C17]/2+127" table:style-name="ce11">
            <text:p>13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2588.1904510252075" table:formula="of:=[.$A$3]*SIN(RADIANS([.B18]))" table:style-name="ce3">
            <text:p>2588,1905</text:p>
          </table:table-cell>
          <table:table-cell office:value-type="float" office:value="-9659.2582628906839" table:formula="of:=[.$A$3]*SIN(RADIANS([.B18]-120))" table:style-name="ce3">
            <text:p>-9659,2583</text:p>
          </table:table-cell>
          <table:table-cell office:value-type="float" office:value="7071.067811865476" table:formula="of:=[.$A$3]*SIN(RADIANS([.B18]+120))" table:style-name="ce3">
            <text:p>7071,0678</text:p>
          </table:table-cell>
          <table:table-cell table:style-name="ce3"/>
          <table:table-cell office:value-type="float" office:value="-1294.095225512604" table:formula="of:=(MIN([.C18];[.D18];[.E18])+MAX([.C18];[.D18];[.E18]))/2" table:style-name="ce10">
            <text:p>-1294,0952</text:p>
          </table:table-cell>
          <table:table-cell table:number-columns-repeated="4" table:style-name="ce3"/>
          <table:table-cell office:value-type="float" office:value="1421.0952255126037" table:formula="of:=[.C18]/2+127" table:style-name="ce11">
            <text:p>14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2756.3735581699916" table:formula="of:=[.$A$3]*SIN(RADIANS([.B19]))" table:style-name="ce3">
            <text:p>2756,3736</text:p>
          </table:table-cell>
          <table:table-cell office:value-type="float" office:value="-9702.9572627599646" table:formula="of:=[.$A$3]*SIN(RADIANS([.B19]-120))" table:style-name="ce3">
            <text:p>-9702,9573</text:p>
          </table:table-cell>
          <table:table-cell office:value-type="float" office:value="6946.5837045899716" table:formula="of:=[.$A$3]*SIN(RADIANS([.B19]+120))" table:style-name="ce3">
            <text:p>6946,5837</text:p>
          </table:table-cell>
          <table:table-cell table:style-name="ce3"/>
          <table:table-cell office:value-type="float" office:value="-1378.1867790849965" table:formula="of:=(MIN([.C19];[.D19];[.E19])+MAX([.C19];[.D19];[.E19]))/2" table:style-name="ce10">
            <text:p>-1378,1868</text:p>
          </table:table-cell>
          <table:table-cell table:number-columns-repeated="4" table:style-name="ce3"/>
          <table:table-cell office:value-type="float" office:value="1505.1867790849958" table:formula="of:=[.C19]/2+127" table:style-name="ce11">
            <text:p>15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2923.7170472273679" table:formula="of:=[.$A$3]*SIN(RADIANS([.B20]))" table:style-name="ce3">
            <text:p>2923,7170</text:p>
          </table:table-cell>
          <table:table-cell office:value-type="float" office:value="-9743.7006478523526" table:formula="of:=[.$A$3]*SIN(RADIANS([.B20]-120))" table:style-name="ce3">
            <text:p>-9743,7006</text:p>
          </table:table-cell>
          <table:table-cell office:value-type="float" office:value="6819.9836006249861" table:formula="of:=[.$A$3]*SIN(RADIANS([.B20]+120))" table:style-name="ce3">
            <text:p>6819,9836</text:p>
          </table:table-cell>
          <table:table-cell table:style-name="ce3"/>
          <table:table-cell office:value-type="float" office:value="-1461.8585236136832" table:formula="of:=(MIN([.C20];[.D20];[.E20])+MAX([.C20];[.D20];[.E20]))/2" table:style-name="ce10">
            <text:p>-1461,8585</text:p>
          </table:table-cell>
          <table:table-cell table:number-columns-repeated="4" table:style-name="ce3"/>
          <table:table-cell office:value-type="float" office:value="1588.8585236136839" table:formula="of:=[.C20]/2+127" table:style-name="ce11">
            <text:p>158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3090.169943749474" table:formula="of:=[.$A$3]*SIN(RADIANS([.B21]))" table:style-name="ce3">
            <text:p>3090,1699</text:p>
          </table:table-cell>
          <table:table-cell office:value-type="float" office:value="-9781.4760073380567" table:formula="of:=[.$A$3]*SIN(RADIANS([.B21]-120))" table:style-name="ce3">
            <text:p>-9781,4760</text:p>
          </table:table-cell>
          <table:table-cell office:value-type="float" office:value="6691.3060635885831" table:formula="of:=[.$A$3]*SIN(RADIANS([.B21]+120))" table:style-name="ce3">
            <text:p>6691,3061</text:p>
          </table:table-cell>
          <table:table-cell table:style-name="ce3"/>
          <table:table-cell office:value-type="float" office:value="-1545.0849718747368" table:formula="of:=(MIN([.C21];[.D21];[.E21])+MAX([.C21];[.D21];[.E21]))/2" table:style-name="ce10">
            <text:p>-1545,0850</text:p>
          </table:table-cell>
          <table:table-cell table:number-columns-repeated="4" table:style-name="ce3"/>
          <table:table-cell office:value-type="float" office:value="1672.084971874737" table:formula="of:=[.C21]/2+127" table:style-name="ce11">
            <text:p>16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3255.681544571567" table:formula="of:=[.$A$3]*SIN(RADIANS([.B22]))" table:style-name="ce3">
            <text:p>3255,6815</text:p>
          </table:table-cell>
          <table:table-cell office:value-type="float" office:value="-9816.2718344766399" table:formula="of:=[.$A$3]*SIN(RADIANS([.B22]-120))" table:style-name="ce3">
            <text:p>-9816,2718</text:p>
          </table:table-cell>
          <table:table-cell office:value-type="float" office:value="6560.5902899050725" table:formula="of:=[.$A$3]*SIN(RADIANS([.B22]+120))" table:style-name="ce3">
            <text:p>6560,5903</text:p>
          </table:table-cell>
          <table:table-cell table:style-name="ce3"/>
          <table:table-cell office:value-type="float" office:value="-1627.8407722857837" table:formula="of:=(MIN([.C22];[.D22];[.E22])+MAX([.C22];[.D22];[.E22]))/2" table:style-name="ce10">
            <text:p>-1627,8408</text:p>
          </table:table-cell>
          <table:table-cell table:number-columns-repeated="4" table:style-name="ce3"/>
          <table:table-cell office:value-type="float" office:value="1754.8407722857835" table:formula="of:=[.C22]/2+127" table:style-name="ce11">
            <text:p>17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420.2014332566873" table:formula="of:=[.$A$3]*SIN(RADIANS([.B23]))" table:style-name="ce3">
            <text:p>3420,2014</text:p>
          </table:table-cell>
          <table:table-cell office:value-type="float" office:value="-9848.0775301220801" table:formula="of:=[.$A$3]*SIN(RADIANS([.B23]-120))" table:style-name="ce3">
            <text:p>-9848,0775</text:p>
          </table:table-cell>
          <table:table-cell office:value-type="float" office:value="6427.8760968653951" table:formula="of:=[.$A$3]*SIN(RADIANS([.B23]+120))" table:style-name="ce3">
            <text:p>6427,8761</text:p>
          </table:table-cell>
          <table:table-cell table:style-name="ce3"/>
          <table:table-cell office:value-type="float" office:value="-1710.1007166283425" table:formula="of:=(MIN([.C23];[.D23];[.E23])+MAX([.C23];[.D23];[.E23]))/2" table:style-name="ce10">
            <text:p>-1710,1007</text:p>
          </table:table-cell>
          <table:table-cell table:number-columns-repeated="4" table:style-name="ce3"/>
          <table:table-cell office:value-type="float" office:value="1837.1007166283437" table:formula="of:=[.C23]/2+127" table:style-name="ce11">
            <text:p>18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3583.6794954530028" table:formula="of:=[.$A$3]*SIN(RADIANS([.B24]))" table:style-name="ce3">
            <text:p>3583,6795</text:p>
          </table:table-cell>
          <table:table-cell office:value-type="float" office:value="-9876.8834059513774" table:formula="of:=[.$A$3]*SIN(RADIANS([.B24]-120))" table:style-name="ce3">
            <text:p>-9876,8834</text:p>
          </table:table-cell>
          <table:table-cell office:value-type="float" office:value="6293.2039104983742" table:formula="of:=[.$A$3]*SIN(RADIANS([.B24]+120))" table:style-name="ce3">
            <text:p>6293,2039</text:p>
          </table:table-cell>
          <table:table-cell table:style-name="ce3"/>
          <table:table-cell office:value-type="float" office:value="-1791.8397477265016" table:formula="of:=(MIN([.C24];[.D24];[.E24])+MAX([.C24];[.D24];[.E24]))/2" table:style-name="ce10">
            <text:p>-1791,8397</text:p>
          </table:table-cell>
          <table:table-cell table:number-columns-repeated="4" table:style-name="ce3"/>
          <table:table-cell office:value-type="float" office:value="1918.8397477265014" table:formula="of:=[.C24]/2+127" table:style-name="ce11">
            <text:p>19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3746.0659341591199" table:formula="of:=[.$A$3]*SIN(RADIANS([.B25]))" table:style-name="ce3">
            <text:p>3746,0659</text:p>
          </table:table-cell>
          <table:table-cell office:value-type="float" office:value="-9902.6806874157028" table:formula="of:=[.$A$3]*SIN(RADIANS([.B25]-120))" table:style-name="ce3">
            <text:p>-9902,6807</text:p>
          </table:table-cell>
          <table:table-cell office:value-type="float" office:value="6156.6147532565838" table:formula="of:=[.$A$3]*SIN(RADIANS([.B25]+120))" table:style-name="ce3">
            <text:p>6156,6148</text:p>
          </table:table-cell>
          <table:table-cell table:style-name="ce3"/>
          <table:table-cell office:value-type="float" office:value="-1873.0329670795595" table:formula="of:=(MIN([.C25];[.D25];[.E25])+MAX([.C25];[.D25];[.E25]))/2" table:style-name="ce10">
            <text:p>-1873,0330</text:p>
          </table:table-cell>
          <table:table-cell table:number-columns-repeated="4" table:style-name="ce3"/>
          <table:table-cell office:value-type="float" office:value="2000.03296707956" table:formula="of:=[.C25]/2+127" table:style-name="ce11">
            <text:p>20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3907.3112848927376" table:formula="of:=[.$A$3]*SIN(RADIANS([.B26]))" table:style-name="ce3">
            <text:p>3907,3113</text:p>
          </table:table-cell>
          <table:table-cell office:value-type="float" office:value="-9925.461516413221" table:formula="of:=[.$A$3]*SIN(RADIANS([.B26]-120))" table:style-name="ce3">
            <text:p>-9925,4615</text:p>
          </table:table-cell>
          <table:table-cell office:value-type="float" office:value="6018.1502315204816" table:formula="of:=[.$A$3]*SIN(RADIANS([.B26]+120))" table:style-name="ce3">
            <text:p>6018,1502</text:p>
          </table:table-cell>
          <table:table-cell table:style-name="ce3"/>
          <table:table-cell office:value-type="float" office:value="-1953.6556424463697" table:formula="of:=(MIN([.C26];[.D26];[.E26])+MAX([.C26];[.D26];[.E26]))/2" table:style-name="ce10">
            <text:p>-1953,6556</text:p>
          </table:table-cell>
          <table:table-cell table:number-columns-repeated="4" table:style-name="ce3"/>
          <table:table-cell office:value-type="float" office:value="2080.6556424463688" table:formula="of:=[.C26]/2+127" table:style-name="ce11">
            <text:p>20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4067.366430758002" table:formula="of:=[.$A$3]*SIN(RADIANS([.B27]))" table:style-name="ce3">
            <text:p>4067,3664</text:p>
          </table:table-cell>
          <table:table-cell office:value-type="float" office:value="-9945.2189536827336" table:formula="of:=[.$A$3]*SIN(RADIANS([.B27]-120))" table:style-name="ce3">
            <text:p>-9945,2190</text:p>
          </table:table-cell>
          <table:table-cell office:value-type="float" office:value="5877.8525229247325" table:formula="of:=[.$A$3]*SIN(RADIANS([.B27]+120))" table:style-name="ce3">
            <text:p>5877,8525</text:p>
          </table:table-cell>
          <table:table-cell table:style-name="ce3"/>
          <table:table-cell office:value-type="float" office:value="-2033.6832153790006" table:formula="of:=(MIN([.C27];[.D27];[.E27])+MAX([.C27];[.D27];[.E27]))/2" table:style-name="ce10">
            <text:p>-2033,6832</text:p>
          </table:table-cell>
          <table:table-cell table:number-columns-repeated="4" table:style-name="ce3"/>
          <table:table-cell office:value-type="float" office:value="2160.683215379001" table:formula="of:=[.C27]/2+127" table:style-name="ce11">
            <text:p>216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4226.1826174069947" table:formula="of:=[.$A$3]*SIN(RADIANS([.B28]))" table:style-name="ce3">
            <text:p>4226,1826</text:p>
          </table:table-cell>
          <table:table-cell office:value-type="float" office:value="-9961.9469809174552" table:formula="of:=[.$A$3]*SIN(RADIANS([.B28]-120))" table:style-name="ce3">
            <text:p>-9961,9470</text:p>
          </table:table-cell>
          <table:table-cell office:value-type="float" office:value="5735.7643635104596" table:formula="of:=[.$A$3]*SIN(RADIANS([.B28]+120))" table:style-name="ce3">
            <text:p>5735,7644</text:p>
          </table:table-cell>
          <table:table-cell table:style-name="ce3"/>
          <table:table-cell office:value-type="float" office:value="-2113.0913087034978" table:formula="of:=(MIN([.C28];[.D28];[.E28])+MAX([.C28];[.D28];[.E28]))/2" table:style-name="ce10">
            <text:p>-2113,0913</text:p>
          </table:table-cell>
          <table:table-cell table:number-columns-repeated="4" table:style-name="ce3"/>
          <table:table-cell office:value-type="float" office:value="2240.0913087034974" table:formula="of:=[.C28]/2+127" table:style-name="ce11">
            <text:p>22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4383.7114678907737" table:formula="of:=[.$A$3]*SIN(RADIANS([.B29]))" table:style-name="ce3">
            <text:p>4383,7115</text:p>
          </table:table-cell>
          <table:table-cell office:value-type="float" office:value="-9975.6405025982422" table:formula="of:=[.$A$3]*SIN(RADIANS([.B29]-120))" table:style-name="ce3">
            <text:p>-9975,6405</text:p>
          </table:table-cell>
          <table:table-cell office:value-type="float" office:value="5591.9290347074693" table:formula="of:=[.$A$3]*SIN(RADIANS([.B29]+120))" table:style-name="ce3">
            <text:p>5591,9290</text:p>
          </table:table-cell>
          <table:table-cell table:style-name="ce3"/>
          <table:table-cell office:value-type="float" office:value="-2191.8557339453864" table:formula="of:=(MIN([.C29];[.D29];[.E29])+MAX([.C29];[.D29];[.E29]))/2" table:style-name="ce10">
            <text:p>-2191,8557</text:p>
          </table:table-cell>
          <table:table-cell table:number-columns-repeated="4" table:style-name="ce3"/>
          <table:table-cell office:value-type="float" office:value="2318.8557339453869" table:formula="of:=[.C29]/2+127" table:style-name="ce11">
            <text:p>23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4539.9049973954679" table:formula="of:=[.$A$3]*SIN(RADIANS([.B30]))" table:style-name="ce3">
            <text:p>4539,9050</text:p>
          </table:table-cell>
          <table:table-cell office:value-type="float" office:value="-9986.295347545738" table:formula="of:=[.$A$3]*SIN(RADIANS([.B30]-120))" table:style-name="ce3">
            <text:p>-9986,2953</text:p>
          </table:table-cell>
          <table:table-cell office:value-type="float" office:value="5446.3903501502728" table:formula="of:=[.$A$3]*SIN(RADIANS([.B30]+120))" table:style-name="ce3">
            <text:p>5446,3904</text:p>
          </table:table-cell>
          <table:table-cell table:style-name="ce3"/>
          <table:table-cell office:value-type="float" office:value="-2269.9524986977326" table:formula="of:=(MIN([.C30];[.D30];[.E30])+MAX([.C30];[.D30];[.E30]))/2" table:style-name="ce10">
            <text:p>-2269,9525</text:p>
          </table:table-cell>
          <table:table-cell table:number-columns-repeated="4" table:style-name="ce3"/>
          <table:table-cell office:value-type="float" office:value="2396.952498697734" table:formula="of:=[.C30]/2+127" table:style-name="ce11">
            <text:p>23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4694.7156278589082" table:formula="of:=[.$A$3]*SIN(RADIANS([.B31]))" table:style-name="ce3">
            <text:p>4694,7156</text:p>
          </table:table-cell>
          <table:table-cell office:value-type="float" office:value="-9993.9082701909574" table:formula="of:=[.$A$3]*SIN(RADIANS([.B31]-120))" table:style-name="ce3">
            <text:p>-9993,9083</text:p>
          </table:table-cell>
          <table:table-cell office:value-type="float" office:value="5299.1926423320492" table:formula="of:=[.$A$3]*SIN(RADIANS([.B31]+120))" table:style-name="ce3">
            <text:p>5299,1926</text:p>
          </table:table-cell>
          <table:table-cell table:style-name="ce3"/>
          <table:table-cell office:value-type="float" office:value="-2347.3578139294541" table:formula="of:=(MIN([.C31];[.D31];[.E31])+MAX([.C31];[.D31];[.E31]))/2" table:style-name="ce10">
            <text:p>-2347,3578</text:p>
          </table:table-cell>
          <table:table-cell table:number-columns-repeated="4" table:style-name="ce3"/>
          <table:table-cell office:value-type="float" office:value="2474.3578139294541" table:formula="of:=[.C31]/2+127" table:style-name="ce11">
            <text:p>24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4848.0962024633709" table:formula="of:=[.$A$3]*SIN(RADIANS([.B32]))" table:style-name="ce3">
            <text:p>4848,0962</text:p>
          </table:table-cell>
          <table:table-cell office:value-type="float" office:value="-9998.4769515639127" table:formula="of:=[.$A$3]*SIN(RADIANS([.B32]-120))" table:style-name="ce3">
            <text:p>-9998,4770</text:p>
          </table:table-cell>
          <table:table-cell office:value-type="float" office:value="5150.3807491005437" table:formula="of:=[.$A$3]*SIN(RADIANS([.B32]+120))" table:style-name="ce3">
            <text:p>5150,3807</text:p>
          </table:table-cell>
          <table:table-cell table:style-name="ce3"/>
          <table:table-cell office:value-type="float" office:value="-2424.0481012316845" table:formula="of:=(MIN([.C32];[.D32];[.E32])+MAX([.C32];[.D32];[.E32]))/2" table:style-name="ce10">
            <text:p>-2424,0481</text:p>
          </table:table-cell>
          <table:table-cell table:number-columns-repeated="4" table:style-name="ce3"/>
          <table:table-cell office:value-type="float" office:value="2551.0481012316855" table:formula="of:=[.C32]/2+127" table:style-name="ce11">
            <text:p>25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4999.9999999999991" table:formula="of:=[.$A$3]*SIN(RADIANS([.B33]))" table:style-name="ce3">
            <text:p>5000,0000</text:p>
          </table:table-cell>
          <table:table-cell office:value-type="float" office:value="-10000" table:formula="of:=[.$A$3]*SIN(RADIANS([.B33]-120))" table:style-name="ce3">
            <text:p>-10000,0000</text:p>
          </table:table-cell>
          <table:table-cell office:value-type="float" office:value="4999.9999999999991" table:formula="of:=[.$A$3]*SIN(RADIANS([.B33]+120))" table:style-name="ce3">
            <text:p>5000,0000</text:p>
          </table:table-cell>
          <table:table-cell table:style-name="ce3"/>
          <table:table-cell office:value-type="float" office:value="-2500.0000000000005" table:formula="of:=(MIN([.C33];[.D33];[.E33])+MAX([.C33];[.D33];[.E33]))/2" table:style-name="ce10">
            <text:p>-2500,0000</text:p>
          </table:table-cell>
          <table:table-cell table:number-columns-repeated="4" table:style-name="ce3"/>
          <table:table-cell office:value-type="float" office:value="2626.9999999999995" table:formula="of:=[.C33]/2+127" table:style-name="ce11">
            <text:p>26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5150.3807491005418" table:formula="of:=[.$A$3]*SIN(RADIANS([.B34]))" table:style-name="ce3">
            <text:p>5150,3807</text:p>
          </table:table-cell>
          <table:table-cell office:value-type="float" office:value="-9998.4769515639127" table:formula="of:=[.$A$3]*SIN(RADIANS([.B34]-120))" table:style-name="ce3">
            <text:p>-9998,4770</text:p>
          </table:table-cell>
          <table:table-cell office:value-type="float" office:value="4848.0962024633718" table:formula="of:=[.$A$3]*SIN(RADIANS([.B34]+120))" table:style-name="ce3">
            <text:p>4848,0962</text:p>
          </table:table-cell>
          <table:table-cell table:style-name="ce3"/>
          <table:table-cell office:value-type="float" office:value="-2424.0481012316855" table:formula="of:=(MIN([.C34];[.D34];[.E34])+MAX([.C34];[.D34];[.E34]))/2" table:style-name="ce10">
            <text:p>-2424,0481</text:p>
          </table:table-cell>
          <table:table-cell table:number-columns-repeated="4" table:style-name="ce3"/>
          <table:table-cell office:value-type="float" office:value="2702.1903745502709" table:formula="of:=[.C34]/2+127" table:style-name="ce11">
            <text:p>270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5299.1926423320492" table:formula="of:=[.$A$3]*SIN(RADIANS([.B35]))" table:style-name="ce3">
            <text:p>5299,1926</text:p>
          </table:table-cell>
          <table:table-cell office:value-type="float" office:value="-9993.9082701909574" table:formula="of:=[.$A$3]*SIN(RADIANS([.B35]-120))" table:style-name="ce3">
            <text:p>-9993,9083</text:p>
          </table:table-cell>
          <table:table-cell office:value-type="float" office:value="4694.7156278589073" table:formula="of:=[.$A$3]*SIN(RADIANS([.B35]+120))" table:style-name="ce3">
            <text:p>4694,7156</text:p>
          </table:table-cell>
          <table:table-cell table:style-name="ce3"/>
          <table:table-cell office:value-type="float" office:value="-2347.3578139294541" table:formula="of:=(MIN([.C35];[.D35];[.E35])+MAX([.C35];[.D35];[.E35]))/2" table:style-name="ce10">
            <text:p>-2347,3578</text:p>
          </table:table-cell>
          <table:table-cell table:number-columns-repeated="4" table:style-name="ce3"/>
          <table:table-cell office:value-type="float" office:value="2776.5963211660246" table:formula="of:=[.C35]/2+127" table:style-name="ce11">
            <text:p>277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5446.3903501502709" table:formula="of:=[.$A$3]*SIN(RADIANS([.B36]))" table:style-name="ce3">
            <text:p>5446,3904</text:p>
          </table:table-cell>
          <table:table-cell office:value-type="float" office:value="-9986.295347545738" table:formula="of:=[.$A$3]*SIN(RADIANS([.B36]-120))" table:style-name="ce3">
            <text:p>-9986,2953</text:p>
          </table:table-cell>
          <table:table-cell office:value-type="float" office:value="4539.9049973954689" table:formula="of:=[.$A$3]*SIN(RADIANS([.B36]+120))" table:style-name="ce3">
            <text:p>4539,9050</text:p>
          </table:table-cell>
          <table:table-cell table:style-name="ce3"/>
          <table:table-cell office:value-type="float" office:value="-2269.9524986977335" table:formula="of:=(MIN([.C36];[.D36];[.E36])+MAX([.C36];[.D36];[.E36]))/2" table:style-name="ce10">
            <text:p>-2269,9525</text:p>
          </table:table-cell>
          <table:table-cell table:number-columns-repeated="4" table:style-name="ce3"/>
          <table:table-cell office:value-type="float" office:value="2850.1951750751355" table:formula="of:=[.C36]/2+127" table:style-name="ce11">
            <text:p>2850</text:p>
          </table:table-cell>
          <table:table-cell table:style-name="ce11"/>
          <table:table-cell table:style-name="ce1">
            <draw:frame draw:z-index="2" draw:id="id1" draw:style-name="a1" draw:name="Graphique 2" svg:x="0.0512in" svg:y="0.0921in" svg:width="10.4071in" svg:height="6.403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5591.9290347074693" table:formula="of:=[.$A$3]*SIN(RADIANS([.B37]))" table:style-name="ce3">
            <text:p>5591,9290</text:p>
          </table:table-cell>
          <table:table-cell office:value-type="float" office:value="-9975.6405025982422" table:formula="of:=[.$A$3]*SIN(RADIANS([.B37]-120))" table:style-name="ce3">
            <text:p>-9975,6405</text:p>
          </table:table-cell>
          <table:table-cell office:value-type="float" office:value="4383.7114678907728" table:formula="of:=[.$A$3]*SIN(RADIANS([.B37]+120))" table:style-name="ce3">
            <text:p>4383,7115</text:p>
          </table:table-cell>
          <table:table-cell table:style-name="ce3"/>
          <table:table-cell office:value-type="float" office:value="-2191.8557339453864" table:formula="of:=(MIN([.C37];[.D37];[.E37])+MAX([.C37];[.D37];[.E37]))/2" table:style-name="ce10">
            <text:p>-2191,8557</text:p>
          </table:table-cell>
          <table:table-cell table:number-columns-repeated="4" table:style-name="ce3"/>
          <table:table-cell office:value-type="float" office:value="2922.9645173537347" table:formula="of:=[.C37]/2+127" table:style-name="ce11">
            <text:p>29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5735.7643635104605" table:formula="of:=[.$A$3]*SIN(RADIANS([.B38]))" table:style-name="ce3">
            <text:p>5735,7644</text:p>
          </table:table-cell>
          <table:table-cell office:value-type="float" office:value="-9961.9469809174552" table:formula="of:=[.$A$3]*SIN(RADIANS([.B38]-120))" table:style-name="ce3">
            <text:p>-9961,9470</text:p>
          </table:table-cell>
          <table:table-cell office:value-type="float" office:value="4226.1826174069947" table:formula="of:=[.$A$3]*SIN(RADIANS([.B38]+120))" table:style-name="ce3">
            <text:p>4226,1826</text:p>
          </table:table-cell>
          <table:table-cell table:style-name="ce3"/>
          <table:table-cell office:value-type="float" office:value="-2113.0913087034974" table:formula="of:=(MIN([.C38];[.D38];[.E38])+MAX([.C38];[.D38];[.E38]))/2" table:style-name="ce10">
            <text:p>-2113,0913</text:p>
          </table:table-cell>
          <table:table-cell table:number-columns-repeated="4" table:style-name="ce3"/>
          <table:table-cell office:value-type="float" office:value="2994.8821817552302" table:formula="of:=[.C38]/2+127" table:style-name="ce11">
            <text:p>299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5877.8525229247316" table:formula="of:=[.$A$3]*SIN(RADIANS([.B39]))" table:style-name="ce3">
            <text:p>5877,8525</text:p>
          </table:table-cell>
          <table:table-cell office:value-type="float" office:value="-9945.2189536827336" table:formula="of:=[.$A$3]*SIN(RADIANS([.B39]-120))" table:style-name="ce3">
            <text:p>-9945,2190</text:p>
          </table:table-cell>
          <table:table-cell office:value-type="float" office:value="4067.3664307580043" table:formula="of:=[.$A$3]*SIN(RADIANS([.B39]+120))" table:style-name="ce3">
            <text:p>4067,3664</text:p>
          </table:table-cell>
          <table:table-cell table:style-name="ce3"/>
          <table:table-cell office:value-type="float" office:value="-2033.683215379001" table:formula="of:=(MIN([.C39];[.D39];[.E39])+MAX([.C39];[.D39];[.E39]))/2" table:style-name="ce10">
            <text:p>-2033,6832</text:p>
          </table:table-cell>
          <table:table-cell table:number-columns-repeated="4" table:style-name="ce3"/>
          <table:table-cell office:value-type="float" office:value="3065.9262614623658" table:formula="of:=[.C39]/2+127" table:style-name="ce11">
            <text:p>30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6018.1502315204825" table:formula="of:=[.$A$3]*SIN(RADIANS([.B40]))" table:style-name="ce3">
            <text:p>6018,1502</text:p>
          </table:table-cell>
          <table:table-cell office:value-type="float" office:value="-9925.4615164132192" table:formula="of:=[.$A$3]*SIN(RADIANS([.B40]-120))" table:style-name="ce3">
            <text:p>-9925,4615</text:p>
          </table:table-cell>
          <table:table-cell office:value-type="float" office:value="3907.3112848927376" table:formula="of:=[.$A$3]*SIN(RADIANS([.B40]+120))" table:style-name="ce3">
            <text:p>3907,3113</text:p>
          </table:table-cell>
          <table:table-cell table:style-name="ce3"/>
          <table:table-cell office:value-type="float" office:value="-1953.6556424463683" table:formula="of:=(MIN([.C40];[.D40];[.E40])+MAX([.C40];[.D40];[.E40]))/2" table:style-name="ce10">
            <text:p>-1953,6556</text:p>
          </table:table-cell>
          <table:table-cell table:number-columns-repeated="4" table:style-name="ce3"/>
          <table:table-cell office:value-type="float" office:value="3136.0751157602413" table:formula="of:=[.C40]/2+127" table:style-name="ce11">
            <text:p>31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8" table:style-name="ce2">
            <text:p>38</text:p>
          </table:table-cell>
          <table:table-cell office:value-type="float" office:value="6156.6147532565828" table:formula="of:=[.$A$3]*SIN(RADIANS([.B41]))" table:style-name="ce3">
            <text:p>6156,6148</text:p>
          </table:table-cell>
          <table:table-cell office:value-type="float" office:value="-9902.6806874157028" table:formula="of:=[.$A$3]*SIN(RADIANS([.B41]-120))" table:style-name="ce3">
            <text:p>-9902,6807</text:p>
          </table:table-cell>
          <table:table-cell office:value-type="float" office:value="3746.0659341591222" table:formula="of:=[.$A$3]*SIN(RADIANS([.B41]+120))" table:style-name="ce3">
            <text:p>3746,0659</text:p>
          </table:table-cell>
          <table:table-cell table:style-name="ce3"/>
          <table:table-cell office:value-type="float" office:value="-1873.03296707956" table:formula="of:=(MIN([.C41];[.D41];[.E41])+MAX([.C41];[.D41];[.E41]))/2" table:style-name="ce10">
            <text:p>-1873,0330</text:p>
          </table:table-cell>
          <table:table-cell table:number-columns-repeated="4" table:style-name="ce3"/>
          <table:table-cell office:value-type="float" office:value="3205.3073766282914" table:formula="of:=[.C41]/2+127" table:style-name="ce11">
            <text:p>32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9" table:style-name="ce2">
            <text:p>39</text:p>
          </table:table-cell>
          <table:table-cell office:value-type="float" office:value="6293.2039104983742" table:formula="of:=[.$A$3]*SIN(RADIANS([.B42]))" table:style-name="ce3">
            <text:p>6293,2039</text:p>
          </table:table-cell>
          <table:table-cell office:value-type="float" office:value="-9876.8834059513774" table:formula="of:=[.$A$3]*SIN(RADIANS([.B42]-120))" table:style-name="ce3">
            <text:p>-9876,8834</text:p>
          </table:table-cell>
          <table:table-cell office:value-type="float" office:value="3583.6794954530023" table:formula="of:=[.$A$3]*SIN(RADIANS([.B42]+120))" table:style-name="ce3">
            <text:p>3583,6795</text:p>
          </table:table-cell>
          <table:table-cell table:style-name="ce3"/>
          <table:table-cell office:value-type="float" office:value="-1791.8397477265016" table:formula="of:=(MIN([.C42];[.D42];[.E42])+MAX([.C42];[.D42];[.E42]))/2" table:style-name="ce10">
            <text:p>-1791,8397</text:p>
          </table:table-cell>
          <table:table-cell table:number-columns-repeated="4" table:style-name="ce3"/>
          <table:table-cell office:value-type="float" office:value="3273.6019552491871" table:formula="of:=[.C42]/2+127" table:style-name="ce11">
            <text:p>32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float" office:value="6427.8760968653924" table:formula="of:=[.$A$3]*SIN(RADIANS([.B43]))" table:style-name="ce3">
            <text:p>6427,8761</text:p>
          </table:table-cell>
          <table:table-cell office:value-type="float" office:value="-9848.0775301220801" table:formula="of:=[.$A$3]*SIN(RADIANS([.B43]-120))" table:style-name="ce3">
            <text:p>-9848,0775</text:p>
          </table:table-cell>
          <table:table-cell office:value-type="float" office:value="3420.2014332566887" table:formula="of:=[.$A$3]*SIN(RADIANS([.B43]+120))" table:style-name="ce3">
            <text:p>3420,2014</text:p>
          </table:table-cell>
          <table:table-cell table:style-name="ce3"/>
          <table:table-cell office:value-type="float" office:value="-1710.1007166283439" table:formula="of:=(MIN([.C43];[.D43];[.E43])+MAX([.C43];[.D43];[.E43]))/2" table:style-name="ce10">
            <text:p>-1710,1007</text:p>
          </table:table-cell>
          <table:table-cell table:number-columns-repeated="4" table:style-name="ce3"/>
          <table:table-cell office:value-type="float" office:value="3340.9380484326962" table:formula="of:=[.C43]/2+127" table:style-name="ce11">
            <text:p>33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1" table:style-name="ce2">
            <text:p>41</text:p>
          </table:table-cell>
          <table:table-cell office:value-type="float" office:value="6560.5902899050725" table:formula="of:=[.$A$3]*SIN(RADIANS([.B44]))" table:style-name="ce3">
            <text:p>6560,5903</text:p>
          </table:table-cell>
          <table:table-cell office:value-type="float" office:value="-9816.2718344766399" table:formula="of:=[.$A$3]*SIN(RADIANS([.B44]-120))" table:style-name="ce3">
            <text:p>-9816,2718</text:p>
          </table:table-cell>
          <table:table-cell office:value-type="float" office:value="3255.6815445715661" table:formula="of:=[.$A$3]*SIN(RADIANS([.B44]+120))" table:style-name="ce3">
            <text:p>3255,6815</text:p>
          </table:table-cell>
          <table:table-cell table:style-name="ce3"/>
          <table:table-cell office:value-type="float" office:value="-1627.8407722857837" table:formula="of:=(MIN([.C44];[.D44];[.E44])+MAX([.C44];[.D44];[.E44]))/2" table:style-name="ce10">
            <text:p>-1627,8408</text:p>
          </table:table-cell>
          <table:table-cell table:number-columns-repeated="4" table:style-name="ce3"/>
          <table:table-cell office:value-type="float" office:value="3407.2951449525362" table:formula="of:=[.C44]/2+127" table:style-name="ce11">
            <text:p>340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2" table:style-name="ce2">
            <text:p>42</text:p>
          </table:table-cell>
          <table:table-cell office:value-type="float" office:value="6691.3060635885822" table:formula="of:=[.$A$3]*SIN(RADIANS([.B45]))" table:style-name="ce3">
            <text:p>6691,3061</text:p>
          </table:table-cell>
          <table:table-cell office:value-type="float" office:value="-9781.4760073380567" table:formula="of:=[.$A$3]*SIN(RADIANS([.B45]-120))" table:style-name="ce3">
            <text:p>-9781,4760</text:p>
          </table:table-cell>
          <table:table-cell office:value-type="float" office:value="3090.1699437494749" table:formula="of:=[.$A$3]*SIN(RADIANS([.B45]+120))" table:style-name="ce3">
            <text:p>3090,1699</text:p>
          </table:table-cell>
          <table:table-cell table:style-name="ce3"/>
          <table:table-cell office:value-type="float" office:value="-1545.0849718747372" table:formula="of:=(MIN([.C45];[.D45];[.E45])+MAX([.C45];[.D45];[.E45]))/2" table:style-name="ce10">
            <text:p>-1545,0850</text:p>
          </table:table-cell>
          <table:table-cell table:number-columns-repeated="4" table:style-name="ce3"/>
          <table:table-cell office:value-type="float" office:value="3472.6530317942911" table:formula="of:=[.C45]/2+127" table:style-name="ce11">
            <text:p>34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3" table:style-name="ce2">
            <text:p>43</text:p>
          </table:table-cell>
          <table:table-cell office:value-type="float" office:value="6819.9836006249843" table:formula="of:=[.$A$3]*SIN(RADIANS([.B46]))" table:style-name="ce3">
            <text:p>6819,9836</text:p>
          </table:table-cell>
          <table:table-cell office:value-type="float" office:value="-9743.7006478523526" table:formula="of:=[.$A$3]*SIN(RADIANS([.B46]-120))" table:style-name="ce3">
            <text:p>-9743,7006</text:p>
          </table:table-cell>
          <table:table-cell office:value-type="float" office:value="2923.717047227366" table:formula="of:=[.$A$3]*SIN(RADIANS([.B46]+120))" table:style-name="ce3">
            <text:p>2923,7170</text:p>
          </table:table-cell>
          <table:table-cell table:style-name="ce3"/>
          <table:table-cell office:value-type="float" office:value="-1461.8585236136842" table:formula="of:=(MIN([.C46];[.D46];[.E46])+MAX([.C46];[.D46];[.E46]))/2" table:style-name="ce10">
            <text:p>-1461,8585</text:p>
          </table:table-cell>
          <table:table-cell table:number-columns-repeated="4" table:style-name="ce3"/>
          <table:table-cell office:value-type="float" office:value="3536.9918003124922" table:formula="of:=[.C46]/2+127" table:style-name="ce11">
            <text:p>35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4" table:style-name="ce2">
            <text:p>44</text:p>
          </table:table-cell>
          <table:table-cell office:value-type="float" office:value="6946.5837045899725" table:formula="of:=[.$A$3]*SIN(RADIANS([.B47]))" table:style-name="ce3">
            <text:p>6946,5837</text:p>
          </table:table-cell>
          <table:table-cell office:value-type="float" office:value="-9702.9572627599646" table:formula="of:=[.$A$3]*SIN(RADIANS([.B47]-120))" table:style-name="ce3">
            <text:p>-9702,9573</text:p>
          </table:table-cell>
          <table:table-cell office:value-type="float" office:value="2756.3735581699921" table:formula="of:=[.$A$3]*SIN(RADIANS([.B47]+120))" table:style-name="ce3">
            <text:p>2756,3736</text:p>
          </table:table-cell>
          <table:table-cell table:style-name="ce3"/>
          <table:table-cell office:value-type="float" office:value="-1378.186779084996" table:formula="of:=(MIN([.C47];[.D47];[.E47])+MAX([.C47];[.D47];[.E47]))/2" table:style-name="ce10">
            <text:p>-1378,1868</text:p>
          </table:table-cell>
          <table:table-cell table:number-columns-repeated="4" table:style-name="ce3"/>
          <table:table-cell office:value-type="float" office:value="3600.2918522949863" table:formula="of:=[.C47]/2+127" table:style-name="ce11">
            <text:p>36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float" office:value="7071.0678118654751" table:formula="of:=[.$A$3]*SIN(RADIANS([.B48]))" table:style-name="ce3">
            <text:p>7071,0678</text:p>
          </table:table-cell>
          <table:table-cell office:value-type="float" office:value="-9659.2582628906839" table:formula="of:=[.$A$3]*SIN(RADIANS([.B48]-120))" table:style-name="ce3">
            <text:p>-9659,2583</text:p>
          </table:table-cell>
          <table:table-cell office:value-type="float" office:value="2588.1904510252102" table:formula="of:=[.$A$3]*SIN(RADIANS([.B48]+120))" table:style-name="ce3">
            <text:p>2588,1905</text:p>
          </table:table-cell>
          <table:table-cell table:style-name="ce3"/>
          <table:table-cell office:value-type="float" office:value="-1294.0952255126044" table:formula="of:=(MIN([.C48];[.D48];[.E48])+MAX([.C48];[.D48];[.E48]))/2" table:style-name="ce10">
            <text:p>-1294,0952</text:p>
          </table:table-cell>
          <table:table-cell table:number-columns-repeated="4" table:style-name="ce3"/>
          <table:table-cell office:value-type="float" office:value="3662.5339059327375" table:formula="of:=[.C48]/2+127" table:style-name="ce11">
            <text:p>366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6" table:style-name="ce2">
            <text:p>46</text:p>
          </table:table-cell>
          <table:table-cell office:value-type="float" office:value="7193.3980033865109" table:formula="of:=[.$A$3]*SIN(RADIANS([.B49]))" table:style-name="ce3">
            <text:p>7193,3980</text:p>
          </table:table-cell>
          <table:table-cell office:value-type="float" office:value="-9612.6169593831892" table:formula="of:=[.$A$3]*SIN(RADIANS([.B49]-120))" table:style-name="ce3">
            <text:p>-9612,6170</text:p>
          </table:table-cell>
          <table:table-cell office:value-type="float" office:value="2419.2189559966773" table:formula="of:=[.$A$3]*SIN(RADIANS([.B49]+120))" table:style-name="ce3">
            <text:p>2419,2190</text:p>
          </table:table-cell>
          <table:table-cell table:style-name="ce3"/>
          <table:table-cell office:value-type="float" office:value="-1209.6094779983391" table:formula="of:=(MIN([.C49];[.D49];[.E49])+MAX([.C49];[.D49];[.E49]))/2" table:style-name="ce10">
            <text:p>-1209,6095</text:p>
          </table:table-cell>
          <table:table-cell table:number-columns-repeated="4" table:style-name="ce3"/>
          <table:table-cell office:value-type="float" office:value="3723.6990016932555" table:formula="of:=[.C49]/2+127" table:style-name="ce11">
            <text:p>37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7" table:style-name="ce2">
            <text:p>47</text:p>
          </table:table-cell>
          <table:table-cell office:value-type="float" office:value="7313.5370161917044" table:formula="of:=[.$A$3]*SIN(RADIANS([.B50]))" table:style-name="ce3">
            <text:p>7313,5370</text:p>
          </table:table-cell>
          <table:table-cell office:value-type="float" office:value="-9563.047559630355" table:formula="of:=[.$A$3]*SIN(RADIANS([.B50]-120))" table:style-name="ce3">
            <text:p>-9563,0476</text:p>
          </table:table-cell>
          <table:table-cell office:value-type="float" office:value="2249.5105434386519" table:formula="of:=[.$A$3]*SIN(RADIANS([.B50]+120))" table:style-name="ce3">
            <text:p>2249,5105</text:p>
          </table:table-cell>
          <table:table-cell table:style-name="ce3"/>
          <table:table-cell office:value-type="float" office:value="-1124.7552717193253" table:formula="of:=(MIN([.C50];[.D50];[.E50])+MAX([.C50];[.D50];[.E50]))/2" table:style-name="ce10">
            <text:p>-1124,7553</text:p>
          </table:table-cell>
          <table:table-cell table:number-columns-repeated="4" table:style-name="ce3"/>
          <table:table-cell office:value-type="float" office:value="3783.7685080958522" table:formula="of:=[.C50]/2+127" table:style-name="ce11">
            <text:p>378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8" table:style-name="ce2">
            <text:p>48</text:p>
          </table:table-cell>
          <table:table-cell office:value-type="float" office:value="7431.4482547739426" table:formula="of:=[.$A$3]*SIN(RADIANS([.B51]))" table:style-name="ce3">
            <text:p>7431,4483</text:p>
          </table:table-cell>
          <table:table-cell office:value-type="float" office:value="-9510.565162951536" table:formula="of:=[.$A$3]*SIN(RADIANS([.B51]-120))" table:style-name="ce3">
            <text:p>-9510,5652</text:p>
          </table:table-cell>
          <table:table-cell office:value-type="float" office:value="2079.1169081775934" table:formula="of:=[.$A$3]*SIN(RADIANS([.B51]+120))" table:style-name="ce3">
            <text:p>2079,1169</text:p>
          </table:table-cell>
          <table:table-cell table:style-name="ce3"/>
          <table:table-cell office:value-type="float" office:value="-1039.5584540887967" table:formula="of:=(MIN([.C51];[.D51];[.E51])+MAX([.C51];[.D51];[.E51]))/2" table:style-name="ce10">
            <text:p>-1039,5585</text:p>
          </table:table-cell>
          <table:table-cell table:number-columns-repeated="4" table:style-name="ce3"/>
          <table:table-cell office:value-type="float" office:value="3842.7241273869713" table:formula="of:=[.C51]/2+127" table:style-name="ce11">
            <text:p>384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9" table:style-name="ce2">
            <text:p>49</text:p>
          </table:table-cell>
          <table:table-cell office:value-type="float" office:value="7547.09580222772" table:formula="of:=[.$A$3]*SIN(RADIANS([.B52]))" table:style-name="ce3">
            <text:p>7547,0958</text:p>
          </table:table-cell>
          <table:table-cell office:value-type="float" office:value="-9455.1857559931668" table:formula="of:=[.$A$3]*SIN(RADIANS([.B52]-120))" table:style-name="ce3">
            <text:p>-9455,1858</text:p>
          </table:table-cell>
          <table:table-cell office:value-type="float" office:value="1908.0899537654498" table:formula="of:=[.$A$3]*SIN(RADIANS([.B52]+120))" table:style-name="ce3">
            <text:p>1908,0900</text:p>
          </table:table-cell>
          <table:table-cell table:style-name="ce3"/>
          <table:table-cell office:value-type="float" office:value="-954.0449768827234" table:formula="of:=(MIN([.C52];[.D52];[.E52])+MAX([.C52];[.D52];[.E52]))/2" table:style-name="ce10">
            <text:p>-954,0450</text:p>
          </table:table-cell>
          <table:table-cell table:number-columns-repeated="4" table:style-name="ce3"/>
          <table:table-cell office:value-type="float" office:value="3900.54790111386" table:formula="of:=[.C52]/2+127" table:style-name="ce11">
            <text:p>39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7660.4444311897805" table:formula="of:=[.$A$3]*SIN(RADIANS([.B53]))" table:style-name="ce3">
            <text:p>7660,4444</text:p>
          </table:table-cell>
          <table:table-cell office:value-type="float" office:value="-9396.9262078590837" table:formula="of:=[.$A$3]*SIN(RADIANS([.B53]-120))" table:style-name="ce3">
            <text:p>-9396,9262</text:p>
          </table:table-cell>
          <table:table-cell office:value-type="float" office:value="1736.4817766693027" table:formula="of:=[.$A$3]*SIN(RADIANS([.B53]+120))" table:style-name="ce3">
            <text:p>1736,4818</text:p>
          </table:table-cell>
          <table:table-cell table:style-name="ce3"/>
          <table:table-cell office:value-type="float" office:value="-868.24088833465157" table:formula="of:=(MIN([.C53];[.D53];[.E53])+MAX([.C53];[.D53];[.E53]))/2" table:style-name="ce10">
            <text:p>-868,2409</text:p>
          </table:table-cell>
          <table:table-cell table:number-columns-repeated="4" table:style-name="ce3"/>
          <table:table-cell office:value-type="float" office:value="3957.2222155948903" table:formula="of:=[.C53]/2+127" table:style-name="ce11">
            <text:p>39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1" table:style-name="ce2">
            <text:p>51</text:p>
          </table:table-cell>
          <table:table-cell office:value-type="float" office:value="7771.4596145697087" table:formula="of:=[.$A$3]*SIN(RADIANS([.B54]))" table:style-name="ce3">
            <text:p>7771,4596</text:p>
          </table:table-cell>
          <table:table-cell office:value-type="float" office:value="-9335.8042649720173" table:formula="of:=[.$A$3]*SIN(RADIANS([.B54]-120))" table:style-name="ce3">
            <text:p>-9335,8043</text:p>
          </table:table-cell>
          <table:table-cell office:value-type="float" office:value="1564.3446504023098" table:formula="of:=[.$A$3]*SIN(RADIANS([.B54]+120))" table:style-name="ce3">
            <text:p>1564,3447</text:p>
          </table:table-cell>
          <table:table-cell table:style-name="ce3"/>
          <table:table-cell office:value-type="float" office:value="-782.17232520115431" table:formula="of:=(MIN([.C54];[.D54];[.E54])+MAX([.C54];[.D54];[.E54]))/2" table:style-name="ce10">
            <text:p>-782,1723</text:p>
          </table:table-cell>
          <table:table-cell table:number-columns-repeated="4" table:style-name="ce3"/>
          <table:table-cell office:value-type="float" office:value="4012.7298072848544" table:formula="of:=[.C54]/2+127" table:style-name="ce11">
            <text:p>40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2" table:style-name="ce2">
            <text:p>52</text:p>
          </table:table-cell>
          <table:table-cell office:value-type="float" office:value="7880.1075360672203" table:formula="of:=[.$A$3]*SIN(RADIANS([.B55]))" table:style-name="ce3">
            <text:p>7880,1075</text:p>
          </table:table-cell>
          <table:table-cell office:value-type="float" office:value="-9271.8385456678734" table:formula="of:=[.$A$3]*SIN(RADIANS([.B55]-120))" table:style-name="ce3">
            <text:p>-9271,8385</text:p>
          </table:table-cell>
          <table:table-cell office:value-type="float" office:value="1391.7310096006534" table:formula="of:=[.$A$3]*SIN(RADIANS([.B55]+120))" table:style-name="ce3">
            <text:p>1391,7310</text:p>
          </table:table-cell>
          <table:table-cell table:style-name="ce3"/>
          <table:table-cell office:value-type="float" office:value="-695.86550480032656" table:formula="of:=(MIN([.C55];[.D55];[.E55])+MAX([.C55];[.D55];[.E55]))/2" table:style-name="ce10">
            <text:p>-695,8655</text:p>
          </table:table-cell>
          <table:table-cell table:number-columns-repeated="4" table:style-name="ce3"/>
          <table:table-cell office:value-type="float" office:value="4067.0537680336101" table:formula="of:=[.C55]/2+127" table:style-name="ce11">
            <text:p>40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3" table:style-name="ce2">
            <text:p>53</text:p>
          </table:table-cell>
          <table:table-cell office:value-type="float" office:value="7986.3551004729279" table:formula="of:=[.$A$3]*SIN(RADIANS([.B56]))" table:style-name="ce3">
            <text:p>7986,3551</text:p>
          </table:table-cell>
          <table:table-cell office:value-type="float" office:value="-9205.0485345244033" table:formula="of:=[.$A$3]*SIN(RADIANS([.B56]-120))" table:style-name="ce3">
            <text:p>-9205,0485</text:p>
          </table:table-cell>
          <table:table-cell office:value-type="float" office:value="1218.6934340514754" table:formula="of:=[.$A$3]*SIN(RADIANS([.B56]+120))" table:style-name="ce3">
            <text:p>1218,6934</text:p>
          </table:table-cell>
          <table:table-cell table:style-name="ce3"/>
          <table:table-cell office:value-type="float" office:value="-609.34671702573769" table:formula="of:=(MIN([.C56];[.D56];[.E56])+MAX([.C56];[.D56];[.E56]))/2" table:style-name="ce10">
            <text:p>-609,3467</text:p>
          </table:table-cell>
          <table:table-cell table:number-columns-repeated="4" table:style-name="ce3"/>
          <table:table-cell office:value-type="float" office:value="4120.1775502364635" table:formula="of:=[.C56]/2+127" table:style-name="ce11">
            <text:p>41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4" table:style-name="ce2">
            <text:p>54</text:p>
          </table:table-cell>
          <table:table-cell office:value-type="float" office:value="8090.1699437494744" table:formula="of:=[.$A$3]*SIN(RADIANS([.B57]))" table:style-name="ce3">
            <text:p>8090,1699</text:p>
          </table:table-cell>
          <table:table-cell office:value-type="float" office:value="-9135.4545764260092" table:formula="of:=[.$A$3]*SIN(RADIANS([.B57]-120))" table:style-name="ce3">
            <text:p>-9135,4546</text:p>
          </table:table-cell>
          <table:table-cell office:value-type="float" office:value="1045.2846326765373" table:formula="of:=[.$A$3]*SIN(RADIANS([.B57]+120))" table:style-name="ce3">
            <text:p>1045,2846</text:p>
          </table:table-cell>
          <table:table-cell table:style-name="ce3"/>
          <table:table-cell office:value-type="float" office:value="-522.64231633826739" table:formula="of:=(MIN([.C57];[.D57];[.E57])+MAX([.C57];[.D57];[.E57]))/2" table:style-name="ce10">
            <text:p>-522,6423</text:p>
          </table:table-cell>
          <table:table-cell table:number-columns-repeated="4" table:style-name="ce3"/>
          <table:table-cell office:value-type="float" office:value="4172.0849718747377" table:formula="of:=[.C57]/2+127" table:style-name="ce11">
            <text:p>41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8191.5204428899178" table:formula="of:=[.$A$3]*SIN(RADIANS([.B58]))" table:style-name="ce3">
            <text:p>8191,5204</text:p>
          </table:table-cell>
          <table:table-cell office:value-type="float" office:value="-9063.0778703665001" table:formula="of:=[.$A$3]*SIN(RADIANS([.B58]-120))" table:style-name="ce3">
            <text:p>-9063,0779</text:p>
          </table:table-cell>
          <table:table-cell office:value-type="float" office:value="871.55742747658189" table:formula="of:=[.$A$3]*SIN(RADIANS([.B58]+120))" table:style-name="ce3">
            <text:p>871,5574</text:p>
          </table:table-cell>
          <table:table-cell table:style-name="ce3"/>
          <table:table-cell office:value-type="float" office:value="-435.77871373829112" table:formula="of:=(MIN([.C58];[.D58];[.E58])+MAX([.C58];[.D58];[.E58]))/2" table:style-name="ce10">
            <text:p>-435,7787</text:p>
          </table:table-cell>
          <table:table-cell table:number-columns-repeated="4" table:style-name="ce3"/>
          <table:table-cell office:value-type="float" office:value="4222.7602214449589" table:formula="of:=[.C58]/2+127" table:style-name="ce11">
            <text:p>42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6" table:style-name="ce2">
            <text:p>56</text:p>
          </table:table-cell>
          <table:table-cell office:value-type="float" office:value="8290.375725550417" table:formula="of:=[.$A$3]*SIN(RADIANS([.B59]))" table:style-name="ce3">
            <text:p>8290,3757</text:p>
          </table:table-cell>
          <table:table-cell office:value-type="float" office:value="-8987.9404629916698" table:formula="of:=[.$A$3]*SIN(RADIANS([.B59]-120))" table:style-name="ce3">
            <text:p>-8987,9405</text:p>
          </table:table-cell>
          <table:table-cell office:value-type="float" office:value="697.56473744125526" table:formula="of:=[.$A$3]*SIN(RADIANS([.B59]+120))" table:style-name="ce3">
            <text:p>697,5647</text:p>
          </table:table-cell>
          <table:table-cell table:style-name="ce3"/>
          <table:table-cell office:value-type="float" office:value="-348.78236872062644" table:formula="of:=(MIN([.C59];[.D59];[.E59])+MAX([.C59];[.D59];[.E59]))/2" table:style-name="ce10">
            <text:p>-348,7824</text:p>
          </table:table-cell>
          <table:table-cell table:number-columns-repeated="4" table:style-name="ce3"/>
          <table:table-cell office:value-type="float" office:value="4272.1878627752085" table:formula="of:=[.C59]/2+127" table:style-name="ce11">
            <text:p>42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float" office:value="8386.7056794542405" table:formula="of:=[.$A$3]*SIN(RADIANS([.B60]))" table:style-name="ce3">
            <text:p>8386,7057</text:p>
          </table:table-cell>
          <table:table-cell office:value-type="float" office:value="-8910.065241883678" table:formula="of:=[.$A$3]*SIN(RADIANS([.B60]-120))" table:style-name="ce3">
            <text:p>-8910,0652</text:p>
          </table:table-cell>
          <table:table-cell office:value-type="float" office:value="523.35956242943803" table:formula="of:=[.$A$3]*SIN(RADIANS([.B60]+120))" table:style-name="ce3">
            <text:p>523,3596</text:p>
          </table:table-cell>
          <table:table-cell table:style-name="ce3"/>
          <table:table-cell office:value-type="float" office:value="-261.67978121471879" table:formula="of:=(MIN([.C60];[.D60];[.E60])+MAX([.C60];[.D60];[.E60]))/2" table:style-name="ce10">
            <text:p>-261,6798</text:p>
          </table:table-cell>
          <table:table-cell table:number-columns-repeated="4" table:style-name="ce3"/>
          <table:table-cell office:value-type="float" office:value="4320.3528397271202" table:formula="of:=[.C60]/2+127" table:style-name="ce11">
            <text:p>43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8" table:style-name="ce2">
            <text:p>58</text:p>
          </table:table-cell>
          <table:table-cell office:value-type="float" office:value="8480.4809615642589" table:formula="of:=[.$A$3]*SIN(RADIANS([.B61]))" table:style-name="ce3">
            <text:p>8480,4810</text:p>
          </table:table-cell>
          <table:table-cell office:value-type="float" office:value="-8829.4759285892687" table:formula="of:=[.$A$3]*SIN(RADIANS([.B61]-120))" table:style-name="ce3">
            <text:p>-8829,4759</text:p>
          </table:table-cell>
          <table:table-cell office:value-type="float" office:value="348.99496702501142" table:formula="of:=[.$A$3]*SIN(RADIANS([.B61]+120))" table:style-name="ce3">
            <text:p>348,9950</text:p>
          </table:table-cell>
          <table:table-cell table:style-name="ce3"/>
          <table:table-cell office:value-type="float" office:value="-174.49748351250491" table:formula="of:=(MIN([.C61];[.D61];[.E61])+MAX([.C61];[.D61];[.E61]))/2" table:style-name="ce10">
            <text:p>-174,4975</text:p>
          </table:table-cell>
          <table:table-cell table:number-columns-repeated="4" table:style-name="ce3"/>
          <table:table-cell office:value-type="float" office:value="4367.2404807821295" table:formula="of:=[.C61]/2+127" table:style-name="ce11">
            <text:p>43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9" table:style-name="ce2">
            <text:p>59</text:p>
          </table:table-cell>
          <table:table-cell office:value-type="float" office:value="8571.6730070211233" table:formula="of:=[.$A$3]*SIN(RADIANS([.B62]))" table:style-name="ce3">
            <text:p>8571,6730</text:p>
          </table:table-cell>
          <table:table-cell office:value-type="float" office:value="-8746.1970713939572" table:formula="of:=[.$A$3]*SIN(RADIANS([.B62]-120))" table:style-name="ce3">
            <text:p>-8746,1971</text:p>
          </table:table-cell>
          <table:table-cell office:value-type="float" office:value="174.52406437283437" table:formula="of:=[.$A$3]*SIN(RADIANS([.B62]+120))" table:style-name="ce3">
            <text:p>174,5241</text:p>
          </table:table-cell>
          <table:table-cell table:style-name="ce3"/>
          <table:table-cell office:value-type="float" office:value="-87.262032186416945" table:formula="of:=(MIN([.C62];[.D62];[.E62])+MAX([.C62];[.D62];[.E62]))/2" table:style-name="ce10">
            <text:p>-87,2620</text:p>
          </table:table-cell>
          <table:table-cell table:number-columns-repeated="4" table:style-name="ce3"/>
          <table:table-cell office:value-type="float" office:value="4412.8365035105617" table:formula="of:=[.C62]/2+127" table:style-name="ce11">
            <text:p>44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8660.2540378443864" table:formula="of:=[.$A$3]*SIN(RADIANS([.B63]))" table:style-name="ce3">
            <text:p>8660,2540</text:p>
          </table:table-cell>
          <table:table-cell office:value-type="float" office:value="-8660.2540378443864" table:formula="of:=[.$A$3]*SIN(RADIANS([.B63]-120))" table:style-name="ce3">
            <text:p>-8660,2540</text:p>
          </table:table-cell>
          <table:table-cell office:value-type="float" office:value="1.22514845490862E-12" table:formula="of:=[.$A$3]*SIN(RADIANS([.B63]+120))" table:style-name="ce3">
            <text:p>0,0000</text:p>
          </table:table-cell>
          <table:table-cell table:style-name="ce3"/>
          <table:table-cell office:value-type="float" office:value="0" table:formula="of:=(MIN([.C63];[.D63];[.E63])+MAX([.C63];[.D63];[.E63]))/2" table:style-name="ce10">
            <text:p>0,0000</text:p>
          </table:table-cell>
          <table:table-cell table:number-columns-repeated="4" table:style-name="ce3"/>
          <table:table-cell office:value-type="float" office:value="4457.1270189221932" table:formula="of:=[.C63]/2+127" table:style-name="ce11">
            <text:p>44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1" table:style-name="ce2">
            <text:p>61</text:p>
          </table:table-cell>
          <table:table-cell office:value-type="float" office:value="8746.1970713939572" table:formula="of:=[.$A$3]*SIN(RADIANS([.B64]))" table:style-name="ce3">
            <text:p>8746,1971</text:p>
          </table:table-cell>
          <table:table-cell office:value-type="float" office:value="-8571.6730070211233" table:formula="of:=[.$A$3]*SIN(RADIANS([.B64]-120))" table:style-name="ce3">
            <text:p>-8571,6730</text:p>
          </table:table-cell>
          <table:table-cell office:value-type="float" office:value="-174.52406437283636" table:formula="of:=[.$A$3]*SIN(RADIANS([.B64]+120))" table:style-name="ce3">
            <text:p>-174,5241</text:p>
          </table:table-cell>
          <table:table-cell table:style-name="ce3"/>
          <table:table-cell office:value-type="float" office:value="87.262032186416945" table:formula="of:=(MIN([.C64];[.D64];[.E64])+MAX([.C64];[.D64];[.E64]))/2" table:style-name="ce10">
            <text:p>87,2620</text:p>
          </table:table-cell>
          <table:table-cell table:number-columns-repeated="4" table:style-name="ce3"/>
          <table:table-cell office:value-type="float" office:value="4500.0985356969786" table:formula="of:=[.C64]/2+127" table:style-name="ce11">
            <text:p>45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2" table:style-name="ce2">
            <text:p>62</text:p>
          </table:table-cell>
          <table:table-cell office:value-type="float" office:value="8829.4759285892687" table:formula="of:=[.$A$3]*SIN(RADIANS([.B65]))" table:style-name="ce3">
            <text:p>8829,4759</text:p>
          </table:table-cell>
          <table:table-cell office:value-type="float" office:value="-8480.4809615642589" table:formula="of:=[.$A$3]*SIN(RADIANS([.B65]-120))" table:style-name="ce3">
            <text:p>-8480,4810</text:p>
          </table:table-cell>
          <table:table-cell office:value-type="float" office:value="-348.99496702500898" table:formula="of:=[.$A$3]*SIN(RADIANS([.B65]+120))" table:style-name="ce3">
            <text:p>-348,9950</text:p>
          </table:table-cell>
          <table:table-cell table:style-name="ce3"/>
          <table:table-cell office:value-type="float" office:value="174.49748351250491" table:formula="of:=(MIN([.C65];[.D65];[.E65])+MAX([.C65];[.D65];[.E65]))/2" table:style-name="ce10">
            <text:p>174,4975</text:p>
          </table:table-cell>
          <table:table-cell table:number-columns-repeated="4" table:style-name="ce3"/>
          <table:table-cell office:value-type="float" office:value="4541.7379642946344" table:formula="of:=[.C65]/2+127" table:style-name="ce11">
            <text:p>454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3" table:style-name="ce2">
            <text:p>63</text:p>
          </table:table-cell>
          <table:table-cell office:value-type="float" office:value="8910.065241883678" table:formula="of:=[.$A$3]*SIN(RADIANS([.B66]))" table:style-name="ce3">
            <text:p>8910,0652</text:p>
          </table:table-cell>
          <table:table-cell office:value-type="float" office:value="-8386.7056794542405" table:formula="of:=[.$A$3]*SIN(RADIANS([.B66]-120))" table:style-name="ce3">
            <text:p>-8386,7057</text:p>
          </table:table-cell>
          <table:table-cell office:value-type="float" office:value="-523.35956242943553" table:formula="of:=[.$A$3]*SIN(RADIANS([.B66]+120))" table:style-name="ce3">
            <text:p>-523,3596</text:p>
          </table:table-cell>
          <table:table-cell table:style-name="ce3"/>
          <table:table-cell office:value-type="float" office:value="261.67978121471879" table:formula="of:=(MIN([.C66];[.D66];[.E66])+MAX([.C66];[.D66];[.E66]))/2" table:style-name="ce10">
            <text:p>261,6798</text:p>
          </table:table-cell>
          <table:table-cell table:number-columns-repeated="4" table:style-name="ce3"/>
          <table:table-cell office:value-type="float" office:value="4582.032620941839" table:formula="of:=[.C66]/2+127" table:style-name="ce11">
            <text:p>45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4" table:style-name="ce2">
            <text:p>64</text:p>
          </table:table-cell>
          <table:table-cell office:value-type="float" office:value="8987.9404629916698" table:formula="of:=[.$A$3]*SIN(RADIANS([.B67]))" table:style-name="ce3">
            <text:p>8987,9405</text:p>
          </table:table-cell>
          <table:table-cell office:value-type="float" office:value="-8290.375725550417" table:formula="of:=[.$A$3]*SIN(RADIANS([.B67]-120))" table:style-name="ce3">
            <text:p>-8290,3757</text:p>
          </table:table-cell>
          <table:table-cell office:value-type="float" office:value="-697.56473744125276" table:formula="of:=[.$A$3]*SIN(RADIANS([.B67]+120))" table:style-name="ce3">
            <text:p>-697,5647</text:p>
          </table:table-cell>
          <table:table-cell table:style-name="ce3"/>
          <table:table-cell office:value-type="float" office:value="348.78236872062644" table:formula="of:=(MIN([.C67];[.D67];[.E67])+MAX([.C67];[.D67];[.E67]))/2" table:style-name="ce10">
            <text:p>348,7824</text:p>
          </table:table-cell>
          <table:table-cell table:number-columns-repeated="4" table:style-name="ce3"/>
          <table:table-cell office:value-type="float" office:value="4620.9702314958349" table:formula="of:=[.C67]/2+127" table:style-name="ce11">
            <text:p>46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float" office:value="9063.0778703665001" table:formula="of:=[.$A$3]*SIN(RADIANS([.B68]))" table:style-name="ce3">
            <text:p>9063,0779</text:p>
          </table:table-cell>
          <table:table-cell office:value-type="float" office:value="-8191.5204428899178" table:formula="of:=[.$A$3]*SIN(RADIANS([.B68]-120))" table:style-name="ce3">
            <text:p>-8191,5204</text:p>
          </table:table-cell>
          <table:table-cell office:value-type="float" office:value="-871.55742747657939" table:formula="of:=[.$A$3]*SIN(RADIANS([.B68]+120))" table:style-name="ce3">
            <text:p>-871,5574</text:p>
          </table:table-cell>
          <table:table-cell table:style-name="ce3"/>
          <table:table-cell office:value-type="float" office:value="435.77871373829112" table:formula="of:=(MIN([.C68];[.D68];[.E68])+MAX([.C68];[.D68];[.E68]))/2" table:style-name="ce10">
            <text:p>435,7787</text:p>
          </table:table-cell>
          <table:table-cell table:number-columns-repeated="4" table:style-name="ce3"/>
          <table:table-cell office:value-type="float" office:value="4658.53893518325" table:formula="of:=[.C68]/2+127" table:style-name="ce11">
            <text:p>465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6" table:style-name="ce2">
            <text:p>66</text:p>
          </table:table-cell>
          <table:table-cell office:value-type="float" office:value="9135.4545764260092" table:formula="of:=[.$A$3]*SIN(RADIANS([.B69]))" table:style-name="ce3">
            <text:p>9135,4546</text:p>
          </table:table-cell>
          <table:table-cell office:value-type="float" office:value="-8090.1699437494744" table:formula="of:=[.$A$3]*SIN(RADIANS([.B69]-120))" table:style-name="ce3">
            <text:p>-8090,1699</text:p>
          </table:table-cell>
          <table:table-cell office:value-type="float" office:value="-1045.284632676535" table:formula="of:=[.$A$3]*SIN(RADIANS([.B69]+120))" table:style-name="ce3">
            <text:p>-1045,2846</text:p>
          </table:table-cell>
          <table:table-cell table:style-name="ce3"/>
          <table:table-cell office:value-type="float" office:value="522.64231633826739" table:formula="of:=(MIN([.C69];[.D69];[.E69])+MAX([.C69];[.D69];[.E69]))/2" table:style-name="ce10">
            <text:p>522,6423</text:p>
          </table:table-cell>
          <table:table-cell table:number-columns-repeated="4" table:style-name="ce3"/>
          <table:table-cell office:value-type="float" office:value="4694.7272882130046" table:formula="of:=[.C69]/2+127" table:style-name="ce11">
            <text:p>469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7" table:style-name="ce2">
            <text:p>67</text:p>
          </table:table-cell>
          <table:table-cell office:value-type="float" office:value="9205.0485345244033" table:formula="of:=[.$A$3]*SIN(RADIANS([.B70]))" table:style-name="ce3">
            <text:p>9205,0485</text:p>
          </table:table-cell>
          <table:table-cell office:value-type="float" office:value="-7986.3551004729279" table:formula="of:=[.$A$3]*SIN(RADIANS([.B70]-120))" table:style-name="ce3">
            <text:p>-7986,3551</text:p>
          </table:table-cell>
          <table:table-cell office:value-type="float" office:value="-1218.6934340514731" table:formula="of:=[.$A$3]*SIN(RADIANS([.B70]+120))" table:style-name="ce3">
            <text:p>-1218,6934</text:p>
          </table:table-cell>
          <table:table-cell table:style-name="ce3"/>
          <table:table-cell office:value-type="float" office:value="609.34671702573769" table:formula="of:=(MIN([.C70];[.D70];[.E70])+MAX([.C70];[.D70];[.E70]))/2" table:style-name="ce10">
            <text:p>609,3467</text:p>
          </table:table-cell>
          <table:table-cell table:number-columns-repeated="4" table:style-name="ce3"/>
          <table:table-cell office:value-type="float" office:value="4729.5242672622016" table:formula="of:=[.C70]/2+127" table:style-name="ce11">
            <text:p>47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8" table:style-name="ce2">
            <text:p>68</text:p>
          </table:table-cell>
          <table:table-cell office:value-type="float" office:value="9271.8385456678734" table:formula="of:=[.$A$3]*SIN(RADIANS([.B71]))" table:style-name="ce3">
            <text:p>9271,8385</text:p>
          </table:table-cell>
          <table:table-cell office:value-type="float" office:value="-7880.1075360672203" table:formula="of:=[.$A$3]*SIN(RADIANS([.B71]-120))" table:style-name="ce3">
            <text:p>-7880,1075</text:p>
          </table:table-cell>
          <table:table-cell office:value-type="float" office:value="-1391.7310096006552" table:formula="of:=[.$A$3]*SIN(RADIANS([.B71]+120))" table:style-name="ce3">
            <text:p>-1391,7310</text:p>
          </table:table-cell>
          <table:table-cell table:style-name="ce3"/>
          <table:table-cell office:value-type="float" office:value="695.86550480032656" table:formula="of:=(MIN([.C71];[.D71];[.E71])+MAX([.C71];[.D71];[.E71]))/2" table:style-name="ce10">
            <text:p>695,8655</text:p>
          </table:table-cell>
          <table:table-cell table:number-columns-repeated="4" table:style-name="ce3"/>
          <table:table-cell office:value-type="float" office:value="4762.9192728339367" table:formula="of:=[.C71]/2+127" table:style-name="ce11">
            <text:p>476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9" table:style-name="ce2">
            <text:p>69</text:p>
          </table:table-cell>
          <table:table-cell office:value-type="float" office:value="9335.8042649720173" table:formula="of:=[.$A$3]*SIN(RADIANS([.B72]))" table:style-name="ce3">
            <text:p>9335,8043</text:p>
          </table:table-cell>
          <table:table-cell office:value-type="float" office:value="-7771.4596145697087" table:formula="of:=[.$A$3]*SIN(RADIANS([.B72]-120))" table:style-name="ce3">
            <text:p>-7771,4596</text:p>
          </table:table-cell>
          <table:table-cell office:value-type="float" office:value="-1564.3446504023073" table:formula="of:=[.$A$3]*SIN(RADIANS([.B72]+120))" table:style-name="ce3">
            <text:p>-1564,3447</text:p>
          </table:table-cell>
          <table:table-cell table:style-name="ce3"/>
          <table:table-cell office:value-type="float" office:value="782.17232520115431" table:formula="of:=(MIN([.C72];[.D72];[.E72])+MAX([.C72];[.D72];[.E72]))/2" table:style-name="ce10">
            <text:p>782,1723</text:p>
          </table:table-cell>
          <table:table-cell table:number-columns-repeated="4" table:style-name="ce3"/>
          <table:table-cell office:value-type="float" office:value="4794.9021324860087" table:formula="of:=[.C72]/2+127" table:style-name="ce11">
            <text:p>479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float" office:value="9396.9262078590837" table:formula="of:=[.$A$3]*SIN(RADIANS([.B73]))" table:style-name="ce3">
            <text:p>9396,9262</text:p>
          </table:table-cell>
          <table:table-cell office:value-type="float" office:value="-7660.4444311897805" table:formula="of:=[.$A$3]*SIN(RADIANS([.B73]-120))" table:style-name="ce3">
            <text:p>-7660,4444</text:p>
          </table:table-cell>
          <table:table-cell office:value-type="float" office:value="-1736.4817766693047" table:formula="of:=[.$A$3]*SIN(RADIANS([.B73]+120))" table:style-name="ce3">
            <text:p>-1736,4818</text:p>
          </table:table-cell>
          <table:table-cell table:style-name="ce3"/>
          <table:table-cell office:value-type="float" office:value="868.24088833465157" table:formula="of:=(MIN([.C73];[.D73];[.E73])+MAX([.C73];[.D73];[.E73]))/2" table:style-name="ce10">
            <text:p>868,2409</text:p>
          </table:table-cell>
          <table:table-cell table:number-columns-repeated="4" table:style-name="ce3"/>
          <table:table-cell office:value-type="float" office:value="4825.4631039295418" table:formula="of:=[.C73]/2+127" table:style-name="ce11">
            <text:p>482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1" table:style-name="ce2">
            <text:p>71</text:p>
          </table:table-cell>
          <table:table-cell office:value-type="float" office:value="9455.1857559931668" table:formula="of:=[.$A$3]*SIN(RADIANS([.B74]))" table:style-name="ce3">
            <text:p>9455,1858</text:p>
          </table:table-cell>
          <table:table-cell office:value-type="float" office:value="-7547.09580222772" table:formula="of:=[.$A$3]*SIN(RADIANS([.B74]-120))" table:style-name="ce3">
            <text:p>-7547,0958</text:p>
          </table:table-cell>
          <table:table-cell office:value-type="float" office:value="-1908.0899537654473" table:formula="of:=[.$A$3]*SIN(RADIANS([.B74]+120))" table:style-name="ce3">
            <text:p>-1908,0900</text:p>
          </table:table-cell>
          <table:table-cell table:style-name="ce3"/>
          <table:table-cell office:value-type="float" office:value="954.0449768827234" table:formula="of:=(MIN([.C74];[.D74];[.E74])+MAX([.C74];[.D74];[.E74]))/2" table:style-name="ce10">
            <text:p>954,0450</text:p>
          </table:table-cell>
          <table:table-cell table:number-columns-repeated="4" table:style-name="ce3"/>
          <table:table-cell office:value-type="float" office:value="4854.5928779965834" table:formula="of:=[.C74]/2+127" table:style-name="ce11">
            <text:p>48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2" table:style-name="ce2">
            <text:p>72</text:p>
          </table:table-cell>
          <table:table-cell office:value-type="float" office:value="9510.565162951536" table:formula="of:=[.$A$3]*SIN(RADIANS([.B75]))" table:style-name="ce3">
            <text:p>9510,5652</text:p>
          </table:table-cell>
          <table:table-cell office:value-type="float" office:value="-7431.4482547739426" table:formula="of:=[.$A$3]*SIN(RADIANS([.B75]-120))" table:style-name="ce3">
            <text:p>-7431,4483</text:p>
          </table:table-cell>
          <table:table-cell office:value-type="float" office:value="-2079.1169081775952" table:formula="of:=[.$A$3]*SIN(RADIANS([.B75]+120))" table:style-name="ce3">
            <text:p>-2079,1169</text:p>
          </table:table-cell>
          <table:table-cell table:style-name="ce3"/>
          <table:table-cell office:value-type="float" office:value="1039.5584540887967" table:formula="of:=(MIN([.C75];[.D75];[.E75])+MAX([.C75];[.D75];[.E75]))/2" table:style-name="ce10">
            <text:p>1039,5585</text:p>
          </table:table-cell>
          <table:table-cell table:number-columns-repeated="4" table:style-name="ce3"/>
          <table:table-cell office:value-type="float" office:value="4882.282581475768" table:formula="of:=[.C75]/2+127" table:style-name="ce11">
            <text:p>48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3" table:style-name="ce2">
            <text:p>73</text:p>
          </table:table-cell>
          <table:table-cell office:value-type="float" office:value="9563.047559630355" table:formula="of:=[.$A$3]*SIN(RADIANS([.B76]))" table:style-name="ce3">
            <text:p>9563,0476</text:p>
          </table:table-cell>
          <table:table-cell office:value-type="float" office:value="-7313.5370161917044" table:formula="of:=[.$A$3]*SIN(RADIANS([.B76]-120))" table:style-name="ce3">
            <text:p>-7313,5370</text:p>
          </table:table-cell>
          <table:table-cell office:value-type="float" office:value="-2249.5105434386496" table:formula="of:=[.$A$3]*SIN(RADIANS([.B76]+120))" table:style-name="ce3">
            <text:p>-2249,5105</text:p>
          </table:table-cell>
          <table:table-cell table:style-name="ce3"/>
          <table:table-cell office:value-type="float" office:value="1124.7552717193253" table:formula="of:=(MIN([.C76];[.D76];[.E76])+MAX([.C76];[.D76];[.E76]))/2" table:style-name="ce10">
            <text:p>1124,7553</text:p>
          </table:table-cell>
          <table:table-cell table:number-columns-repeated="4" table:style-name="ce3"/>
          <table:table-cell office:value-type="float" office:value="4908.5237798151775" table:formula="of:=[.C76]/2+127" table:style-name="ce11">
            <text:p>49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4" table:style-name="ce2">
            <text:p>74</text:p>
          </table:table-cell>
          <table:table-cell office:value-type="float" office:value="9612.6169593831892" table:formula="of:=[.$A$3]*SIN(RADIANS([.B77]))" table:style-name="ce3">
            <text:p>9612,6170</text:p>
          </table:table-cell>
          <table:table-cell office:value-type="float" office:value="-7193.3980033865109" table:formula="of:=[.$A$3]*SIN(RADIANS([.B77]-120))" table:style-name="ce3">
            <text:p>-7193,3980</text:p>
          </table:table-cell>
          <table:table-cell office:value-type="float" office:value="-2419.218955996675" table:formula="of:=[.$A$3]*SIN(RADIANS([.B77]+120))" table:style-name="ce3">
            <text:p>-2419,2190</text:p>
          </table:table-cell>
          <table:table-cell table:style-name="ce3"/>
          <table:table-cell office:value-type="float" office:value="1209.6094779983391" table:formula="of:=(MIN([.C77];[.D77];[.E77])+MAX([.C77];[.D77];[.E77]))/2" table:style-name="ce10">
            <text:p>1209,6095</text:p>
          </table:table-cell>
          <table:table-cell table:number-columns-repeated="4" table:style-name="ce3"/>
          <table:table-cell office:value-type="float" office:value="4933.3084796915946" table:formula="of:=[.C77]/2+127" table:style-name="ce11">
            <text:p>493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float" office:value="9659.2582628906839" table:formula="of:=[.$A$3]*SIN(RADIANS([.B78]))" table:style-name="ce3">
            <text:p>9659,2583</text:p>
          </table:table-cell>
          <table:table-cell office:value-type="float" office:value="-7071.0678118654751" table:formula="of:=[.$A$3]*SIN(RADIANS([.B78]-120))" table:style-name="ce3">
            <text:p>-7071,0678</text:p>
          </table:table-cell>
          <table:table-cell office:value-type="float" office:value="-2588.1904510252079" table:formula="of:=[.$A$3]*SIN(RADIANS([.B78]+120))" table:style-name="ce3">
            <text:p>-2588,1905</text:p>
          </table:table-cell>
          <table:table-cell table:style-name="ce3"/>
          <table:table-cell office:value-type="float" office:value="1294.0952255126044" table:formula="of:=(MIN([.C78];[.D78];[.E78])+MAX([.C78];[.D78];[.E78]))/2" table:style-name="ce10">
            <text:p>1294,0952</text:p>
          </table:table-cell>
          <table:table-cell table:number-columns-repeated="4" table:style-name="ce3"/>
          <table:table-cell office:value-type="float" office:value="4956.629131445342" table:formula="of:=[.C78]/2+127" table:style-name="ce11">
            <text:p>49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6" table:style-name="ce2">
            <text:p>76</text:p>
          </table:table-cell>
          <table:table-cell office:value-type="float" office:value="9702.9572627599646" table:formula="of:=[.$A$3]*SIN(RADIANS([.B79]))" table:style-name="ce3">
            <text:p>9702,9573</text:p>
          </table:table-cell>
          <table:table-cell office:value-type="float" office:value="-6946.5837045899725" table:formula="of:=[.$A$3]*SIN(RADIANS([.B79]-120))" table:style-name="ce3">
            <text:p>-6946,5837</text:p>
          </table:table-cell>
          <table:table-cell office:value-type="float" office:value="-2756.3735581699898" table:formula="of:=[.$A$3]*SIN(RADIANS([.B79]+120))" table:style-name="ce3">
            <text:p>-2756,3736</text:p>
          </table:table-cell>
          <table:table-cell table:style-name="ce3"/>
          <table:table-cell office:value-type="float" office:value="1378.186779084996" table:formula="of:=(MIN([.C79];[.D79];[.E79])+MAX([.C79];[.D79];[.E79]))/2" table:style-name="ce10">
            <text:p>1378,1868</text:p>
          </table:table-cell>
          <table:table-cell table:number-columns-repeated="4" table:style-name="ce3"/>
          <table:table-cell office:value-type="float" office:value="4978.4786313799823" table:formula="of:=[.C79]/2+127" table:style-name="ce11">
            <text:p>497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7" table:style-name="ce2">
            <text:p>77</text:p>
          </table:table-cell>
          <table:table-cell office:value-type="float" office:value="9743.7006478523526" table:formula="of:=[.$A$3]*SIN(RADIANS([.B80]))" table:style-name="ce3">
            <text:p>9743,7006</text:p>
          </table:table-cell>
          <table:table-cell office:value-type="float" office:value="-6819.9836006249843" table:formula="of:=[.$A$3]*SIN(RADIANS([.B80]-120))" table:style-name="ce3">
            <text:p>-6819,9836</text:p>
          </table:table-cell>
          <table:table-cell office:value-type="float" office:value="-2923.7170472273679" table:formula="of:=[.$A$3]*SIN(RADIANS([.B80]+120))" table:style-name="ce3">
            <text:p>-2923,7170</text:p>
          </table:table-cell>
          <table:table-cell table:style-name="ce3"/>
          <table:table-cell office:value-type="float" office:value="1461.8585236136842" table:formula="of:=(MIN([.C80];[.D80];[.E80])+MAX([.C80];[.D80];[.E80]))/2" table:style-name="ce10">
            <text:p>1461,8585</text:p>
          </table:table-cell>
          <table:table-cell table:number-columns-repeated="4" table:style-name="ce3"/>
          <table:table-cell office:value-type="float" office:value="4998.8503239261763" table:formula="of:=[.C80]/2+127" table:style-name="ce11">
            <text:p>499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8" table:style-name="ce2">
            <text:p>78</text:p>
          </table:table-cell>
          <table:table-cell office:value-type="float" office:value="9781.4760073380567" table:formula="of:=[.$A$3]*SIN(RADIANS([.B81]))" table:style-name="ce3">
            <text:p>9781,4760</text:p>
          </table:table-cell>
          <table:table-cell office:value-type="float" office:value="-6691.3060635885822" table:formula="of:=[.$A$3]*SIN(RADIANS([.B81]-120))" table:style-name="ce3">
            <text:p>-6691,3061</text:p>
          </table:table-cell>
          <table:table-cell office:value-type="float" office:value="-3090.1699437494726" table:formula="of:=[.$A$3]*SIN(RADIANS([.B81]+120))" table:style-name="ce3">
            <text:p>-3090,1699</text:p>
          </table:table-cell>
          <table:table-cell table:style-name="ce3"/>
          <table:table-cell office:value-type="float" office:value="1545.0849718747372" table:formula="of:=(MIN([.C81];[.D81];[.E81])+MAX([.C81];[.D81];[.E81]))/2" table:style-name="ce10">
            <text:p>1545,0850</text:p>
          </table:table-cell>
          <table:table-cell table:number-columns-repeated="4" table:style-name="ce3"/>
          <table:table-cell office:value-type="float" office:value="5017.7380036690283" table:formula="of:=[.C81]/2+127" table:style-name="ce11">
            <text:p>50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9" table:style-name="ce2">
            <text:p>79</text:p>
          </table:table-cell>
          <table:table-cell office:value-type="float" office:value="9816.2718344766399" table:formula="of:=[.$A$3]*SIN(RADIANS([.B82]))" table:style-name="ce3">
            <text:p>9816,2718</text:p>
          </table:table-cell>
          <table:table-cell office:value-type="float" office:value="-6560.5902899050725" table:formula="of:=[.$A$3]*SIN(RADIANS([.B82]-120))" table:style-name="ce3">
            <text:p>-6560,5903</text:p>
          </table:table-cell>
          <table:table-cell office:value-type="float" office:value="-3255.6815445715674" table:formula="of:=[.$A$3]*SIN(RADIANS([.B82]+120))" table:style-name="ce3">
            <text:p>-3255,6815</text:p>
          </table:table-cell>
          <table:table-cell table:style-name="ce3"/>
          <table:table-cell office:value-type="float" office:value="1627.8407722857837" table:formula="of:=(MIN([.C82];[.D82];[.E82])+MAX([.C82];[.D82];[.E82]))/2" table:style-name="ce10">
            <text:p>1627,8408</text:p>
          </table:table-cell>
          <table:table-cell table:number-columns-repeated="4" table:style-name="ce3"/>
          <table:table-cell office:value-type="float" office:value="5035.13591723832" table:formula="of:=[.C82]/2+127" table:style-name="ce11">
            <text:p>50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float" office:value="9848.0775301220801" table:formula="of:=[.$A$3]*SIN(RADIANS([.B83]))" table:style-name="ce3">
            <text:p>9848,0775</text:p>
          </table:table-cell>
          <table:table-cell office:value-type="float" office:value="-6427.8760968653924" table:formula="of:=[.$A$3]*SIN(RADIANS([.B83]-120))" table:style-name="ce3">
            <text:p>-6427,8761</text:p>
          </table:table-cell>
          <table:table-cell office:value-type="float" office:value="-3420.2014332566864" table:formula="of:=[.$A$3]*SIN(RADIANS([.B83]+120))" table:style-name="ce3">
            <text:p>-3420,2014</text:p>
          </table:table-cell>
          <table:table-cell table:style-name="ce3"/>
          <table:table-cell office:value-type="float" office:value="1710.1007166283439" table:formula="of:=(MIN([.C83];[.D83];[.E83])+MAX([.C83];[.D83];[.E83]))/2" table:style-name="ce10">
            <text:p>1710,1007</text:p>
          </table:table-cell>
          <table:table-cell table:number-columns-repeated="4" table:style-name="ce3"/>
          <table:table-cell office:value-type="float" office:value="5051.0387650610401" table:formula="of:=[.C83]/2+127" table:style-name="ce11">
            <text:p>50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1" table:style-name="ce2">
            <text:p>81</text:p>
          </table:table-cell>
          <table:table-cell office:value-type="float" office:value="9876.8834059513774" table:formula="of:=[.$A$3]*SIN(RADIANS([.B84]))" table:style-name="ce3">
            <text:p>9876,8834</text:p>
          </table:table-cell>
          <table:table-cell office:value-type="float" office:value="-6293.2039104983742" table:formula="of:=[.$A$3]*SIN(RADIANS([.B84]-120))" table:style-name="ce3">
            <text:p>-6293,2039</text:p>
          </table:table-cell>
          <table:table-cell office:value-type="float" office:value="-3583.6794954530042" table:formula="of:=[.$A$3]*SIN(RADIANS([.B84]+120))" table:style-name="ce3">
            <text:p>-3583,6795</text:p>
          </table:table-cell>
          <table:table-cell table:style-name="ce3"/>
          <table:table-cell office:value-type="float" office:value="1791.8397477265016" table:formula="of:=(MIN([.C84];[.D84];[.E84])+MAX([.C84];[.D84];[.E84]))/2" table:style-name="ce10">
            <text:p>1791,8397</text:p>
          </table:table-cell>
          <table:table-cell table:number-columns-repeated="4" table:style-name="ce3"/>
          <table:table-cell office:value-type="float" office:value="5065.4417029756887" table:formula="of:=[.C84]/2+127" table:style-name="ce11">
            <text:p>50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2" table:style-name="ce2">
            <text:p>82</text:p>
          </table:table-cell>
          <table:table-cell office:value-type="float" office:value="9902.6806874157028" table:formula="of:=[.$A$3]*SIN(RADIANS([.B85]))" table:style-name="ce3">
            <text:p>9902,6807</text:p>
          </table:table-cell>
          <table:table-cell office:value-type="float" office:value="-6156.6147532565828" table:formula="of:=[.$A$3]*SIN(RADIANS([.B85]-120))" table:style-name="ce3">
            <text:p>-6156,6148</text:p>
          </table:table-cell>
          <table:table-cell office:value-type="float" office:value="-3746.0659341591199" table:formula="of:=[.$A$3]*SIN(RADIANS([.B85]+120))" table:style-name="ce3">
            <text:p>-3746,0659</text:p>
          </table:table-cell>
          <table:table-cell table:style-name="ce3"/>
          <table:table-cell office:value-type="float" office:value="1873.03296707956" table:formula="of:=(MIN([.C85];[.D85];[.E85])+MAX([.C85];[.D85];[.E85]))/2" table:style-name="ce10">
            <text:p>1873,0330</text:p>
          </table:table-cell>
          <table:table-cell table:number-columns-repeated="4" table:style-name="ce3"/>
          <table:table-cell office:value-type="float" office:value="5078.3403437078514" table:formula="of:=[.C85]/2+127" table:style-name="ce11">
            <text:p>507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3" table:style-name="ce2">
            <text:p>83</text:p>
          </table:table-cell>
          <table:table-cell office:value-type="float" office:value="9925.4615164132192" table:formula="of:=[.$A$3]*SIN(RADIANS([.B86]))" table:style-name="ce3">
            <text:p>9925,4615</text:p>
          </table:table-cell>
          <table:table-cell office:value-type="float" office:value="-6018.1502315204825" table:formula="of:=[.$A$3]*SIN(RADIANS([.B86]-120))" table:style-name="ce3">
            <text:p>-6018,1502</text:p>
          </table:table-cell>
          <table:table-cell office:value-type="float" office:value="-3907.3112848927353" table:formula="of:=[.$A$3]*SIN(RADIANS([.B86]+120))" table:style-name="ce3">
            <text:p>-3907,3113</text:p>
          </table:table-cell>
          <table:table-cell table:style-name="ce3"/>
          <table:table-cell office:value-type="float" office:value="1953.6556424463683" table:formula="of:=(MIN([.C86];[.D86];[.E86])+MAX([.C86];[.D86];[.E86]))/2" table:style-name="ce10">
            <text:p>1953,6556</text:p>
          </table:table-cell>
          <table:table-cell table:number-columns-repeated="4" table:style-name="ce3"/>
          <table:table-cell office:value-type="float" office:value="5089.7307582066096" table:formula="of:=[.C86]/2+127" table:style-name="ce11">
            <text:p>509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4" table:style-name="ce2">
            <text:p>84</text:p>
          </table:table-cell>
          <table:table-cell office:value-type="float" office:value="9945.2189536827336" table:formula="of:=[.$A$3]*SIN(RADIANS([.B87]))" table:style-name="ce3">
            <text:p>9945,2190</text:p>
          </table:table-cell>
          <table:table-cell office:value-type="float" office:value="-5877.8525229247316" table:formula="of:=[.$A$3]*SIN(RADIANS([.B87]-120))" table:style-name="ce3">
            <text:p>-5877,8525</text:p>
          </table:table-cell>
          <table:table-cell office:value-type="float" office:value="-4067.366430758002" table:formula="of:=[.$A$3]*SIN(RADIANS([.B87]+120))" table:style-name="ce3">
            <text:p>-4067,3664</text:p>
          </table:table-cell>
          <table:table-cell table:style-name="ce3"/>
          <table:table-cell office:value-type="float" office:value="2033.683215379001" table:formula="of:=(MIN([.C87];[.D87];[.E87])+MAX([.C87];[.D87];[.E87]))/2" table:style-name="ce10">
            <text:p>2033,6832</text:p>
          </table:table-cell>
          <table:table-cell table:number-columns-repeated="4" table:style-name="ce3"/>
          <table:table-cell office:value-type="float" office:value="5099.6094768413668" table:formula="of:=[.C87]/2+127" table:style-name="ce11">
            <text:p>51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9961.9469809174552" table:formula="of:=[.$A$3]*SIN(RADIANS([.B88]))" table:style-name="ce3">
            <text:p>9961,9470</text:p>
          </table:table-cell>
          <table:table-cell office:value-type="float" office:value="-5735.7643635104605" table:formula="of:=[.$A$3]*SIN(RADIANS([.B88]-120))" table:style-name="ce3">
            <text:p>-5735,7644</text:p>
          </table:table-cell>
          <table:table-cell office:value-type="float" office:value="-4226.1826174069929" table:formula="of:=[.$A$3]*SIN(RADIANS([.B88]+120))" table:style-name="ce3">
            <text:p>-4226,1826</text:p>
          </table:table-cell>
          <table:table-cell table:style-name="ce3"/>
          <table:table-cell office:value-type="float" office:value="2113.0913087034974" table:formula="of:=(MIN([.C88];[.D88];[.E88])+MAX([.C88];[.D88];[.E88]))/2" table:style-name="ce10">
            <text:p>2113,0913</text:p>
          </table:table-cell>
          <table:table-cell table:style-name="ce12"/>
          <table:table-cell table:number-columns-repeated="3" table:style-name="ce3"/>
          <table:table-cell office:value-type="float" office:value="5107.9734904587276" table:formula="of:=[.C88]/2+127" table:style-name="ce11">
            <text:p>51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6" table:style-name="ce2">
            <text:p>86</text:p>
          </table:table-cell>
          <table:table-cell office:value-type="float" office:value="9975.6405025982422" table:formula="of:=[.$A$3]*SIN(RADIANS([.B89]))" table:style-name="ce3">
            <text:p>9975,6405</text:p>
          </table:table-cell>
          <table:table-cell office:value-type="float" office:value="-5591.9290347074693" table:formula="of:=[.$A$3]*SIN(RADIANS([.B89]-120))" table:style-name="ce3">
            <text:p>-5591,9290</text:p>
          </table:table-cell>
          <table:table-cell office:value-type="float" office:value="-4383.7114678907747" table:formula="of:=[.$A$3]*SIN(RADIANS([.B89]+120))" table:style-name="ce3">
            <text:p>-4383,7115</text:p>
          </table:table-cell>
          <table:table-cell table:style-name="ce3"/>
          <table:table-cell office:value-type="float" office:value="2191.8557339453864" table:formula="of:=(MIN([.C89];[.D89];[.E89])+MAX([.C89];[.D89];[.E89]))/2" table:style-name="ce10">
            <text:p>2191,8557</text:p>
          </table:table-cell>
          <table:table-cell table:number-columns-repeated="4" table:style-name="ce3"/>
          <table:table-cell office:value-type="float" office:value="5114.8202512991211" table:formula="of:=[.C89]/2+127" table:style-name="ce11">
            <text:p>511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7" table:style-name="ce2">
            <text:p>87</text:p>
          </table:table-cell>
          <table:table-cell office:value-type="float" office:value="9986.295347545738" table:formula="of:=[.$A$3]*SIN(RADIANS([.B90]))" table:style-name="ce3">
            <text:p>9986,2953</text:p>
          </table:table-cell>
          <table:table-cell office:value-type="float" office:value="-5446.3903501502709" table:formula="of:=[.$A$3]*SIN(RADIANS([.B90]-120))" table:style-name="ce3">
            <text:p>-5446,3904</text:p>
          </table:table-cell>
          <table:table-cell office:value-type="float" office:value="-4539.904997395467" table:formula="of:=[.$A$3]*SIN(RADIANS([.B90]+120))" table:style-name="ce3">
            <text:p>-4539,9050</text:p>
          </table:table-cell>
          <table:table-cell table:style-name="ce3"/>
          <table:table-cell office:value-type="float" office:value="2269.9524986977335" table:formula="of:=(MIN([.C90];[.D90];[.E90])+MAX([.C90];[.D90];[.E90]))/2" table:style-name="ce10">
            <text:p>2269,9525</text:p>
          </table:table-cell>
          <table:table-cell table:number-columns-repeated="4" table:style-name="ce3"/>
          <table:table-cell office:value-type="float" office:value="5120.147673772869" table:formula="of:=[.C90]/2+127" table:style-name="ce11">
            <text:p>51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8" table:style-name="ce2">
            <text:p>88</text:p>
          </table:table-cell>
          <table:table-cell office:value-type="float" office:value="9993.9082701909574" table:formula="of:=[.$A$3]*SIN(RADIANS([.B91]))" table:style-name="ce3">
            <text:p>9993,9083</text:p>
          </table:table-cell>
          <table:table-cell office:value-type="float" office:value="-5299.1926423320492" table:formula="of:=[.$A$3]*SIN(RADIANS([.B91]-120))" table:style-name="ce3">
            <text:p>-5299,1926</text:p>
          </table:table-cell>
          <table:table-cell office:value-type="float" office:value="-4694.7156278589082" table:formula="of:=[.$A$3]*SIN(RADIANS([.B91]+120))" table:style-name="ce3">
            <text:p>-4694,7156</text:p>
          </table:table-cell>
          <table:table-cell table:style-name="ce3"/>
          <table:table-cell office:value-type="float" office:value="2347.3578139294541" table:formula="of:=(MIN([.C91];[.D91];[.E91])+MAX([.C91];[.D91];[.E91]))/2" table:style-name="ce10">
            <text:p>2347,3578</text:p>
          </table:table-cell>
          <table:table-cell table:number-columns-repeated="4" table:style-name="ce3"/>
          <table:table-cell office:value-type="float" office:value="5123.9541350954787" table:formula="of:=[.C91]/2+127" table:style-name="ce11">
            <text:p>51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9" table:style-name="ce2">
            <text:p>89</text:p>
          </table:table-cell>
          <table:table-cell office:value-type="float" office:value="9998.4769515639127" table:formula="of:=[.$A$3]*SIN(RADIANS([.B92]))" table:style-name="ce3">
            <text:p>9998,4770</text:p>
          </table:table-cell>
          <table:table-cell office:value-type="float" office:value="-5150.3807491005418" table:formula="of:=[.$A$3]*SIN(RADIANS([.B92]-120))" table:style-name="ce3">
            <text:p>-5150,3807</text:p>
          </table:table-cell>
          <table:table-cell office:value-type="float" office:value="-4848.0962024633691" table:formula="of:=[.$A$3]*SIN(RADIANS([.B92]+120))" table:style-name="ce3">
            <text:p>-4848,0962</text:p>
          </table:table-cell>
          <table:table-cell table:style-name="ce3"/>
          <table:table-cell office:value-type="float" office:value="2424.0481012316855" table:formula="of:=(MIN([.C92];[.D92];[.E92])+MAX([.C92];[.D92];[.E92]))/2" table:style-name="ce10">
            <text:p>2424,0481</text:p>
          </table:table-cell>
          <table:table-cell table:number-columns-repeated="4" table:style-name="ce3"/>
          <table:table-cell office:value-type="float" office:value="5126.2384757819564" table:formula="of:=[.C92]/2+127" table:style-name="ce11">
            <text:p>51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float" office:value="10000" table:formula="of:=[.$A$3]*SIN(RADIANS([.B93]))" table:style-name="ce3">
            <text:p>10000,0000</text:p>
          </table:table-cell>
          <table:table-cell office:value-type="float" office:value="-4999.9999999999991" table:formula="of:=[.$A$3]*SIN(RADIANS([.B93]-120))" table:style-name="ce3">
            <text:p>-5000,0000</text:p>
          </table:table-cell>
          <table:table-cell office:value-type="float" office:value="-5000.0000000000009" table:formula="of:=[.$A$3]*SIN(RADIANS([.B93]+120))" table:style-name="ce3">
            <text:p>-5000,0000</text:p>
          </table:table-cell>
          <table:table-cell table:style-name="ce3"/>
          <table:table-cell office:value-type="float" office:value="2499.9999999999995" table:formula="of:=(MIN([.C93];[.D93];[.E93])+MAX([.C93];[.D93];[.E93]))/2" table:style-name="ce10">
            <text:p>2500,0000</text:p>
          </table:table-cell>
          <table:table-cell table:number-columns-repeated="4" table:style-name="ce3"/>
          <table:table-cell office:value-type="float" office:value="5127" table:formula="of:=[.C93]/2+127" table:style-name="ce11">
            <text:p>51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1" table:style-name="ce2">
            <text:p>91</text:p>
          </table:table-cell>
          <table:table-cell office:value-type="float" office:value="9998.4769515639127" table:formula="of:=[.$A$3]*SIN(RADIANS([.B94]))" table:style-name="ce3">
            <text:p>9998,4770</text:p>
          </table:table-cell>
          <table:table-cell office:value-type="float" office:value="-4848.0962024633709" table:formula="of:=[.$A$3]*SIN(RADIANS([.B94]-120))" table:style-name="ce3">
            <text:p>-4848,0962</text:p>
          </table:table-cell>
          <table:table-cell office:value-type="float" office:value="-5150.3807491005418" table:formula="of:=[.$A$3]*SIN(RADIANS([.B94]+120))" table:style-name="ce3">
            <text:p>-5150,3807</text:p>
          </table:table-cell>
          <table:table-cell table:style-name="ce3"/>
          <table:table-cell office:value-type="float" office:value="2424.0481012316855" table:formula="of:=(MIN([.C94];[.D94];[.E94])+MAX([.C94];[.D94];[.E94]))/2" table:style-name="ce10">
            <text:p>2424,0481</text:p>
          </table:table-cell>
          <table:table-cell table:number-columns-repeated="4" table:style-name="ce3"/>
          <table:table-cell office:value-type="float" office:value="5126.2384757819564" table:formula="of:=[.C94]/2+127" table:style-name="ce11">
            <text:p>51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2" table:style-name="ce2">
            <text:p>92</text:p>
          </table:table-cell>
          <table:table-cell office:value-type="float" office:value="9993.9082701909574" table:formula="of:=[.$A$3]*SIN(RADIANS([.B95]))" table:style-name="ce3">
            <text:p>9993,9083</text:p>
          </table:table-cell>
          <table:table-cell office:value-type="float" office:value="-4694.7156278589082" table:formula="of:=[.$A$3]*SIN(RADIANS([.B95]-120))" table:style-name="ce3">
            <text:p>-4694,7156</text:p>
          </table:table-cell>
          <table:table-cell office:value-type="float" office:value="-5299.1926423320483" table:formula="of:=[.$A$3]*SIN(RADIANS([.B95]+120))" table:style-name="ce3">
            <text:p>-5299,1926</text:p>
          </table:table-cell>
          <table:table-cell table:style-name="ce3"/>
          <table:table-cell office:value-type="float" office:value="2347.3578139294546" table:formula="of:=(MIN([.C95];[.D95];[.E95])+MAX([.C95];[.D95];[.E95]))/2" table:style-name="ce10">
            <text:p>2347,3578</text:p>
          </table:table-cell>
          <table:table-cell table:number-columns-repeated="4" table:style-name="ce3"/>
          <table:table-cell office:value-type="float" office:value="5123.9541350954787" table:formula="of:=[.C95]/2+127" table:style-name="ce11">
            <text:p>51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3" table:style-name="ce2">
            <text:p>93</text:p>
          </table:table-cell>
          <table:table-cell office:value-type="float" office:value="9986.295347545738" table:formula="of:=[.$A$3]*SIN(RADIANS([.B96]))" table:style-name="ce3">
            <text:p>9986,2953</text:p>
          </table:table-cell>
          <table:table-cell office:value-type="float" office:value="-4539.9049973954679" table:formula="of:=[.$A$3]*SIN(RADIANS([.B96]-120))" table:style-name="ce3">
            <text:p>-4539,9050</text:p>
          </table:table-cell>
          <table:table-cell office:value-type="float" office:value="-5446.3903501502709" table:formula="of:=[.$A$3]*SIN(RADIANS([.B96]+120))" table:style-name="ce3">
            <text:p>-5446,3904</text:p>
          </table:table-cell>
          <table:table-cell table:style-name="ce3"/>
          <table:table-cell office:value-type="float" office:value="2269.9524986977335" table:formula="of:=(MIN([.C96];[.D96];[.E96])+MAX([.C96];[.D96];[.E96]))/2" table:style-name="ce10">
            <text:p>2269,9525</text:p>
          </table:table-cell>
          <table:table-cell table:number-columns-repeated="4" table:style-name="ce3"/>
          <table:table-cell office:value-type="float" office:value="5120.147673772869" table:formula="of:=[.C96]/2+127" table:style-name="ce11">
            <text:p>51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4" table:style-name="ce2">
            <text:p>94</text:p>
          </table:table-cell>
          <table:table-cell office:value-type="float" office:value="9975.6405025982422" table:formula="of:=[.$A$3]*SIN(RADIANS([.B97]))" table:style-name="ce3">
            <text:p>9975,6405</text:p>
          </table:table-cell>
          <table:table-cell office:value-type="float" office:value="-4383.7114678907737" table:formula="of:=[.$A$3]*SIN(RADIANS([.B97]-120))" table:style-name="ce3">
            <text:p>-4383,7115</text:p>
          </table:table-cell>
          <table:table-cell office:value-type="float" office:value="-5591.9290347074666" table:formula="of:=[.$A$3]*SIN(RADIANS([.B97]+120))" table:style-name="ce3">
            <text:p>-5591,9290</text:p>
          </table:table-cell>
          <table:table-cell table:style-name="ce3"/>
          <table:table-cell office:value-type="float" office:value="2191.8557339453878" table:formula="of:=(MIN([.C97];[.D97];[.E97])+MAX([.C97];[.D97];[.E97]))/2" table:style-name="ce10">
            <text:p>2191,8557</text:p>
          </table:table-cell>
          <table:table-cell table:number-columns-repeated="4" table:style-name="ce3"/>
          <table:table-cell office:value-type="float" office:value="5114.8202512991211" table:formula="of:=[.C97]/2+127" table:style-name="ce11">
            <text:p>511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float" office:value="9961.9469809174552" table:formula="of:=[.$A$3]*SIN(RADIANS([.B98]))" table:style-name="ce3">
            <text:p>9961,9470</text:p>
          </table:table-cell>
          <table:table-cell office:value-type="float" office:value="-4226.1826174069947" table:formula="of:=[.$A$3]*SIN(RADIANS([.B98]-120))" table:style-name="ce3">
            <text:p>-4226,1826</text:p>
          </table:table-cell>
          <table:table-cell office:value-type="float" office:value="-5735.7643635104614" table:formula="of:=[.$A$3]*SIN(RADIANS([.B98]+120))" table:style-name="ce3">
            <text:p>-5735,7644</text:p>
          </table:table-cell>
          <table:table-cell table:style-name="ce3"/>
          <table:table-cell office:value-type="float" office:value="2113.0913087034969" table:formula="of:=(MIN([.C98];[.D98];[.E98])+MAX([.C98];[.D98];[.E98]))/2" table:style-name="ce10">
            <text:p>2113,0913</text:p>
          </table:table-cell>
          <table:table-cell table:number-columns-repeated="4" table:style-name="ce3"/>
          <table:table-cell office:value-type="float" office:value="5107.9734904587276" table:formula="of:=[.C98]/2+127" table:style-name="ce11">
            <text:p>51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6" table:style-name="ce2">
            <text:p>96</text:p>
          </table:table-cell>
          <table:table-cell office:value-type="float" office:value="9945.2189536827336" table:formula="of:=[.$A$3]*SIN(RADIANS([.B99]))" table:style-name="ce3">
            <text:p>9945,2190</text:p>
          </table:table-cell>
          <table:table-cell office:value-type="float" office:value="-4067.366430758002" table:formula="of:=[.$A$3]*SIN(RADIANS([.B99]-120))" table:style-name="ce3">
            <text:p>-4067,3664</text:p>
          </table:table-cell>
          <table:table-cell office:value-type="float" office:value="-5877.8525229247307" table:formula="of:=[.$A$3]*SIN(RADIANS([.B99]+120))" table:style-name="ce3">
            <text:p>-5877,8525</text:p>
          </table:table-cell>
          <table:table-cell table:style-name="ce3"/>
          <table:table-cell office:value-type="float" office:value="2033.6832153790015" table:formula="of:=(MIN([.C99];[.D99];[.E99])+MAX([.C99];[.D99];[.E99]))/2" table:style-name="ce10">
            <text:p>2033,6832</text:p>
          </table:table-cell>
          <table:table-cell table:number-columns-repeated="4" table:style-name="ce3"/>
          <table:table-cell office:value-type="float" office:value="5099.6094768413668" table:formula="of:=[.C99]/2+127" table:style-name="ce11">
            <text:p>51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7" table:style-name="ce2">
            <text:p>97</text:p>
          </table:table-cell>
          <table:table-cell office:value-type="float" office:value="9925.461516413221" table:formula="of:=[.$A$3]*SIN(RADIANS([.B100]))" table:style-name="ce3">
            <text:p>9925,4615</text:p>
          </table:table-cell>
          <table:table-cell office:value-type="float" office:value="-3907.3112848927376" table:formula="of:=[.$A$3]*SIN(RADIANS([.B100]-120))" table:style-name="ce3">
            <text:p>-3907,3113</text:p>
          </table:table-cell>
          <table:table-cell office:value-type="float" office:value="-6018.1502315204834" table:formula="of:=[.$A$3]*SIN(RADIANS([.B100]+120))" table:style-name="ce3">
            <text:p>-6018,1502</text:p>
          </table:table-cell>
          <table:table-cell table:style-name="ce3"/>
          <table:table-cell office:value-type="float" office:value="1953.6556424463688" table:formula="of:=(MIN([.C100];[.D100];[.E100])+MAX([.C100];[.D100];[.E100]))/2" table:style-name="ce10">
            <text:p>1953,6556</text:p>
          </table:table-cell>
          <table:table-cell table:number-columns-repeated="4" table:style-name="ce3"/>
          <table:table-cell office:value-type="float" office:value="5089.7307582066105" table:formula="of:=[.C100]/2+127" table:style-name="ce11">
            <text:p>509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8" table:style-name="ce2">
            <text:p>98</text:p>
          </table:table-cell>
          <table:table-cell office:value-type="float" office:value="9902.6806874157028" table:formula="of:=[.$A$3]*SIN(RADIANS([.B101]))" table:style-name="ce3">
            <text:p>9902,6807</text:p>
          </table:table-cell>
          <table:table-cell office:value-type="float" office:value="-3746.0659341591199" table:formula="of:=[.$A$3]*SIN(RADIANS([.B101]-120))" table:style-name="ce3">
            <text:p>-3746,0659</text:p>
          </table:table-cell>
          <table:table-cell office:value-type="float" office:value="-6156.6147532565819" table:formula="of:=[.$A$3]*SIN(RADIANS([.B101]+120))" table:style-name="ce3">
            <text:p>-6156,6148</text:p>
          </table:table-cell>
          <table:table-cell table:style-name="ce3"/>
          <table:table-cell office:value-type="float" office:value="1873.0329670795604" table:formula="of:=(MIN([.C101];[.D101];[.E101])+MAX([.C101];[.D101];[.E101]))/2" table:style-name="ce10">
            <text:p>1873,0330</text:p>
          </table:table-cell>
          <table:table-cell table:number-columns-repeated="4" table:style-name="ce3"/>
          <table:table-cell office:value-type="float" office:value="5078.3403437078514" table:formula="of:=[.C101]/2+127" table:style-name="ce11">
            <text:p>507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9" table:style-name="ce2">
            <text:p>99</text:p>
          </table:table-cell>
          <table:table-cell office:value-type="float" office:value="9876.8834059513774" table:formula="of:=[.$A$3]*SIN(RADIANS([.B102]))" table:style-name="ce3">
            <text:p>9876,8834</text:p>
          </table:table-cell>
          <table:table-cell office:value-type="float" office:value="-3583.6794954530028" table:formula="of:=[.$A$3]*SIN(RADIANS([.B102]-120))" table:style-name="ce3">
            <text:p>-3583,6795</text:p>
          </table:table-cell>
          <table:table-cell office:value-type="float" office:value="-6293.203910498376" table:formula="of:=[.$A$3]*SIN(RADIANS([.B102]+120))" table:style-name="ce3">
            <text:p>-6293,2039</text:p>
          </table:table-cell>
          <table:table-cell table:style-name="ce3"/>
          <table:table-cell office:value-type="float" office:value="1791.8397477265007" table:formula="of:=(MIN([.C102];[.D102];[.E102])+MAX([.C102];[.D102];[.E102]))/2" table:style-name="ce10">
            <text:p>1791,8397</text:p>
          </table:table-cell>
          <table:table-cell table:number-columns-repeated="4" table:style-name="ce3"/>
          <table:table-cell office:value-type="float" office:value="5065.4417029756887" table:formula="of:=[.C102]/2+127" table:style-name="ce11">
            <text:p>50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0" table:style-name="ce2">
            <text:p>100</text:p>
          </table:table-cell>
          <table:table-cell office:value-type="float" office:value="9848.0775301220801" table:formula="of:=[.$A$3]*SIN(RADIANS([.B103]))" table:style-name="ce3">
            <text:p>9848,0775</text:p>
          </table:table-cell>
          <table:table-cell office:value-type="float" office:value="-3420.2014332566873" table:formula="of:=[.$A$3]*SIN(RADIANS([.B103]-120))" table:style-name="ce3">
            <text:p>-3420,2014</text:p>
          </table:table-cell>
          <table:table-cell office:value-type="float" office:value="-6427.8760968653924" table:formula="of:=[.$A$3]*SIN(RADIANS([.B103]+120))" table:style-name="ce3">
            <text:p>-6427,8761</text:p>
          </table:table-cell>
          <table:table-cell table:style-name="ce3"/>
          <table:table-cell office:value-type="float" office:value="1710.1007166283439" table:formula="of:=(MIN([.C103];[.D103];[.E103])+MAX([.C103];[.D103];[.E103]))/2" table:style-name="ce10">
            <text:p>1710,1007</text:p>
          </table:table-cell>
          <table:table-cell table:number-columns-repeated="4" table:style-name="ce3"/>
          <table:table-cell office:value-type="float" office:value="5051.0387650610401" table:formula="of:=[.C103]/2+127" table:style-name="ce11">
            <text:p>50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1" table:style-name="ce2">
            <text:p>101</text:p>
          </table:table-cell>
          <table:table-cell office:value-type="float" office:value="9816.2718344766399" table:formula="of:=[.$A$3]*SIN(RADIANS([.B104]))" table:style-name="ce3">
            <text:p>9816,2718</text:p>
          </table:table-cell>
          <table:table-cell office:value-type="float" office:value="-3255.681544571567" table:formula="of:=[.$A$3]*SIN(RADIANS([.B104]-120))" table:style-name="ce3">
            <text:p>-3255,6815</text:p>
          </table:table-cell>
          <table:table-cell office:value-type="float" office:value="-6560.5902899050707" table:formula="of:=[.$A$3]*SIN(RADIANS([.B104]+120))" table:style-name="ce3">
            <text:p>-6560,5903</text:p>
          </table:table-cell>
          <table:table-cell table:style-name="ce3"/>
          <table:table-cell office:value-type="float" office:value="1627.8407722857846" table:formula="of:=(MIN([.C104];[.D104];[.E104])+MAX([.C104];[.D104];[.E104]))/2" table:style-name="ce10">
            <text:p>1627,8408</text:p>
          </table:table-cell>
          <table:table-cell table:number-columns-repeated="4" table:style-name="ce3"/>
          <table:table-cell office:value-type="float" office:value="5035.13591723832" table:formula="of:=[.C104]/2+127" table:style-name="ce11">
            <text:p>50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2" table:style-name="ce2">
            <text:p>102</text:p>
          </table:table-cell>
          <table:table-cell office:value-type="float" office:value="9781.4760073380567" table:formula="of:=[.$A$3]*SIN(RADIANS([.B105]))" table:style-name="ce3">
            <text:p>9781,4760</text:p>
          </table:table-cell>
          <table:table-cell office:value-type="float" office:value="-3090.169943749474" table:formula="of:=[.$A$3]*SIN(RADIANS([.B105]-120))" table:style-name="ce3">
            <text:p>-3090,1699</text:p>
          </table:table-cell>
          <table:table-cell office:value-type="float" office:value="-6691.3060635885822" table:formula="of:=[.$A$3]*SIN(RADIANS([.B105]+120))" table:style-name="ce3">
            <text:p>-6691,3061</text:p>
          </table:table-cell>
          <table:table-cell table:style-name="ce3"/>
          <table:table-cell office:value-type="float" office:value="1545.0849718747372" table:formula="of:=(MIN([.C105];[.D105];[.E105])+MAX([.C105];[.D105];[.E105]))/2" table:style-name="ce10">
            <text:p>1545,0850</text:p>
          </table:table-cell>
          <table:table-cell table:number-columns-repeated="4" table:style-name="ce3"/>
          <table:table-cell office:value-type="float" office:value="5017.7380036690283" table:formula="of:=[.C105]/2+127" table:style-name="ce11">
            <text:p>50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3" table:style-name="ce2">
            <text:p>103</text:p>
          </table:table-cell>
          <table:table-cell office:value-type="float" office:value="9743.7006478523526" table:formula="of:=[.$A$3]*SIN(RADIANS([.B106]))" table:style-name="ce3">
            <text:p>9743,7006</text:p>
          </table:table-cell>
          <table:table-cell office:value-type="float" office:value="-2923.7170472273679" table:formula="of:=[.$A$3]*SIN(RADIANS([.B106]-120))" table:style-name="ce3">
            <text:p>-2923,7170</text:p>
          </table:table-cell>
          <table:table-cell office:value-type="float" office:value="-6819.9836006249834" table:formula="of:=[.$A$3]*SIN(RADIANS([.B106]+120))" table:style-name="ce3">
            <text:p>-6819,9836</text:p>
          </table:table-cell>
          <table:table-cell table:style-name="ce3"/>
          <table:table-cell office:value-type="float" office:value="1461.8585236136846" table:formula="of:=(MIN([.C106];[.D106];[.E106])+MAX([.C106];[.D106];[.E106]))/2" table:style-name="ce10">
            <text:p>1461,8585</text:p>
          </table:table-cell>
          <table:table-cell table:number-columns-repeated="4" table:style-name="ce3"/>
          <table:table-cell office:value-type="float" office:value="4998.8503239261763" table:formula="of:=[.C106]/2+127" table:style-name="ce11">
            <text:p>499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4" table:style-name="ce2">
            <text:p>104</text:p>
          </table:table-cell>
          <table:table-cell office:value-type="float" office:value="9702.9572627599646" table:formula="of:=[.$A$3]*SIN(RADIANS([.B107]))" table:style-name="ce3">
            <text:p>9702,9573</text:p>
          </table:table-cell>
          <table:table-cell office:value-type="float" office:value="-2756.3735581699916" table:formula="of:=[.$A$3]*SIN(RADIANS([.B107]-120))" table:style-name="ce3">
            <text:p>-2756,3736</text:p>
          </table:table-cell>
          <table:table-cell office:value-type="float" office:value="-6946.5837045899734" table:formula="of:=[.$A$3]*SIN(RADIANS([.B107]+120))" table:style-name="ce3">
            <text:p>-6946,5837</text:p>
          </table:table-cell>
          <table:table-cell table:style-name="ce3"/>
          <table:table-cell office:value-type="float" office:value="1378.1867790849956" table:formula="of:=(MIN([.C107];[.D107];[.E107])+MAX([.C107];[.D107];[.E107]))/2" table:style-name="ce10">
            <text:p>1378,1868</text:p>
          </table:table-cell>
          <table:table-cell table:number-columns-repeated="4" table:style-name="ce3"/>
          <table:table-cell office:value-type="float" office:value="4978.4786313799823" table:formula="of:=[.C107]/2+127" table:style-name="ce11">
            <text:p>497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5" table:style-name="ce2">
            <text:p>105</text:p>
          </table:table-cell>
          <table:table-cell office:value-type="float" office:value="9659.2582628906839" table:formula="of:=[.$A$3]*SIN(RADIANS([.B108]))" table:style-name="ce3">
            <text:p>9659,2583</text:p>
          </table:table-cell>
          <table:table-cell office:value-type="float" office:value="-2588.1904510252075" table:formula="of:=[.$A$3]*SIN(RADIANS([.B108]-120))" table:style-name="ce3">
            <text:p>-2588,1905</text:p>
          </table:table-cell>
          <table:table-cell office:value-type="float" office:value="-7071.0678118654751" table:formula="of:=[.$A$3]*SIN(RADIANS([.B108]+120))" table:style-name="ce3">
            <text:p>-7071,0678</text:p>
          </table:table-cell>
          <table:table-cell table:style-name="ce3"/>
          <table:table-cell office:value-type="float" office:value="1294.0952255126044" table:formula="of:=(MIN([.C108];[.D108];[.E108])+MAX([.C108];[.D108];[.E108]))/2" table:style-name="ce10">
            <text:p>1294,0952</text:p>
          </table:table-cell>
          <table:table-cell table:number-columns-repeated="4" table:style-name="ce3"/>
          <table:table-cell office:value-type="float" office:value="4956.629131445342" table:formula="of:=[.C108]/2+127" table:style-name="ce11">
            <text:p>49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6" table:style-name="ce2">
            <text:p>106</text:p>
          </table:table-cell>
          <table:table-cell office:value-type="float" office:value="9612.6169593831892" table:formula="of:=[.$A$3]*SIN(RADIANS([.B109]))" table:style-name="ce3">
            <text:p>9612,6170</text:p>
          </table:table-cell>
          <table:table-cell office:value-type="float" office:value="-2419.2189559966773" table:formula="of:=[.$A$3]*SIN(RADIANS([.B109]-120))" table:style-name="ce3">
            <text:p>-2419,2190</text:p>
          </table:table-cell>
          <table:table-cell office:value-type="float" office:value="-7193.3980033865118" table:formula="of:=[.$A$3]*SIN(RADIANS([.B109]+120))" table:style-name="ce3">
            <text:p>-7193,3980</text:p>
          </table:table-cell>
          <table:table-cell table:style-name="ce3"/>
          <table:table-cell office:value-type="float" office:value="1209.6094779983387" table:formula="of:=(MIN([.C109];[.D109];[.E109])+MAX([.C109];[.D109];[.E109]))/2" table:style-name="ce10">
            <text:p>1209,6095</text:p>
          </table:table-cell>
          <table:table-cell table:number-columns-repeated="4" table:style-name="ce3"/>
          <table:table-cell office:value-type="float" office:value="4933.3084796915946" table:formula="of:=[.C109]/2+127" table:style-name="ce11">
            <text:p>493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7" table:style-name="ce2">
            <text:p>107</text:p>
          </table:table-cell>
          <table:table-cell office:value-type="float" office:value="9563.047559630355" table:formula="of:=[.$A$3]*SIN(RADIANS([.B110]))" table:style-name="ce3">
            <text:p>9563,0476</text:p>
          </table:table-cell>
          <table:table-cell office:value-type="float" office:value="-2249.5105434386501" table:formula="of:=[.$A$3]*SIN(RADIANS([.B110]-120))" table:style-name="ce3">
            <text:p>-2249,5105</text:p>
          </table:table-cell>
          <table:table-cell office:value-type="float" office:value="-7313.5370161917044" table:formula="of:=[.$A$3]*SIN(RADIANS([.B110]+120))" table:style-name="ce3">
            <text:p>-7313,5370</text:p>
          </table:table-cell>
          <table:table-cell table:style-name="ce3"/>
          <table:table-cell office:value-type="float" office:value="1124.7552717193253" table:formula="of:=(MIN([.C110];[.D110];[.E110])+MAX([.C110];[.D110];[.E110]))/2" table:style-name="ce10">
            <text:p>1124,7553</text:p>
          </table:table-cell>
          <table:table-cell table:number-columns-repeated="4" table:style-name="ce3"/>
          <table:table-cell office:value-type="float" office:value="4908.5237798151775" table:formula="of:=[.C110]/2+127" table:style-name="ce11">
            <text:p>49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8" table:style-name="ce2">
            <text:p>108</text:p>
          </table:table-cell>
          <table:table-cell office:value-type="float" office:value="9510.565162951536" table:formula="of:=[.$A$3]*SIN(RADIANS([.B111]))" table:style-name="ce3">
            <text:p>9510,5652</text:p>
          </table:table-cell>
          <table:table-cell office:value-type="float" office:value="-2079.1169081775934" table:formula="of:=[.$A$3]*SIN(RADIANS([.B111]-120))" table:style-name="ce3">
            <text:p>-2079,1169</text:p>
          </table:table-cell>
          <table:table-cell office:value-type="float" office:value="-7431.4482547739435" table:formula="of:=[.$A$3]*SIN(RADIANS([.B111]+120))" table:style-name="ce3">
            <text:p>-7431,4483</text:p>
          </table:table-cell>
          <table:table-cell table:style-name="ce3"/>
          <table:table-cell office:value-type="float" office:value="1039.5584540887962" table:formula="of:=(MIN([.C111];[.D111];[.E111])+MAX([.C111];[.D111];[.E111]))/2" table:style-name="ce10">
            <text:p>1039,5585</text:p>
          </table:table-cell>
          <table:table-cell table:number-columns-repeated="4" table:style-name="ce3"/>
          <table:table-cell office:value-type="float" office:value="4882.282581475768" table:formula="of:=[.C111]/2+127" table:style-name="ce11">
            <text:p>48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9" table:style-name="ce2">
            <text:p>109</text:p>
          </table:table-cell>
          <table:table-cell office:value-type="float" office:value="9455.1857559931686" table:formula="of:=[.$A$3]*SIN(RADIANS([.B112]))" table:style-name="ce3">
            <text:p>9455,1858</text:p>
          </table:table-cell>
          <table:table-cell office:value-type="float" office:value="-1908.0899537654479" table:formula="of:=[.$A$3]*SIN(RADIANS([.B112]-120))" table:style-name="ce3">
            <text:p>-1908,0900</text:p>
          </table:table-cell>
          <table:table-cell office:value-type="float" office:value="-7547.09580222772" table:formula="of:=[.$A$3]*SIN(RADIANS([.B112]+120))" table:style-name="ce3">
            <text:p>-7547,0958</text:p>
          </table:table-cell>
          <table:table-cell table:style-name="ce3"/>
          <table:table-cell office:value-type="float" office:value="954.04497688272431" table:formula="of:=(MIN([.C112];[.D112];[.E112])+MAX([.C112];[.D112];[.E112]))/2" table:style-name="ce10">
            <text:p>954,0450</text:p>
          </table:table-cell>
          <table:table-cell table:number-columns-repeated="4" table:style-name="ce3"/>
          <table:table-cell office:value-type="float" office:value="4854.5928779965843" table:formula="of:=[.C112]/2+127" table:style-name="ce11">
            <text:p>48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0" table:style-name="ce2">
            <text:p>110</text:p>
          </table:table-cell>
          <table:table-cell office:value-type="float" office:value="9396.9262078590837" table:formula="of:=[.$A$3]*SIN(RADIANS([.B113]))" table:style-name="ce3">
            <text:p>9396,9262</text:p>
          </table:table-cell>
          <table:table-cell office:value-type="float" office:value="-1736.4817766693034" table:formula="of:=[.$A$3]*SIN(RADIANS([.B113]-120))" table:style-name="ce3">
            <text:p>-1736,4818</text:p>
          </table:table-cell>
          <table:table-cell office:value-type="float" office:value="-7660.4444311897787" table:formula="of:=[.$A$3]*SIN(RADIANS([.B113]+120))" table:style-name="ce3">
            <text:p>-7660,4444</text:p>
          </table:table-cell>
          <table:table-cell table:style-name="ce3"/>
          <table:table-cell office:value-type="float" office:value="868.24088833465248" table:formula="of:=(MIN([.C113];[.D113];[.E113])+MAX([.C113];[.D113];[.E113]))/2" table:style-name="ce10">
            <text:p>868,2409</text:p>
          </table:table-cell>
          <table:table-cell table:number-columns-repeated="4" table:style-name="ce3"/>
          <table:table-cell office:value-type="float" office:value="4825.4631039295418" table:formula="of:=[.C113]/2+127" table:style-name="ce11">
            <text:p>482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1" table:style-name="ce2">
            <text:p>111</text:p>
          </table:table-cell>
          <table:table-cell office:value-type="float" office:value="9335.8042649720173" table:formula="of:=[.$A$3]*SIN(RADIANS([.B114]))" table:style-name="ce3">
            <text:p>9335,8043</text:p>
          </table:table-cell>
          <table:table-cell office:value-type="float" office:value="-1564.3446504023086" table:formula="of:=[.$A$3]*SIN(RADIANS([.B114]-120))" table:style-name="ce3">
            <text:p>-1564,3447</text:p>
          </table:table-cell>
          <table:table-cell office:value-type="float" office:value="-7771.459614569706" table:formula="of:=[.$A$3]*SIN(RADIANS([.B114]+120))" table:style-name="ce3">
            <text:p>-7771,4596</text:p>
          </table:table-cell>
          <table:table-cell table:style-name="ce3"/>
          <table:table-cell office:value-type="float" office:value="782.17232520115567" table:formula="of:=(MIN([.C114];[.D114];[.E114])+MAX([.C114];[.D114];[.E114]))/2" table:style-name="ce10">
            <text:p>782,1723</text:p>
          </table:table-cell>
          <table:table-cell table:number-columns-repeated="4" table:style-name="ce3"/>
          <table:table-cell office:value-type="float" office:value="4794.9021324860087" table:formula="of:=[.C114]/2+127" table:style-name="ce11">
            <text:p>479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2" table:style-name="ce2">
            <text:p>112</text:p>
          </table:table-cell>
          <table:table-cell office:value-type="float" office:value="9271.8385456678734" table:formula="of:=[.$A$3]*SIN(RADIANS([.B115]))" table:style-name="ce3">
            <text:p>9271,8385</text:p>
          </table:table-cell>
          <table:table-cell office:value-type="float" office:value="-1391.7310096006545" table:formula="of:=[.$A$3]*SIN(RADIANS([.B115]-120))" table:style-name="ce3">
            <text:p>-1391,7310</text:p>
          </table:table-cell>
          <table:table-cell office:value-type="float" office:value="-7880.1075360672212" table:formula="of:=[.$A$3]*SIN(RADIANS([.B115]+120))" table:style-name="ce3">
            <text:p>-7880,1075</text:p>
          </table:table-cell>
          <table:table-cell table:style-name="ce3"/>
          <table:table-cell office:value-type="float" office:value="695.86550480032611" table:formula="of:=(MIN([.C115];[.D115];[.E115])+MAX([.C115];[.D115];[.E115]))/2" table:style-name="ce10">
            <text:p>695,8655</text:p>
          </table:table-cell>
          <table:table-cell table:number-columns-repeated="4" table:style-name="ce3"/>
          <table:table-cell office:value-type="float" office:value="4762.9192728339367" table:formula="of:=[.C115]/2+127" table:style-name="ce11">
            <text:p>476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3" table:style-name="ce2">
            <text:p>113</text:p>
          </table:table-cell>
          <table:table-cell office:value-type="float" office:value="9205.0485345244033" table:formula="of:=[.$A$3]*SIN(RADIANS([.B116]))" table:style-name="ce3">
            <text:p>9205,0485</text:p>
          </table:table-cell>
          <table:table-cell office:value-type="float" office:value="-1218.6934340514747" table:formula="of:=[.$A$3]*SIN(RADIANS([.B116]-120))" table:style-name="ce3">
            <text:p>-1218,6934</text:p>
          </table:table-cell>
          <table:table-cell office:value-type="float" office:value="-7986.3551004729279" table:formula="of:=[.$A$3]*SIN(RADIANS([.B116]+120))" table:style-name="ce3">
            <text:p>-7986,3551</text:p>
          </table:table-cell>
          <table:table-cell table:style-name="ce3"/>
          <table:table-cell office:value-type="float" office:value="609.34671702573769" table:formula="of:=(MIN([.C116];[.D116];[.E116])+MAX([.C116];[.D116];[.E116]))/2" table:style-name="ce10">
            <text:p>609,3467</text:p>
          </table:table-cell>
          <table:table-cell table:number-columns-repeated="4" table:style-name="ce3"/>
          <table:table-cell office:value-type="float" office:value="4729.5242672622016" table:formula="of:=[.C116]/2+127" table:style-name="ce11">
            <text:p>47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4" table:style-name="ce2">
            <text:p>114</text:p>
          </table:table-cell>
          <table:table-cell office:value-type="float" office:value="9135.4545764260092" table:formula="of:=[.$A$3]*SIN(RADIANS([.B117]))" table:style-name="ce3">
            <text:p>9135,4546</text:p>
          </table:table-cell>
          <table:table-cell office:value-type="float" office:value="-1045.2846326765348" table:formula="of:=[.$A$3]*SIN(RADIANS([.B117]-120))" table:style-name="ce3">
            <text:p>-1045,2846</text:p>
          </table:table-cell>
          <table:table-cell office:value-type="float" office:value="-8090.1699437494735" table:formula="of:=[.$A$3]*SIN(RADIANS([.B117]+120))" table:style-name="ce3">
            <text:p>-8090,1699</text:p>
          </table:table-cell>
          <table:table-cell table:style-name="ce3"/>
          <table:table-cell office:value-type="float" office:value="522.64231633826785" table:formula="of:=(MIN([.C117];[.D117];[.E117])+MAX([.C117];[.D117];[.E117]))/2" table:style-name="ce10">
            <text:p>522,6423</text:p>
          </table:table-cell>
          <table:table-cell table:number-columns-repeated="4" table:style-name="ce3"/>
          <table:table-cell office:value-type="float" office:value="4694.7272882130046" table:formula="of:=[.C117]/2+127" table:style-name="ce11">
            <text:p>469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5" table:style-name="ce2">
            <text:p>115</text:p>
          </table:table-cell>
          <table:table-cell office:value-type="float" office:value="9063.0778703665001" table:formula="of:=[.$A$3]*SIN(RADIANS([.B118]))" table:style-name="ce3">
            <text:p>9063,0779</text:p>
          </table:table-cell>
          <table:table-cell office:value-type="float" office:value="-871.55742747658167" table:formula="of:=[.$A$3]*SIN(RADIANS([.B118]-120))" table:style-name="ce3">
            <text:p>-871,5574</text:p>
          </table:table-cell>
          <table:table-cell office:value-type="float" office:value="-8191.520442889916" table:formula="of:=[.$A$3]*SIN(RADIANS([.B118]+120))" table:style-name="ce3">
            <text:p>-8191,5204</text:p>
          </table:table-cell>
          <table:table-cell table:style-name="ce3"/>
          <table:table-cell office:value-type="float" office:value="435.77871373829203" table:formula="of:=(MIN([.C118];[.D118];[.E118])+MAX([.C118];[.D118];[.E118]))/2" table:style-name="ce10">
            <text:p>435,7787</text:p>
          </table:table-cell>
          <table:table-cell table:number-columns-repeated="4" table:style-name="ce3"/>
          <table:table-cell office:value-type="float" office:value="4658.53893518325" table:formula="of:=[.C118]/2+127" table:style-name="ce11">
            <text:p>465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6" table:style-name="ce2">
            <text:p>116</text:p>
          </table:table-cell>
          <table:table-cell office:value-type="float" office:value="8987.9404629916698" table:formula="of:=[.$A$3]*SIN(RADIANS([.B119]))" table:style-name="ce3">
            <text:p>8987,9405</text:p>
          </table:table-cell>
          <table:table-cell office:value-type="float" office:value="-697.56473744125299" table:formula="of:=[.$A$3]*SIN(RADIANS([.B119]-120))" table:style-name="ce3">
            <text:p>-697,5647</text:p>
          </table:table-cell>
          <table:table-cell office:value-type="float" office:value="-8290.3757255504188" table:formula="of:=[.$A$3]*SIN(RADIANS([.B119]+120))" table:style-name="ce3">
            <text:p>-8290,3757</text:p>
          </table:table-cell>
          <table:table-cell table:style-name="ce3"/>
          <table:table-cell office:value-type="float" office:value="348.78236872062553" table:formula="of:=(MIN([.C119];[.D119];[.E119])+MAX([.C119];[.D119];[.E119]))/2" table:style-name="ce10">
            <text:p>348,7824</text:p>
          </table:table-cell>
          <table:table-cell table:number-columns-repeated="4" table:style-name="ce3"/>
          <table:table-cell office:value-type="float" office:value="4620.9702314958349" table:formula="of:=[.C119]/2+127" table:style-name="ce11">
            <text:p>46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7" table:style-name="ce2">
            <text:p>117</text:p>
          </table:table-cell>
          <table:table-cell office:value-type="float" office:value="8910.0652418836798" table:formula="of:=[.$A$3]*SIN(RADIANS([.B120]))" table:style-name="ce3">
            <text:p>8910,0652</text:p>
          </table:table-cell>
          <table:table-cell office:value-type="float" office:value="-523.35956242943837" table:formula="of:=[.$A$3]*SIN(RADIANS([.B120]-120))" table:style-name="ce3">
            <text:p>-523,3596</text:p>
          </table:table-cell>
          <table:table-cell office:value-type="float" office:value="-8386.7056794542405" table:formula="of:=[.$A$3]*SIN(RADIANS([.B120]+120))" table:style-name="ce3">
            <text:p>-8386,7057</text:p>
          </table:table-cell>
          <table:table-cell table:style-name="ce3"/>
          <table:table-cell office:value-type="float" office:value="261.6797812147197" table:formula="of:=(MIN([.C120];[.D120];[.E120])+MAX([.C120];[.D120];[.E120]))/2" table:style-name="ce10">
            <text:p>261,6798</text:p>
          </table:table-cell>
          <table:table-cell table:number-columns-repeated="4" table:style-name="ce3"/>
          <table:table-cell office:value-type="float" office:value="4582.0326209418399" table:formula="of:=[.C120]/2+127" table:style-name="ce11">
            <text:p>45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8" table:style-name="ce2">
            <text:p>118</text:p>
          </table:table-cell>
          <table:table-cell office:value-type="float" office:value="8829.4759285892687" table:formula="of:=[.$A$3]*SIN(RADIANS([.B121]))" table:style-name="ce3">
            <text:p>8829,4759</text:p>
          </table:table-cell>
          <table:table-cell office:value-type="float" office:value="-348.99496702500971" table:formula="of:=[.$A$3]*SIN(RADIANS([.B121]-120))" table:style-name="ce3">
            <text:p>-348,9950</text:p>
          </table:table-cell>
          <table:table-cell office:value-type="float" office:value="-8480.4809615642589" table:formula="of:=[.$A$3]*SIN(RADIANS([.B121]+120))" table:style-name="ce3">
            <text:p>-8480,4810</text:p>
          </table:table-cell>
          <table:table-cell table:style-name="ce3"/>
          <table:table-cell office:value-type="float" office:value="174.49748351250491" table:formula="of:=(MIN([.C121];[.D121];[.E121])+MAX([.C121];[.D121];[.E121]))/2" table:style-name="ce10">
            <text:p>174,4975</text:p>
          </table:table-cell>
          <table:table-cell table:number-columns-repeated="4" table:style-name="ce3"/>
          <table:table-cell office:value-type="float" office:value="4541.7379642946344" table:formula="of:=[.C121]/2+127" table:style-name="ce11">
            <text:p>454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9" table:style-name="ce2">
            <text:p>119</text:p>
          </table:table-cell>
          <table:table-cell office:value-type="float" office:value="8746.197071393959" table:formula="of:=[.$A$3]*SIN(RADIANS([.B122]))" table:style-name="ce3">
            <text:p>8746,1971</text:p>
          </table:table-cell>
          <table:table-cell office:value-type="float" office:value="-174.52406437283511" table:formula="of:=[.$A$3]*SIN(RADIANS([.B122]-120))" table:style-name="ce3">
            <text:p>-174,5241</text:p>
          </table:table-cell>
          <table:table-cell office:value-type="float" office:value="-8571.6730070211215" table:formula="of:=[.$A$3]*SIN(RADIANS([.B122]+120))" table:style-name="ce3">
            <text:p>-8571,6730</text:p>
          </table:table-cell>
          <table:table-cell table:style-name="ce3"/>
          <table:table-cell office:value-type="float" office:value="87.262032186418764" table:formula="of:=(MIN([.C122];[.D122];[.E122])+MAX([.C122];[.D122];[.E122]))/2" table:style-name="ce10">
            <text:p>87,2620</text:p>
          </table:table-cell>
          <table:table-cell table:number-columns-repeated="4" table:style-name="ce3"/>
          <table:table-cell office:value-type="float" office:value="4500.0985356969795" table:formula="of:=[.C122]/2+127" table:style-name="ce11">
            <text:p>45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0" table:style-name="ce2">
            <text:p>120</text:p>
          </table:table-cell>
          <table:table-cell office:value-type="float" office:value="8660.2540378443864" table:formula="of:=[.$A$3]*SIN(RADIANS([.B123]))" table:style-name="ce3">
            <text:p>8660,2540</text:p>
          </table:table-cell>
          <table:table-cell office:value-type="float" office:value="0" table:formula="of:=[.$A$3]*SIN(RADIANS([.B123]-120))" table:style-name="ce3">
            <text:p>0,0000</text:p>
          </table:table-cell>
          <table:table-cell office:value-type="float" office:value="-8660.2540378443846" table:formula="of:=[.$A$3]*SIN(RADIANS([.B123]+120))" table:style-name="ce3">
            <text:p>-8660,2540</text:p>
          </table:table-cell>
          <table:table-cell table:style-name="ce3"/>
          <table:table-cell office:value-type="float" office:value="9.0949470177292824E-13" table:formula="of:=(MIN([.C123];[.D123];[.E123])+MAX([.C123];[.D123];[.E123]))/2" table:style-name="ce10">
            <text:p>0,0000</text:p>
          </table:table-cell>
          <table:table-cell table:number-columns-repeated="4" table:style-name="ce3"/>
          <table:table-cell office:value-type="float" office:value="4457.1270189221932" table:formula="of:=[.C123]/2+127" table:style-name="ce11">
            <text:p>44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1" table:style-name="ce2">
            <text:p>121</text:p>
          </table:table-cell>
          <table:table-cell office:value-type="float" office:value="8571.6730070211233" table:formula="of:=[.$A$3]*SIN(RADIANS([.B124]))" table:style-name="ce3">
            <text:p>8571,6730</text:p>
          </table:table-cell>
          <table:table-cell office:value-type="float" office:value="174.52406437283511" table:formula="of:=[.$A$3]*SIN(RADIANS([.B124]-120))" table:style-name="ce3">
            <text:p>174,5241</text:p>
          </table:table-cell>
          <table:table-cell office:value-type="float" office:value="-8746.197071393959" table:formula="of:=[.$A$3]*SIN(RADIANS([.B124]+120))" table:style-name="ce3">
            <text:p>-8746,1971</text:p>
          </table:table-cell>
          <table:table-cell table:style-name="ce3"/>
          <table:table-cell office:value-type="float" office:value="-87.262032186417855" table:formula="of:=(MIN([.C124];[.D124];[.E124])+MAX([.C124];[.D124];[.E124]))/2" table:style-name="ce10">
            <text:p>-87,2620</text:p>
          </table:table-cell>
          <table:table-cell table:number-columns-repeated="4" table:style-name="ce3"/>
          <table:table-cell office:value-type="float" office:value="4412.8365035105617" table:formula="of:=[.C124]/2+127" table:style-name="ce11">
            <text:p>44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2" table:style-name="ce2">
            <text:p>122</text:p>
          </table:table-cell>
          <table:table-cell office:value-type="float" office:value="8480.4809615642607" table:formula="of:=[.$A$3]*SIN(RADIANS([.B125]))" table:style-name="ce3">
            <text:p>8480,4810</text:p>
          </table:table-cell>
          <table:table-cell office:value-type="float" office:value="348.99496702500971" table:formula="of:=[.$A$3]*SIN(RADIANS([.B125]-120))" table:style-name="ce3">
            <text:p>348,9950</text:p>
          </table:table-cell>
          <table:table-cell office:value-type="float" office:value="-8829.4759285892706" table:formula="of:=[.$A$3]*SIN(RADIANS([.B125]+120))" table:style-name="ce3">
            <text:p>-8829,4759</text:p>
          </table:table-cell>
          <table:table-cell table:style-name="ce3"/>
          <table:table-cell office:value-type="float" office:value="-174.49748351250491" table:formula="of:=(MIN([.C125];[.D125];[.E125])+MAX([.C125];[.D125];[.E125]))/2" table:style-name="ce10">
            <text:p>-174,4975</text:p>
          </table:table-cell>
          <table:table-cell table:number-columns-repeated="4" table:style-name="ce3"/>
          <table:table-cell office:value-type="float" office:value="4367.2404807821304" table:formula="of:=[.C125]/2+127" table:style-name="ce11">
            <text:p>43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3" table:style-name="ce2">
            <text:p>123</text:p>
          </table:table-cell>
          <table:table-cell office:value-type="float" office:value="8386.7056794542386" table:formula="of:=[.$A$3]*SIN(RADIANS([.B126]))" table:style-name="ce3">
            <text:p>8386,7057</text:p>
          </table:table-cell>
          <table:table-cell office:value-type="float" office:value="523.35956242943837" table:formula="of:=[.$A$3]*SIN(RADIANS([.B126]-120))" table:style-name="ce3">
            <text:p>523,3596</text:p>
          </table:table-cell>
          <table:table-cell office:value-type="float" office:value="-8910.065241883678" table:formula="of:=[.$A$3]*SIN(RADIANS([.B126]+120))" table:style-name="ce3">
            <text:p>-8910,0652</text:p>
          </table:table-cell>
          <table:table-cell table:style-name="ce3"/>
          <table:table-cell office:value-type="float" office:value="-261.6797812147197" table:formula="of:=(MIN([.C126];[.D126];[.E126])+MAX([.C126];[.D126];[.E126]))/2" table:style-name="ce10">
            <text:p>-261,6798</text:p>
          </table:table-cell>
          <table:table-cell table:number-columns-repeated="4" table:style-name="ce3"/>
          <table:table-cell office:value-type="float" office:value="4320.3528397271193" table:formula="of:=[.C126]/2+127" table:style-name="ce11">
            <text:p>43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4" table:style-name="ce2">
            <text:p>124</text:p>
          </table:table-cell>
          <table:table-cell office:value-type="float" office:value="8290.375725550417" table:formula="of:=[.$A$3]*SIN(RADIANS([.B127]))" table:style-name="ce3">
            <text:p>8290,3757</text:p>
          </table:table-cell>
          <table:table-cell office:value-type="float" office:value="697.56473744125299" table:formula="of:=[.$A$3]*SIN(RADIANS([.B127]-120))" table:style-name="ce3">
            <text:p>697,5647</text:p>
          </table:table-cell>
          <table:table-cell office:value-type="float" office:value="-8987.940462991668" table:formula="of:=[.$A$3]*SIN(RADIANS([.B127]+120))" table:style-name="ce3">
            <text:p>-8987,9405</text:p>
          </table:table-cell>
          <table:table-cell table:style-name="ce3"/>
          <table:table-cell office:value-type="float" office:value="-348.78236872062553" table:formula="of:=(MIN([.C127];[.D127];[.E127])+MAX([.C127];[.D127];[.E127]))/2" table:style-name="ce10">
            <text:p>-348,7824</text:p>
          </table:table-cell>
          <table:table-cell table:number-columns-repeated="4" table:style-name="ce3"/>
          <table:table-cell office:value-type="float" office:value="4272.1878627752085" table:formula="of:=[.C127]/2+127" table:style-name="ce11">
            <text:p>42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5" table:style-name="ce2">
            <text:p>125</text:p>
          </table:table-cell>
          <table:table-cell office:value-type="float" office:value="8191.5204428899169" table:formula="of:=[.$A$3]*SIN(RADIANS([.B128]))" table:style-name="ce3">
            <text:p>8191,5204</text:p>
          </table:table-cell>
          <table:table-cell office:value-type="float" office:value="871.55742747658167" table:formula="of:=[.$A$3]*SIN(RADIANS([.B128]-120))" table:style-name="ce3">
            <text:p>871,5574</text:p>
          </table:table-cell>
          <table:table-cell office:value-type="float" office:value="-9063.0778703665001" table:formula="of:=[.$A$3]*SIN(RADIANS([.B128]+120))" table:style-name="ce3">
            <text:p>-9063,0779</text:p>
          </table:table-cell>
          <table:table-cell table:style-name="ce3"/>
          <table:table-cell office:value-type="float" office:value="-435.77871373829157" table:formula="of:=(MIN([.C128];[.D128];[.E128])+MAX([.C128];[.D128];[.E128]))/2" table:style-name="ce10">
            <text:p>-435,7787</text:p>
          </table:table-cell>
          <table:table-cell table:number-columns-repeated="4" table:style-name="ce3"/>
          <table:table-cell office:value-type="float" office:value="4222.760221444958" table:formula="of:=[.C128]/2+127" table:style-name="ce11">
            <text:p>42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6" table:style-name="ce2">
            <text:p>126</text:p>
          </table:table-cell>
          <table:table-cell office:value-type="float" office:value="8090.1699437494744" table:formula="of:=[.$A$3]*SIN(RADIANS([.B129]))" table:style-name="ce3">
            <text:p>8090,1699</text:p>
          </table:table-cell>
          <table:table-cell office:value-type="float" office:value="1045.2846326765348" table:formula="of:=[.$A$3]*SIN(RADIANS([.B129]-120))" table:style-name="ce3">
            <text:p>1045,2846</text:p>
          </table:table-cell>
          <table:table-cell office:value-type="float" office:value="-9135.4545764260092" table:formula="of:=[.$A$3]*SIN(RADIANS([.B129]+120))" table:style-name="ce3">
            <text:p>-9135,4546</text:p>
          </table:table-cell>
          <table:table-cell table:style-name="ce3"/>
          <table:table-cell office:value-type="float" office:value="-522.64231633826739" table:formula="of:=(MIN([.C129];[.D129];[.E129])+MAX([.C129];[.D129];[.E129]))/2" table:style-name="ce10">
            <text:p>-522,6423</text:p>
          </table:table-cell>
          <table:table-cell table:number-columns-repeated="4" table:style-name="ce3"/>
          <table:table-cell office:value-type="float" office:value="4172.0849718747377" table:formula="of:=[.C129]/2+127" table:style-name="ce11">
            <text:p>41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7" table:style-name="ce2">
            <text:p>127</text:p>
          </table:table-cell>
          <table:table-cell office:value-type="float" office:value="7986.355100472927" table:formula="of:=[.$A$3]*SIN(RADIANS([.B130]))" table:style-name="ce3">
            <text:p>7986,3551</text:p>
          </table:table-cell>
          <table:table-cell office:value-type="float" office:value="1218.6934340514747" table:formula="of:=[.$A$3]*SIN(RADIANS([.B130]-120))" table:style-name="ce3">
            <text:p>1218,6934</text:p>
          </table:table-cell>
          <table:table-cell office:value-type="float" office:value="-9205.0485345244033" table:formula="of:=[.$A$3]*SIN(RADIANS([.B130]+120))" table:style-name="ce3">
            <text:p>-9205,0485</text:p>
          </table:table-cell>
          <table:table-cell table:style-name="ce3"/>
          <table:table-cell office:value-type="float" office:value="-609.34671702573814" table:formula="of:=(MIN([.C130];[.D130];[.E130])+MAX([.C130];[.D130];[.E130]))/2" table:style-name="ce10">
            <text:p>-609,3467</text:p>
          </table:table-cell>
          <table:table-cell table:number-columns-repeated="4" table:style-name="ce3"/>
          <table:table-cell office:value-type="float" office:value="4120.1775502364635" table:formula="of:=[.C130]/2+127" table:style-name="ce11">
            <text:p>41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8" table:style-name="ce2">
            <text:p>128</text:p>
          </table:table-cell>
          <table:table-cell office:value-type="float" office:value="7880.1075360672203" table:formula="of:=[.$A$3]*SIN(RADIANS([.B131]))" table:style-name="ce3">
            <text:p>7880,1075</text:p>
          </table:table-cell>
          <table:table-cell office:value-type="float" office:value="1391.7310096006545" table:formula="of:=[.$A$3]*SIN(RADIANS([.B131]-120))" table:style-name="ce3">
            <text:p>1391,7310</text:p>
          </table:table-cell>
          <table:table-cell office:value-type="float" office:value="-9271.8385456678734" table:formula="of:=[.$A$3]*SIN(RADIANS([.B131]+120))" table:style-name="ce3">
            <text:p>-9271,8385</text:p>
          </table:table-cell>
          <table:table-cell table:style-name="ce3"/>
          <table:table-cell office:value-type="float" office:value="-695.86550480032656" table:formula="of:=(MIN([.C131];[.D131];[.E131])+MAX([.C131];[.D131];[.E131]))/2" table:style-name="ce10">
            <text:p>-695,8655</text:p>
          </table:table-cell>
          <table:table-cell table:number-columns-repeated="4" table:style-name="ce3"/>
          <table:table-cell office:value-type="float" office:value="4067.0537680336101" table:formula="of:=[.C131]/2+127" table:style-name="ce11">
            <text:p>40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9" table:style-name="ce2">
            <text:p>129</text:p>
          </table:table-cell>
          <table:table-cell office:value-type="float" office:value="7771.4596145697105" table:formula="of:=[.$A$3]*SIN(RADIANS([.B132]))" table:style-name="ce3">
            <text:p>7771,4596</text:p>
          </table:table-cell>
          <table:table-cell office:value-type="float" office:value="1564.3446504023086" table:formula="of:=[.$A$3]*SIN(RADIANS([.B132]-120))" table:style-name="ce3">
            <text:p>1564,3447</text:p>
          </table:table-cell>
          <table:table-cell office:value-type="float" office:value="-9335.8042649720155" table:formula="of:=[.$A$3]*SIN(RADIANS([.B132]+120))" table:style-name="ce3">
            <text:p>-9335,8043</text:p>
          </table:table-cell>
          <table:table-cell table:style-name="ce3"/>
          <table:table-cell office:value-type="float" office:value="-782.17232520115249" table:formula="of:=(MIN([.C132];[.D132];[.E132])+MAX([.C132];[.D132];[.E132]))/2" table:style-name="ce10">
            <text:p>-782,1723</text:p>
          </table:table-cell>
          <table:table-cell table:number-columns-repeated="4" table:style-name="ce3"/>
          <table:table-cell office:value-type="float" office:value="4012.7298072848553" table:formula="of:=[.C132]/2+127" table:style-name="ce11">
            <text:p>40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0" table:style-name="ce2">
            <text:p>130</text:p>
          </table:table-cell>
          <table:table-cell office:value-type="float" office:value="7660.4444311897805" table:formula="of:=[.$A$3]*SIN(RADIANS([.B133]))" table:style-name="ce3">
            <text:p>7660,4444</text:p>
          </table:table-cell>
          <table:table-cell office:value-type="float" office:value="1736.4817766693034" table:formula="of:=[.$A$3]*SIN(RADIANS([.B133]-120))" table:style-name="ce3">
            <text:p>1736,4818</text:p>
          </table:table-cell>
          <table:table-cell office:value-type="float" office:value="-9396.9262078590837" table:formula="of:=[.$A$3]*SIN(RADIANS([.B133]+120))" table:style-name="ce3">
            <text:p>-9396,9262</text:p>
          </table:table-cell>
          <table:table-cell table:style-name="ce3"/>
          <table:table-cell office:value-type="float" office:value="-868.24088833465157" table:formula="of:=(MIN([.C133];[.D133];[.E133])+MAX([.C133];[.D133];[.E133]))/2" table:style-name="ce10">
            <text:p>-868,2409</text:p>
          </table:table-cell>
          <table:table-cell table:number-columns-repeated="4" table:style-name="ce3"/>
          <table:table-cell office:value-type="float" office:value="3957.2222155948903" table:formula="of:=[.C133]/2+127" table:style-name="ce11">
            <text:p>39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1" table:style-name="ce2">
            <text:p>131</text:p>
          </table:table-cell>
          <table:table-cell office:value-type="float" office:value="7547.0958022277209" table:formula="of:=[.$A$3]*SIN(RADIANS([.B134]))" table:style-name="ce3">
            <text:p>7547,0958</text:p>
          </table:table-cell>
          <table:table-cell office:value-type="float" office:value="1908.0899537654479" table:formula="of:=[.$A$3]*SIN(RADIANS([.B134]-120))" table:style-name="ce3">
            <text:p>1908,0900</text:p>
          </table:table-cell>
          <table:table-cell office:value-type="float" office:value="-9455.1857559931686" table:formula="of:=[.$A$3]*SIN(RADIANS([.B134]+120))" table:style-name="ce3">
            <text:p>-9455,1858</text:p>
          </table:table-cell>
          <table:table-cell table:style-name="ce3"/>
          <table:table-cell office:value-type="float" office:value="-954.04497688272386" table:formula="of:=(MIN([.C134];[.D134];[.E134])+MAX([.C134];[.D134];[.E134]))/2" table:style-name="ce10">
            <text:p>-954,0450</text:p>
          </table:table-cell>
          <table:table-cell table:number-columns-repeated="4" table:style-name="ce3"/>
          <table:table-cell office:value-type="float" office:value="3900.5479011138605" table:formula="of:=[.C134]/2+127" table:style-name="ce11">
            <text:p>39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2" table:style-name="ce2">
            <text:p>132</text:p>
          </table:table-cell>
          <table:table-cell office:value-type="float" office:value="7431.4482547739426" table:formula="of:=[.$A$3]*SIN(RADIANS([.B135]))" table:style-name="ce3">
            <text:p>7431,4483</text:p>
          </table:table-cell>
          <table:table-cell office:value-type="float" office:value="2079.1169081775934" table:formula="of:=[.$A$3]*SIN(RADIANS([.B135]-120))" table:style-name="ce3">
            <text:p>2079,1169</text:p>
          </table:table-cell>
          <table:table-cell office:value-type="float" office:value="-9510.565162951536" table:formula="of:=[.$A$3]*SIN(RADIANS([.B135]+120))" table:style-name="ce3">
            <text:p>-9510,5652</text:p>
          </table:table-cell>
          <table:table-cell table:style-name="ce3"/>
          <table:table-cell office:value-type="float" office:value="-1039.5584540887967" table:formula="of:=(MIN([.C135];[.D135];[.E135])+MAX([.C135];[.D135];[.E135]))/2" table:style-name="ce10">
            <text:p>-1039,5585</text:p>
          </table:table-cell>
          <table:table-cell table:number-columns-repeated="4" table:style-name="ce3"/>
          <table:table-cell office:value-type="float" office:value="3842.7241273869713" table:formula="of:=[.C135]/2+127" table:style-name="ce11">
            <text:p>384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3" table:style-name="ce2">
            <text:p>133</text:p>
          </table:table-cell>
          <table:table-cell office:value-type="float" office:value="7313.5370161917053" table:formula="of:=[.$A$3]*SIN(RADIANS([.B136]))" table:style-name="ce3">
            <text:p>7313,5370</text:p>
          </table:table-cell>
          <table:table-cell office:value-type="float" office:value="2249.5105434386501" table:formula="of:=[.$A$3]*SIN(RADIANS([.B136]-120))" table:style-name="ce3">
            <text:p>2249,5105</text:p>
          </table:table-cell>
          <table:table-cell office:value-type="float" office:value="-9563.0475596303531" table:formula="of:=[.$A$3]*SIN(RADIANS([.B136]+120))" table:style-name="ce3">
            <text:p>-9563,0476</text:p>
          </table:table-cell>
          <table:table-cell table:style-name="ce3"/>
          <table:table-cell office:value-type="float" office:value="-1124.7552717193239" table:formula="of:=(MIN([.C136];[.D136];[.E136])+MAX([.C136];[.D136];[.E136]))/2" table:style-name="ce10">
            <text:p>-1124,7553</text:p>
          </table:table-cell>
          <table:table-cell table:number-columns-repeated="4" table:style-name="ce3"/>
          <table:table-cell office:value-type="float" office:value="3783.7685080958527" table:formula="of:=[.C136]/2+127" table:style-name="ce11">
            <text:p>378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4" table:style-name="ce2">
            <text:p>134</text:p>
          </table:table-cell>
          <table:table-cell office:value-type="float" office:value="7193.3980033865109" table:formula="of:=[.$A$3]*SIN(RADIANS([.B137]))" table:style-name="ce3">
            <text:p>7193,3980</text:p>
          </table:table-cell>
          <table:table-cell office:value-type="float" office:value="2419.2189559966773" table:formula="of:=[.$A$3]*SIN(RADIANS([.B137]-120))" table:style-name="ce3">
            <text:p>2419,2190</text:p>
          </table:table-cell>
          <table:table-cell office:value-type="float" office:value="-9612.6169593831892" table:formula="of:=[.$A$3]*SIN(RADIANS([.B137]+120))" table:style-name="ce3">
            <text:p>-9612,6170</text:p>
          </table:table-cell>
          <table:table-cell table:style-name="ce3"/>
          <table:table-cell office:value-type="float" office:value="-1209.6094779983391" table:formula="of:=(MIN([.C137];[.D137];[.E137])+MAX([.C137];[.D137];[.E137]))/2" table:style-name="ce10">
            <text:p>-1209,6095</text:p>
          </table:table-cell>
          <table:table-cell table:number-columns-repeated="4" table:style-name="ce3"/>
          <table:table-cell office:value-type="float" office:value="3723.6990016932555" table:formula="of:=[.C137]/2+127" table:style-name="ce11">
            <text:p>37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5" table:style-name="ce2">
            <text:p>135</text:p>
          </table:table-cell>
          <table:table-cell office:value-type="float" office:value="7071.067811865476" table:formula="of:=[.$A$3]*SIN(RADIANS([.B138]))" table:style-name="ce3">
            <text:p>7071,0678</text:p>
          </table:table-cell>
          <table:table-cell office:value-type="float" office:value="2588.1904510252075" table:formula="of:=[.$A$3]*SIN(RADIANS([.B138]-120))" table:style-name="ce3">
            <text:p>2588,1905</text:p>
          </table:table-cell>
          <table:table-cell office:value-type="float" office:value="-9659.2582628906839" table:formula="of:=[.$A$3]*SIN(RADIANS([.B138]+120))" table:style-name="ce3">
            <text:p>-9659,2583</text:p>
          </table:table-cell>
          <table:table-cell table:style-name="ce3"/>
          <table:table-cell office:value-type="float" office:value="-1294.095225512604" table:formula="of:=(MIN([.C138];[.D138];[.E138])+MAX([.C138];[.D138];[.E138]))/2" table:style-name="ce10">
            <text:p>-1294,0952</text:p>
          </table:table-cell>
          <table:table-cell table:number-columns-repeated="4" table:style-name="ce3"/>
          <table:table-cell office:value-type="float" office:value="3662.533905932738" table:formula="of:=[.C138]/2+127" table:style-name="ce11">
            <text:p>366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6" table:style-name="ce2">
            <text:p>136</text:p>
          </table:table-cell>
          <table:table-cell office:value-type="float" office:value="6946.5837045899716" table:formula="of:=[.$A$3]*SIN(RADIANS([.B139]))" table:style-name="ce3">
            <text:p>6946,5837</text:p>
          </table:table-cell>
          <table:table-cell office:value-type="float" office:value="2756.3735581699916" table:formula="of:=[.$A$3]*SIN(RADIANS([.B139]-120))" table:style-name="ce3">
            <text:p>2756,3736</text:p>
          </table:table-cell>
          <table:table-cell office:value-type="float" office:value="-9702.9572627599646" table:formula="of:=[.$A$3]*SIN(RADIANS([.B139]+120))" table:style-name="ce3">
            <text:p>-9702,9573</text:p>
          </table:table-cell>
          <table:table-cell table:style-name="ce3"/>
          <table:table-cell office:value-type="float" office:value="-1378.1867790849965" table:formula="of:=(MIN([.C139];[.D139];[.E139])+MAX([.C139];[.D139];[.E139]))/2" table:style-name="ce10">
            <text:p>-1378,1868</text:p>
          </table:table-cell>
          <table:table-cell table:number-columns-repeated="4" table:style-name="ce3"/>
          <table:table-cell office:value-type="float" office:value="3600.2918522949858" table:formula="of:=[.C139]/2+127" table:style-name="ce11">
            <text:p>36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7" table:style-name="ce2">
            <text:p>137</text:p>
          </table:table-cell>
          <table:table-cell office:value-type="float" office:value="6819.9836006249861" table:formula="of:=[.$A$3]*SIN(RADIANS([.B140]))" table:style-name="ce3">
            <text:p>6819,9836</text:p>
          </table:table-cell>
          <table:table-cell office:value-type="float" office:value="2923.7170472273679" table:formula="of:=[.$A$3]*SIN(RADIANS([.B140]-120))" table:style-name="ce3">
            <text:p>2923,7170</text:p>
          </table:table-cell>
          <table:table-cell office:value-type="float" office:value="-9743.7006478523508" table:formula="of:=[.$A$3]*SIN(RADIANS([.B140]+120))" table:style-name="ce3">
            <text:p>-9743,7006</text:p>
          </table:table-cell>
          <table:table-cell table:style-name="ce3"/>
          <table:table-cell office:value-type="float" office:value="-1461.8585236136823" table:formula="of:=(MIN([.C140];[.D140];[.E140])+MAX([.C140];[.D140];[.E140]))/2" table:style-name="ce10">
            <text:p>-1461,8585</text:p>
          </table:table-cell>
          <table:table-cell table:number-columns-repeated="4" table:style-name="ce3"/>
          <table:table-cell office:value-type="float" office:value="3536.9918003124931" table:formula="of:=[.C140]/2+127" table:style-name="ce11">
            <text:p>35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8" table:style-name="ce2">
            <text:p>138</text:p>
          </table:table-cell>
          <table:table-cell office:value-type="float" office:value="6691.3060635885831" table:formula="of:=[.$A$3]*SIN(RADIANS([.B141]))" table:style-name="ce3">
            <text:p>6691,3061</text:p>
          </table:table-cell>
          <table:table-cell office:value-type="float" office:value="3090.169943749474" table:formula="of:=[.$A$3]*SIN(RADIANS([.B141]-120))" table:style-name="ce3">
            <text:p>3090,1699</text:p>
          </table:table-cell>
          <table:table-cell office:value-type="float" office:value="-9781.4760073380567" table:formula="of:=[.$A$3]*SIN(RADIANS([.B141]+120))" table:style-name="ce3">
            <text:p>-9781,4760</text:p>
          </table:table-cell>
          <table:table-cell table:style-name="ce3"/>
          <table:table-cell office:value-type="float" office:value="-1545.0849718747368" table:formula="of:=(MIN([.C141];[.D141];[.E141])+MAX([.C141];[.D141];[.E141]))/2" table:style-name="ce10">
            <text:p>-1545,0850</text:p>
          </table:table-cell>
          <table:table-cell table:number-columns-repeated="4" table:style-name="ce3"/>
          <table:table-cell office:value-type="float" office:value="3472.6530317942916" table:formula="of:=[.C141]/2+127" table:style-name="ce11">
            <text:p>34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9" table:style-name="ce2">
            <text:p>139</text:p>
          </table:table-cell>
          <table:table-cell office:value-type="float" office:value="6560.5902899050725" table:formula="of:=[.$A$3]*SIN(RADIANS([.B142]))" table:style-name="ce3">
            <text:p>6560,5903</text:p>
          </table:table-cell>
          <table:table-cell office:value-type="float" office:value="3255.681544571567" table:formula="of:=[.$A$3]*SIN(RADIANS([.B142]-120))" table:style-name="ce3">
            <text:p>3255,6815</text:p>
          </table:table-cell>
          <table:table-cell office:value-type="float" office:value="-9816.2718344766399" table:formula="of:=[.$A$3]*SIN(RADIANS([.B142]+120))" table:style-name="ce3">
            <text:p>-9816,2718</text:p>
          </table:table-cell>
          <table:table-cell table:style-name="ce3"/>
          <table:table-cell office:value-type="float" office:value="-1627.8407722857837" table:formula="of:=(MIN([.C142];[.D142];[.E142])+MAX([.C142];[.D142];[.E142]))/2" table:style-name="ce10">
            <text:p>-1627,8408</text:p>
          </table:table-cell>
          <table:table-cell table:number-columns-repeated="4" table:style-name="ce3"/>
          <table:table-cell office:value-type="float" office:value="3407.2951449525362" table:formula="of:=[.C142]/2+127" table:style-name="ce11">
            <text:p>340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0" table:style-name="ce2">
            <text:p>140</text:p>
          </table:table-cell>
          <table:table-cell office:value-type="float" office:value="6427.8760968653951" table:formula="of:=[.$A$3]*SIN(RADIANS([.B143]))" table:style-name="ce3">
            <text:p>6427,8761</text:p>
          </table:table-cell>
          <table:table-cell office:value-type="float" office:value="3420.2014332566873" table:formula="of:=[.$A$3]*SIN(RADIANS([.B143]-120))" table:style-name="ce3">
            <text:p>3420,2014</text:p>
          </table:table-cell>
          <table:table-cell office:value-type="float" office:value="-9848.0775301220801" table:formula="of:=[.$A$3]*SIN(RADIANS([.B143]+120))" table:style-name="ce3">
            <text:p>-9848,0775</text:p>
          </table:table-cell>
          <table:table-cell table:style-name="ce3"/>
          <table:table-cell office:value-type="float" office:value="-1710.1007166283425" table:formula="of:=(MIN([.C143];[.D143];[.E143])+MAX([.C143];[.D143];[.E143]))/2" table:style-name="ce10">
            <text:p>-1710,1007</text:p>
          </table:table-cell>
          <table:table-cell table:number-columns-repeated="4" table:style-name="ce3"/>
          <table:table-cell office:value-type="float" office:value="3340.9380484326975" table:formula="of:=[.C143]/2+127" table:style-name="ce11">
            <text:p>33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1" table:style-name="ce2">
            <text:p>141</text:p>
          </table:table-cell>
          <table:table-cell office:value-type="float" office:value="6293.2039104983742" table:formula="of:=[.$A$3]*SIN(RADIANS([.B144]))" table:style-name="ce3">
            <text:p>6293,2039</text:p>
          </table:table-cell>
          <table:table-cell office:value-type="float" office:value="3583.6794954530028" table:formula="of:=[.$A$3]*SIN(RADIANS([.B144]-120))" table:style-name="ce3">
            <text:p>3583,6795</text:p>
          </table:table-cell>
          <table:table-cell office:value-type="float" office:value="-9876.8834059513774" table:formula="of:=[.$A$3]*SIN(RADIANS([.B144]+120))" table:style-name="ce3">
            <text:p>-9876,8834</text:p>
          </table:table-cell>
          <table:table-cell table:style-name="ce3"/>
          <table:table-cell office:value-type="float" office:value="-1791.8397477265016" table:formula="of:=(MIN([.C144];[.D144];[.E144])+MAX([.C144];[.D144];[.E144]))/2" table:style-name="ce10">
            <text:p>-1791,8397</text:p>
          </table:table-cell>
          <table:table-cell table:number-columns-repeated="4" table:style-name="ce3"/>
          <table:table-cell office:value-type="float" office:value="3273.6019552491871" table:formula="of:=[.C144]/2+127" table:style-name="ce11">
            <text:p>32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2" table:style-name="ce2">
            <text:p>142</text:p>
          </table:table-cell>
          <table:table-cell office:value-type="float" office:value="6156.6147532565838" table:formula="of:=[.$A$3]*SIN(RADIANS([.B145]))" table:style-name="ce3">
            <text:p>6156,6148</text:p>
          </table:table-cell>
          <table:table-cell office:value-type="float" office:value="3746.0659341591199" table:formula="of:=[.$A$3]*SIN(RADIANS([.B145]-120))" table:style-name="ce3">
            <text:p>3746,0659</text:p>
          </table:table-cell>
          <table:table-cell office:value-type="float" office:value="-9902.6806874157028" table:formula="of:=[.$A$3]*SIN(RADIANS([.B145]+120))" table:style-name="ce3">
            <text:p>-9902,6807</text:p>
          </table:table-cell>
          <table:table-cell table:style-name="ce3"/>
          <table:table-cell office:value-type="float" office:value="-1873.0329670795595" table:formula="of:=(MIN([.C145];[.D145];[.E145])+MAX([.C145];[.D145];[.E145]))/2" table:style-name="ce10">
            <text:p>-1873,0330</text:p>
          </table:table-cell>
          <table:table-cell table:number-columns-repeated="4" table:style-name="ce3"/>
          <table:table-cell office:value-type="float" office:value="3205.3073766282919" table:formula="of:=[.C145]/2+127" table:style-name="ce11">
            <text:p>32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3" table:style-name="ce2">
            <text:p>143</text:p>
          </table:table-cell>
          <table:table-cell office:value-type="float" office:value="6018.1502315204816" table:formula="of:=[.$A$3]*SIN(RADIANS([.B146]))" table:style-name="ce3">
            <text:p>6018,1502</text:p>
          </table:table-cell>
          <table:table-cell office:value-type="float" office:value="3907.3112848927376" table:formula="of:=[.$A$3]*SIN(RADIANS([.B146]-120))" table:style-name="ce3">
            <text:p>3907,3113</text:p>
          </table:table-cell>
          <table:table-cell office:value-type="float" office:value="-9925.461516413221" table:formula="of:=[.$A$3]*SIN(RADIANS([.B146]+120))" table:style-name="ce3">
            <text:p>-9925,4615</text:p>
          </table:table-cell>
          <table:table-cell table:style-name="ce3"/>
          <table:table-cell office:value-type="float" office:value="-1953.6556424463697" table:formula="of:=(MIN([.C146];[.D146];[.E146])+MAX([.C146];[.D146];[.E146]))/2" table:style-name="ce10">
            <text:p>-1953,6556</text:p>
          </table:table-cell>
          <table:table-cell table:number-columns-repeated="4" table:style-name="ce3"/>
          <table:table-cell office:value-type="float" office:value="3136.0751157602408" table:formula="of:=[.C146]/2+127" table:style-name="ce11">
            <text:p>31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4" table:style-name="ce2">
            <text:p>144</text:p>
          </table:table-cell>
          <table:table-cell office:value-type="float" office:value="5877.8525229247325" table:formula="of:=[.$A$3]*SIN(RADIANS([.B147]))" table:style-name="ce3">
            <text:p>5877,8525</text:p>
          </table:table-cell>
          <table:table-cell office:value-type="float" office:value="4067.366430758002" table:formula="of:=[.$A$3]*SIN(RADIANS([.B147]-120))" table:style-name="ce3">
            <text:p>4067,3664</text:p>
          </table:table-cell>
          <table:table-cell office:value-type="float" office:value="-9945.2189536827336" table:formula="of:=[.$A$3]*SIN(RADIANS([.B147]+120))" table:style-name="ce3">
            <text:p>-9945,2190</text:p>
          </table:table-cell>
          <table:table-cell table:style-name="ce3"/>
          <table:table-cell office:value-type="float" office:value="-2033.6832153790006" table:formula="of:=(MIN([.C147];[.D147];[.E147])+MAX([.C147];[.D147];[.E147]))/2" table:style-name="ce10">
            <text:p>-2033,6832</text:p>
          </table:table-cell>
          <table:table-cell table:number-columns-repeated="4" table:style-name="ce3"/>
          <table:table-cell office:value-type="float" office:value="3065.9262614623663" table:formula="of:=[.C147]/2+127" table:style-name="ce11">
            <text:p>30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5" table:style-name="ce2">
            <text:p>145</text:p>
          </table:table-cell>
          <table:table-cell office:value-type="float" office:value="5735.7643635104596" table:formula="of:=[.$A$3]*SIN(RADIANS([.B148]))" table:style-name="ce3">
            <text:p>5735,7644</text:p>
          </table:table-cell>
          <table:table-cell office:value-type="float" office:value="4226.1826174069947" table:formula="of:=[.$A$3]*SIN(RADIANS([.B148]-120))" table:style-name="ce3">
            <text:p>4226,1826</text:p>
          </table:table-cell>
          <table:table-cell office:value-type="float" office:value="-9961.9469809174552" table:formula="of:=[.$A$3]*SIN(RADIANS([.B148]+120))" table:style-name="ce3">
            <text:p>-9961,9470</text:p>
          </table:table-cell>
          <table:table-cell table:style-name="ce3"/>
          <table:table-cell office:value-type="float" office:value="-2113.0913087034978" table:formula="of:=(MIN([.C148];[.D148];[.E148])+MAX([.C148];[.D148];[.E148]))/2" table:style-name="ce10">
            <text:p>-2113,0913</text:p>
          </table:table-cell>
          <table:table-cell table:number-columns-repeated="4" table:style-name="ce3"/>
          <table:table-cell office:value-type="float" office:value="2994.8821817552298" table:formula="of:=[.C148]/2+127" table:style-name="ce11">
            <text:p>299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6" table:style-name="ce2">
            <text:p>146</text:p>
          </table:table-cell>
          <table:table-cell office:value-type="float" office:value="5591.9290347074693" table:formula="of:=[.$A$3]*SIN(RADIANS([.B149]))" table:style-name="ce3">
            <text:p>5591,9290</text:p>
          </table:table-cell>
          <table:table-cell office:value-type="float" office:value="4383.7114678907737" table:formula="of:=[.$A$3]*SIN(RADIANS([.B149]-120))" table:style-name="ce3">
            <text:p>4383,7115</text:p>
          </table:table-cell>
          <table:table-cell office:value-type="float" office:value="-9975.6405025982422" table:formula="of:=[.$A$3]*SIN(RADIANS([.B149]+120))" table:style-name="ce3">
            <text:p>-9975,6405</text:p>
          </table:table-cell>
          <table:table-cell table:style-name="ce3"/>
          <table:table-cell office:value-type="float" office:value="-2191.8557339453864" table:formula="of:=(MIN([.C149];[.D149];[.E149])+MAX([.C149];[.D149];[.E149]))/2" table:style-name="ce10">
            <text:p>-2191,8557</text:p>
          </table:table-cell>
          <table:table-cell table:number-columns-repeated="4" table:style-name="ce3"/>
          <table:table-cell office:value-type="float" office:value="2922.9645173537347" table:formula="of:=[.C149]/2+127" table:style-name="ce11">
            <text:p>29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7" table:style-name="ce2">
            <text:p>147</text:p>
          </table:table-cell>
          <table:table-cell office:value-type="float" office:value="5446.3903501502728" table:formula="of:=[.$A$3]*SIN(RADIANS([.B150]))" table:style-name="ce3">
            <text:p>5446,3904</text:p>
          </table:table-cell>
          <table:table-cell office:value-type="float" office:value="4539.9049973954679" table:formula="of:=[.$A$3]*SIN(RADIANS([.B150]-120))" table:style-name="ce3">
            <text:p>4539,9050</text:p>
          </table:table-cell>
          <table:table-cell office:value-type="float" office:value="-9986.295347545738" table:formula="of:=[.$A$3]*SIN(RADIANS([.B150]+120))" table:style-name="ce3">
            <text:p>-9986,2953</text:p>
          </table:table-cell>
          <table:table-cell table:style-name="ce3"/>
          <table:table-cell office:value-type="float" office:value="-2269.9524986977326" table:formula="of:=(MIN([.C150];[.D150];[.E150])+MAX([.C150];[.D150];[.E150]))/2" table:style-name="ce10">
            <text:p>-2269,9525</text:p>
          </table:table-cell>
          <table:table-cell table:number-columns-repeated="4" table:style-name="ce3"/>
          <table:table-cell office:value-type="float" office:value="2850.1951750751364" table:formula="of:=[.C150]/2+127" table:style-name="ce11">
            <text:p>285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8" table:style-name="ce2">
            <text:p>148</text:p>
          </table:table-cell>
          <table:table-cell office:value-type="float" office:value="5299.1926423320492" table:formula="of:=[.$A$3]*SIN(RADIANS([.B151]))" table:style-name="ce3">
            <text:p>5299,1926</text:p>
          </table:table-cell>
          <table:table-cell office:value-type="float" office:value="4694.7156278589082" table:formula="of:=[.$A$3]*SIN(RADIANS([.B151]-120))" table:style-name="ce3">
            <text:p>4694,7156</text:p>
          </table:table-cell>
          <table:table-cell office:value-type="float" office:value="-9993.9082701909574" table:formula="of:=[.$A$3]*SIN(RADIANS([.B151]+120))" table:style-name="ce3">
            <text:p>-9993,9083</text:p>
          </table:table-cell>
          <table:table-cell table:style-name="ce3"/>
          <table:table-cell office:value-type="float" office:value="-2347.3578139294541" table:formula="of:=(MIN([.C151];[.D151];[.E151])+MAX([.C151];[.D151];[.E151]))/2" table:style-name="ce10">
            <text:p>-2347,3578</text:p>
          </table:table-cell>
          <table:table-cell table:number-columns-repeated="4" table:style-name="ce3"/>
          <table:table-cell office:value-type="float" office:value="2776.5963211660246" table:formula="of:=[.C151]/2+127" table:style-name="ce11">
            <text:p>277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9" table:style-name="ce2">
            <text:p>149</text:p>
          </table:table-cell>
          <table:table-cell office:value-type="float" office:value="5150.3807491005437" table:formula="of:=[.$A$3]*SIN(RADIANS([.B152]))" table:style-name="ce3">
            <text:p>5150,3807</text:p>
          </table:table-cell>
          <table:table-cell office:value-type="float" office:value="4848.0962024633709" table:formula="of:=[.$A$3]*SIN(RADIANS([.B152]-120))" table:style-name="ce3">
            <text:p>4848,0962</text:p>
          </table:table-cell>
          <table:table-cell office:value-type="float" office:value="-9998.4769515639127" table:formula="of:=[.$A$3]*SIN(RADIANS([.B152]+120))" table:style-name="ce3">
            <text:p>-9998,4770</text:p>
          </table:table-cell>
          <table:table-cell table:style-name="ce3"/>
          <table:table-cell office:value-type="float" office:value="-2424.0481012316845" table:formula="of:=(MIN([.C152];[.D152];[.E152])+MAX([.C152];[.D152];[.E152]))/2" table:style-name="ce10">
            <text:p>-2424,0481</text:p>
          </table:table-cell>
          <table:table-cell table:number-columns-repeated="4" table:style-name="ce3"/>
          <table:table-cell office:value-type="float" office:value="2702.1903745502718" table:formula="of:=[.C152]/2+127" table:style-name="ce11">
            <text:p>270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0" table:style-name="ce2">
            <text:p>150</text:p>
          </table:table-cell>
          <table:table-cell office:value-type="float" office:value="4999.9999999999991" table:formula="of:=[.$A$3]*SIN(RADIANS([.B153]))" table:style-name="ce3">
            <text:p>5000,0000</text:p>
          </table:table-cell>
          <table:table-cell office:value-type="float" office:value="4999.9999999999991" table:formula="of:=[.$A$3]*SIN(RADIANS([.B153]-120))" table:style-name="ce3">
            <text:p>5000,0000</text:p>
          </table:table-cell>
          <table:table-cell office:value-type="float" office:value="-10000" table:formula="of:=[.$A$3]*SIN(RADIANS([.B153]+120))" table:style-name="ce3">
            <text:p>-10000,0000</text:p>
          </table:table-cell>
          <table:table-cell table:style-name="ce3"/>
          <table:table-cell office:value-type="float" office:value="-2500.0000000000005" table:formula="of:=(MIN([.C153];[.D153];[.E153])+MAX([.C153];[.D153];[.E153]))/2" table:style-name="ce10">
            <text:p>-2500,0000</text:p>
          </table:table-cell>
          <table:table-cell table:number-columns-repeated="4" table:style-name="ce3"/>
          <table:table-cell office:value-type="float" office:value="2626.9999999999995" table:formula="of:=[.C153]/2+127" table:style-name="ce11">
            <text:p>26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1" table:style-name="ce2">
            <text:p>151</text:p>
          </table:table-cell>
          <table:table-cell office:value-type="float" office:value="4848.0962024633718" table:formula="of:=[.$A$3]*SIN(RADIANS([.B154]))" table:style-name="ce3">
            <text:p>4848,0962</text:p>
          </table:table-cell>
          <table:table-cell office:value-type="float" office:value="5150.3807491005418" table:formula="of:=[.$A$3]*SIN(RADIANS([.B154]-120))" table:style-name="ce3">
            <text:p>5150,3807</text:p>
          </table:table-cell>
          <table:table-cell office:value-type="float" office:value="-9998.4769515639127" table:formula="of:=[.$A$3]*SIN(RADIANS([.B154]+120))" table:style-name="ce3">
            <text:p>-9998,4770</text:p>
          </table:table-cell>
          <table:table-cell table:style-name="ce3"/>
          <table:table-cell office:value-type="float" office:value="-2424.0481012316855" table:formula="of:=(MIN([.C154];[.D154];[.E154])+MAX([.C154];[.D154];[.E154]))/2" table:style-name="ce10">
            <text:p>-2424,0481</text:p>
          </table:table-cell>
          <table:table-cell table:number-columns-repeated="4" table:style-name="ce3"/>
          <table:table-cell office:value-type="float" office:value="2551.0481012316859" table:formula="of:=[.C154]/2+127" table:style-name="ce11">
            <text:p>25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2" table:style-name="ce2">
            <text:p>152</text:p>
          </table:table-cell>
          <table:table-cell office:value-type="float" office:value="4694.7156278589073" table:formula="of:=[.$A$3]*SIN(RADIANS([.B155]))" table:style-name="ce3">
            <text:p>4694,7156</text:p>
          </table:table-cell>
          <table:table-cell office:value-type="float" office:value="5299.1926423320492" table:formula="of:=[.$A$3]*SIN(RADIANS([.B155]-120))" table:style-name="ce3">
            <text:p>5299,1926</text:p>
          </table:table-cell>
          <table:table-cell office:value-type="float" office:value="-9993.9082701909574" table:formula="of:=[.$A$3]*SIN(RADIANS([.B155]+120))" table:style-name="ce3">
            <text:p>-9993,9083</text:p>
          </table:table-cell>
          <table:table-cell table:style-name="ce3"/>
          <table:table-cell office:value-type="float" office:value="-2347.3578139294541" table:formula="of:=(MIN([.C155];[.D155];[.E155])+MAX([.C155];[.D155];[.E155]))/2" table:style-name="ce10">
            <text:p>-2347,3578</text:p>
          </table:table-cell>
          <table:table-cell table:number-columns-repeated="4" table:style-name="ce3"/>
          <table:table-cell office:value-type="float" office:value="2474.3578139294536" table:formula="of:=[.C155]/2+127" table:style-name="ce11">
            <text:p>24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3" table:style-name="ce2">
            <text:p>153</text:p>
          </table:table-cell>
          <table:table-cell office:value-type="float" office:value="4539.9049973954689" table:formula="of:=[.$A$3]*SIN(RADIANS([.B156]))" table:style-name="ce3">
            <text:p>4539,9050</text:p>
          </table:table-cell>
          <table:table-cell office:value-type="float" office:value="5446.3903501502709" table:formula="of:=[.$A$3]*SIN(RADIANS([.B156]-120))" table:style-name="ce3">
            <text:p>5446,3904</text:p>
          </table:table-cell>
          <table:table-cell office:value-type="float" office:value="-9986.295347545738" table:formula="of:=[.$A$3]*SIN(RADIANS([.B156]+120))" table:style-name="ce3">
            <text:p>-9986,2953</text:p>
          </table:table-cell>
          <table:table-cell table:style-name="ce3"/>
          <table:table-cell office:value-type="float" office:value="-2269.9524986977335" table:formula="of:=(MIN([.C156];[.D156];[.E156])+MAX([.C156];[.D156];[.E156]))/2" table:style-name="ce10">
            <text:p>-2269,9525</text:p>
          </table:table-cell>
          <table:table-cell table:number-columns-repeated="4" table:style-name="ce3"/>
          <table:table-cell office:value-type="float" office:value="2396.9524986977344" table:formula="of:=[.C156]/2+127" table:style-name="ce11">
            <text:p>23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4" table:style-name="ce2">
            <text:p>154</text:p>
          </table:table-cell>
          <table:table-cell office:value-type="float" office:value="4383.7114678907728" table:formula="of:=[.$A$3]*SIN(RADIANS([.B157]))" table:style-name="ce3">
            <text:p>4383,7115</text:p>
          </table:table-cell>
          <table:table-cell office:value-type="float" office:value="5591.9290347074693" table:formula="of:=[.$A$3]*SIN(RADIANS([.B157]-120))" table:style-name="ce3">
            <text:p>5591,9290</text:p>
          </table:table-cell>
          <table:table-cell office:value-type="float" office:value="-9975.640502598244" table:formula="of:=[.$A$3]*SIN(RADIANS([.B157]+120))" table:style-name="ce3">
            <text:p>-9975,6405</text:p>
          </table:table-cell>
          <table:table-cell table:style-name="ce3"/>
          <table:table-cell office:value-type="float" office:value="-2191.8557339453873" table:formula="of:=(MIN([.C157];[.D157];[.E157])+MAX([.C157];[.D157];[.E157]))/2" table:style-name="ce10">
            <text:p>-2191,8557</text:p>
          </table:table-cell>
          <table:table-cell table:number-columns-repeated="4" table:style-name="ce3"/>
          <table:table-cell office:value-type="float" office:value="2318.8557339453864" table:formula="of:=[.C157]/2+127" table:style-name="ce11">
            <text:p>23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5" table:style-name="ce2">
            <text:p>155</text:p>
          </table:table-cell>
          <table:table-cell office:value-type="float" office:value="4226.1826174069947" table:formula="of:=[.$A$3]*SIN(RADIANS([.B158]))" table:style-name="ce3">
            <text:p>4226,1826</text:p>
          </table:table-cell>
          <table:table-cell office:value-type="float" office:value="5735.7643635104605" table:formula="of:=[.$A$3]*SIN(RADIANS([.B158]-120))" table:style-name="ce3">
            <text:p>5735,7644</text:p>
          </table:table-cell>
          <table:table-cell office:value-type="float" office:value="-9961.9469809174552" table:formula="of:=[.$A$3]*SIN(RADIANS([.B158]+120))" table:style-name="ce3">
            <text:p>-9961,9470</text:p>
          </table:table-cell>
          <table:table-cell table:style-name="ce3"/>
          <table:table-cell office:value-type="float" office:value="-2113.0913087034974" table:formula="of:=(MIN([.C158];[.D158];[.E158])+MAX([.C158];[.D158];[.E158]))/2" table:style-name="ce10">
            <text:p>-2113,0913</text:p>
          </table:table-cell>
          <table:table-cell table:number-columns-repeated="4" table:style-name="ce3"/>
          <table:table-cell office:value-type="float" office:value="2240.0913087034974" table:formula="of:=[.C158]/2+127" table:style-name="ce11">
            <text:p>22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6" table:style-name="ce2">
            <text:p>156</text:p>
          </table:table-cell>
          <table:table-cell office:value-type="float" office:value="4067.3664307580043" table:formula="of:=[.$A$3]*SIN(RADIANS([.B159]))" table:style-name="ce3">
            <text:p>4067,3664</text:p>
          </table:table-cell>
          <table:table-cell office:value-type="float" office:value="5877.8525229247316" table:formula="of:=[.$A$3]*SIN(RADIANS([.B159]-120))" table:style-name="ce3">
            <text:p>5877,8525</text:p>
          </table:table-cell>
          <table:table-cell office:value-type="float" office:value="-9945.2189536827336" table:formula="of:=[.$A$3]*SIN(RADIANS([.B159]+120))" table:style-name="ce3">
            <text:p>-9945,2190</text:p>
          </table:table-cell>
          <table:table-cell table:style-name="ce3"/>
          <table:table-cell office:value-type="float" office:value="-2033.683215379001" table:formula="of:=(MIN([.C159];[.D159];[.E159])+MAX([.C159];[.D159];[.E159]))/2" table:style-name="ce10">
            <text:p>-2033,6832</text:p>
          </table:table-cell>
          <table:table-cell table:number-columns-repeated="4" table:style-name="ce3"/>
          <table:table-cell office:value-type="float" office:value="2160.6832153790019" table:formula="of:=[.C159]/2+127" table:style-name="ce11">
            <text:p>216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7" table:style-name="ce2">
            <text:p>157</text:p>
          </table:table-cell>
          <table:table-cell office:value-type="float" office:value="3907.3112848927376" table:formula="of:=[.$A$3]*SIN(RADIANS([.B160]))" table:style-name="ce3">
            <text:p>3907,3113</text:p>
          </table:table-cell>
          <table:table-cell office:value-type="float" office:value="6018.1502315204825" table:formula="of:=[.$A$3]*SIN(RADIANS([.B160]-120))" table:style-name="ce3">
            <text:p>6018,1502</text:p>
          </table:table-cell>
          <table:table-cell office:value-type="float" office:value="-9925.4615164132192" table:formula="of:=[.$A$3]*SIN(RADIANS([.B160]+120))" table:style-name="ce3">
            <text:p>-9925,4615</text:p>
          </table:table-cell>
          <table:table-cell table:style-name="ce3"/>
          <table:table-cell office:value-type="float" office:value="-1953.6556424463683" table:formula="of:=(MIN([.C160];[.D160];[.E160])+MAX([.C160];[.D160];[.E160]))/2" table:style-name="ce10">
            <text:p>-1953,6556</text:p>
          </table:table-cell>
          <table:table-cell table:number-columns-repeated="4" table:style-name="ce3"/>
          <table:table-cell office:value-type="float" office:value="2080.6556424463688" table:formula="of:=[.C160]/2+127" table:style-name="ce11">
            <text:p>20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8" table:style-name="ce2">
            <text:p>158</text:p>
          </table:table-cell>
          <table:table-cell office:value-type="float" office:value="3746.0659341591222" table:formula="of:=[.$A$3]*SIN(RADIANS([.B161]))" table:style-name="ce3">
            <text:p>3746,0659</text:p>
          </table:table-cell>
          <table:table-cell office:value-type="float" office:value="6156.6147532565828" table:formula="of:=[.$A$3]*SIN(RADIANS([.B161]-120))" table:style-name="ce3">
            <text:p>6156,6148</text:p>
          </table:table-cell>
          <table:table-cell office:value-type="float" office:value="-9902.6806874157028" table:formula="of:=[.$A$3]*SIN(RADIANS([.B161]+120))" table:style-name="ce3">
            <text:p>-9902,6807</text:p>
          </table:table-cell>
          <table:table-cell table:style-name="ce3"/>
          <table:table-cell office:value-type="float" office:value="-1873.03296707956" table:formula="of:=(MIN([.C161];[.D161];[.E161])+MAX([.C161];[.D161];[.E161]))/2" table:style-name="ce10">
            <text:p>-1873,0330</text:p>
          </table:table-cell>
          <table:table-cell table:style-name="ce12"/>
          <table:table-cell table:number-columns-repeated="3" table:style-name="ce3"/>
          <table:table-cell office:value-type="float" office:value="2000.0329670795611" table:formula="of:=[.C161]/2+127" table:style-name="ce11">
            <text:p>20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9" table:style-name="ce2">
            <text:p>159</text:p>
          </table:table-cell>
          <table:table-cell office:value-type="float" office:value="3583.6794954530023" table:formula="of:=[.$A$3]*SIN(RADIANS([.B162]))" table:style-name="ce3">
            <text:p>3583,6795</text:p>
          </table:table-cell>
          <table:table-cell office:value-type="float" office:value="6293.2039104983742" table:formula="of:=[.$A$3]*SIN(RADIANS([.B162]-120))" table:style-name="ce3">
            <text:p>6293,2039</text:p>
          </table:table-cell>
          <table:table-cell office:value-type="float" office:value="-9876.8834059513774" table:formula="of:=[.$A$3]*SIN(RADIANS([.B162]+120))" table:style-name="ce3">
            <text:p>-9876,8834</text:p>
          </table:table-cell>
          <table:table-cell table:style-name="ce3"/>
          <table:table-cell office:value-type="float" office:value="-1791.8397477265016" table:formula="of:=(MIN([.C162];[.D162];[.E162])+MAX([.C162];[.D162];[.E162]))/2" table:style-name="ce10">
            <text:p>-1791,8397</text:p>
          </table:table-cell>
          <table:table-cell table:number-columns-repeated="4" table:style-name="ce3"/>
          <table:table-cell office:value-type="float" office:value="1918.8397477265012" table:formula="of:=[.C162]/2+127" table:style-name="ce11">
            <text:p>19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0" table:style-name="ce2">
            <text:p>160</text:p>
          </table:table-cell>
          <table:table-cell office:value-type="float" office:value="3420.2014332566887" table:formula="of:=[.$A$3]*SIN(RADIANS([.B163]))" table:style-name="ce3">
            <text:p>3420,2014</text:p>
          </table:table-cell>
          <table:table-cell office:value-type="float" office:value="6427.8760968653924" table:formula="of:=[.$A$3]*SIN(RADIANS([.B163]-120))" table:style-name="ce3">
            <text:p>6427,8761</text:p>
          </table:table-cell>
          <table:table-cell office:value-type="float" office:value="-9848.077530122082" table:formula="of:=[.$A$3]*SIN(RADIANS([.B163]+120))" table:style-name="ce3">
            <text:p>-9848,0775</text:p>
          </table:table-cell>
          <table:table-cell table:style-name="ce3"/>
          <table:table-cell office:value-type="float" office:value="-1710.1007166283448" table:formula="of:=(MIN([.C163];[.D163];[.E163])+MAX([.C163];[.D163];[.E163]))/2" table:style-name="ce10">
            <text:p>-1710,1007</text:p>
          </table:table-cell>
          <table:table-cell table:number-columns-repeated="4" table:style-name="ce3"/>
          <table:table-cell office:value-type="float" office:value="1837.1007166283443" table:formula="of:=[.C163]/2+127" table:style-name="ce11">
            <text:p>18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1" table:style-name="ce2">
            <text:p>161</text:p>
          </table:table-cell>
          <table:table-cell office:value-type="float" office:value="3255.6815445715661" table:formula="of:=[.$A$3]*SIN(RADIANS([.B164]))" table:style-name="ce3">
            <text:p>3255,6815</text:p>
          </table:table-cell>
          <table:table-cell office:value-type="float" office:value="6560.5902899050725" table:formula="of:=[.$A$3]*SIN(RADIANS([.B164]-120))" table:style-name="ce3">
            <text:p>6560,5903</text:p>
          </table:table-cell>
          <table:table-cell office:value-type="float" office:value="-9816.2718344766381" table:formula="of:=[.$A$3]*SIN(RADIANS([.B164]+120))" table:style-name="ce3">
            <text:p>-9816,2718</text:p>
          </table:table-cell>
          <table:table-cell table:style-name="ce3"/>
          <table:table-cell office:value-type="float" office:value="-1627.8407722857828" table:formula="of:=(MIN([.C164];[.D164];[.E164])+MAX([.C164];[.D164];[.E164]))/2" table:style-name="ce10">
            <text:p>-1627,8408</text:p>
          </table:table-cell>
          <table:table-cell table:number-columns-repeated="4" table:style-name="ce3"/>
          <table:table-cell office:value-type="float" office:value="1754.840772285783" table:formula="of:=[.C164]/2+127" table:style-name="ce11">
            <text:p>17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2" table:style-name="ce2">
            <text:p>162</text:p>
          </table:table-cell>
          <table:table-cell office:value-type="float" office:value="3090.1699437494749" table:formula="of:=[.$A$3]*SIN(RADIANS([.B165]))" table:style-name="ce3">
            <text:p>3090,1699</text:p>
          </table:table-cell>
          <table:table-cell office:value-type="float" office:value="6691.3060635885822" table:formula="of:=[.$A$3]*SIN(RADIANS([.B165]-120))" table:style-name="ce3">
            <text:p>6691,3061</text:p>
          </table:table-cell>
          <table:table-cell office:value-type="float" office:value="-9781.4760073380567" table:formula="of:=[.$A$3]*SIN(RADIANS([.B165]+120))" table:style-name="ce3">
            <text:p>-9781,4760</text:p>
          </table:table-cell>
          <table:table-cell table:style-name="ce3"/>
          <table:table-cell office:value-type="float" office:value="-1545.0849718747372" table:formula="of:=(MIN([.C165];[.D165];[.E165])+MAX([.C165];[.D165];[.E165]))/2" table:style-name="ce10">
            <text:p>-1545,0850</text:p>
          </table:table-cell>
          <table:table-cell table:number-columns-repeated="4" table:style-name="ce3"/>
          <table:table-cell office:value-type="float" office:value="1672.0849718747374" table:formula="of:=[.C165]/2+127" table:style-name="ce11">
            <text:p>16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3" table:style-name="ce2">
            <text:p>163</text:p>
          </table:table-cell>
          <table:table-cell office:value-type="float" office:value="2923.717047227366" table:formula="of:=[.$A$3]*SIN(RADIANS([.B166]))" table:style-name="ce3">
            <text:p>2923,7170</text:p>
          </table:table-cell>
          <table:table-cell office:value-type="float" office:value="6819.9836006249843" table:formula="of:=[.$A$3]*SIN(RADIANS([.B166]-120))" table:style-name="ce3">
            <text:p>6819,9836</text:p>
          </table:table-cell>
          <table:table-cell office:value-type="float" office:value="-9743.7006478523526" table:formula="of:=[.$A$3]*SIN(RADIANS([.B166]+120))" table:style-name="ce3">
            <text:p>-9743,7006</text:p>
          </table:table-cell>
          <table:table-cell table:style-name="ce3"/>
          <table:table-cell office:value-type="float" office:value="-1461.8585236136842" table:formula="of:=(MIN([.C166];[.D166];[.E166])+MAX([.C166];[.D166];[.E166]))/2" table:style-name="ce10">
            <text:p>-1461,8585</text:p>
          </table:table-cell>
          <table:table-cell table:number-columns-repeated="4" table:style-name="ce3"/>
          <table:table-cell office:value-type="float" office:value="1588.858523613683" table:formula="of:=[.C166]/2+127" table:style-name="ce11">
            <text:p>158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4" table:style-name="ce2">
            <text:p>164</text:p>
          </table:table-cell>
          <table:table-cell office:value-type="float" office:value="2756.3735581699921" table:formula="of:=[.$A$3]*SIN(RADIANS([.B167]))" table:style-name="ce3">
            <text:p>2756,3736</text:p>
          </table:table-cell>
          <table:table-cell office:value-type="float" office:value="6946.5837045899725" table:formula="of:=[.$A$3]*SIN(RADIANS([.B167]-120))" table:style-name="ce3">
            <text:p>6946,5837</text:p>
          </table:table-cell>
          <table:table-cell office:value-type="float" office:value="-9702.9572627599664" table:formula="of:=[.$A$3]*SIN(RADIANS([.B167]+120))" table:style-name="ce3">
            <text:p>-9702,9573</text:p>
          </table:table-cell>
          <table:table-cell table:style-name="ce3"/>
          <table:table-cell office:value-type="float" office:value="-1378.1867790849969" table:formula="of:=(MIN([.C167];[.D167];[.E167])+MAX([.C167];[.D167];[.E167]))/2" table:style-name="ce10">
            <text:p>-1378,1868</text:p>
          </table:table-cell>
          <table:table-cell table:number-columns-repeated="4" table:style-name="ce3"/>
          <table:table-cell office:value-type="float" office:value="1505.186779084996" table:formula="of:=[.C167]/2+127" table:style-name="ce11">
            <text:p>15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5" table:style-name="ce2">
            <text:p>165</text:p>
          </table:table-cell>
          <table:table-cell office:value-type="float" office:value="2588.1904510252102" table:formula="of:=[.$A$3]*SIN(RADIANS([.B168]))" table:style-name="ce3">
            <text:p>2588,1905</text:p>
          </table:table-cell>
          <table:table-cell office:value-type="float" office:value="7071.0678118654751" table:formula="of:=[.$A$3]*SIN(RADIANS([.B168]-120))" table:style-name="ce3">
            <text:p>7071,0678</text:p>
          </table:table-cell>
          <table:table-cell office:value-type="float" office:value="-9659.2582628906839" table:formula="of:=[.$A$3]*SIN(RADIANS([.B168]+120))" table:style-name="ce3">
            <text:p>-9659,2583</text:p>
          </table:table-cell>
          <table:table-cell table:style-name="ce3"/>
          <table:table-cell office:value-type="float" office:value="-1294.0952255126044" table:formula="of:=(MIN([.C168];[.D168];[.E168])+MAX([.C168];[.D168];[.E168]))/2" table:style-name="ce10">
            <text:p>-1294,0952</text:p>
          </table:table-cell>
          <table:table-cell table:number-columns-repeated="4" table:style-name="ce3"/>
          <table:table-cell office:value-type="float" office:value="1421.0952255126051" table:formula="of:=[.C168]/2+127" table:style-name="ce11">
            <text:p>14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6" table:style-name="ce2">
            <text:p>166</text:p>
          </table:table-cell>
          <table:table-cell office:value-type="float" office:value="2419.2189559966773" table:formula="of:=[.$A$3]*SIN(RADIANS([.B169]))" table:style-name="ce3">
            <text:p>2419,2190</text:p>
          </table:table-cell>
          <table:table-cell office:value-type="float" office:value="7193.3980033865109" table:formula="of:=[.$A$3]*SIN(RADIANS([.B169]-120))" table:style-name="ce3">
            <text:p>7193,3980</text:p>
          </table:table-cell>
          <table:table-cell office:value-type="float" office:value="-9612.6169593831873" table:formula="of:=[.$A$3]*SIN(RADIANS([.B169]+120))" table:style-name="ce3">
            <text:p>-9612,6170</text:p>
          </table:table-cell>
          <table:table-cell table:style-name="ce3"/>
          <table:table-cell office:value-type="float" office:value="-1209.6094779983382" table:formula="of:=(MIN([.C169];[.D169];[.E169])+MAX([.C169];[.D169];[.E169]))/2" table:style-name="ce10">
            <text:p>-1209,6095</text:p>
          </table:table-cell>
          <table:table-cell table:number-columns-repeated="4" table:style-name="ce3"/>
          <table:table-cell office:value-type="float" office:value="1336.6094779983387" table:formula="of:=[.C169]/2+127" table:style-name="ce11">
            <text:p>13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7" table:style-name="ce2">
            <text:p>167</text:p>
          </table:table-cell>
          <table:table-cell office:value-type="float" office:value="2249.5105434386519" table:formula="of:=[.$A$3]*SIN(RADIANS([.B170]))" table:style-name="ce3">
            <text:p>2249,5105</text:p>
          </table:table-cell>
          <table:table-cell office:value-type="float" office:value="7313.5370161917044" table:formula="of:=[.$A$3]*SIN(RADIANS([.B170]-120))" table:style-name="ce3">
            <text:p>7313,5370</text:p>
          </table:table-cell>
          <table:table-cell office:value-type="float" office:value="-9563.047559630355" table:formula="of:=[.$A$3]*SIN(RADIANS([.B170]+120))" table:style-name="ce3">
            <text:p>-9563,0476</text:p>
          </table:table-cell>
          <table:table-cell table:style-name="ce3"/>
          <table:table-cell office:value-type="float" office:value="-1124.7552717193253" table:formula="of:=(MIN([.C170];[.D170];[.E170])+MAX([.C170];[.D170];[.E170]))/2" table:style-name="ce10">
            <text:p>-1124,7553</text:p>
          </table:table-cell>
          <table:table-cell table:number-columns-repeated="4" table:style-name="ce3"/>
          <table:table-cell office:value-type="float" office:value="1251.7552717193259" table:formula="of:=[.C170]/2+127" table:style-name="ce11">
            <text:p>125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8" table:style-name="ce2">
            <text:p>168</text:p>
          </table:table-cell>
          <table:table-cell office:value-type="float" office:value="2079.1169081775934" table:formula="of:=[.$A$3]*SIN(RADIANS([.B171]))" table:style-name="ce3">
            <text:p>2079,1169</text:p>
          </table:table-cell>
          <table:table-cell office:value-type="float" office:value="7431.4482547739426" table:formula="of:=[.$A$3]*SIN(RADIANS([.B171]-120))" table:style-name="ce3">
            <text:p>7431,4483</text:p>
          </table:table-cell>
          <table:table-cell office:value-type="float" office:value="-9510.565162951536" table:formula="of:=[.$A$3]*SIN(RADIANS([.B171]+120))" table:style-name="ce3">
            <text:p>-9510,5652</text:p>
          </table:table-cell>
          <table:table-cell table:style-name="ce3"/>
          <table:table-cell office:value-type="float" office:value="-1039.5584540887967" table:formula="of:=(MIN([.C171];[.D171];[.E171])+MAX([.C171];[.D171];[.E171]))/2" table:style-name="ce10">
            <text:p>-1039,5585</text:p>
          </table:table-cell>
          <table:table-cell table:number-columns-repeated="4" table:style-name="ce3"/>
          <table:table-cell office:value-type="float" office:value="1166.5584540887967" table:formula="of:=[.C171]/2+127" table:style-name="ce11">
            <text:p>11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9" table:style-name="ce2">
            <text:p>169</text:p>
          </table:table-cell>
          <table:table-cell office:value-type="float" office:value="1908.0899537654498" table:formula="of:=[.$A$3]*SIN(RADIANS([.B172]))" table:style-name="ce3">
            <text:p>1908,0900</text:p>
          </table:table-cell>
          <table:table-cell office:value-type="float" office:value="7547.09580222772" table:formula="of:=[.$A$3]*SIN(RADIANS([.B172]-120))" table:style-name="ce3">
            <text:p>7547,0958</text:p>
          </table:table-cell>
          <table:table-cell office:value-type="float" office:value="-9455.1857559931705" table:formula="of:=[.$A$3]*SIN(RADIANS([.B172]+120))" table:style-name="ce3">
            <text:p>-9455,1858</text:p>
          </table:table-cell>
          <table:table-cell table:style-name="ce3"/>
          <table:table-cell office:value-type="float" office:value="-954.04497688272522" table:formula="of:=(MIN([.C172];[.D172];[.E172])+MAX([.C172];[.D172];[.E172]))/2" table:style-name="ce10">
            <text:p>-954,0450</text:p>
          </table:table-cell>
          <table:table-cell table:number-columns-repeated="4" table:style-name="ce3"/>
          <table:table-cell office:value-type="float" office:value="1081.0449768827248" table:formula="of:=[.C172]/2+127" table:style-name="ce11">
            <text:p>10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0" table:style-name="ce2">
            <text:p>170</text:p>
          </table:table-cell>
          <table:table-cell office:value-type="float" office:value="1736.4817766693027" table:formula="of:=[.$A$3]*SIN(RADIANS([.B173]))" table:style-name="ce3">
            <text:p>1736,4818</text:p>
          </table:table-cell>
          <table:table-cell office:value-type="float" office:value="7660.4444311897805" table:formula="of:=[.$A$3]*SIN(RADIANS([.B173]-120))" table:style-name="ce3">
            <text:p>7660,4444</text:p>
          </table:table-cell>
          <table:table-cell office:value-type="float" office:value="-9396.9262078590837" table:formula="of:=[.$A$3]*SIN(RADIANS([.B173]+120))" table:style-name="ce3">
            <text:p>-9396,9262</text:p>
          </table:table-cell>
          <table:table-cell table:style-name="ce3"/>
          <table:table-cell office:value-type="float" office:value="-868.24088833465157" table:formula="of:=(MIN([.C173];[.D173];[.E173])+MAX([.C173];[.D173];[.E173]))/2" table:style-name="ce10">
            <text:p>-868,2409</text:p>
          </table:table-cell>
          <table:table-cell table:number-columns-repeated="4" table:style-name="ce3"/>
          <table:table-cell office:value-type="float" office:value="995.24088833465134" table:formula="of:=[.C173]/2+127" table:style-name="ce11">
            <text:p>99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1" table:style-name="ce2">
            <text:p>171</text:p>
          </table:table-cell>
          <table:table-cell office:value-type="float" office:value="1564.3446504023098" table:formula="of:=[.$A$3]*SIN(RADIANS([.B174]))" table:style-name="ce3">
            <text:p>1564,3447</text:p>
          </table:table-cell>
          <table:table-cell office:value-type="float" office:value="7771.4596145697087" table:formula="of:=[.$A$3]*SIN(RADIANS([.B174]-120))" table:style-name="ce3">
            <text:p>7771,4596</text:p>
          </table:table-cell>
          <table:table-cell office:value-type="float" office:value="-9335.8042649720173" table:formula="of:=[.$A$3]*SIN(RADIANS([.B174]+120))" table:style-name="ce3">
            <text:p>-9335,8043</text:p>
          </table:table-cell>
          <table:table-cell table:style-name="ce3"/>
          <table:table-cell office:value-type="float" office:value="-782.17232520115431" table:formula="of:=(MIN([.C174];[.D174];[.E174])+MAX([.C174];[.D174];[.E174]))/2" table:style-name="ce10">
            <text:p>-782,1723</text:p>
          </table:table-cell>
          <table:table-cell table:number-columns-repeated="4" table:style-name="ce3"/>
          <table:table-cell office:value-type="float" office:value="909.17232520115488" table:formula="of:=[.C174]/2+127" table:style-name="ce11">
            <text:p>9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2" table:style-name="ce2">
            <text:p>172</text:p>
          </table:table-cell>
          <table:table-cell office:value-type="float" office:value="1391.7310096006534" table:formula="of:=[.$A$3]*SIN(RADIANS([.B175]))" table:style-name="ce3">
            <text:p>1391,7310</text:p>
          </table:table-cell>
          <table:table-cell office:value-type="float" office:value="7880.1075360672203" table:formula="of:=[.$A$3]*SIN(RADIANS([.B175]-120))" table:style-name="ce3">
            <text:p>7880,1075</text:p>
          </table:table-cell>
          <table:table-cell office:value-type="float" office:value="-9271.8385456678734" table:formula="of:=[.$A$3]*SIN(RADIANS([.B175]+120))" table:style-name="ce3">
            <text:p>-9271,8385</text:p>
          </table:table-cell>
          <table:table-cell table:style-name="ce3"/>
          <table:table-cell office:value-type="float" office:value="-695.86550480032656" table:formula="of:=(MIN([.C175];[.D175];[.E175])+MAX([.C175];[.D175];[.E175]))/2" table:style-name="ce10">
            <text:p>-695,8655</text:p>
          </table:table-cell>
          <table:table-cell table:number-columns-repeated="4" table:style-name="ce3"/>
          <table:table-cell office:value-type="float" office:value="822.86550480032668" table:formula="of:=[.C175]/2+127" table:style-name="ce11">
            <text:p>8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3" table:style-name="ce2">
            <text:p>173</text:p>
          </table:table-cell>
          <table:table-cell office:value-type="float" office:value="1218.6934340514754" table:formula="of:=[.$A$3]*SIN(RADIANS([.B176]))" table:style-name="ce3">
            <text:p>1218,6934</text:p>
          </table:table-cell>
          <table:table-cell office:value-type="float" office:value="7986.3551004729279" table:formula="of:=[.$A$3]*SIN(RADIANS([.B176]-120))" table:style-name="ce3">
            <text:p>7986,3551</text:p>
          </table:table-cell>
          <table:table-cell office:value-type="float" office:value="-9205.0485345244051" table:formula="of:=[.$A$3]*SIN(RADIANS([.B176]+120))" table:style-name="ce3">
            <text:p>-9205,0485</text:p>
          </table:table-cell>
          <table:table-cell table:style-name="ce3"/>
          <table:table-cell office:value-type="float" office:value="-609.3467170257386" table:formula="of:=(MIN([.C176];[.D176];[.E176])+MAX([.C176];[.D176];[.E176]))/2" table:style-name="ce10">
            <text:p>-609,3467</text:p>
          </table:table-cell>
          <table:table-cell table:number-columns-repeated="4" table:style-name="ce3"/>
          <table:table-cell office:value-type="float" office:value="736.34671702573769" table:formula="of:=[.C176]/2+127" table:style-name="ce11">
            <text:p>7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4" table:style-name="ce2">
            <text:p>174</text:p>
          </table:table-cell>
          <table:table-cell office:value-type="float" office:value="1045.2846326765373" table:formula="of:=[.$A$3]*SIN(RADIANS([.B177]))" table:style-name="ce3">
            <text:p>1045,2846</text:p>
          </table:table-cell>
          <table:table-cell office:value-type="float" office:value="8090.1699437494744" table:formula="of:=[.$A$3]*SIN(RADIANS([.B177]-120))" table:style-name="ce3">
            <text:p>8090,1699</text:p>
          </table:table-cell>
          <table:table-cell office:value-type="float" office:value="-9135.454576426011" table:formula="of:=[.$A$3]*SIN(RADIANS([.B177]+120))" table:style-name="ce3">
            <text:p>-9135,4546</text:p>
          </table:table-cell>
          <table:table-cell table:style-name="ce3"/>
          <table:table-cell office:value-type="float" office:value="-522.6423163382683" table:formula="of:=(MIN([.C177];[.D177];[.E177])+MAX([.C177];[.D177];[.E177]))/2" table:style-name="ce10">
            <text:p>-522,6423</text:p>
          </table:table-cell>
          <table:table-cell table:number-columns-repeated="4" table:style-name="ce3"/>
          <table:table-cell office:value-type="float" office:value="649.64231633826864" table:formula="of:=[.C177]/2+127" table:style-name="ce11">
            <text:p>65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5" table:style-name="ce2">
            <text:p>175</text:p>
          </table:table-cell>
          <table:table-cell office:value-type="float" office:value="871.55742747658189" table:formula="of:=[.$A$3]*SIN(RADIANS([.B178]))" table:style-name="ce3">
            <text:p>871,5574</text:p>
          </table:table-cell>
          <table:table-cell office:value-type="float" office:value="8191.5204428899178" table:formula="of:=[.$A$3]*SIN(RADIANS([.B178]-120))" table:style-name="ce3">
            <text:p>8191,5204</text:p>
          </table:table-cell>
          <table:table-cell office:value-type="float" office:value="-9063.0778703665001" table:formula="of:=[.$A$3]*SIN(RADIANS([.B178]+120))" table:style-name="ce3">
            <text:p>-9063,0779</text:p>
          </table:table-cell>
          <table:table-cell table:style-name="ce3"/>
          <table:table-cell office:value-type="float" office:value="-435.77871373829112" table:formula="of:=(MIN([.C178];[.D178];[.E178])+MAX([.C178];[.D178];[.E178]))/2" table:style-name="ce10">
            <text:p>-435,7787</text:p>
          </table:table-cell>
          <table:table-cell table:number-columns-repeated="4" table:style-name="ce3"/>
          <table:table-cell office:value-type="float" office:value="562.77871373829089" table:formula="of:=[.C178]/2+127" table:style-name="ce11">
            <text:p>56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6" table:style-name="ce2">
            <text:p>176</text:p>
          </table:table-cell>
          <table:table-cell office:value-type="float" office:value="697.56473744125526" table:formula="of:=[.$A$3]*SIN(RADIANS([.B179]))" table:style-name="ce3">
            <text:p>697,5647</text:p>
          </table:table-cell>
          <table:table-cell office:value-type="float" office:value="8290.375725550417" table:formula="of:=[.$A$3]*SIN(RADIANS([.B179]-120))" table:style-name="ce3">
            <text:p>8290,3757</text:p>
          </table:table-cell>
          <table:table-cell office:value-type="float" office:value="-8987.9404629916698" table:formula="of:=[.$A$3]*SIN(RADIANS([.B179]+120))" table:style-name="ce3">
            <text:p>-8987,9405</text:p>
          </table:table-cell>
          <table:table-cell table:style-name="ce3"/>
          <table:table-cell office:value-type="float" office:value="-348.78236872062644" table:formula="of:=(MIN([.C179];[.D179];[.E179])+MAX([.C179];[.D179];[.E179]))/2" table:style-name="ce10">
            <text:p>-348,7824</text:p>
          </table:table-cell>
          <table:table-cell table:number-columns-repeated="4" table:style-name="ce3"/>
          <table:table-cell office:value-type="float" office:value="475.78236872062763" table:formula="of:=[.C179]/2+127" table:style-name="ce11">
            <text:p>47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7" table:style-name="ce2">
            <text:p>177</text:p>
          </table:table-cell>
          <table:table-cell office:value-type="float" office:value="523.35956242943803" table:formula="of:=[.$A$3]*SIN(RADIANS([.B180]))" table:style-name="ce3">
            <text:p>523,3596</text:p>
          </table:table-cell>
          <table:table-cell office:value-type="float" office:value="8386.7056794542405" table:formula="of:=[.$A$3]*SIN(RADIANS([.B180]-120))" table:style-name="ce3">
            <text:p>8386,7057</text:p>
          </table:table-cell>
          <table:table-cell office:value-type="float" office:value="-8910.0652418836798" table:formula="of:=[.$A$3]*SIN(RADIANS([.B180]+120))" table:style-name="ce3">
            <text:p>-8910,0652</text:p>
          </table:table-cell>
          <table:table-cell table:style-name="ce3"/>
          <table:table-cell office:value-type="float" office:value="-261.6797812147197" table:formula="of:=(MIN([.C180];[.D180];[.E180])+MAX([.C180];[.D180];[.E180]))/2" table:style-name="ce10">
            <text:p>-261,6798</text:p>
          </table:table-cell>
          <table:table-cell table:number-columns-repeated="4" table:style-name="ce3"/>
          <table:table-cell office:value-type="float" office:value="388.67978121471901" table:formula="of:=[.C180]/2+127" table:style-name="ce11">
            <text:p>38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8" table:style-name="ce2">
            <text:p>178</text:p>
          </table:table-cell>
          <table:table-cell office:value-type="float" office:value="348.99496702501142" table:formula="of:=[.$A$3]*SIN(RADIANS([.B181]))" table:style-name="ce3">
            <text:p>348,9950</text:p>
          </table:table-cell>
          <table:table-cell office:value-type="float" office:value="8480.4809615642589" table:formula="of:=[.$A$3]*SIN(RADIANS([.B181]-120))" table:style-name="ce3">
            <text:p>8480,4810</text:p>
          </table:table-cell>
          <table:table-cell office:value-type="float" office:value="-8829.4759285892706" table:formula="of:=[.$A$3]*SIN(RADIANS([.B181]+120))" table:style-name="ce3">
            <text:p>-8829,4759</text:p>
          </table:table-cell>
          <table:table-cell table:style-name="ce3"/>
          <table:table-cell office:value-type="float" office:value="-174.49748351250582" table:formula="of:=(MIN([.C181];[.D181];[.E181])+MAX([.C181];[.D181];[.E181]))/2" table:style-name="ce10">
            <text:p>-174,4975</text:p>
          </table:table-cell>
          <table:table-cell table:number-columns-repeated="4" table:style-name="ce3"/>
          <table:table-cell office:value-type="float" office:value="301.49748351250571" table:formula="of:=[.C181]/2+127" table:style-name="ce11">
            <text:p>3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9" table:style-name="ce2">
            <text:p>179</text:p>
          </table:table-cell>
          <table:table-cell office:value-type="float" office:value="174.52406437283437" table:formula="of:=[.$A$3]*SIN(RADIANS([.B182]))" table:style-name="ce3">
            <text:p>174,5241</text:p>
          </table:table-cell>
          <table:table-cell office:value-type="float" office:value="8571.6730070211233" table:formula="of:=[.$A$3]*SIN(RADIANS([.B182]-120))" table:style-name="ce3">
            <text:p>8571,6730</text:p>
          </table:table-cell>
          <table:table-cell office:value-type="float" office:value="-8746.1970713939554" table:formula="of:=[.$A$3]*SIN(RADIANS([.B182]+120))" table:style-name="ce3">
            <text:p>-8746,1971</text:p>
          </table:table-cell>
          <table:table-cell table:style-name="ce3"/>
          <table:table-cell office:value-type="float" office:value="-87.262032186416036" table:formula="of:=(MIN([.C182];[.D182];[.E182])+MAX([.C182];[.D182];[.E182]))/2" table:style-name="ce10">
            <text:p>-87,2620</text:p>
          </table:table-cell>
          <table:table-cell table:number-columns-repeated="4" table:style-name="ce3"/>
          <table:table-cell office:value-type="float" office:value="214.26203218641717" table:formula="of:=[.C182]/2+127" table:style-name="ce11">
            <text:p>2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0" table:style-name="ce2">
            <text:p>180</text:p>
          </table:table-cell>
          <table:table-cell office:value-type="float" office:value="1.22514845490862E-12" table:formula="of:=[.$A$3]*SIN(RADIANS([.B183]))" table:style-name="ce3">
            <text:p>0,0000</text:p>
          </table:table-cell>
          <table:table-cell office:value-type="float" office:value="8660.2540378443864" table:formula="of:=[.$A$3]*SIN(RADIANS([.B183]-120))" table:style-name="ce3">
            <text:p>8660,2540</text:p>
          </table:table-cell>
          <table:table-cell office:value-type="float" office:value="-8660.2540378443864" table:formula="of:=[.$A$3]*SIN(RADIANS([.B183]+120))" table:style-name="ce3">
            <text:p>-8660,2540</text:p>
          </table:table-cell>
          <table:table-cell table:style-name="ce3"/>
          <table:table-cell office:value-type="float" office:value="0" table:formula="of:=(MIN([.C183];[.D183];[.E183])+MAX([.C183];[.D183];[.E183]))/2" table:style-name="ce10">
            <text:p>0,0000</text:p>
          </table:table-cell>
          <table:table-cell table:number-columns-repeated="4" table:style-name="ce3"/>
          <table:table-cell office:value-type="float" office:value="127.00000000000061" table:formula="of:=[.C183]/2+127" table:style-name="ce11">
            <text:p>1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1" table:style-name="ce2">
            <text:p>181</text:p>
          </table:table-cell>
          <table:table-cell office:value-type="float" office:value="-174.52406437283636" table:formula="of:=[.$A$3]*SIN(RADIANS([.B184]))" table:style-name="ce3">
            <text:p>-174,5241</text:p>
          </table:table-cell>
          <table:table-cell office:value-type="float" office:value="8746.1970713939572" table:formula="of:=[.$A$3]*SIN(RADIANS([.B184]-120))" table:style-name="ce3">
            <text:p>8746,1971</text:p>
          </table:table-cell>
          <table:table-cell office:value-type="float" office:value="-8571.6730070211233" table:formula="of:=[.$A$3]*SIN(RADIANS([.B184]+120))" table:style-name="ce3">
            <text:p>-8571,6730</text:p>
          </table:table-cell>
          <table:table-cell table:style-name="ce3"/>
          <table:table-cell office:value-type="float" office:value="87.262032186416945" table:formula="of:=(MIN([.C184];[.D184];[.E184])+MAX([.C184];[.D184];[.E184]))/2" table:style-name="ce10">
            <text:p>87,2620</text:p>
          </table:table-cell>
          <table:table-cell table:number-columns-repeated="4" table:style-name="ce3"/>
          <table:table-cell office:value-type="float" office:value="39.737967813581818" table:formula="of:=[.C184]/2+127" table:style-name="ce11">
            <text:p>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2" table:style-name="ce2">
            <text:p>182</text:p>
          </table:table-cell>
          <table:table-cell office:value-type="float" office:value="-348.99496702500898" table:formula="of:=[.$A$3]*SIN(RADIANS([.B185]))" table:style-name="ce3">
            <text:p>-348,9950</text:p>
          </table:table-cell>
          <table:table-cell office:value-type="float" office:value="8829.4759285892687" table:formula="of:=[.$A$3]*SIN(RADIANS([.B185]-120))" table:style-name="ce3">
            <text:p>8829,4759</text:p>
          </table:table-cell>
          <table:table-cell office:value-type="float" office:value="-8480.4809615642625" table:formula="of:=[.$A$3]*SIN(RADIANS([.B185]+120))" table:style-name="ce3">
            <text:p>-8480,4810</text:p>
          </table:table-cell>
          <table:table-cell table:style-name="ce3"/>
          <table:table-cell office:value-type="float" office:value="174.49748351250309" table:formula="of:=(MIN([.C185];[.D185];[.E185])+MAX([.C185];[.D185];[.E185]))/2" table:style-name="ce10">
            <text:p>174,4975</text:p>
          </table:table-cell>
          <table:table-cell table:number-columns-repeated="4" table:style-name="ce3"/>
          <table:table-cell office:value-type="float" office:value="-47.497483512504488" table:formula="of:=[.C185]/2+127" table:style-name="ce11">
            <text:p>-4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3" table:style-name="ce2">
            <text:p>183</text:p>
          </table:table-cell>
          <table:table-cell office:value-type="float" office:value="-523.35956242943553" table:formula="of:=[.$A$3]*SIN(RADIANS([.B186]))" table:style-name="ce3">
            <text:p>-523,3596</text:p>
          </table:table-cell>
          <table:table-cell office:value-type="float" office:value="8910.065241883678" table:formula="of:=[.$A$3]*SIN(RADIANS([.B186]-120))" table:style-name="ce3">
            <text:p>8910,0652</text:p>
          </table:table-cell>
          <table:table-cell office:value-type="float" office:value="-8386.7056794542423" table:formula="of:=[.$A$3]*SIN(RADIANS([.B186]+120))" table:style-name="ce3">
            <text:p>-8386,7057</text:p>
          </table:table-cell>
          <table:table-cell table:style-name="ce3"/>
          <table:table-cell office:value-type="float" office:value="261.67978121471788" table:formula="of:=(MIN([.C186];[.D186];[.E186])+MAX([.C186];[.D186];[.E186]))/2" table:style-name="ce10">
            <text:p>261,6798</text:p>
          </table:table-cell>
          <table:table-cell table:number-columns-repeated="4" table:style-name="ce3"/>
          <table:table-cell office:value-type="float" office:value="-134.67978121471776" table:formula="of:=[.C186]/2+127" table:style-name="ce11">
            <text:p>-1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4" table:style-name="ce2">
            <text:p>184</text:p>
          </table:table-cell>
          <table:table-cell office:value-type="float" office:value="-697.56473744125276" table:formula="of:=[.$A$3]*SIN(RADIANS([.B187]))" table:style-name="ce3">
            <text:p>-697,5647</text:p>
          </table:table-cell>
          <table:table-cell office:value-type="float" office:value="8987.9404629916698" table:formula="of:=[.$A$3]*SIN(RADIANS([.B187]-120))" table:style-name="ce3">
            <text:p>8987,9405</text:p>
          </table:table-cell>
          <table:table-cell office:value-type="float" office:value="-8290.375725550417" table:formula="of:=[.$A$3]*SIN(RADIANS([.B187]+120))" table:style-name="ce3">
            <text:p>-8290,3757</text:p>
          </table:table-cell>
          <table:table-cell table:style-name="ce3"/>
          <table:table-cell office:value-type="float" office:value="348.78236872062644" table:formula="of:=(MIN([.C187];[.D187];[.E187])+MAX([.C187];[.D187];[.E187]))/2" table:style-name="ce10">
            <text:p>348,7824</text:p>
          </table:table-cell>
          <table:table-cell table:number-columns-repeated="4" table:style-name="ce3"/>
          <table:table-cell office:value-type="float" office:value="-221.78236872062638" table:formula="of:=[.C187]/2+127" table:style-name="ce11">
            <text:p>-2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5" table:style-name="ce2">
            <text:p>185</text:p>
          </table:table-cell>
          <table:table-cell office:value-type="float" office:value="-871.55742747657939" table:formula="of:=[.$A$3]*SIN(RADIANS([.B188]))" table:style-name="ce3">
            <text:p>-871,5574</text:p>
          </table:table-cell>
          <table:table-cell office:value-type="float" office:value="9063.0778703665001" table:formula="of:=[.$A$3]*SIN(RADIANS([.B188]-120))" table:style-name="ce3">
            <text:p>9063,0779</text:p>
          </table:table-cell>
          <table:table-cell office:value-type="float" office:value="-8191.5204428899178" table:formula="of:=[.$A$3]*SIN(RADIANS([.B188]+120))" table:style-name="ce3">
            <text:p>-8191,5204</text:p>
          </table:table-cell>
          <table:table-cell table:style-name="ce3"/>
          <table:table-cell office:value-type="float" office:value="435.77871373829112" table:formula="of:=(MIN([.C188];[.D188];[.E188])+MAX([.C188];[.D188];[.E188]))/2" table:style-name="ce10">
            <text:p>435,7787</text:p>
          </table:table-cell>
          <table:table-cell table:number-columns-repeated="4" table:style-name="ce3"/>
          <table:table-cell office:value-type="float" office:value="-308.7787137382897" table:formula="of:=[.C188]/2+127" table:style-name="ce11">
            <text:p>-3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6" table:style-name="ce2">
            <text:p>186</text:p>
          </table:table-cell>
          <table:table-cell office:value-type="float" office:value="-1045.284632676535" table:formula="of:=[.$A$3]*SIN(RADIANS([.B189]))" table:style-name="ce3">
            <text:p>-1045,2846</text:p>
          </table:table-cell>
          <table:table-cell office:value-type="float" office:value="9135.4545764260092" table:formula="of:=[.$A$3]*SIN(RADIANS([.B189]-120))" table:style-name="ce3">
            <text:p>9135,4546</text:p>
          </table:table-cell>
          <table:table-cell office:value-type="float" office:value="-8090.1699437494754" table:formula="of:=[.$A$3]*SIN(RADIANS([.B189]+120))" table:style-name="ce3">
            <text:p>-8090,1699</text:p>
          </table:table-cell>
          <table:table-cell table:style-name="ce3"/>
          <table:table-cell office:value-type="float" office:value="522.64231633826694" table:formula="of:=(MIN([.C189];[.D189];[.E189])+MAX([.C189];[.D189];[.E189]))/2" table:style-name="ce10">
            <text:p>522,6423</text:p>
          </table:table-cell>
          <table:table-cell table:number-columns-repeated="4" table:style-name="ce3"/>
          <table:table-cell office:value-type="float" office:value="-395.64231633826751" table:formula="of:=[.C189]/2+127" table:style-name="ce11">
            <text:p>-39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7" table:style-name="ce2">
            <text:p>187</text:p>
          </table:table-cell>
          <table:table-cell office:value-type="float" office:value="-1218.6934340514731" table:formula="of:=[.$A$3]*SIN(RADIANS([.B190]))" table:style-name="ce3">
            <text:p>-1218,6934</text:p>
          </table:table-cell>
          <table:table-cell office:value-type="float" office:value="9205.0485345244033" table:formula="of:=[.$A$3]*SIN(RADIANS([.B190]-120))" table:style-name="ce3">
            <text:p>9205,0485</text:p>
          </table:table-cell>
          <table:table-cell office:value-type="float" office:value="-7986.3551004729306" table:formula="of:=[.$A$3]*SIN(RADIANS([.B190]+120))" table:style-name="ce3">
            <text:p>-7986,3551</text:p>
          </table:table-cell>
          <table:table-cell table:style-name="ce3"/>
          <table:table-cell office:value-type="float" office:value="609.34671702573633" table:formula="of:=(MIN([.C190];[.D190];[.E190])+MAX([.C190];[.D190];[.E190]))/2" table:style-name="ce10">
            <text:p>609,3467</text:p>
          </table:table-cell>
          <table:table-cell table:number-columns-repeated="4" table:style-name="ce3"/>
          <table:table-cell office:value-type="float" office:value="-482.34671702573655" table:formula="of:=[.C190]/2+127" table:style-name="ce11">
            <text:p>-4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8" table:style-name="ce2">
            <text:p>188</text:p>
          </table:table-cell>
          <table:table-cell office:value-type="float" office:value="-1391.7310096006552" table:formula="of:=[.$A$3]*SIN(RADIANS([.B191]))" table:style-name="ce3">
            <text:p>-1391,7310</text:p>
          </table:table-cell>
          <table:table-cell office:value-type="float" office:value="9271.8385456678734" table:formula="of:=[.$A$3]*SIN(RADIANS([.B191]-120))" table:style-name="ce3">
            <text:p>9271,8385</text:p>
          </table:table-cell>
          <table:table-cell office:value-type="float" office:value="-7880.1075360672176" table:formula="of:=[.$A$3]*SIN(RADIANS([.B191]+120))" table:style-name="ce3">
            <text:p>-7880,1075</text:p>
          </table:table-cell>
          <table:table-cell table:style-name="ce3"/>
          <table:table-cell office:value-type="float" office:value="695.86550480032793" table:formula="of:=(MIN([.C191];[.D191];[.E191])+MAX([.C191];[.D191];[.E191]))/2" table:style-name="ce10">
            <text:p>695,8655</text:p>
          </table:table-cell>
          <table:table-cell table:number-columns-repeated="4" table:style-name="ce3"/>
          <table:table-cell office:value-type="float" office:value="-568.86550480032759" table:formula="of:=[.C191]/2+127" table:style-name="ce11">
            <text:p>-5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9" table:style-name="ce2">
            <text:p>189</text:p>
          </table:table-cell>
          <table:table-cell office:value-type="float" office:value="-1564.3446504023073" table:formula="of:=[.$A$3]*SIN(RADIANS([.B192]))" table:style-name="ce3">
            <text:p>-1564,3447</text:p>
          </table:table-cell>
          <table:table-cell office:value-type="float" office:value="9335.8042649720173" table:formula="of:=[.$A$3]*SIN(RADIANS([.B192]-120))" table:style-name="ce3">
            <text:p>9335,8043</text:p>
          </table:table-cell>
          <table:table-cell office:value-type="float" office:value="-7771.4596145697078" table:formula="of:=[.$A$3]*SIN(RADIANS([.B192]+120))" table:style-name="ce3">
            <text:p>-7771,4596</text:p>
          </table:table-cell>
          <table:table-cell table:style-name="ce3"/>
          <table:table-cell office:value-type="float" office:value="782.17232520115476" table:formula="of:=(MIN([.C192];[.D192];[.E192])+MAX([.C192];[.D192];[.E192]))/2" table:style-name="ce10">
            <text:p>782,1723</text:p>
          </table:table-cell>
          <table:table-cell table:number-columns-repeated="4" table:style-name="ce3"/>
          <table:table-cell office:value-type="float" office:value="-655.17232520115363" table:formula="of:=[.C192]/2+127" table:style-name="ce11">
            <text:p>-6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0" table:style-name="ce2">
            <text:p>190</text:p>
          </table:table-cell>
          <table:table-cell office:value-type="float" office:value="-1736.4817766693047" table:formula="of:=[.$A$3]*SIN(RADIANS([.B193]))" table:style-name="ce3">
            <text:p>-1736,4818</text:p>
          </table:table-cell>
          <table:table-cell office:value-type="float" office:value="9396.9262078590837" table:formula="of:=[.$A$3]*SIN(RADIANS([.B193]-120))" table:style-name="ce3">
            <text:p>9396,9262</text:p>
          </table:table-cell>
          <table:table-cell office:value-type="float" office:value="-7660.4444311897814" table:formula="of:=[.$A$3]*SIN(RADIANS([.B193]+120))" table:style-name="ce3">
            <text:p>-7660,4444</text:p>
          </table:table-cell>
          <table:table-cell table:style-name="ce3"/>
          <table:table-cell office:value-type="float" office:value="868.24088833465112" table:formula="of:=(MIN([.C193];[.D193];[.E193])+MAX([.C193];[.D193];[.E193]))/2" table:style-name="ce10">
            <text:p>868,2409</text:p>
          </table:table-cell>
          <table:table-cell table:number-columns-repeated="4" table:style-name="ce3"/>
          <table:table-cell office:value-type="float" office:value="-741.24088833465237" table:formula="of:=[.C193]/2+127" table:style-name="ce11">
            <text:p>-7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1" table:style-name="ce2">
            <text:p>191</text:p>
          </table:table-cell>
          <table:table-cell office:value-type="float" office:value="-1908.0899537654473" table:formula="of:=[.$A$3]*SIN(RADIANS([.B194]))" table:style-name="ce3">
            <text:p>-1908,0900</text:p>
          </table:table-cell>
          <table:table-cell office:value-type="float" office:value="9455.1857559931668" table:formula="of:=[.$A$3]*SIN(RADIANS([.B194]-120))" table:style-name="ce3">
            <text:p>9455,1858</text:p>
          </table:table-cell>
          <table:table-cell office:value-type="float" office:value="-7547.0958022277227" table:formula="of:=[.$A$3]*SIN(RADIANS([.B194]+120))" table:style-name="ce3">
            <text:p>-7547,0958</text:p>
          </table:table-cell>
          <table:table-cell table:style-name="ce3"/>
          <table:table-cell office:value-type="float" office:value="954.04497688272204" table:formula="of:=(MIN([.C194];[.D194];[.E194])+MAX([.C194];[.D194];[.E194]))/2" table:style-name="ce10">
            <text:p>954,0450</text:p>
          </table:table-cell>
          <table:table-cell table:number-columns-repeated="4" table:style-name="ce3"/>
          <table:table-cell office:value-type="float" office:value="-827.04497688272363" table:formula="of:=[.C194]/2+127" table:style-name="ce11">
            <text:p>-8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2" table:style-name="ce2">
            <text:p>192</text:p>
          </table:table-cell>
          <table:table-cell office:value-type="float" office:value="-2079.1169081775952" table:formula="of:=[.$A$3]*SIN(RADIANS([.B195]))" table:style-name="ce3">
            <text:p>-2079,1169</text:p>
          </table:table-cell>
          <table:table-cell office:value-type="float" office:value="9510.565162951536" table:formula="of:=[.$A$3]*SIN(RADIANS([.B195]-120))" table:style-name="ce3">
            <text:p>9510,5652</text:p>
          </table:table-cell>
          <table:table-cell office:value-type="float" office:value="-7431.4482547739453" table:formula="of:=[.$A$3]*SIN(RADIANS([.B195]+120))" table:style-name="ce3">
            <text:p>-7431,4483</text:p>
          </table:table-cell>
          <table:table-cell table:style-name="ce3"/>
          <table:table-cell office:value-type="float" office:value="1039.5584540887953" table:formula="of:=(MIN([.C195];[.D195];[.E195])+MAX([.C195];[.D195];[.E195]))/2" table:style-name="ce10">
            <text:p>1039,5585</text:p>
          </table:table-cell>
          <table:table-cell table:number-columns-repeated="4" table:style-name="ce3"/>
          <table:table-cell office:value-type="float" office:value="-912.55845408879759" table:formula="of:=[.C195]/2+127" table:style-name="ce11">
            <text:p>-9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3" table:style-name="ce2">
            <text:p>193</text:p>
          </table:table-cell>
          <table:table-cell office:value-type="float" office:value="-2249.5105434386496" table:formula="of:=[.$A$3]*SIN(RADIANS([.B196]))" table:style-name="ce3">
            <text:p>-2249,5105</text:p>
          </table:table-cell>
          <table:table-cell office:value-type="float" office:value="9563.047559630355" table:formula="of:=[.$A$3]*SIN(RADIANS([.B196]-120))" table:style-name="ce3">
            <text:p>9563,0476</text:p>
          </table:table-cell>
          <table:table-cell office:value-type="float" office:value="-7313.5370161917035" table:formula="of:=[.$A$3]*SIN(RADIANS([.B196]+120))" table:style-name="ce3">
            <text:p>-7313,5370</text:p>
          </table:table-cell>
          <table:table-cell table:style-name="ce3"/>
          <table:table-cell office:value-type="float" office:value="1124.7552717193257" table:formula="of:=(MIN([.C196];[.D196];[.E196])+MAX([.C196];[.D196];[.E196]))/2" table:style-name="ce10">
            <text:p>1124,7553</text:p>
          </table:table-cell>
          <table:table-cell table:number-columns-repeated="4" table:style-name="ce3"/>
          <table:table-cell office:value-type="float" office:value="-997.75527171932481" table:formula="of:=[.C196]/2+127" table:style-name="ce11">
            <text:p>-99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4" table:style-name="ce2">
            <text:p>194</text:p>
          </table:table-cell>
          <table:table-cell office:value-type="float" office:value="-2419.218955996675" table:formula="of:=[.$A$3]*SIN(RADIANS([.B197]))" table:style-name="ce3">
            <text:p>-2419,2190</text:p>
          </table:table-cell>
          <table:table-cell office:value-type="float" office:value="9612.6169593831892" table:formula="of:=[.$A$3]*SIN(RADIANS([.B197]-120))" table:style-name="ce3">
            <text:p>9612,6170</text:p>
          </table:table-cell>
          <table:table-cell office:value-type="float" office:value="-7193.3980033865118" table:formula="of:=[.$A$3]*SIN(RADIANS([.B197]+120))" table:style-name="ce3">
            <text:p>-7193,3980</text:p>
          </table:table-cell>
          <table:table-cell table:style-name="ce3"/>
          <table:table-cell office:value-type="float" office:value="1209.6094779983387" table:formula="of:=(MIN([.C197];[.D197];[.E197])+MAX([.C197];[.D197];[.E197]))/2" table:style-name="ce10">
            <text:p>1209,6095</text:p>
          </table:table-cell>
          <table:table-cell table:number-columns-repeated="4" table:style-name="ce3"/>
          <table:table-cell office:value-type="float" office:value="-1082.6094779983375" table:formula="of:=[.C197]/2+127" table:style-name="ce11">
            <text:p>-10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5" table:style-name="ce2">
            <text:p>195</text:p>
          </table:table-cell>
          <table:table-cell office:value-type="float" office:value="-2588.1904510252079" table:formula="of:=[.$A$3]*SIN(RADIANS([.B198]))" table:style-name="ce3">
            <text:p>-2588,1905</text:p>
          </table:table-cell>
          <table:table-cell office:value-type="float" office:value="9659.2582628906839" table:formula="of:=[.$A$3]*SIN(RADIANS([.B198]-120))" table:style-name="ce3">
            <text:p>9659,2583</text:p>
          </table:table-cell>
          <table:table-cell office:value-type="float" office:value="-7071.0678118654769" table:formula="of:=[.$A$3]*SIN(RADIANS([.B198]+120))" table:style-name="ce3">
            <text:p>-7071,0678</text:p>
          </table:table-cell>
          <table:table-cell table:style-name="ce3"/>
          <table:table-cell office:value-type="float" office:value="1294.0952255126035" table:formula="of:=(MIN([.C198];[.D198];[.E198])+MAX([.C198];[.D198];[.E198]))/2" table:style-name="ce10">
            <text:p>1294,0952</text:p>
          </table:table-cell>
          <table:table-cell table:number-columns-repeated="4" table:style-name="ce3"/>
          <table:table-cell office:value-type="float" office:value="-1167.095225512604" table:formula="of:=[.C198]/2+127" table:style-name="ce11">
            <text:p>-11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6" table:style-name="ce2">
            <text:p>196</text:p>
          </table:table-cell>
          <table:table-cell office:value-type="float" office:value="-2756.3735581699898" table:formula="of:=[.$A$3]*SIN(RADIANS([.B199]))" table:style-name="ce3">
            <text:p>-2756,3736</text:p>
          </table:table-cell>
          <table:table-cell office:value-type="float" office:value="9702.9572627599646" table:formula="of:=[.$A$3]*SIN(RADIANS([.B199]-120))" table:style-name="ce3">
            <text:p>9702,9573</text:p>
          </table:table-cell>
          <table:table-cell office:value-type="float" office:value="-6946.5837045899762" table:formula="of:=[.$A$3]*SIN(RADIANS([.B199]+120))" table:style-name="ce3">
            <text:p>-6946,5837</text:p>
          </table:table-cell>
          <table:table-cell table:style-name="ce3"/>
          <table:table-cell office:value-type="float" office:value="1378.1867790849942" table:formula="of:=(MIN([.C199];[.D199];[.E199])+MAX([.C199];[.D199];[.E199]))/2" table:style-name="ce10">
            <text:p>1378,1868</text:p>
          </table:table-cell>
          <table:table-cell table:number-columns-repeated="4" table:style-name="ce3"/>
          <table:table-cell office:value-type="float" office:value="-1251.1867790849949" table:formula="of:=[.C199]/2+127" table:style-name="ce11">
            <text:p>-12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7" table:style-name="ce2">
            <text:p>197</text:p>
          </table:table-cell>
          <table:table-cell office:value-type="float" office:value="-2923.7170472273679" table:formula="of:=[.$A$3]*SIN(RADIANS([.B200]))" table:style-name="ce3">
            <text:p>-2923,7170</text:p>
          </table:table-cell>
          <table:table-cell office:value-type="float" office:value="9743.7006478523526" table:formula="of:=[.$A$3]*SIN(RADIANS([.B200]-120))" table:style-name="ce3">
            <text:p>9743,7006</text:p>
          </table:table-cell>
          <table:table-cell office:value-type="float" office:value="-6819.9836006249825" table:formula="of:=[.$A$3]*SIN(RADIANS([.B200]+120))" table:style-name="ce3">
            <text:p>-6819,9836</text:p>
          </table:table-cell>
          <table:table-cell table:style-name="ce3"/>
          <table:table-cell office:value-type="float" office:value="1461.8585236136851" table:formula="of:=(MIN([.C200];[.D200];[.E200])+MAX([.C200];[.D200];[.E200]))/2" table:style-name="ce10">
            <text:p>1461,8585</text:p>
          </table:table-cell>
          <table:table-cell table:number-columns-repeated="4" table:style-name="ce3"/>
          <table:table-cell office:value-type="float" office:value="-1334.8585236136839" table:formula="of:=[.C200]/2+127" table:style-name="ce11">
            <text:p>-13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8" table:style-name="ce2">
            <text:p>198</text:p>
          </table:table-cell>
          <table:table-cell office:value-type="float" office:value="-3090.1699437494726" table:formula="of:=[.$A$3]*SIN(RADIANS([.B201]))" table:style-name="ce3">
            <text:p>-3090,1699</text:p>
          </table:table-cell>
          <table:table-cell office:value-type="float" office:value="9781.4760073380567" table:formula="of:=[.$A$3]*SIN(RADIANS([.B201]-120))" table:style-name="ce3">
            <text:p>9781,4760</text:p>
          </table:table-cell>
          <table:table-cell office:value-type="float" office:value="-6691.3060635885813" table:formula="of:=[.$A$3]*SIN(RADIANS([.B201]+120))" table:style-name="ce3">
            <text:p>-6691,3061</text:p>
          </table:table-cell>
          <table:table-cell table:style-name="ce3"/>
          <table:table-cell office:value-type="float" office:value="1545.0849718747377" table:formula="of:=(MIN([.C201];[.D201];[.E201])+MAX([.C201];[.D201];[.E201]))/2" table:style-name="ce10">
            <text:p>1545,0850</text:p>
          </table:table-cell>
          <table:table-cell table:number-columns-repeated="4" table:style-name="ce3"/>
          <table:table-cell office:value-type="float" office:value="-1418.0849718747363" table:formula="of:=[.C201]/2+127" table:style-name="ce11">
            <text:p>-14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9" table:style-name="ce2">
            <text:p>199</text:p>
          </table:table-cell>
          <table:table-cell office:value-type="float" office:value="-3255.6815445715674" table:formula="of:=[.$A$3]*SIN(RADIANS([.B202]))" table:style-name="ce3">
            <text:p>-3255,6815</text:p>
          </table:table-cell>
          <table:table-cell office:value-type="float" office:value="9816.2718344766399" table:formula="of:=[.$A$3]*SIN(RADIANS([.B202]-120))" table:style-name="ce3">
            <text:p>9816,2718</text:p>
          </table:table-cell>
          <table:table-cell office:value-type="float" office:value="-6560.5902899050743" table:formula="of:=[.$A$3]*SIN(RADIANS([.B202]+120))" table:style-name="ce3">
            <text:p>-6560,5903</text:p>
          </table:table-cell>
          <table:table-cell table:style-name="ce3"/>
          <table:table-cell office:value-type="float" office:value="1627.8407722857828" table:formula="of:=(MIN([.C202];[.D202];[.E202])+MAX([.C202];[.D202];[.E202]))/2" table:style-name="ce10">
            <text:p>1627,8408</text:p>
          </table:table-cell>
          <table:table-cell table:number-columns-repeated="4" table:style-name="ce3"/>
          <table:table-cell office:value-type="float" office:value="-1500.8407722857837" table:formula="of:=[.C202]/2+127" table:style-name="ce11">
            <text:p>-15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0" table:style-name="ce2">
            <text:p>200</text:p>
          </table:table-cell>
          <table:table-cell office:value-type="float" office:value="-3420.2014332566864" table:formula="of:=[.$A$3]*SIN(RADIANS([.B203]))" table:style-name="ce3">
            <text:p>-3420,2014</text:p>
          </table:table-cell>
          <table:table-cell office:value-type="float" office:value="9848.0775301220801" table:formula="of:=[.$A$3]*SIN(RADIANS([.B203]-120))" table:style-name="ce3">
            <text:p>9848,0775</text:p>
          </table:table-cell>
          <table:table-cell office:value-type="float" office:value="-6427.876096865396" table:formula="of:=[.$A$3]*SIN(RADIANS([.B203]+120))" table:style-name="ce3">
            <text:p>-6427,8761</text:p>
          </table:table-cell>
          <table:table-cell table:style-name="ce3"/>
          <table:table-cell office:value-type="float" office:value="1710.1007166283421" table:formula="of:=(MIN([.C203];[.D203];[.E203])+MAX([.C203];[.D203];[.E203]))/2" table:style-name="ce10">
            <text:p>1710,1007</text:p>
          </table:table-cell>
          <table:table-cell table:number-columns-repeated="4" table:style-name="ce3"/>
          <table:table-cell office:value-type="float" office:value="-1583.1007166283432" table:formula="of:=[.C203]/2+127" table:style-name="ce11">
            <text:p>-15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1" table:style-name="ce2">
            <text:p>201</text:p>
          </table:table-cell>
          <table:table-cell office:value-type="float" office:value="-3583.6794954530042" table:formula="of:=[.$A$3]*SIN(RADIANS([.B204]))" table:style-name="ce3">
            <text:p>-3583,6795</text:p>
          </table:table-cell>
          <table:table-cell office:value-type="float" office:value="9876.8834059513774" table:formula="of:=[.$A$3]*SIN(RADIANS([.B204]-120))" table:style-name="ce3">
            <text:p>9876,8834</text:p>
          </table:table-cell>
          <table:table-cell office:value-type="float" office:value="-6293.2039104983787" table:formula="of:=[.$A$3]*SIN(RADIANS([.B204]+120))" table:style-name="ce3">
            <text:p>-6293,2039</text:p>
          </table:table-cell>
          <table:table-cell table:style-name="ce3"/>
          <table:table-cell office:value-type="float" office:value="1791.8397477264994" table:formula="of:=(MIN([.C204];[.D204];[.E204])+MAX([.C204];[.D204];[.E204]))/2" table:style-name="ce10">
            <text:p>1791,8397</text:p>
          </table:table-cell>
          <table:table-cell table:number-columns-repeated="4" table:style-name="ce3"/>
          <table:table-cell office:value-type="float" office:value="-1664.8397477265021" table:formula="of:=[.C204]/2+127" table:style-name="ce11">
            <text:p>-16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2" table:style-name="ce2">
            <text:p>202</text:p>
          </table:table-cell>
          <table:table-cell office:value-type="float" office:value="-3746.0659341591199" table:formula="of:=[.$A$3]*SIN(RADIANS([.B205]))" table:style-name="ce3">
            <text:p>-3746,0659</text:p>
          </table:table-cell>
          <table:table-cell office:value-type="float" office:value="9902.6806874157028" table:formula="of:=[.$A$3]*SIN(RADIANS([.B205]-120))" table:style-name="ce3">
            <text:p>9902,6807</text:p>
          </table:table-cell>
          <table:table-cell office:value-type="float" office:value="-6156.6147532565819" table:formula="of:=[.$A$3]*SIN(RADIANS([.B205]+120))" table:style-name="ce3">
            <text:p>-6156,6148</text:p>
          </table:table-cell>
          <table:table-cell table:style-name="ce3"/>
          <table:table-cell office:value-type="float" office:value="1873.0329670795604" table:formula="of:=(MIN([.C205];[.D205];[.E205])+MAX([.C205];[.D205];[.E205]))/2" table:style-name="ce10">
            <text:p>1873,0330</text:p>
          </table:table-cell>
          <table:table-cell table:number-columns-repeated="4" table:style-name="ce3"/>
          <table:table-cell office:value-type="float" office:value="-1746.03296707956" table:formula="of:=[.C205]/2+127" table:style-name="ce11">
            <text:p>-17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3" table:style-name="ce2">
            <text:p>203</text:p>
          </table:table-cell>
          <table:table-cell office:value-type="float" office:value="-3907.3112848927353" table:formula="of:=[.$A$3]*SIN(RADIANS([.B206]))" table:style-name="ce3">
            <text:p>-3907,3113</text:p>
          </table:table-cell>
          <table:table-cell office:value-type="float" office:value="9925.4615164132192" table:formula="of:=[.$A$3]*SIN(RADIANS([.B206]-120))" table:style-name="ce3">
            <text:p>9925,4615</text:p>
          </table:table-cell>
          <table:table-cell office:value-type="float" office:value="-6018.1502315204825" table:formula="of:=[.$A$3]*SIN(RADIANS([.B206]+120))" table:style-name="ce3">
            <text:p>-6018,1502</text:p>
          </table:table-cell>
          <table:table-cell table:style-name="ce3"/>
          <table:table-cell office:value-type="float" office:value="1953.6556424463683" table:formula="of:=(MIN([.C206];[.D206];[.E206])+MAX([.C206];[.D206];[.E206]))/2" table:style-name="ce10">
            <text:p>1953,6556</text:p>
          </table:table-cell>
          <table:table-cell table:number-columns-repeated="4" table:style-name="ce3"/>
          <table:table-cell office:value-type="float" office:value="-1826.6556424463677" table:formula="of:=[.C206]/2+127" table:style-name="ce11">
            <text:p>-18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4" table:style-name="ce2">
            <text:p>204</text:p>
          </table:table-cell>
          <table:table-cell office:value-type="float" office:value="-4067.366430758002" table:formula="of:=[.$A$3]*SIN(RADIANS([.B207]))" table:style-name="ce3">
            <text:p>-4067,3664</text:p>
          </table:table-cell>
          <table:table-cell office:value-type="float" office:value="9945.2189536827336" table:formula="of:=[.$A$3]*SIN(RADIANS([.B207]-120))" table:style-name="ce3">
            <text:p>9945,2190</text:p>
          </table:table-cell>
          <table:table-cell office:value-type="float" office:value="-5877.8525229247334" table:formula="of:=[.$A$3]*SIN(RADIANS([.B207]+120))" table:style-name="ce3">
            <text:p>-5877,8525</text:p>
          </table:table-cell>
          <table:table-cell table:style-name="ce3"/>
          <table:table-cell office:value-type="float" office:value="2033.6832153790001" table:formula="of:=(MIN([.C207];[.D207];[.E207])+MAX([.C207];[.D207];[.E207]))/2" table:style-name="ce10">
            <text:p>2033,6832</text:p>
          </table:table-cell>
          <table:table-cell table:number-columns-repeated="4" table:style-name="ce3"/>
          <table:table-cell office:value-type="float" office:value="-1906.683215379001" table:formula="of:=[.C207]/2+127" table:style-name="ce11">
            <text:p>-190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5" table:style-name="ce2">
            <text:p>205</text:p>
          </table:table-cell>
          <table:table-cell office:value-type="float" office:value="-4226.1826174069929" table:formula="of:=[.$A$3]*SIN(RADIANS([.B208]))" table:style-name="ce3">
            <text:p>-4226,1826</text:p>
          </table:table-cell>
          <table:table-cell office:value-type="float" office:value="9961.9469809174552" table:formula="of:=[.$A$3]*SIN(RADIANS([.B208]-120))" table:style-name="ce3">
            <text:p>9961,9470</text:p>
          </table:table-cell>
          <table:table-cell office:value-type="float" office:value="-5735.764363510465" table:formula="of:=[.$A$3]*SIN(RADIANS([.B208]+120))" table:style-name="ce3">
            <text:p>-5735,7644</text:p>
          </table:table-cell>
          <table:table-cell table:style-name="ce3"/>
          <table:table-cell office:value-type="float" office:value="2113.0913087034951" table:formula="of:=(MIN([.C208];[.D208];[.E208])+MAX([.C208];[.D208];[.E208]))/2" table:style-name="ce10">
            <text:p>2113,0913</text:p>
          </table:table-cell>
          <table:table-cell table:number-columns-repeated="4" table:style-name="ce3"/>
          <table:table-cell office:value-type="float" office:value="-1986.0913087034965" table:formula="of:=[.C208]/2+127" table:style-name="ce11">
            <text:p>-198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6" table:style-name="ce2">
            <text:p>206</text:p>
          </table:table-cell>
          <table:table-cell office:value-type="float" office:value="-4383.7114678907747" table:formula="of:=[.$A$3]*SIN(RADIANS([.B209]))" table:style-name="ce3">
            <text:p>-4383,7115</text:p>
          </table:table-cell>
          <table:table-cell office:value-type="float" office:value="9975.6405025982422" table:formula="of:=[.$A$3]*SIN(RADIANS([.B209]-120))" table:style-name="ce3">
            <text:p>9975,6405</text:p>
          </table:table-cell>
          <table:table-cell office:value-type="float" office:value="-5591.9290347074657" table:formula="of:=[.$A$3]*SIN(RADIANS([.B209]+120))" table:style-name="ce3">
            <text:p>-5591,9290</text:p>
          </table:table-cell>
          <table:table-cell table:style-name="ce3"/>
          <table:table-cell office:value-type="float" office:value="2191.8557339453882" table:formula="of:=(MIN([.C209];[.D209];[.E209])+MAX([.C209];[.D209];[.E209]))/2" table:style-name="ce10">
            <text:p>2191,8557</text:p>
          </table:table-cell>
          <table:table-cell table:number-columns-repeated="4" table:style-name="ce3"/>
          <table:table-cell office:value-type="float" office:value="-2064.8557339453873" table:formula="of:=[.C209]/2+127" table:style-name="ce11">
            <text:p>-20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7" table:style-name="ce2">
            <text:p>207</text:p>
          </table:table-cell>
          <table:table-cell office:value-type="float" office:value="-4539.904997395467" table:formula="of:=[.$A$3]*SIN(RADIANS([.B210]))" table:style-name="ce3">
            <text:p>-4539,9050</text:p>
          </table:table-cell>
          <table:table-cell office:value-type="float" office:value="9986.295347545738" table:formula="of:=[.$A$3]*SIN(RADIANS([.B210]-120))" table:style-name="ce3">
            <text:p>9986,2953</text:p>
          </table:table-cell>
          <table:table-cell office:value-type="float" office:value="-5446.39035015027" table:formula="of:=[.$A$3]*SIN(RADIANS([.B210]+120))" table:style-name="ce3">
            <text:p>-5446,3904</text:p>
          </table:table-cell>
          <table:table-cell table:style-name="ce3"/>
          <table:table-cell office:value-type="float" office:value="2269.952498697734" table:formula="of:=(MIN([.C210];[.D210];[.E210])+MAX([.C210];[.D210];[.E210]))/2" table:style-name="ce10">
            <text:p>2269,9525</text:p>
          </table:table-cell>
          <table:table-cell table:number-columns-repeated="4" table:style-name="ce3"/>
          <table:table-cell office:value-type="float" office:value="-2142.9524986977335" table:formula="of:=[.C210]/2+127" table:style-name="ce11">
            <text:p>-214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8" table:style-name="ce2">
            <text:p>208</text:p>
          </table:table-cell>
          <table:table-cell office:value-type="float" office:value="-4694.7156278589082" table:formula="of:=[.$A$3]*SIN(RADIANS([.B211]))" table:style-name="ce3">
            <text:p>-4694,7156</text:p>
          </table:table-cell>
          <table:table-cell office:value-type="float" office:value="9993.9082701909574" table:formula="of:=[.$A$3]*SIN(RADIANS([.B211]-120))" table:style-name="ce3">
            <text:p>9993,9083</text:p>
          </table:table-cell>
          <table:table-cell office:value-type="float" office:value="-5299.1926423320501" table:formula="of:=[.$A$3]*SIN(RADIANS([.B211]+120))" table:style-name="ce3">
            <text:p>-5299,1926</text:p>
          </table:table-cell>
          <table:table-cell table:style-name="ce3"/>
          <table:table-cell office:value-type="float" office:value="2347.3578139294536" table:formula="of:=(MIN([.C211];[.D211];[.E211])+MAX([.C211];[.D211];[.E211]))/2" table:style-name="ce10">
            <text:p>2347,3578</text:p>
          </table:table-cell>
          <table:table-cell table:number-columns-repeated="4" table:style-name="ce3"/>
          <table:table-cell office:value-type="float" office:value="-2220.3578139294541" table:formula="of:=[.C211]/2+127" table:style-name="ce11">
            <text:p>-22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9" table:style-name="ce2">
            <text:p>209</text:p>
          </table:table-cell>
          <table:table-cell office:value-type="float" office:value="-4848.0962024633691" table:formula="of:=[.$A$3]*SIN(RADIANS([.B212]))" table:style-name="ce3">
            <text:p>-4848,0962</text:p>
          </table:table-cell>
          <table:table-cell office:value-type="float" office:value="9998.4769515639127" table:formula="of:=[.$A$3]*SIN(RADIANS([.B212]-120))" table:style-name="ce3">
            <text:p>9998,4770</text:p>
          </table:table-cell>
          <table:table-cell office:value-type="float" office:value="-5150.3807491005446" table:formula="of:=[.$A$3]*SIN(RADIANS([.B212]+120))" table:style-name="ce3">
            <text:p>-5150,3807</text:p>
          </table:table-cell>
          <table:table-cell table:style-name="ce3"/>
          <table:table-cell office:value-type="float" office:value="2424.0481012316841" table:formula="of:=(MIN([.C212];[.D212];[.E212])+MAX([.C212];[.D212];[.E212]))/2" table:style-name="ce10">
            <text:p>2424,0481</text:p>
          </table:table-cell>
          <table:table-cell table:number-columns-repeated="4" table:style-name="ce3"/>
          <table:table-cell office:value-type="float" office:value="-2297.0481012316845" table:formula="of:=[.C212]/2+127" table:style-name="ce11">
            <text:p>-22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0" table:style-name="ce2">
            <text:p>210</text:p>
          </table:table-cell>
          <table:table-cell office:value-type="float" office:value="-5000.0000000000009" table:formula="of:=[.$A$3]*SIN(RADIANS([.B213]))" table:style-name="ce3">
            <text:p>-5000,0000</text:p>
          </table:table-cell>
          <table:table-cell office:value-type="float" office:value="10000" table:formula="of:=[.$A$3]*SIN(RADIANS([.B213]-120))" table:style-name="ce3">
            <text:p>10000,0000</text:p>
          </table:table-cell>
          <table:table-cell office:value-type="float" office:value="-5000.0000000000045" table:formula="of:=[.$A$3]*SIN(RADIANS([.B213]+120))" table:style-name="ce3">
            <text:p>-5000,0000</text:p>
          </table:table-cell>
          <table:table-cell table:style-name="ce3"/>
          <table:table-cell office:value-type="float" office:value="2499.9999999999977" table:formula="of:=(MIN([.C213];[.D213];[.E213])+MAX([.C213];[.D213];[.E213]))/2" table:style-name="ce10">
            <text:p>2500,0000</text:p>
          </table:table-cell>
          <table:table-cell table:number-columns-repeated="4" table:style-name="ce3"/>
          <table:table-cell office:value-type="float" office:value="-2373.0000000000005" table:formula="of:=[.C213]/2+127" table:style-name="ce11">
            <text:p>-23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1" table:style-name="ce2">
            <text:p>211</text:p>
          </table:table-cell>
          <table:table-cell office:value-type="float" office:value="-5150.3807491005418" table:formula="of:=[.$A$3]*SIN(RADIANS([.B214]))" table:style-name="ce3">
            <text:p>-5150,3807</text:p>
          </table:table-cell>
          <table:table-cell office:value-type="float" office:value="9998.4769515639127" table:formula="of:=[.$A$3]*SIN(RADIANS([.B214]-120))" table:style-name="ce3">
            <text:p>9998,4770</text:p>
          </table:table-cell>
          <table:table-cell office:value-type="float" office:value="-4848.0962024633691" table:formula="of:=[.$A$3]*SIN(RADIANS([.B214]+120))" table:style-name="ce3">
            <text:p>-4848,0962</text:p>
          </table:table-cell>
          <table:table-cell table:style-name="ce3"/>
          <table:table-cell office:value-type="float" office:value="2424.0481012316855" table:formula="of:=(MIN([.C214];[.D214];[.E214])+MAX([.C214];[.D214];[.E214]))/2" table:style-name="ce10">
            <text:p>2424,0481</text:p>
          </table:table-cell>
          <table:table-cell table:number-columns-repeated="4" table:style-name="ce3"/>
          <table:table-cell office:value-type="float" office:value="-2448.1903745502709" table:formula="of:=[.C214]/2+127" table:style-name="ce11">
            <text:p>-244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2" table:style-name="ce2">
            <text:p>212</text:p>
          </table:table-cell>
          <table:table-cell office:value-type="float" office:value="-5299.1926423320483" table:formula="of:=[.$A$3]*SIN(RADIANS([.B215]))" table:style-name="ce3">
            <text:p>-5299,1926</text:p>
          </table:table-cell>
          <table:table-cell office:value-type="float" office:value="9993.9082701909574" table:formula="of:=[.$A$3]*SIN(RADIANS([.B215]-120))" table:style-name="ce3">
            <text:p>9993,9083</text:p>
          </table:table-cell>
          <table:table-cell office:value-type="float" office:value="-4694.7156278589082" table:formula="of:=[.$A$3]*SIN(RADIANS([.B215]+120))" table:style-name="ce3">
            <text:p>-4694,7156</text:p>
          </table:table-cell>
          <table:table-cell table:style-name="ce3"/>
          <table:table-cell office:value-type="float" office:value="2347.3578139294546" table:formula="of:=(MIN([.C215];[.D215];[.E215])+MAX([.C215];[.D215];[.E215]))/2" table:style-name="ce10">
            <text:p>2347,3578</text:p>
          </table:table-cell>
          <table:table-cell table:number-columns-repeated="4" table:style-name="ce3"/>
          <table:table-cell office:value-type="float" office:value="-2522.5963211660242" table:formula="of:=[.C215]/2+127" table:style-name="ce11">
            <text:p>-25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3" table:style-name="ce2">
            <text:p>213</text:p>
          </table:table-cell>
          <table:table-cell office:value-type="float" office:value="-5446.3903501502709" table:formula="of:=[.$A$3]*SIN(RADIANS([.B216]))" table:style-name="ce3">
            <text:p>-5446,3904</text:p>
          </table:table-cell>
          <table:table-cell office:value-type="float" office:value="9986.295347545738" table:formula="of:=[.$A$3]*SIN(RADIANS([.B216]-120))" table:style-name="ce3">
            <text:p>9986,2953</text:p>
          </table:table-cell>
          <table:table-cell office:value-type="float" office:value="-4539.9049973954698" table:formula="of:=[.$A$3]*SIN(RADIANS([.B216]+120))" table:style-name="ce3">
            <text:p>-4539,9050</text:p>
          </table:table-cell>
          <table:table-cell table:style-name="ce3"/>
          <table:table-cell office:value-type="float" office:value="2269.9524986977335" table:formula="of:=(MIN([.C216];[.D216];[.E216])+MAX([.C216];[.D216];[.E216]))/2" table:style-name="ce10">
            <text:p>2269,9525</text:p>
          </table:table-cell>
          <table:table-cell table:number-columns-repeated="4" table:style-name="ce3"/>
          <table:table-cell office:value-type="float" office:value="-2596.1951750751355" table:formula="of:=[.C216]/2+127" table:style-name="ce11">
            <text:p>-259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4" table:style-name="ce2">
            <text:p>214</text:p>
          </table:table-cell>
          <table:table-cell office:value-type="float" office:value="-5591.9290347074666" table:formula="of:=[.$A$3]*SIN(RADIANS([.B217]))" table:style-name="ce3">
            <text:p>-5591,9290</text:p>
          </table:table-cell>
          <table:table-cell office:value-type="float" office:value="9975.6405025982422" table:formula="of:=[.$A$3]*SIN(RADIANS([.B217]-120))" table:style-name="ce3">
            <text:p>9975,6405</text:p>
          </table:table-cell>
          <table:table-cell office:value-type="float" office:value="-4383.7114678907783" table:formula="of:=[.$A$3]*SIN(RADIANS([.B217]+120))" table:style-name="ce3">
            <text:p>-4383,7115</text:p>
          </table:table-cell>
          <table:table-cell table:style-name="ce3"/>
          <table:table-cell office:value-type="float" office:value="2191.8557339453878" table:formula="of:=(MIN([.C217];[.D217];[.E217])+MAX([.C217];[.D217];[.E217]))/2" table:style-name="ce10">
            <text:p>2191,8557</text:p>
          </table:table-cell>
          <table:table-cell table:number-columns-repeated="4" table:style-name="ce3"/>
          <table:table-cell office:value-type="float" office:value="-2668.9645173537333" table:formula="of:=[.C217]/2+127" table:style-name="ce11">
            <text:p>-26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5" table:style-name="ce2">
            <text:p>215</text:p>
          </table:table-cell>
          <table:table-cell office:value-type="float" office:value="-5735.7643635104614" table:formula="of:=[.$A$3]*SIN(RADIANS([.B218]))" table:style-name="ce3">
            <text:p>-5735,7644</text:p>
          </table:table-cell>
          <table:table-cell office:value-type="float" office:value="9961.9469809174552" table:formula="of:=[.$A$3]*SIN(RADIANS([.B218]-120))" table:style-name="ce3">
            <text:p>9961,9470</text:p>
          </table:table-cell>
          <table:table-cell office:value-type="float" office:value="-4226.182617406992" table:formula="of:=[.$A$3]*SIN(RADIANS([.B218]+120))" table:style-name="ce3">
            <text:p>-4226,1826</text:p>
          </table:table-cell>
          <table:table-cell table:style-name="ce3"/>
          <table:table-cell office:value-type="float" office:value="2113.0913087034969" table:formula="of:=(MIN([.C218];[.D218];[.E218])+MAX([.C218];[.D218];[.E218]))/2" table:style-name="ce10">
            <text:p>2113,0913</text:p>
          </table:table-cell>
          <table:table-cell table:number-columns-repeated="4" table:style-name="ce3"/>
          <table:table-cell office:value-type="float" office:value="-2740.8821817552307" table:formula="of:=[.C218]/2+127" table:style-name="ce11">
            <text:p>-27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6" table:style-name="ce2">
            <text:p>216</text:p>
          </table:table-cell>
          <table:table-cell office:value-type="float" office:value="-5877.8525229247307" table:formula="of:=[.$A$3]*SIN(RADIANS([.B219]))" table:style-name="ce3">
            <text:p>-5877,8525</text:p>
          </table:table-cell>
          <table:table-cell office:value-type="float" office:value="9945.2189536827336" table:formula="of:=[.$A$3]*SIN(RADIANS([.B219]-120))" table:style-name="ce3">
            <text:p>9945,2190</text:p>
          </table:table-cell>
          <table:table-cell office:value-type="float" office:value="-4067.3664307580016" table:formula="of:=[.$A$3]*SIN(RADIANS([.B219]+120))" table:style-name="ce3">
            <text:p>-4067,3664</text:p>
          </table:table-cell>
          <table:table-cell table:style-name="ce3"/>
          <table:table-cell office:value-type="float" office:value="2033.6832153790015" table:formula="of:=(MIN([.C219];[.D219];[.E219])+MAX([.C219];[.D219];[.E219]))/2" table:style-name="ce10">
            <text:p>2033,6832</text:p>
          </table:table-cell>
          <table:table-cell table:number-columns-repeated="4" table:style-name="ce3"/>
          <table:table-cell office:value-type="float" office:value="-2811.9262614623653" table:formula="of:=[.C219]/2+127" table:style-name="ce11">
            <text:p>-281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7" table:style-name="ce2">
            <text:p>217</text:p>
          </table:table-cell>
          <table:table-cell office:value-type="float" office:value="-6018.1502315204834" table:formula="of:=[.$A$3]*SIN(RADIANS([.B220]))" table:style-name="ce3">
            <text:p>-6018,1502</text:p>
          </table:table-cell>
          <table:table-cell office:value-type="float" office:value="9925.461516413221" table:formula="of:=[.$A$3]*SIN(RADIANS([.B220]-120))" table:style-name="ce3">
            <text:p>9925,4615</text:p>
          </table:table-cell>
          <table:table-cell office:value-type="float" office:value="-3907.311284892739" table:formula="of:=[.$A$3]*SIN(RADIANS([.B220]+120))" table:style-name="ce3">
            <text:p>-3907,3113</text:p>
          </table:table-cell>
          <table:table-cell table:style-name="ce3"/>
          <table:table-cell office:value-type="float" office:value="1953.6556424463688" table:formula="of:=(MIN([.C220];[.D220];[.E220])+MAX([.C220];[.D220];[.E220]))/2" table:style-name="ce10">
            <text:p>1953,6556</text:p>
          </table:table-cell>
          <table:table-cell table:number-columns-repeated="4" table:style-name="ce3"/>
          <table:table-cell office:value-type="float" office:value="-2882.0751157602417" table:formula="of:=[.C220]/2+127" table:style-name="ce11">
            <text:p>-28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8" table:style-name="ce2">
            <text:p>218</text:p>
          </table:table-cell>
          <table:table-cell office:value-type="float" office:value="-6156.6147532565819" table:formula="of:=[.$A$3]*SIN(RADIANS([.B221]))" table:style-name="ce3">
            <text:p>-6156,6148</text:p>
          </table:table-cell>
          <table:table-cell office:value-type="float" office:value="9902.6806874157028" table:formula="of:=[.$A$3]*SIN(RADIANS([.B221]-120))" table:style-name="ce3">
            <text:p>9902,6807</text:p>
          </table:table-cell>
          <table:table-cell office:value-type="float" office:value="-3746.0659341591236" table:formula="of:=[.$A$3]*SIN(RADIANS([.B221]+120))" table:style-name="ce3">
            <text:p>-3746,0659</text:p>
          </table:table-cell>
          <table:table-cell table:style-name="ce3"/>
          <table:table-cell office:value-type="float" office:value="1873.0329670795604" table:formula="of:=(MIN([.C221];[.D221];[.E221])+MAX([.C221];[.D221];[.E221]))/2" table:style-name="ce10">
            <text:p>1873,0330</text:p>
          </table:table-cell>
          <table:table-cell table:number-columns-repeated="4" table:style-name="ce3"/>
          <table:table-cell office:value-type="float" office:value="-2951.307376628291" table:formula="of:=[.C221]/2+127" table:style-name="ce11">
            <text:p>-29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9" table:style-name="ce2">
            <text:p>219</text:p>
          </table:table-cell>
          <table:table-cell office:value-type="float" office:value="-6293.203910498376" table:formula="of:=[.$A$3]*SIN(RADIANS([.B222]))" table:style-name="ce3">
            <text:p>-6293,2039</text:p>
          </table:table-cell>
          <table:table-cell office:value-type="float" office:value="9876.8834059513774" table:formula="of:=[.$A$3]*SIN(RADIANS([.B222]-120))" table:style-name="ce3">
            <text:p>9876,8834</text:p>
          </table:table-cell>
          <table:table-cell office:value-type="float" office:value="-3583.6794954530078" table:formula="of:=[.$A$3]*SIN(RADIANS([.B222]+120))" table:style-name="ce3">
            <text:p>-3583,6795</text:p>
          </table:table-cell>
          <table:table-cell table:style-name="ce3"/>
          <table:table-cell office:value-type="float" office:value="1791.8397477265007" table:formula="of:=(MIN([.C222];[.D222];[.E222])+MAX([.C222];[.D222];[.E222]))/2" table:style-name="ce10">
            <text:p>1791,8397</text:p>
          </table:table-cell>
          <table:table-cell table:number-columns-repeated="4" table:style-name="ce3"/>
          <table:table-cell office:value-type="float" office:value="-3019.601955249188" table:formula="of:=[.C222]/2+127" table:style-name="ce11">
            <text:p>-30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0" table:style-name="ce2">
            <text:p>220</text:p>
          </table:table-cell>
          <table:table-cell office:value-type="float" office:value="-6427.8760968653924" table:formula="of:=[.$A$3]*SIN(RADIANS([.B223]))" table:style-name="ce3">
            <text:p>-6427,8761</text:p>
          </table:table-cell>
          <table:table-cell office:value-type="float" office:value="9848.0775301220801" table:formula="of:=[.$A$3]*SIN(RADIANS([.B223]-120))" table:style-name="ce3">
            <text:p>9848,0775</text:p>
          </table:table-cell>
          <table:table-cell office:value-type="float" office:value="-3420.201433256686" table:formula="of:=[.$A$3]*SIN(RADIANS([.B223]+120))" table:style-name="ce3">
            <text:p>-3420,2014</text:p>
          </table:table-cell>
          <table:table-cell table:style-name="ce3"/>
          <table:table-cell office:value-type="float" office:value="1710.1007166283439" table:formula="of:=(MIN([.C223];[.D223];[.E223])+MAX([.C223];[.D223];[.E223]))/2" table:style-name="ce10">
            <text:p>1710,1007</text:p>
          </table:table-cell>
          <table:table-cell table:number-columns-repeated="4" table:style-name="ce3"/>
          <table:table-cell office:value-type="float" office:value="-3086.9380484326962" table:formula="of:=[.C223]/2+127" table:style-name="ce11">
            <text:p>-308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1" table:style-name="ce2">
            <text:p>221</text:p>
          </table:table-cell>
          <table:table-cell office:value-type="float" office:value="-6560.5902899050707" table:formula="of:=[.$A$3]*SIN(RADIANS([.B224]))" table:style-name="ce3">
            <text:p>-6560,5903</text:p>
          </table:table-cell>
          <table:table-cell office:value-type="float" office:value="9816.2718344766399" table:formula="of:=[.$A$3]*SIN(RADIANS([.B224]-120))" table:style-name="ce3">
            <text:p>9816,2718</text:p>
          </table:table-cell>
          <table:table-cell office:value-type="float" office:value="-3255.681544571567" table:formula="of:=[.$A$3]*SIN(RADIANS([.B224]+120))" table:style-name="ce3">
            <text:p>-3255,6815</text:p>
          </table:table-cell>
          <table:table-cell table:style-name="ce3"/>
          <table:table-cell office:value-type="float" office:value="1627.8407722857846" table:formula="of:=(MIN([.C224];[.D224];[.E224])+MAX([.C224];[.D224];[.E224]))/2" table:style-name="ce10">
            <text:p>1627,8408</text:p>
          </table:table-cell>
          <table:table-cell table:number-columns-repeated="4" table:style-name="ce3"/>
          <table:table-cell office:value-type="float" office:value="-3153.2951449525353" table:formula="of:=[.C224]/2+127" table:style-name="ce11">
            <text:p>-315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2" table:style-name="ce2">
            <text:p>222</text:p>
          </table:table-cell>
          <table:table-cell office:value-type="float" office:value="-6691.3060635885822" table:formula="of:=[.$A$3]*SIN(RADIANS([.B225]))" table:style-name="ce3">
            <text:p>-6691,3061</text:p>
          </table:table-cell>
          <table:table-cell office:value-type="float" office:value="9781.4760073380567" table:formula="of:=[.$A$3]*SIN(RADIANS([.B225]-120))" table:style-name="ce3">
            <text:p>9781,4760</text:p>
          </table:table-cell>
          <table:table-cell office:value-type="float" office:value="-3090.1699437494763" table:formula="of:=[.$A$3]*SIN(RADIANS([.B225]+120))" table:style-name="ce3">
            <text:p>-3090,1699</text:p>
          </table:table-cell>
          <table:table-cell table:style-name="ce3"/>
          <table:table-cell office:value-type="float" office:value="1545.0849718747372" table:formula="of:=(MIN([.C225];[.D225];[.E225])+MAX([.C225];[.D225];[.E225]))/2" table:style-name="ce10">
            <text:p>1545,0850</text:p>
          </table:table-cell>
          <table:table-cell table:number-columns-repeated="4" table:style-name="ce3"/>
          <table:table-cell office:value-type="float" office:value="-3218.6530317942911" table:formula="of:=[.C225]/2+127" table:style-name="ce11">
            <text:p>-32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3" table:style-name="ce2">
            <text:p>223</text:p>
          </table:table-cell>
          <table:table-cell office:value-type="float" office:value="-6819.9836006249834" table:formula="of:=[.$A$3]*SIN(RADIANS([.B226]))" table:style-name="ce3">
            <text:p>-6819,9836</text:p>
          </table:table-cell>
          <table:table-cell office:value-type="float" office:value="9743.7006478523526" table:formula="of:=[.$A$3]*SIN(RADIANS([.B226]-120))" table:style-name="ce3">
            <text:p>9743,7006</text:p>
          </table:table-cell>
          <table:table-cell office:value-type="float" office:value="-2923.7170472273715" table:formula="of:=[.$A$3]*SIN(RADIANS([.B226]+120))" table:style-name="ce3">
            <text:p>-2923,7170</text:p>
          </table:table-cell>
          <table:table-cell table:style-name="ce3"/>
          <table:table-cell office:value-type="float" office:value="1461.8585236136846" table:formula="of:=(MIN([.C226];[.D226];[.E226])+MAX([.C226];[.D226];[.E226]))/2" table:style-name="ce10">
            <text:p>1461,8585</text:p>
          </table:table-cell>
          <table:table-cell table:number-columns-repeated="4" table:style-name="ce3"/>
          <table:table-cell office:value-type="float" office:value="-3282.9918003124917" table:formula="of:=[.C226]/2+127" table:style-name="ce11">
            <text:p>-32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4" table:style-name="ce2">
            <text:p>224</text:p>
          </table:table-cell>
          <table:table-cell office:value-type="float" office:value="-6946.5837045899734" table:formula="of:=[.$A$3]*SIN(RADIANS([.B227]))" table:style-name="ce3">
            <text:p>-6946,5837</text:p>
          </table:table-cell>
          <table:table-cell office:value-type="float" office:value="9702.9572627599646" table:formula="of:=[.$A$3]*SIN(RADIANS([.B227]-120))" table:style-name="ce3">
            <text:p>9702,9573</text:p>
          </table:table-cell>
          <table:table-cell office:value-type="float" office:value="-2756.3735581699893" table:formula="of:=[.$A$3]*SIN(RADIANS([.B227]+120))" table:style-name="ce3">
            <text:p>-2756,3736</text:p>
          </table:table-cell>
          <table:table-cell table:style-name="ce3"/>
          <table:table-cell office:value-type="float" office:value="1378.1867790849956" table:formula="of:=(MIN([.C227];[.D227];[.E227])+MAX([.C227];[.D227];[.E227]))/2" table:style-name="ce10">
            <text:p>1378,1868</text:p>
          </table:table-cell>
          <table:table-cell table:number-columns-repeated="4" table:style-name="ce3"/>
          <table:table-cell office:value-type="float" office:value="-3346.2918522949867" table:formula="of:=[.C227]/2+127" table:style-name="ce11">
            <text:p>-33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5" table:style-name="ce2">
            <text:p>225</text:p>
          </table:table-cell>
          <table:table-cell office:value-type="float" office:value="-7071.0678118654751" table:formula="of:=[.$A$3]*SIN(RADIANS([.B228]))" table:style-name="ce3">
            <text:p>-7071,0678</text:p>
          </table:table-cell>
          <table:table-cell office:value-type="float" office:value="9659.2582628906839" table:formula="of:=[.$A$3]*SIN(RADIANS([.B228]-120))" table:style-name="ce3">
            <text:p>9659,2583</text:p>
          </table:table-cell>
          <table:table-cell office:value-type="float" office:value="-2588.190451025207" table:formula="of:=[.$A$3]*SIN(RADIANS([.B228]+120))" table:style-name="ce3">
            <text:p>-2588,1905</text:p>
          </table:table-cell>
          <table:table-cell table:style-name="ce3"/>
          <table:table-cell office:value-type="float" office:value="1294.0952255126044" table:formula="of:=(MIN([.C228];[.D228];[.E228])+MAX([.C228];[.D228];[.E228]))/2" table:style-name="ce10">
            <text:p>1294,0952</text:p>
          </table:table-cell>
          <table:table-cell table:number-columns-repeated="4" table:style-name="ce3"/>
          <table:table-cell office:value-type="float" office:value="-3408.5339059327375" table:formula="of:=[.C228]/2+127" table:style-name="ce11">
            <text:p>-34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6" table:style-name="ce2">
            <text:p>226</text:p>
          </table:table-cell>
          <table:table-cell office:value-type="float" office:value="-7193.3980033865118" table:formula="of:=[.$A$3]*SIN(RADIANS([.B229]))" table:style-name="ce3">
            <text:p>-7193,3980</text:p>
          </table:table-cell>
          <table:table-cell office:value-type="float" office:value="9612.6169593831892" table:formula="of:=[.$A$3]*SIN(RADIANS([.B229]-120))" table:style-name="ce3">
            <text:p>9612,6170</text:p>
          </table:table-cell>
          <table:table-cell office:value-type="float" office:value="-2419.2189559966787" table:formula="of:=[.$A$3]*SIN(RADIANS([.B229]+120))" table:style-name="ce3">
            <text:p>-2419,2190</text:p>
          </table:table-cell>
          <table:table-cell table:style-name="ce3"/>
          <table:table-cell office:value-type="float" office:value="1209.6094779983387" table:formula="of:=(MIN([.C229];[.D229];[.E229])+MAX([.C229];[.D229];[.E229]))/2" table:style-name="ce10">
            <text:p>1209,6095</text:p>
          </table:table-cell>
          <table:table-cell table:number-columns-repeated="4" table:style-name="ce3"/>
          <table:table-cell office:value-type="float" office:value="-3469.6990016932559" table:formula="of:=[.C229]/2+127" table:style-name="ce11">
            <text:p>-347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7" table:style-name="ce2">
            <text:p>227</text:p>
          </table:table-cell>
          <table:table-cell office:value-type="float" office:value="-7313.5370161917044" table:formula="of:=[.$A$3]*SIN(RADIANS([.B230]))" table:style-name="ce3">
            <text:p>-7313,5370</text:p>
          </table:table-cell>
          <table:table-cell office:value-type="float" office:value="9563.047559630355" table:formula="of:=[.$A$3]*SIN(RADIANS([.B230]-120))" table:style-name="ce3">
            <text:p>9563,0476</text:p>
          </table:table-cell>
          <table:table-cell office:value-type="float" office:value="-2249.5105434386533" table:formula="of:=[.$A$3]*SIN(RADIANS([.B230]+120))" table:style-name="ce3">
            <text:p>-2249,5105</text:p>
          </table:table-cell>
          <table:table-cell table:style-name="ce3"/>
          <table:table-cell office:value-type="float" office:value="1124.7552717193253" table:formula="of:=(MIN([.C230];[.D230];[.E230])+MAX([.C230];[.D230];[.E230]))/2" table:style-name="ce10">
            <text:p>1124,7553</text:p>
          </table:table-cell>
          <table:table-cell table:number-columns-repeated="4" table:style-name="ce3"/>
          <table:table-cell office:value-type="float" office:value="-3529.7685080958522" table:formula="of:=[.C230]/2+127" table:style-name="ce11">
            <text:p>-35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8" table:style-name="ce2">
            <text:p>228</text:p>
          </table:table-cell>
          <table:table-cell office:value-type="float" office:value="-7431.4482547739435" table:formula="of:=[.$A$3]*SIN(RADIANS([.B231]))" table:style-name="ce3">
            <text:p>-7431,4483</text:p>
          </table:table-cell>
          <table:table-cell office:value-type="float" office:value="9510.565162951536" table:formula="of:=[.$A$3]*SIN(RADIANS([.B231]-120))" table:style-name="ce3">
            <text:p>9510,5652</text:p>
          </table:table-cell>
          <table:table-cell office:value-type="float" office:value="-2079.1169081775988" table:formula="of:=[.$A$3]*SIN(RADIANS([.B231]+120))" table:style-name="ce3">
            <text:p>-2079,1169</text:p>
          </table:table-cell>
          <table:table-cell table:style-name="ce3"/>
          <table:table-cell office:value-type="float" office:value="1039.5584540887962" table:formula="of:=(MIN([.C231];[.D231];[.E231])+MAX([.C231];[.D231];[.E231]))/2" table:style-name="ce10">
            <text:p>1039,5585</text:p>
          </table:table-cell>
          <table:table-cell table:number-columns-repeated="4" table:style-name="ce3"/>
          <table:table-cell office:value-type="float" office:value="-3588.7241273869718" table:formula="of:=[.C231]/2+127" table:style-name="ce11">
            <text:p>-358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9" table:style-name="ce2">
            <text:p>229</text:p>
          </table:table-cell>
          <table:table-cell office:value-type="float" office:value="-7547.09580222772" table:formula="of:=[.$A$3]*SIN(RADIANS([.B232]))" table:style-name="ce3">
            <text:p>-7547,0958</text:p>
          </table:table-cell>
          <table:table-cell office:value-type="float" office:value="9455.1857559931686" table:formula="of:=[.$A$3]*SIN(RADIANS([.B232]-120))" table:style-name="ce3">
            <text:p>9455,1858</text:p>
          </table:table-cell>
          <table:table-cell office:value-type="float" office:value="-1908.0899537654466" table:formula="of:=[.$A$3]*SIN(RADIANS([.B232]+120))" table:style-name="ce3">
            <text:p>-1908,0900</text:p>
          </table:table-cell>
          <table:table-cell table:style-name="ce3"/>
          <table:table-cell office:value-type="float" office:value="954.04497688272431" table:formula="of:=(MIN([.C232];[.D232];[.E232])+MAX([.C232];[.D232];[.E232]))/2" table:style-name="ce10">
            <text:p>954,0450</text:p>
          </table:table-cell>
          <table:table-cell table:number-columns-repeated="4" table:style-name="ce3"/>
          <table:table-cell office:value-type="float" office:value="-3646.54790111386" table:formula="of:=[.C232]/2+127" table:style-name="ce11">
            <text:p>-364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0" table:style-name="ce2">
            <text:p>230</text:p>
          </table:table-cell>
          <table:table-cell office:value-type="float" office:value="-7660.4444311897787" table:formula="of:=[.$A$3]*SIN(RADIANS([.B233]))" table:style-name="ce3">
            <text:p>-7660,4444</text:p>
          </table:table-cell>
          <table:table-cell office:value-type="float" office:value="9396.9262078590837" table:formula="of:=[.$A$3]*SIN(RADIANS([.B233]-120))" table:style-name="ce3">
            <text:p>9396,9262</text:p>
          </table:table-cell>
          <table:table-cell office:value-type="float" office:value="-1736.4817766693038" table:formula="of:=[.$A$3]*SIN(RADIANS([.B233]+120))" table:style-name="ce3">
            <text:p>-1736,4818</text:p>
          </table:table-cell>
          <table:table-cell table:style-name="ce3"/>
          <table:table-cell office:value-type="float" office:value="868.24088833465248" table:formula="of:=(MIN([.C233];[.D233];[.E233])+MAX([.C233];[.D233];[.E233]))/2" table:style-name="ce10">
            <text:p>868,2409</text:p>
          </table:table-cell>
          <table:table-cell table:number-columns-repeated="4" table:style-name="ce3"/>
          <table:table-cell office:value-type="float" office:value="-3703.2222155948893" table:formula="of:=[.C233]/2+127" table:style-name="ce11">
            <text:p>-37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1" table:style-name="ce2">
            <text:p>231</text:p>
          </table:table-cell>
          <table:table-cell office:value-type="float" office:value="-7771.459614569706" table:formula="of:=[.$A$3]*SIN(RADIANS([.B234]))" table:style-name="ce3">
            <text:p>-7771,4596</text:p>
          </table:table-cell>
          <table:table-cell office:value-type="float" office:value="9335.8042649720173" table:formula="of:=[.$A$3]*SIN(RADIANS([.B234]-120))" table:style-name="ce3">
            <text:p>9335,8043</text:p>
          </table:table-cell>
          <table:table-cell office:value-type="float" office:value="-1564.3446504023111" table:formula="of:=[.$A$3]*SIN(RADIANS([.B234]+120))" table:style-name="ce3">
            <text:p>-1564,3447</text:p>
          </table:table-cell>
          <table:table-cell table:style-name="ce3"/>
          <table:table-cell office:value-type="float" office:value="782.17232520115567" table:formula="of:=(MIN([.C234];[.D234];[.E234])+MAX([.C234];[.D234];[.E234]))/2" table:style-name="ce10">
            <text:p>782,1723</text:p>
          </table:table-cell>
          <table:table-cell table:style-name="ce12"/>
          <table:table-cell table:number-columns-repeated="3" table:style-name="ce3"/>
          <table:table-cell office:value-type="float" office:value="-3758.729807284853" table:formula="of:=[.C234]/2+127" table:style-name="ce11">
            <text:p>-375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2" table:style-name="ce2">
            <text:p>232</text:p>
          </table:table-cell>
          <table:table-cell office:value-type="float" office:value="-7880.1075360672212" table:formula="of:=[.$A$3]*SIN(RADIANS([.B235]))" table:style-name="ce3">
            <text:p>-7880,1075</text:p>
          </table:table-cell>
          <table:table-cell office:value-type="float" office:value="9271.8385456678734" table:formula="of:=[.$A$3]*SIN(RADIANS([.B235]-120))" table:style-name="ce3">
            <text:p>9271,8385</text:p>
          </table:table-cell>
          <table:table-cell office:value-type="float" office:value="-1391.7310096006588" table:formula="of:=[.$A$3]*SIN(RADIANS([.B235]+120))" table:style-name="ce3">
            <text:p>-1391,7310</text:p>
          </table:table-cell>
          <table:table-cell table:style-name="ce3"/>
          <table:table-cell office:value-type="float" office:value="695.86550480032611" table:formula="of:=(MIN([.C235];[.D235];[.E235])+MAX([.C235];[.D235];[.E235]))/2" table:style-name="ce10">
            <text:p>695,8655</text:p>
          </table:table-cell>
          <table:table-cell table:number-columns-repeated="4" table:style-name="ce3"/>
          <table:table-cell office:value-type="float" office:value="-3813.0537680336106" table:formula="of:=[.C235]/2+127" table:style-name="ce11">
            <text:p>-38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3" table:style-name="ce2">
            <text:p>233</text:p>
          </table:table-cell>
          <table:table-cell office:value-type="float" office:value="-7986.3551004729279" table:formula="of:=[.$A$3]*SIN(RADIANS([.B236]))" table:style-name="ce3">
            <text:p>-7986,3551</text:p>
          </table:table-cell>
          <table:table-cell office:value-type="float" office:value="9205.0485345244033" table:formula="of:=[.$A$3]*SIN(RADIANS([.B236]-120))" table:style-name="ce3">
            <text:p>9205,0485</text:p>
          </table:table-cell>
          <table:table-cell office:value-type="float" office:value="-1218.6934340514722" table:formula="of:=[.$A$3]*SIN(RADIANS([.B236]+120))" table:style-name="ce3">
            <text:p>-1218,6934</text:p>
          </table:table-cell>
          <table:table-cell table:style-name="ce3"/>
          <table:table-cell office:value-type="float" office:value="609.34671702573769" table:formula="of:=(MIN([.C236];[.D236];[.E236])+MAX([.C236];[.D236];[.E236]))/2" table:style-name="ce10">
            <text:p>609,3467</text:p>
          </table:table-cell>
          <table:table-cell table:number-columns-repeated="4" table:style-name="ce3"/>
          <table:table-cell office:value-type="float" office:value="-3866.177550236464" table:formula="of:=[.C236]/2+127" table:style-name="ce11">
            <text:p>-38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4" table:style-name="ce2">
            <text:p>234</text:p>
          </table:table-cell>
          <table:table-cell office:value-type="float" office:value="-8090.1699437494735" table:formula="of:=[.$A$3]*SIN(RADIANS([.B237]))" table:style-name="ce3">
            <text:p>-8090,1699</text:p>
          </table:table-cell>
          <table:table-cell office:value-type="float" office:value="9135.4545764260092" table:formula="of:=[.$A$3]*SIN(RADIANS([.B237]-120))" table:style-name="ce3">
            <text:p>9135,4546</text:p>
          </table:table-cell>
          <table:table-cell office:value-type="float" office:value="-1045.2846326765341" table:formula="of:=[.$A$3]*SIN(RADIANS([.B237]+120))" table:style-name="ce3">
            <text:p>-1045,2846</text:p>
          </table:table-cell>
          <table:table-cell table:style-name="ce3"/>
          <table:table-cell office:value-type="float" office:value="522.64231633826785" table:formula="of:=(MIN([.C237];[.D237];[.E237])+MAX([.C237];[.D237];[.E237]))/2" table:style-name="ce10">
            <text:p>522,6423</text:p>
          </table:table-cell>
          <table:table-cell table:number-columns-repeated="4" table:style-name="ce3"/>
          <table:table-cell office:value-type="float" office:value="-3918.0849718747368" table:formula="of:=[.C237]/2+127" table:style-name="ce11">
            <text:p>-39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5" table:style-name="ce2">
            <text:p>235</text:p>
          </table:table-cell>
          <table:table-cell office:value-type="float" office:value="-8191.520442889916" table:formula="of:=[.$A$3]*SIN(RADIANS([.B238]))" table:style-name="ce3">
            <text:p>-8191,5204</text:p>
          </table:table-cell>
          <table:table-cell office:value-type="float" office:value="9063.0778703665001" table:formula="of:=[.$A$3]*SIN(RADIANS([.B238]-120))" table:style-name="ce3">
            <text:p>9063,0779</text:p>
          </table:table-cell>
          <table:table-cell office:value-type="float" office:value="-871.55742747658314" table:formula="of:=[.$A$3]*SIN(RADIANS([.B238]+120))" table:style-name="ce3">
            <text:p>-871,5574</text:p>
          </table:table-cell>
          <table:table-cell table:style-name="ce3"/>
          <table:table-cell office:value-type="float" office:value="435.77871373829203" table:formula="of:=(MIN([.C238];[.D238];[.E238])+MAX([.C238];[.D238];[.E238]))/2" table:style-name="ce10">
            <text:p>435,7787</text:p>
          </table:table-cell>
          <table:table-cell table:number-columns-repeated="4" table:style-name="ce3"/>
          <table:table-cell office:value-type="float" office:value="-3968.760221444958" table:formula="of:=[.C238]/2+127" table:style-name="ce11">
            <text:p>-39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6" table:style-name="ce2">
            <text:p>236</text:p>
          </table:table-cell>
          <table:table-cell office:value-type="float" office:value="-8290.3757255504188" table:formula="of:=[.$A$3]*SIN(RADIANS([.B239]))" table:style-name="ce3">
            <text:p>-8290,3757</text:p>
          </table:table-cell>
          <table:table-cell office:value-type="float" office:value="8987.9404629916698" table:formula="of:=[.$A$3]*SIN(RADIANS([.B239]-120))" table:style-name="ce3">
            <text:p>8987,9405</text:p>
          </table:table-cell>
          <table:table-cell office:value-type="float" office:value="-697.5647374412564" table:formula="of:=[.$A$3]*SIN(RADIANS([.B239]+120))" table:style-name="ce3">
            <text:p>-697,5647</text:p>
          </table:table-cell>
          <table:table-cell table:style-name="ce3"/>
          <table:table-cell office:value-type="float" office:value="348.78236872062553" table:formula="of:=(MIN([.C239];[.D239];[.E239])+MAX([.C239];[.D239];[.E239]))/2" table:style-name="ce10">
            <text:p>348,7824</text:p>
          </table:table-cell>
          <table:table-cell table:number-columns-repeated="4" table:style-name="ce3"/>
          <table:table-cell office:value-type="float" office:value="-4018.1878627752094" table:formula="of:=[.C239]/2+127" table:style-name="ce11">
            <text:p>-40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7" table:style-name="ce2">
            <text:p>237</text:p>
          </table:table-cell>
          <table:table-cell office:value-type="float" office:value="-8386.7056794542405" table:formula="of:=[.$A$3]*SIN(RADIANS([.B240]))" table:style-name="ce3">
            <text:p>-8386,7057</text:p>
          </table:table-cell>
          <table:table-cell office:value-type="float" office:value="8910.0652418836798" table:formula="of:=[.$A$3]*SIN(RADIANS([.B240]-120))" table:style-name="ce3">
            <text:p>8910,0652</text:p>
          </table:table-cell>
          <table:table-cell office:value-type="float" office:value="-523.35956242944371" table:formula="of:=[.$A$3]*SIN(RADIANS([.B240]+120))" table:style-name="ce3">
            <text:p>-523,3596</text:p>
          </table:table-cell>
          <table:table-cell table:style-name="ce3"/>
          <table:table-cell office:value-type="float" office:value="261.6797812147197" table:formula="of:=(MIN([.C240];[.D240];[.E240])+MAX([.C240];[.D240];[.E240]))/2" table:style-name="ce10">
            <text:p>261,6798</text:p>
          </table:table-cell>
          <table:table-cell table:number-columns-repeated="4" table:style-name="ce3"/>
          <table:table-cell office:value-type="float" office:value="-4066.3528397271202" table:formula="of:=[.C240]/2+127" table:style-name="ce11">
            <text:p>-40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8" table:style-name="ce2">
            <text:p>238</text:p>
          </table:table-cell>
          <table:table-cell office:value-type="float" office:value="-8480.4809615642589" table:formula="of:=[.$A$3]*SIN(RADIANS([.B241]))" table:style-name="ce3">
            <text:p>-8480,4810</text:p>
          </table:table-cell>
          <table:table-cell office:value-type="float" office:value="8829.4759285892687" table:formula="of:=[.$A$3]*SIN(RADIANS([.B241]-120))" table:style-name="ce3">
            <text:p>8829,4759</text:p>
          </table:table-cell>
          <table:table-cell office:value-type="float" office:value="-348.99496702500824" table:formula="of:=[.$A$3]*SIN(RADIANS([.B241]+120))" table:style-name="ce3">
            <text:p>-348,9950</text:p>
          </table:table-cell>
          <table:table-cell table:style-name="ce3"/>
          <table:table-cell office:value-type="float" office:value="174.49748351250491" table:formula="of:=(MIN([.C241];[.D241];[.E241])+MAX([.C241];[.D241];[.E241]))/2" table:style-name="ce10">
            <text:p>174,4975</text:p>
          </table:table-cell>
          <table:table-cell table:number-columns-repeated="4" table:style-name="ce3"/>
          <table:table-cell office:value-type="float" office:value="-4113.2404807821295" table:formula="of:=[.C241]/2+127" table:style-name="ce11">
            <text:p>-41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9" table:style-name="ce2">
            <text:p>239</text:p>
          </table:table-cell>
          <table:table-cell office:value-type="float" office:value="-8571.6730070211215" table:formula="of:=[.$A$3]*SIN(RADIANS([.B242]))" table:style-name="ce3">
            <text:p>-8571,6730</text:p>
          </table:table-cell>
          <table:table-cell office:value-type="float" office:value="8746.197071393959" table:formula="of:=[.$A$3]*SIN(RADIANS([.B242]-120))" table:style-name="ce3">
            <text:p>8746,1971</text:p>
          </table:table-cell>
          <table:table-cell office:value-type="float" office:value="-174.5240643728356" table:formula="of:=[.$A$3]*SIN(RADIANS([.B242]+120))" table:style-name="ce3">
            <text:p>-174,5241</text:p>
          </table:table-cell>
          <table:table-cell table:style-name="ce3"/>
          <table:table-cell office:value-type="float" office:value="87.262032186418764" table:formula="of:=(MIN([.C242];[.D242];[.E242])+MAX([.C242];[.D242];[.E242]))/2" table:style-name="ce10">
            <text:p>87,2620</text:p>
          </table:table-cell>
          <table:table-cell table:number-columns-repeated="4" table:style-name="ce3"/>
          <table:table-cell office:value-type="float" office:value="-4158.8365035105608" table:formula="of:=[.C242]/2+127" table:style-name="ce11">
            <text:p>-415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0" table:style-name="ce2">
            <text:p>240</text:p>
          </table:table-cell>
          <table:table-cell office:value-type="float" office:value="-8660.2540378443846" table:formula="of:=[.$A$3]*SIN(RADIANS([.B243]))" table:style-name="ce3">
            <text:p>-8660,2540</text:p>
          </table:table-cell>
          <table:table-cell office:value-type="float" office:value="8660.2540378443864" table:formula="of:=[.$A$3]*SIN(RADIANS([.B243]-120))" table:style-name="ce3">
            <text:p>8660,2540</text:p>
          </table:table-cell>
          <table:table-cell office:value-type="float" office:value="-2.45029690981724E-12" table:formula="of:=[.$A$3]*SIN(RADIANS([.B243]+120))" table:style-name="ce3">
            <text:p>0,0000</text:p>
          </table:table-cell>
          <table:table-cell table:style-name="ce3"/>
          <table:table-cell office:value-type="float" office:value="9.0949470177292824E-13" table:formula="of:=(MIN([.C243];[.D243];[.E243])+MAX([.C243];[.D243];[.E243]))/2" table:style-name="ce10">
            <text:p>0,0000</text:p>
          </table:table-cell>
          <table:table-cell table:number-columns-repeated="4" table:style-name="ce3"/>
          <table:table-cell office:value-type="float" office:value="-4203.1270189221923" table:formula="of:=[.C243]/2+127" table:style-name="ce11">
            <text:p>-42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1" table:style-name="ce2">
            <text:p>241</text:p>
          </table:table-cell>
          <table:table-cell office:value-type="float" office:value="-8746.197071393959" table:formula="of:=[.$A$3]*SIN(RADIANS([.B244]))" table:style-name="ce3">
            <text:p>-8746,1971</text:p>
          </table:table-cell>
          <table:table-cell office:value-type="float" office:value="8571.6730070211233" table:formula="of:=[.$A$3]*SIN(RADIANS([.B244]-120))" table:style-name="ce3">
            <text:p>8571,6730</text:p>
          </table:table-cell>
          <table:table-cell office:value-type="float" office:value="174.52406437283071" table:formula="of:=[.$A$3]*SIN(RADIANS([.B244]+120))" table:style-name="ce3">
            <text:p>174,5241</text:p>
          </table:table-cell>
          <table:table-cell table:style-name="ce3"/>
          <table:table-cell office:value-type="float" office:value="-87.262032186417855" table:formula="of:=(MIN([.C244];[.D244];[.E244])+MAX([.C244];[.D244];[.E244]))/2" table:style-name="ce10">
            <text:p>-87,2620</text:p>
          </table:table-cell>
          <table:table-cell table:number-columns-repeated="4" table:style-name="ce3"/>
          <table:table-cell office:value-type="float" office:value="-4246.0985356969795" table:formula="of:=[.C244]/2+127" table:style-name="ce11">
            <text:p>-42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2" table:style-name="ce2">
            <text:p>242</text:p>
          </table:table-cell>
          <table:table-cell office:value-type="float" office:value="-8829.4759285892706" table:formula="of:=[.$A$3]*SIN(RADIANS([.B245]))" table:style-name="ce3">
            <text:p>-8829,4759</text:p>
          </table:table-cell>
          <table:table-cell office:value-type="float" office:value="8480.4809615642607" table:formula="of:=[.$A$3]*SIN(RADIANS([.B245]-120))" table:style-name="ce3">
            <text:p>8480,4810</text:p>
          </table:table-cell>
          <table:table-cell office:value-type="float" office:value="348.99496702501222" table:formula="of:=[.$A$3]*SIN(RADIANS([.B245]+120))" table:style-name="ce3">
            <text:p>348,9950</text:p>
          </table:table-cell>
          <table:table-cell table:style-name="ce3"/>
          <table:table-cell office:value-type="float" office:value="-174.49748351250491" table:formula="of:=(MIN([.C245];[.D245];[.E245])+MAX([.C245];[.D245];[.E245]))/2" table:style-name="ce10">
            <text:p>-174,4975</text:p>
          </table:table-cell>
          <table:table-cell table:number-columns-repeated="4" table:style-name="ce3"/>
          <table:table-cell office:value-type="float" office:value="-4287.7379642946353" table:formula="of:=[.C245]/2+127" table:style-name="ce11">
            <text:p>-428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3" table:style-name="ce2">
            <text:p>243</text:p>
          </table:table-cell>
          <table:table-cell office:value-type="float" office:value="-8910.065241883678" table:formula="of:=[.$A$3]*SIN(RADIANS([.B246]))" table:style-name="ce3">
            <text:p>-8910,0652</text:p>
          </table:table-cell>
          <table:table-cell office:value-type="float" office:value="8386.7056794542386" table:formula="of:=[.$A$3]*SIN(RADIANS([.B246]-120))" table:style-name="ce3">
            <text:p>8386,7057</text:p>
          </table:table-cell>
          <table:table-cell office:value-type="float" office:value="523.35956242943882" table:formula="of:=[.$A$3]*SIN(RADIANS([.B246]+120))" table:style-name="ce3">
            <text:p>523,3596</text:p>
          </table:table-cell>
          <table:table-cell table:style-name="ce3"/>
          <table:table-cell office:value-type="float" office:value="-261.6797812147197" table:formula="of:=(MIN([.C246];[.D246];[.E246])+MAX([.C246];[.D246];[.E246]))/2" table:style-name="ce10">
            <text:p>-261,6798</text:p>
          </table:table-cell>
          <table:table-cell table:number-columns-repeated="4" table:style-name="ce3"/>
          <table:table-cell office:value-type="float" office:value="-4328.032620941839" table:formula="of:=[.C246]/2+127" table:style-name="ce11">
            <text:p>-43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4" table:style-name="ce2">
            <text:p>244</text:p>
          </table:table-cell>
          <table:table-cell office:value-type="float" office:value="-8987.940462991668" table:formula="of:=[.$A$3]*SIN(RADIANS([.B247]))" table:style-name="ce3">
            <text:p>-8987,9405</text:p>
          </table:table-cell>
          <table:table-cell office:value-type="float" office:value="8290.375725550417" table:formula="of:=[.$A$3]*SIN(RADIANS([.B247]-120))" table:style-name="ce3">
            <text:p>8290,3757</text:p>
          </table:table-cell>
          <table:table-cell office:value-type="float" office:value="697.56473744125151" table:formula="of:=[.$A$3]*SIN(RADIANS([.B247]+120))" table:style-name="ce3">
            <text:p>697,5647</text:p>
          </table:table-cell>
          <table:table-cell table:style-name="ce3"/>
          <table:table-cell office:value-type="float" office:value="-348.78236872062553" table:formula="of:=(MIN([.C247];[.D247];[.E247])+MAX([.C247];[.D247];[.E247]))/2" table:style-name="ce10">
            <text:p>-348,7824</text:p>
          </table:table-cell>
          <table:table-cell table:number-columns-repeated="4" table:style-name="ce3"/>
          <table:table-cell office:value-type="float" office:value="-4366.970231495834" table:formula="of:=[.C247]/2+127" table:style-name="ce11">
            <text:p>-43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5" table:style-name="ce2">
            <text:p>245</text:p>
          </table:table-cell>
          <table:table-cell office:value-type="float" office:value="-9063.0778703665001" table:formula="of:=[.$A$3]*SIN(RADIANS([.B248]))" table:style-name="ce3">
            <text:p>-9063,0779</text:p>
          </table:table-cell>
          <table:table-cell office:value-type="float" office:value="8191.5204428899169" table:formula="of:=[.$A$3]*SIN(RADIANS([.B248]-120))" table:style-name="ce3">
            <text:p>8191,5204</text:p>
          </table:table-cell>
          <table:table-cell office:value-type="float" office:value="871.55742747657837" table:formula="of:=[.$A$3]*SIN(RADIANS([.B248]+120))" table:style-name="ce3">
            <text:p>871,5574</text:p>
          </table:table-cell>
          <table:table-cell table:style-name="ce3"/>
          <table:table-cell office:value-type="float" office:value="-435.77871373829157" table:formula="of:=(MIN([.C248];[.D248];[.E248])+MAX([.C248];[.D248];[.E248]))/2" table:style-name="ce10">
            <text:p>-435,7787</text:p>
          </table:table-cell>
          <table:table-cell table:number-columns-repeated="4" table:style-name="ce3"/>
          <table:table-cell office:value-type="float" office:value="-4404.53893518325" table:formula="of:=[.C248]/2+127" table:style-name="ce11">
            <text:p>-44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6" table:style-name="ce2">
            <text:p>246</text:p>
          </table:table-cell>
          <table:table-cell office:value-type="float" office:value="-9135.4545764260092" table:formula="of:=[.$A$3]*SIN(RADIANS([.B249]))" table:style-name="ce3">
            <text:p>-9135,4546</text:p>
          </table:table-cell>
          <table:table-cell office:value-type="float" office:value="8090.1699437494744" table:formula="of:=[.$A$3]*SIN(RADIANS([.B249]-120))" table:style-name="ce3">
            <text:p>8090,1699</text:p>
          </table:table-cell>
          <table:table-cell office:value-type="float" office:value="1045.2846326765293" table:formula="of:=[.$A$3]*SIN(RADIANS([.B249]+120))" table:style-name="ce3">
            <text:p>1045,2846</text:p>
          </table:table-cell>
          <table:table-cell table:style-name="ce3"/>
          <table:table-cell office:value-type="float" office:value="-522.64231633826739" table:formula="of:=(MIN([.C249];[.D249];[.E249])+MAX([.C249];[.D249];[.E249]))/2" table:style-name="ce10">
            <text:p>-522,6423</text:p>
          </table:table-cell>
          <table:table-cell table:number-columns-repeated="4" table:style-name="ce3"/>
          <table:table-cell office:value-type="float" office:value="-4440.7272882130046" table:formula="of:=[.C249]/2+127" table:style-name="ce11">
            <text:p>-44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7" table:style-name="ce2">
            <text:p>247</text:p>
          </table:table-cell>
          <table:table-cell office:value-type="float" office:value="-9205.0485345244033" table:formula="of:=[.$A$3]*SIN(RADIANS([.B250]))" table:style-name="ce3">
            <text:p>-9205,0485</text:p>
          </table:table-cell>
          <table:table-cell office:value-type="float" office:value="7986.355100472927" table:formula="of:=[.$A$3]*SIN(RADIANS([.B250]-120))" table:style-name="ce3">
            <text:p>7986,3551</text:p>
          </table:table-cell>
          <table:table-cell office:value-type="float" office:value="1218.6934340514763" table:formula="of:=[.$A$3]*SIN(RADIANS([.B250]+120))" table:style-name="ce3">
            <text:p>1218,6934</text:p>
          </table:table-cell>
          <table:table-cell table:style-name="ce3"/>
          <table:table-cell office:value-type="float" office:value="-609.34671702573814" table:formula="of:=(MIN([.C250];[.D250];[.E250])+MAX([.C250];[.D250];[.E250]))/2" table:style-name="ce10">
            <text:p>-609,3467</text:p>
          </table:table-cell>
          <table:table-cell table:number-columns-repeated="4" table:style-name="ce3"/>
          <table:table-cell office:value-type="float" office:value="-4475.5242672622016" table:formula="of:=[.C250]/2+127" table:style-name="ce11">
            <text:p>-447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8" table:style-name="ce2">
            <text:p>248</text:p>
          </table:table-cell>
          <table:table-cell office:value-type="float" office:value="-9271.8385456678734" table:formula="of:=[.$A$3]*SIN(RADIANS([.B251]))" table:style-name="ce3">
            <text:p>-9271,8385</text:p>
          </table:table-cell>
          <table:table-cell office:value-type="float" office:value="7880.1075360672203" table:formula="of:=[.$A$3]*SIN(RADIANS([.B251]-120))" table:style-name="ce3">
            <text:p>7880,1075</text:p>
          </table:table-cell>
          <table:table-cell office:value-type="float" office:value="1391.7310096006538" table:formula="of:=[.$A$3]*SIN(RADIANS([.B251]+120))" table:style-name="ce3">
            <text:p>1391,7310</text:p>
          </table:table-cell>
          <table:table-cell table:style-name="ce3"/>
          <table:table-cell office:value-type="float" office:value="-695.86550480032656" table:formula="of:=(MIN([.C251];[.D251];[.E251])+MAX([.C251];[.D251];[.E251]))/2" table:style-name="ce10">
            <text:p>-695,8655</text:p>
          </table:table-cell>
          <table:table-cell table:number-columns-repeated="4" table:style-name="ce3"/>
          <table:table-cell office:value-type="float" office:value="-4508.9192728339367" table:formula="of:=[.C251]/2+127" table:style-name="ce11">
            <text:p>-45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9" table:style-name="ce2">
            <text:p>249</text:p>
          </table:table-cell>
          <table:table-cell office:value-type="float" office:value="-9335.8042649720155" table:formula="of:=[.$A$3]*SIN(RADIANS([.B252]))" table:style-name="ce3">
            <text:p>-9335,8043</text:p>
          </table:table-cell>
          <table:table-cell office:value-type="float" office:value="7771.4596145697105" table:formula="of:=[.$A$3]*SIN(RADIANS([.B252]-120))" table:style-name="ce3">
            <text:p>7771,4596</text:p>
          </table:table-cell>
          <table:table-cell office:value-type="float" office:value="1564.3446504023061" table:formula="of:=[.$A$3]*SIN(RADIANS([.B252]+120))" table:style-name="ce3">
            <text:p>1564,3447</text:p>
          </table:table-cell>
          <table:table-cell table:style-name="ce3"/>
          <table:table-cell office:value-type="float" office:value="-782.17232520115249" table:formula="of:=(MIN([.C252];[.D252];[.E252])+MAX([.C252];[.D252];[.E252]))/2" table:style-name="ce10">
            <text:p>-782,1723</text:p>
          </table:table-cell>
          <table:table-cell table:number-columns-repeated="4" table:style-name="ce3"/>
          <table:table-cell office:value-type="float" office:value="-4540.9021324860078" table:formula="of:=[.C252]/2+127" table:style-name="ce11">
            <text:p>-45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0" table:style-name="ce2">
            <text:p>250</text:p>
          </table:table-cell>
          <table:table-cell office:value-type="float" office:value="-9396.9262078590837" table:formula="of:=[.$A$3]*SIN(RADIANS([.B253]))" table:style-name="ce3">
            <text:p>-9396,9262</text:p>
          </table:table-cell>
          <table:table-cell office:value-type="float" office:value="7660.4444311897805" table:formula="of:=[.$A$3]*SIN(RADIANS([.B253]-120))" table:style-name="ce3">
            <text:p>7660,4444</text:p>
          </table:table-cell>
          <table:table-cell office:value-type="float" office:value="1736.4817766692991" table:formula="of:=[.$A$3]*SIN(RADIANS([.B253]+120))" table:style-name="ce3">
            <text:p>1736,4818</text:p>
          </table:table-cell>
          <table:table-cell table:style-name="ce3"/>
          <table:table-cell office:value-type="float" office:value="-868.24088833465157" table:formula="of:=(MIN([.C253];[.D253];[.E253])+MAX([.C253];[.D253];[.E253]))/2" table:style-name="ce10">
            <text:p>-868,2409</text:p>
          </table:table-cell>
          <table:table-cell table:number-columns-repeated="4" table:style-name="ce3"/>
          <table:table-cell office:value-type="float" office:value="-4571.4631039295418" table:formula="of:=[.C253]/2+127" table:style-name="ce11">
            <text:p>-457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1" table:style-name="ce2">
            <text:p>251</text:p>
          </table:table-cell>
          <table:table-cell office:value-type="float" office:value="-9455.1857559931686" table:formula="of:=[.$A$3]*SIN(RADIANS([.B254]))" table:style-name="ce3">
            <text:p>-9455,1858</text:p>
          </table:table-cell>
          <table:table-cell office:value-type="float" office:value="7547.0958022277209" table:formula="of:=[.$A$3]*SIN(RADIANS([.B254]-120))" table:style-name="ce3">
            <text:p>7547,0958</text:p>
          </table:table-cell>
          <table:table-cell office:value-type="float" office:value="1908.0899537654504" table:formula="of:=[.$A$3]*SIN(RADIANS([.B254]+120))" table:style-name="ce3">
            <text:p>1908,0900</text:p>
          </table:table-cell>
          <table:table-cell table:style-name="ce3"/>
          <table:table-cell office:value-type="float" office:value="-954.04497688272386" table:formula="of:=(MIN([.C254];[.D254];[.E254])+MAX([.C254];[.D254];[.E254]))/2" table:style-name="ce10">
            <text:p>-954,0450</text:p>
          </table:table-cell>
          <table:table-cell table:number-columns-repeated="4" table:style-name="ce3"/>
          <table:table-cell office:value-type="float" office:value="-4600.5928779965843" table:formula="of:=[.C254]/2+127" table:style-name="ce11">
            <text:p>-46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2" table:style-name="ce2">
            <text:p>252</text:p>
          </table:table-cell>
          <table:table-cell office:value-type="float" office:value="-9510.565162951536" table:formula="of:=[.$A$3]*SIN(RADIANS([.B255]))" table:style-name="ce3">
            <text:p>-9510,5652</text:p>
          </table:table-cell>
          <table:table-cell office:value-type="float" office:value="7431.4482547739426" table:formula="of:=[.$A$3]*SIN(RADIANS([.B255]-120))" table:style-name="ce3">
            <text:p>7431,4483</text:p>
          </table:table-cell>
          <table:table-cell office:value-type="float" office:value="2079.1169081775938" table:formula="of:=[.$A$3]*SIN(RADIANS([.B255]+120))" table:style-name="ce3">
            <text:p>2079,1169</text:p>
          </table:table-cell>
          <table:table-cell table:style-name="ce3"/>
          <table:table-cell office:value-type="float" office:value="-1039.5584540887967" table:formula="of:=(MIN([.C255];[.D255];[.E255])+MAX([.C255];[.D255];[.E255]))/2" table:style-name="ce10">
            <text:p>-1039,5585</text:p>
          </table:table-cell>
          <table:table-cell table:number-columns-repeated="4" table:style-name="ce3"/>
          <table:table-cell office:value-type="float" office:value="-4628.282581475768" table:formula="of:=[.C255]/2+127" table:style-name="ce11">
            <text:p>-46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3" table:style-name="ce2">
            <text:p>253</text:p>
          </table:table-cell>
          <table:table-cell office:value-type="float" office:value="-9563.0475596303531" table:formula="of:=[.$A$3]*SIN(RADIANS([.B256]))" table:style-name="ce3">
            <text:p>-9563,0476</text:p>
          </table:table-cell>
          <table:table-cell office:value-type="float" office:value="7313.5370161917053" table:formula="of:=[.$A$3]*SIN(RADIANS([.B256]-120))" table:style-name="ce3">
            <text:p>7313,5370</text:p>
          </table:table-cell>
          <table:table-cell office:value-type="float" office:value="2249.5105434386483" table:formula="of:=[.$A$3]*SIN(RADIANS([.B256]+120))" table:style-name="ce3">
            <text:p>2249,5105</text:p>
          </table:table-cell>
          <table:table-cell table:style-name="ce3"/>
          <table:table-cell office:value-type="float" office:value="-1124.7552717193239" table:formula="of:=(MIN([.C256];[.D256];[.E256])+MAX([.C256];[.D256];[.E256]))/2" table:style-name="ce10">
            <text:p>-1124,7553</text:p>
          </table:table-cell>
          <table:table-cell table:number-columns-repeated="4" table:style-name="ce3"/>
          <table:table-cell office:value-type="float" office:value="-4654.5237798151766" table:formula="of:=[.C256]/2+127" table:style-name="ce11">
            <text:p>-46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4" table:style-name="ce2">
            <text:p>254</text:p>
          </table:table-cell>
          <table:table-cell office:value-type="float" office:value="-9612.6169593831892" table:formula="of:=[.$A$3]*SIN(RADIANS([.B257]))" table:style-name="ce3">
            <text:p>-9612,6170</text:p>
          </table:table-cell>
          <table:table-cell office:value-type="float" office:value="7193.3980033865109" table:formula="of:=[.$A$3]*SIN(RADIANS([.B257]-120))" table:style-name="ce3">
            <text:p>7193,3980</text:p>
          </table:table-cell>
          <table:table-cell office:value-type="float" office:value="2419.2189559966737" table:formula="of:=[.$A$3]*SIN(RADIANS([.B257]+120))" table:style-name="ce3">
            <text:p>2419,2190</text:p>
          </table:table-cell>
          <table:table-cell table:style-name="ce3"/>
          <table:table-cell office:value-type="float" office:value="-1209.6094779983391" table:formula="of:=(MIN([.C257];[.D257];[.E257])+MAX([.C257];[.D257];[.E257]))/2" table:style-name="ce10">
            <text:p>-1209,6095</text:p>
          </table:table-cell>
          <table:table-cell table:number-columns-repeated="4" table:style-name="ce3"/>
          <table:table-cell office:value-type="float" office:value="-4679.3084796915946" table:formula="of:=[.C257]/2+127" table:style-name="ce11">
            <text:p>-467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5" table:style-name="ce2">
            <text:p>255</text:p>
          </table:table-cell>
          <table:table-cell office:value-type="float" office:value="-9659.2582628906839" table:formula="of:=[.$A$3]*SIN(RADIANS([.B258]))" table:style-name="ce3">
            <text:p>-9659,2583</text:p>
          </table:table-cell>
          <table:table-cell office:value-type="float" office:value="7071.067811865476" table:formula="of:=[.$A$3]*SIN(RADIANS([.B258]-120))" table:style-name="ce3">
            <text:p>7071,0678</text:p>
          </table:table-cell>
          <table:table-cell office:value-type="float" office:value="2588.1904510252025" table:formula="of:=[.$A$3]*SIN(RADIANS([.B258]+120))" table:style-name="ce3">
            <text:p>2588,1905</text:p>
          </table:table-cell>
          <table:table-cell table:style-name="ce3"/>
          <table:table-cell office:value-type="float" office:value="-1294.095225512604" table:formula="of:=(MIN([.C258];[.D258];[.E258])+MAX([.C258];[.D258];[.E258]))/2" table:style-name="ce10">
            <text:p>-1294,0952</text:p>
          </table:table-cell>
          <table:table-cell table:number-columns-repeated="4" table:style-name="ce3"/>
          <table:table-cell office:value-type="float" office:value="-4702.629131445342" table:formula="of:=[.C258]/2+127" table:style-name="ce11">
            <text:p>-47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6" table:style-name="ce2">
            <text:p>256</text:p>
          </table:table-cell>
          <table:table-cell office:value-type="float" office:value="-9702.9572627599646" table:formula="of:=[.$A$3]*SIN(RADIANS([.B259]))" table:style-name="ce3">
            <text:p>-9702,9573</text:p>
          </table:table-cell>
          <table:table-cell office:value-type="float" office:value="6946.5837045899716" table:formula="of:=[.$A$3]*SIN(RADIANS([.B259]-120))" table:style-name="ce3">
            <text:p>6946,5837</text:p>
          </table:table-cell>
          <table:table-cell office:value-type="float" office:value="2756.3735581699934" table:formula="of:=[.$A$3]*SIN(RADIANS([.B259]+120))" table:style-name="ce3">
            <text:p>2756,3736</text:p>
          </table:table-cell>
          <table:table-cell table:style-name="ce3"/>
          <table:table-cell office:value-type="float" office:value="-1378.1867790849965" table:formula="of:=(MIN([.C259];[.D259];[.E259])+MAX([.C259];[.D259];[.E259]))/2" table:style-name="ce10">
            <text:p>-1378,1868</text:p>
          </table:table-cell>
          <table:table-cell table:number-columns-repeated="4" table:style-name="ce3"/>
          <table:table-cell office:value-type="float" office:value="-4724.4786313799823" table:formula="of:=[.C259]/2+127" table:style-name="ce11">
            <text:p>-47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7" table:style-name="ce2">
            <text:p>257</text:p>
          </table:table-cell>
          <table:table-cell office:value-type="float" office:value="-9743.7006478523508" table:formula="of:=[.$A$3]*SIN(RADIANS([.B260]))" table:style-name="ce3">
            <text:p>-9743,7006</text:p>
          </table:table-cell>
          <table:table-cell office:value-type="float" office:value="6819.9836006249861" table:formula="of:=[.$A$3]*SIN(RADIANS([.B260]-120))" table:style-name="ce3">
            <text:p>6819,9836</text:p>
          </table:table-cell>
          <table:table-cell office:value-type="float" office:value="2923.7170472273665" table:formula="of:=[.$A$3]*SIN(RADIANS([.B260]+120))" table:style-name="ce3">
            <text:p>2923,7170</text:p>
          </table:table-cell>
          <table:table-cell table:style-name="ce3"/>
          <table:table-cell office:value-type="float" office:value="-1461.8585236136823" table:formula="of:=(MIN([.C260];[.D260];[.E260])+MAX([.C260];[.D260];[.E260]))/2" table:style-name="ce10">
            <text:p>-1461,8585</text:p>
          </table:table-cell>
          <table:table-cell table:number-columns-repeated="4" table:style-name="ce3"/>
          <table:table-cell office:value-type="float" office:value="-4744.8503239261754" table:formula="of:=[.C260]/2+127" table:style-name="ce11">
            <text:p>-474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8" table:style-name="ce2">
            <text:p>258</text:p>
          </table:table-cell>
          <table:table-cell office:value-type="float" office:value="-9781.4760073380567" table:formula="of:=[.$A$3]*SIN(RADIANS([.B261]))" table:style-name="ce3">
            <text:p>-9781,4760</text:p>
          </table:table-cell>
          <table:table-cell office:value-type="float" office:value="6691.3060635885831" table:formula="of:=[.$A$3]*SIN(RADIANS([.B261]-120))" table:style-name="ce3">
            <text:p>6691,3061</text:p>
          </table:table-cell>
          <table:table-cell office:value-type="float" office:value="3090.1699437494717" table:formula="of:=[.$A$3]*SIN(RADIANS([.B261]+120))" table:style-name="ce3">
            <text:p>3090,1699</text:p>
          </table:table-cell>
          <table:table-cell table:style-name="ce3"/>
          <table:table-cell office:value-type="float" office:value="-1545.0849718747368" table:formula="of:=(MIN([.C261];[.D261];[.E261])+MAX([.C261];[.D261];[.E261]))/2" table:style-name="ce10">
            <text:p>-1545,0850</text:p>
          </table:table-cell>
          <table:table-cell table:number-columns-repeated="4" table:style-name="ce3"/>
          <table:table-cell office:value-type="float" office:value="-4763.7380036690283" table:formula="of:=[.C261]/2+127" table:style-name="ce11">
            <text:p>-476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9" table:style-name="ce2">
            <text:p>259</text:p>
          </table:table-cell>
          <table:table-cell office:value-type="float" office:value="-9816.2718344766399" table:formula="of:=[.$A$3]*SIN(RADIANS([.B262]))" table:style-name="ce3">
            <text:p>-9816,2718</text:p>
          </table:table-cell>
          <table:table-cell office:value-type="float" office:value="6560.5902899050725" table:formula="of:=[.$A$3]*SIN(RADIANS([.B262]-120))" table:style-name="ce3">
            <text:p>6560,5903</text:p>
          </table:table-cell>
          <table:table-cell office:value-type="float" office:value="3255.6815445715624" table:formula="of:=[.$A$3]*SIN(RADIANS([.B262]+120))" table:style-name="ce3">
            <text:p>3255,6815</text:p>
          </table:table-cell>
          <table:table-cell table:style-name="ce3"/>
          <table:table-cell office:value-type="float" office:value="-1627.8407722857837" table:formula="of:=(MIN([.C262];[.D262];[.E262])+MAX([.C262];[.D262];[.E262]))/2" table:style-name="ce10">
            <text:p>-1627,8408</text:p>
          </table:table-cell>
          <table:table-cell table:number-columns-repeated="4" table:style-name="ce3"/>
          <table:table-cell office:value-type="float" office:value="-4781.13591723832" table:formula="of:=[.C262]/2+127" table:style-name="ce11">
            <text:p>-47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0" table:style-name="ce2">
            <text:p>260</text:p>
          </table:table-cell>
          <table:table-cell office:value-type="float" office:value="-9848.0775301220801" table:formula="of:=[.$A$3]*SIN(RADIANS([.B263]))" table:style-name="ce3">
            <text:p>-9848,0775</text:p>
          </table:table-cell>
          <table:table-cell office:value-type="float" office:value="6427.8760968653951" table:formula="of:=[.$A$3]*SIN(RADIANS([.B263]-120))" table:style-name="ce3">
            <text:p>6427,8761</text:p>
          </table:table-cell>
          <table:table-cell office:value-type="float" office:value="3420.2014332566891" table:formula="of:=[.$A$3]*SIN(RADIANS([.B263]+120))" table:style-name="ce3">
            <text:p>3420,2014</text:p>
          </table:table-cell>
          <table:table-cell table:style-name="ce3"/>
          <table:table-cell office:value-type="float" office:value="-1710.1007166283425" table:formula="of:=(MIN([.C263];[.D263];[.E263])+MAX([.C263];[.D263];[.E263]))/2" table:style-name="ce10">
            <text:p>-1710,1007</text:p>
          </table:table-cell>
          <table:table-cell table:number-columns-repeated="4" table:style-name="ce3"/>
          <table:table-cell office:value-type="float" office:value="-4797.0387650610401" table:formula="of:=[.C263]/2+127" table:style-name="ce11">
            <text:p>-47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1" table:style-name="ce2">
            <text:p>261</text:p>
          </table:table-cell>
          <table:table-cell office:value-type="float" office:value="-9876.8834059513774" table:formula="of:=[.$A$3]*SIN(RADIANS([.B264]))" table:style-name="ce3">
            <text:p>-9876,8834</text:p>
          </table:table-cell>
          <table:table-cell office:value-type="float" office:value="6293.2039104983742" table:formula="of:=[.$A$3]*SIN(RADIANS([.B264]-120))" table:style-name="ce3">
            <text:p>6293,2039</text:p>
          </table:table-cell>
          <table:table-cell office:value-type="float" office:value="3583.6794954530033" table:formula="of:=[.$A$3]*SIN(RADIANS([.B264]+120))" table:style-name="ce3">
            <text:p>3583,6795</text:p>
          </table:table-cell>
          <table:table-cell table:style-name="ce3"/>
          <table:table-cell office:value-type="float" office:value="-1791.8397477265016" table:formula="of:=(MIN([.C264];[.D264];[.E264])+MAX([.C264];[.D264];[.E264]))/2" table:style-name="ce10">
            <text:p>-1791,8397</text:p>
          </table:table-cell>
          <table:table-cell table:number-columns-repeated="4" table:style-name="ce3"/>
          <table:table-cell office:value-type="float" office:value="-4811.4417029756887" table:formula="of:=[.C264]/2+127" table:style-name="ce11">
            <text:p>-481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2" table:style-name="ce2">
            <text:p>262</text:p>
          </table:table-cell>
          <table:table-cell office:value-type="float" office:value="-9902.6806874157028" table:formula="of:=[.$A$3]*SIN(RADIANS([.B265]))" table:style-name="ce3">
            <text:p>-9902,6807</text:p>
          </table:table-cell>
          <table:table-cell office:value-type="float" office:value="6156.6147532565838" table:formula="of:=[.$A$3]*SIN(RADIANS([.B265]-120))" table:style-name="ce3">
            <text:p>6156,6148</text:p>
          </table:table-cell>
          <table:table-cell office:value-type="float" office:value="3746.065934159119" table:formula="of:=[.$A$3]*SIN(RADIANS([.B265]+120))" table:style-name="ce3">
            <text:p>3746,0659</text:p>
          </table:table-cell>
          <table:table-cell table:style-name="ce3"/>
          <table:table-cell office:value-type="float" office:value="-1873.0329670795595" table:formula="of:=(MIN([.C265];[.D265];[.E265])+MAX([.C265];[.D265];[.E265]))/2" table:style-name="ce10">
            <text:p>-1873,0330</text:p>
          </table:table-cell>
          <table:table-cell table:number-columns-repeated="4" table:style-name="ce3"/>
          <table:table-cell office:value-type="float" office:value="-4824.3403437078514" table:formula="of:=[.C265]/2+127" table:style-name="ce11">
            <text:p>-48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3" table:style-name="ce2">
            <text:p>263</text:p>
          </table:table-cell>
          <table:table-cell office:value-type="float" office:value="-9925.461516413221" table:formula="of:=[.$A$3]*SIN(RADIANS([.B266]))" table:style-name="ce3">
            <text:p>-9925,4615</text:p>
          </table:table-cell>
          <table:table-cell office:value-type="float" office:value="6018.1502315204816" table:formula="of:=[.$A$3]*SIN(RADIANS([.B266]-120))" table:style-name="ce3">
            <text:p>6018,1502</text:p>
          </table:table-cell>
          <table:table-cell office:value-type="float" office:value="3907.3112848927344" table:formula="of:=[.$A$3]*SIN(RADIANS([.B266]+120))" table:style-name="ce3">
            <text:p>3907,3113</text:p>
          </table:table-cell>
          <table:table-cell table:style-name="ce3"/>
          <table:table-cell office:value-type="float" office:value="-1953.6556424463697" table:formula="of:=(MIN([.C266];[.D266];[.E266])+MAX([.C266];[.D266];[.E266]))/2" table:style-name="ce10">
            <text:p>-1953,6556</text:p>
          </table:table-cell>
          <table:table-cell table:number-columns-repeated="4" table:style-name="ce3"/>
          <table:table-cell office:value-type="float" office:value="-4835.7307582066105" table:formula="of:=[.C266]/2+127" table:style-name="ce11">
            <text:p>-48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4" table:style-name="ce2">
            <text:p>264</text:p>
          </table:table-cell>
          <table:table-cell office:value-type="float" office:value="-9945.2189536827336" table:formula="of:=[.$A$3]*SIN(RADIANS([.B267]))" table:style-name="ce3">
            <text:p>-9945,2190</text:p>
          </table:table-cell>
          <table:table-cell office:value-type="float" office:value="5877.8525229247325" table:formula="of:=[.$A$3]*SIN(RADIANS([.B267]-120))" table:style-name="ce3">
            <text:p>5877,8525</text:p>
          </table:table-cell>
          <table:table-cell office:value-type="float" office:value="4067.3664307580048" table:formula="of:=[.$A$3]*SIN(RADIANS([.B267]+120))" table:style-name="ce3">
            <text:p>4067,3664</text:p>
          </table:table-cell>
          <table:table-cell table:style-name="ce3"/>
          <table:table-cell office:value-type="float" office:value="-2033.6832153790006" table:formula="of:=(MIN([.C267];[.D267];[.E267])+MAX([.C267];[.D267];[.E267]))/2" table:style-name="ce10">
            <text:p>-2033,6832</text:p>
          </table:table-cell>
          <table:table-cell table:number-columns-repeated="4" table:style-name="ce3"/>
          <table:table-cell office:value-type="float" office:value="-4845.6094768413668" table:formula="of:=[.C267]/2+127" table:style-name="ce11">
            <text:p>-48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5" table:style-name="ce2">
            <text:p>265</text:p>
          </table:table-cell>
          <table:table-cell office:value-type="float" office:value="-9961.9469809174552" table:formula="of:=[.$A$3]*SIN(RADIANS([.B268]))" table:style-name="ce3">
            <text:p>-9961,9470</text:p>
          </table:table-cell>
          <table:table-cell office:value-type="float" office:value="5735.7643635104596" table:formula="of:=[.$A$3]*SIN(RADIANS([.B268]-120))" table:style-name="ce3">
            <text:p>5735,7644</text:p>
          </table:table-cell>
          <table:table-cell office:value-type="float" office:value="4226.1826174069956" table:formula="of:=[.$A$3]*SIN(RADIANS([.B268]+120))" table:style-name="ce3">
            <text:p>4226,1826</text:p>
          </table:table-cell>
          <table:table-cell table:style-name="ce3"/>
          <table:table-cell office:value-type="float" office:value="-2113.0913087034978" table:formula="of:=(MIN([.C268];[.D268];[.E268])+MAX([.C268];[.D268];[.E268]))/2" table:style-name="ce10">
            <text:p>-2113,0913</text:p>
          </table:table-cell>
          <table:table-cell table:number-columns-repeated="4" table:style-name="ce3"/>
          <table:table-cell office:value-type="float" office:value="-4853.9734904587276" table:formula="of:=[.C268]/2+127" table:style-name="ce11">
            <text:p>-485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6" table:style-name="ce2">
            <text:p>266</text:p>
          </table:table-cell>
          <table:table-cell office:value-type="float" office:value="-9975.6405025982422" table:formula="of:=[.$A$3]*SIN(RADIANS([.B269]))" table:style-name="ce3">
            <text:p>-9975,6405</text:p>
          </table:table-cell>
          <table:table-cell office:value-type="float" office:value="5591.9290347074693" table:formula="of:=[.$A$3]*SIN(RADIANS([.B269]-120))" table:style-name="ce3">
            <text:p>5591,9290</text:p>
          </table:table-cell>
          <table:table-cell office:value-type="float" office:value="4383.7114678907737" table:formula="of:=[.$A$3]*SIN(RADIANS([.B269]+120))" table:style-name="ce3">
            <text:p>4383,7115</text:p>
          </table:table-cell>
          <table:table-cell table:style-name="ce3"/>
          <table:table-cell office:value-type="float" office:value="-2191.8557339453864" table:formula="of:=(MIN([.C269];[.D269];[.E269])+MAX([.C269];[.D269];[.E269]))/2" table:style-name="ce10">
            <text:p>-2191,8557</text:p>
          </table:table-cell>
          <table:table-cell table:number-columns-repeated="4" table:style-name="ce3"/>
          <table:table-cell office:value-type="float" office:value="-4860.8202512991211" table:formula="of:=[.C269]/2+127" table:style-name="ce11">
            <text:p>-486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7" table:style-name="ce2">
            <text:p>267</text:p>
          </table:table-cell>
          <table:table-cell office:value-type="float" office:value="-9986.295347545738" table:formula="of:=[.$A$3]*SIN(RADIANS([.B270]))" table:style-name="ce3">
            <text:p>-9986,2953</text:p>
          </table:table-cell>
          <table:table-cell office:value-type="float" office:value="5446.3903501502728" table:formula="of:=[.$A$3]*SIN(RADIANS([.B270]-120))" table:style-name="ce3">
            <text:p>5446,3904</text:p>
          </table:table-cell>
          <table:table-cell office:value-type="float" office:value="4539.9049973954661" table:formula="of:=[.$A$3]*SIN(RADIANS([.B270]+120))" table:style-name="ce3">
            <text:p>4539,9050</text:p>
          </table:table-cell>
          <table:table-cell table:style-name="ce3"/>
          <table:table-cell office:value-type="float" office:value="-2269.9524986977326" table:formula="of:=(MIN([.C270];[.D270];[.E270])+MAX([.C270];[.D270];[.E270]))/2" table:style-name="ce10">
            <text:p>-2269,9525</text:p>
          </table:table-cell>
          <table:table-cell table:number-columns-repeated="4" table:style-name="ce3"/>
          <table:table-cell office:value-type="float" office:value="-4866.147673772869" table:formula="of:=[.C270]/2+127" table:style-name="ce11">
            <text:p>-48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8" table:style-name="ce2">
            <text:p>268</text:p>
          </table:table-cell>
          <table:table-cell office:value-type="float" office:value="-9993.9082701909574" table:formula="of:=[.$A$3]*SIN(RADIANS([.B271]))" table:style-name="ce3">
            <text:p>-9993,9083</text:p>
          </table:table-cell>
          <table:table-cell office:value-type="float" office:value="5299.1926423320492" table:formula="of:=[.$A$3]*SIN(RADIANS([.B271]-120))" table:style-name="ce3">
            <text:p>5299,1926</text:p>
          </table:table-cell>
          <table:table-cell office:value-type="float" office:value="4694.7156278589036" table:formula="of:=[.$A$3]*SIN(RADIANS([.B271]+120))" table:style-name="ce3">
            <text:p>4694,7156</text:p>
          </table:table-cell>
          <table:table-cell table:style-name="ce3"/>
          <table:table-cell office:value-type="float" office:value="-2347.3578139294541" table:formula="of:=(MIN([.C271];[.D271];[.E271])+MAX([.C271];[.D271];[.E271]))/2" table:style-name="ce10">
            <text:p>-2347,3578</text:p>
          </table:table-cell>
          <table:table-cell table:number-columns-repeated="4" table:style-name="ce3"/>
          <table:table-cell office:value-type="float" office:value="-4869.9541350954787" table:formula="of:=[.C271]/2+127" table:style-name="ce11">
            <text:p>-487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9" table:style-name="ce2">
            <text:p>269</text:p>
          </table:table-cell>
          <table:table-cell office:value-type="float" office:value="-9998.4769515639127" table:formula="of:=[.$A$3]*SIN(RADIANS([.B272]))" table:style-name="ce3">
            <text:p>-9998,4770</text:p>
          </table:table-cell>
          <table:table-cell office:value-type="float" office:value="5150.3807491005437" table:formula="of:=[.$A$3]*SIN(RADIANS([.B272]-120))" table:style-name="ce3">
            <text:p>5150,3807</text:p>
          </table:table-cell>
          <table:table-cell office:value-type="float" office:value="4848.0962024633718" table:formula="of:=[.$A$3]*SIN(RADIANS([.B272]+120))" table:style-name="ce3">
            <text:p>4848,0962</text:p>
          </table:table-cell>
          <table:table-cell table:style-name="ce3"/>
          <table:table-cell office:value-type="float" office:value="-2424.0481012316845" table:formula="of:=(MIN([.C272];[.D272];[.E272])+MAX([.C272];[.D272];[.E272]))/2" table:style-name="ce10">
            <text:p>-2424,0481</text:p>
          </table:table-cell>
          <table:table-cell table:number-columns-repeated="4" table:style-name="ce3"/>
          <table:table-cell office:value-type="float" office:value="-4872.2384757819564" table:formula="of:=[.C272]/2+127" table:style-name="ce11">
            <text:p>-48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0" table:style-name="ce2">
            <text:p>270</text:p>
          </table:table-cell>
          <table:table-cell office:value-type="float" office:value="-10000" table:formula="of:=[.$A$3]*SIN(RADIANS([.B273]))" table:style-name="ce3">
            <text:p>-10000,0000</text:p>
          </table:table-cell>
          <table:table-cell office:value-type="float" office:value="4999.9999999999991" table:formula="of:=[.$A$3]*SIN(RADIANS([.B273]-120))" table:style-name="ce3">
            <text:p>5000,0000</text:p>
          </table:table-cell>
          <table:table-cell office:value-type="float" office:value="5000" table:formula="of:=[.$A$3]*SIN(RADIANS([.B273]+120))" table:style-name="ce3">
            <text:p>5000,0000</text:p>
          </table:table-cell>
          <table:table-cell table:style-name="ce3"/>
          <table:table-cell office:value-type="float" office:value="-2500" table:formula="of:=(MIN([.C273];[.D273];[.E273])+MAX([.C273];[.D273];[.E273]))/2" table:style-name="ce10">
            <text:p>-2500,0000</text:p>
          </table:table-cell>
          <table:table-cell table:number-columns-repeated="4" table:style-name="ce3"/>
          <table:table-cell office:value-type="float" office:value="-4873" table:formula="of:=[.C273]/2+127" table:style-name="ce11">
            <text:p>-48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1" table:style-name="ce2">
            <text:p>271</text:p>
          </table:table-cell>
          <table:table-cell office:value-type="float" office:value="-9998.4769515639127" table:formula="of:=[.$A$3]*SIN(RADIANS([.B274]))" table:style-name="ce3">
            <text:p>-9998,4770</text:p>
          </table:table-cell>
          <table:table-cell office:value-type="float" office:value="4848.0962024633718" table:formula="of:=[.$A$3]*SIN(RADIANS([.B274]-120))" table:style-name="ce3">
            <text:p>4848,0962</text:p>
          </table:table-cell>
          <table:table-cell office:value-type="float" office:value="5150.38074910054" table:formula="of:=[.$A$3]*SIN(RADIANS([.B274]+120))" table:style-name="ce3">
            <text:p>5150,3807</text:p>
          </table:table-cell>
          <table:table-cell table:style-name="ce3"/>
          <table:table-cell office:value-type="float" office:value="-2424.0481012316864" table:formula="of:=(MIN([.C274];[.D274];[.E274])+MAX([.C274];[.D274];[.E274]))/2" table:style-name="ce10">
            <text:p>-2424,0481</text:p>
          </table:table-cell>
          <table:table-cell table:number-columns-repeated="4" table:style-name="ce3"/>
          <table:table-cell office:value-type="float" office:value="-4872.2384757819564" table:formula="of:=[.C274]/2+127" table:style-name="ce11">
            <text:p>-48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2" table:style-name="ce2">
            <text:p>272</text:p>
          </table:table-cell>
          <table:table-cell office:value-type="float" office:value="-9993.9082701909574" table:formula="of:=[.$A$3]*SIN(RADIANS([.B275]))" table:style-name="ce3">
            <text:p>-9993,9083</text:p>
          </table:table-cell>
          <table:table-cell office:value-type="float" office:value="4694.7156278589073" table:formula="of:=[.$A$3]*SIN(RADIANS([.B275]-120))" table:style-name="ce3">
            <text:p>4694,7156</text:p>
          </table:table-cell>
          <table:table-cell office:value-type="float" office:value="5299.1926423320465" table:formula="of:=[.$A$3]*SIN(RADIANS([.B275]+120))" table:style-name="ce3">
            <text:p>5299,1926</text:p>
          </table:table-cell>
          <table:table-cell table:style-name="ce3"/>
          <table:table-cell office:value-type="float" office:value="-2347.3578139294555" table:formula="of:=(MIN([.C275];[.D275];[.E275])+MAX([.C275];[.D275];[.E275]))/2" table:style-name="ce10">
            <text:p>-2347,3578</text:p>
          </table:table-cell>
          <table:table-cell table:number-columns-repeated="4" table:style-name="ce3"/>
          <table:table-cell office:value-type="float" office:value="-4869.9541350954787" table:formula="of:=[.C275]/2+127" table:style-name="ce11">
            <text:p>-487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3" table:style-name="ce2">
            <text:p>273</text:p>
          </table:table-cell>
          <table:table-cell office:value-type="float" office:value="-9986.295347545738" table:formula="of:=[.$A$3]*SIN(RADIANS([.B276]))" table:style-name="ce3">
            <text:p>-9986,2953</text:p>
          </table:table-cell>
          <table:table-cell office:value-type="float" office:value="4539.9049973954689" table:formula="of:=[.$A$3]*SIN(RADIANS([.B276]-120))" table:style-name="ce3">
            <text:p>4539,9050</text:p>
          </table:table-cell>
          <table:table-cell office:value-type="float" office:value="5446.3903501502728" table:formula="of:=[.$A$3]*SIN(RADIANS([.B276]+120))" table:style-name="ce3">
            <text:p>5446,3904</text:p>
          </table:table-cell>
          <table:table-cell table:style-name="ce3"/>
          <table:table-cell office:value-type="float" office:value="-2269.9524986977326" table:formula="of:=(MIN([.C276];[.D276];[.E276])+MAX([.C276];[.D276];[.E276]))/2" table:style-name="ce10">
            <text:p>-2269,9525</text:p>
          </table:table-cell>
          <table:table-cell table:number-columns-repeated="4" table:style-name="ce3"/>
          <table:table-cell office:value-type="float" office:value="-4866.147673772869" table:formula="of:=[.C276]/2+127" table:style-name="ce11">
            <text:p>-48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4" table:style-name="ce2">
            <text:p>274</text:p>
          </table:table-cell>
          <table:table-cell office:value-type="float" office:value="-9975.640502598244" table:formula="of:=[.$A$3]*SIN(RADIANS([.B277]))" table:style-name="ce3">
            <text:p>-9975,6405</text:p>
          </table:table-cell>
          <table:table-cell office:value-type="float" office:value="4383.7114678907728" table:formula="of:=[.$A$3]*SIN(RADIANS([.B277]-120))" table:style-name="ce3">
            <text:p>4383,7115</text:p>
          </table:table-cell>
          <table:table-cell office:value-type="float" office:value="5591.9290347074693" table:formula="of:=[.$A$3]*SIN(RADIANS([.B277]+120))" table:style-name="ce3">
            <text:p>5591,9290</text:p>
          </table:table-cell>
          <table:table-cell table:style-name="ce3"/>
          <table:table-cell office:value-type="float" office:value="-2191.8557339453873" table:formula="of:=(MIN([.C277];[.D277];[.E277])+MAX([.C277];[.D277];[.E277]))/2" table:style-name="ce10">
            <text:p>-2191,8557</text:p>
          </table:table-cell>
          <table:table-cell table:number-columns-repeated="4" table:style-name="ce3"/>
          <table:table-cell office:value-type="float" office:value="-4860.820251299122" table:formula="of:=[.C277]/2+127" table:style-name="ce11">
            <text:p>-486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5" table:style-name="ce2">
            <text:p>275</text:p>
          </table:table-cell>
          <table:table-cell office:value-type="float" office:value="-9961.9469809174552" table:formula="of:=[.$A$3]*SIN(RADIANS([.B278]))" table:style-name="ce3">
            <text:p>-9961,9470</text:p>
          </table:table-cell>
          <table:table-cell office:value-type="float" office:value="4226.1826174069947" table:formula="of:=[.$A$3]*SIN(RADIANS([.B278]-120))" table:style-name="ce3">
            <text:p>4226,1826</text:p>
          </table:table-cell>
          <table:table-cell office:value-type="float" office:value="5735.7643635104605" table:formula="of:=[.$A$3]*SIN(RADIANS([.B278]+120))" table:style-name="ce3">
            <text:p>5735,7644</text:p>
          </table:table-cell>
          <table:table-cell table:style-name="ce3"/>
          <table:table-cell office:value-type="float" office:value="-2113.0913087034974" table:formula="of:=(MIN([.C278];[.D278];[.E278])+MAX([.C278];[.D278];[.E278]))/2" table:style-name="ce10">
            <text:p>-2113,0913</text:p>
          </table:table-cell>
          <table:table-cell table:number-columns-repeated="4" table:style-name="ce3"/>
          <table:table-cell office:value-type="float" office:value="-4853.9734904587276" table:formula="of:=[.C278]/2+127" table:style-name="ce11">
            <text:p>-485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6" table:style-name="ce2">
            <text:p>276</text:p>
          </table:table-cell>
          <table:table-cell office:value-type="float" office:value="-9945.2189536827336" table:formula="of:=[.$A$3]*SIN(RADIANS([.B279]))" table:style-name="ce3">
            <text:p>-9945,2190</text:p>
          </table:table-cell>
          <table:table-cell office:value-type="float" office:value="4067.3664307580043" table:formula="of:=[.$A$3]*SIN(RADIANS([.B279]-120))" table:style-name="ce3">
            <text:p>4067,3664</text:p>
          </table:table-cell>
          <table:table-cell office:value-type="float" office:value="5877.8525229247289" table:formula="of:=[.$A$3]*SIN(RADIANS([.B279]+120))" table:style-name="ce3">
            <text:p>5877,8525</text:p>
          </table:table-cell>
          <table:table-cell table:style-name="ce3"/>
          <table:table-cell office:value-type="float" office:value="-2033.6832153790024" table:formula="of:=(MIN([.C279];[.D279];[.E279])+MAX([.C279];[.D279];[.E279]))/2" table:style-name="ce10">
            <text:p>-2033,6832</text:p>
          </table:table-cell>
          <table:table-cell table:number-columns-repeated="4" table:style-name="ce3"/>
          <table:table-cell office:value-type="float" office:value="-4845.6094768413668" table:formula="of:=[.C279]/2+127" table:style-name="ce11">
            <text:p>-48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7" table:style-name="ce2">
            <text:p>277</text:p>
          </table:table-cell>
          <table:table-cell office:value-type="float" office:value="-9925.4615164132192" table:formula="of:=[.$A$3]*SIN(RADIANS([.B280]))" table:style-name="ce3">
            <text:p>-9925,4615</text:p>
          </table:table-cell>
          <table:table-cell office:value-type="float" office:value="3907.3112848927376" table:formula="of:=[.$A$3]*SIN(RADIANS([.B280]-120))" table:style-name="ce3">
            <text:p>3907,3113</text:p>
          </table:table-cell>
          <table:table-cell office:value-type="float" office:value="6018.1502315204798" table:formula="of:=[.$A$3]*SIN(RADIANS([.B280]+120))" table:style-name="ce3">
            <text:p>6018,1502</text:p>
          </table:table-cell>
          <table:table-cell table:style-name="ce3"/>
          <table:table-cell office:value-type="float" office:value="-1953.6556424463697" table:formula="of:=(MIN([.C280];[.D280];[.E280])+MAX([.C280];[.D280];[.E280]))/2" table:style-name="ce10">
            <text:p>-1953,6556</text:p>
          </table:table-cell>
          <table:table-cell table:number-columns-repeated="4" table:style-name="ce3"/>
          <table:table-cell office:value-type="float" office:value="-4835.7307582066096" table:formula="of:=[.C280]/2+127" table:style-name="ce11">
            <text:p>-48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8" table:style-name="ce2">
            <text:p>278</text:p>
          </table:table-cell>
          <table:table-cell office:value-type="float" office:value="-9902.6806874157028" table:formula="of:=[.$A$3]*SIN(RADIANS([.B281]))" table:style-name="ce3">
            <text:p>-9902,6807</text:p>
          </table:table-cell>
          <table:table-cell office:value-type="float" office:value="3746.0659341591222" table:formula="of:=[.$A$3]*SIN(RADIANS([.B281]-120))" table:style-name="ce3">
            <text:p>3746,0659</text:p>
          </table:table-cell>
          <table:table-cell office:value-type="float" office:value="6156.6147532565838" table:formula="of:=[.$A$3]*SIN(RADIANS([.B281]+120))" table:style-name="ce3">
            <text:p>6156,6148</text:p>
          </table:table-cell>
          <table:table-cell table:style-name="ce3"/>
          <table:table-cell office:value-type="float" office:value="-1873.0329670795595" table:formula="of:=(MIN([.C281];[.D281];[.E281])+MAX([.C281];[.D281];[.E281]))/2" table:style-name="ce10">
            <text:p>-1873,0330</text:p>
          </table:table-cell>
          <table:table-cell table:number-columns-repeated="4" table:style-name="ce3"/>
          <table:table-cell office:value-type="float" office:value="-4824.3403437078514" table:formula="of:=[.C281]/2+127" table:style-name="ce11">
            <text:p>-48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9" table:style-name="ce2">
            <text:p>279</text:p>
          </table:table-cell>
          <table:table-cell office:value-type="float" office:value="-9876.8834059513774" table:formula="of:=[.$A$3]*SIN(RADIANS([.B282]))" table:style-name="ce3">
            <text:p>-9876,8834</text:p>
          </table:table-cell>
          <table:table-cell office:value-type="float" office:value="3583.6794954530023" table:formula="of:=[.$A$3]*SIN(RADIANS([.B282]-120))" table:style-name="ce3">
            <text:p>3583,6795</text:p>
          </table:table-cell>
          <table:table-cell office:value-type="float" office:value="6293.2039104983751" table:formula="of:=[.$A$3]*SIN(RADIANS([.B282]+120))" table:style-name="ce3">
            <text:p>6293,2039</text:p>
          </table:table-cell>
          <table:table-cell table:style-name="ce3"/>
          <table:table-cell office:value-type="float" office:value="-1791.8397477265012" table:formula="of:=(MIN([.C282];[.D282];[.E282])+MAX([.C282];[.D282];[.E282]))/2" table:style-name="ce10">
            <text:p>-1791,8397</text:p>
          </table:table-cell>
          <table:table-cell table:number-columns-repeated="4" table:style-name="ce3"/>
          <table:table-cell office:value-type="float" office:value="-4811.4417029756887" table:formula="of:=[.C282]/2+127" table:style-name="ce11">
            <text:p>-481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0" table:style-name="ce2">
            <text:p>280</text:p>
          </table:table-cell>
          <table:table-cell office:value-type="float" office:value="-9848.077530122082" table:formula="of:=[.$A$3]*SIN(RADIANS([.B283]))" table:style-name="ce3">
            <text:p>-9848,0775</text:p>
          </table:table-cell>
          <table:table-cell office:value-type="float" office:value="3420.2014332566887" table:formula="of:=[.$A$3]*SIN(RADIANS([.B283]-120))" table:style-name="ce3">
            <text:p>3420,2014</text:p>
          </table:table-cell>
          <table:table-cell office:value-type="float" office:value="6427.8760968653914" table:formula="of:=[.$A$3]*SIN(RADIANS([.B283]+120))" table:style-name="ce3">
            <text:p>6427,8761</text:p>
          </table:table-cell>
          <table:table-cell table:style-name="ce3"/>
          <table:table-cell office:value-type="float" office:value="-1710.1007166283453" table:formula="of:=(MIN([.C283];[.D283];[.E283])+MAX([.C283];[.D283];[.E283]))/2" table:style-name="ce10">
            <text:p>-1710,1007</text:p>
          </table:table-cell>
          <table:table-cell table:number-columns-repeated="4" table:style-name="ce3"/>
          <table:table-cell office:value-type="float" office:value="-4797.038765061041" table:formula="of:=[.C283]/2+127" table:style-name="ce11">
            <text:p>-47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1" table:style-name="ce2">
            <text:p>281</text:p>
          </table:table-cell>
          <table:table-cell office:value-type="float" office:value="-9816.2718344766381" table:formula="of:=[.$A$3]*SIN(RADIANS([.B284]))" table:style-name="ce3">
            <text:p>-9816,2718</text:p>
          </table:table-cell>
          <table:table-cell office:value-type="float" office:value="3255.6815445715661" table:formula="of:=[.$A$3]*SIN(RADIANS([.B284]-120))" table:style-name="ce3">
            <text:p>3255,6815</text:p>
          </table:table-cell>
          <table:table-cell office:value-type="float" office:value="6560.5902899050707" table:formula="of:=[.$A$3]*SIN(RADIANS([.B284]+120))" table:style-name="ce3">
            <text:p>6560,5903</text:p>
          </table:table-cell>
          <table:table-cell table:style-name="ce3"/>
          <table:table-cell office:value-type="float" office:value="-1627.8407722857837" table:formula="of:=(MIN([.C284];[.D284];[.E284])+MAX([.C284];[.D284];[.E284]))/2" table:style-name="ce10">
            <text:p>-1627,8408</text:p>
          </table:table-cell>
          <table:table-cell table:number-columns-repeated="4" table:style-name="ce3"/>
          <table:table-cell office:value-type="float" office:value="-4781.1359172383191" table:formula="of:=[.C284]/2+127" table:style-name="ce11">
            <text:p>-47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2" table:style-name="ce2">
            <text:p>282</text:p>
          </table:table-cell>
          <table:table-cell office:value-type="float" office:value="-9781.4760073380567" table:formula="of:=[.$A$3]*SIN(RADIANS([.B285]))" table:style-name="ce3">
            <text:p>-9781,4760</text:p>
          </table:table-cell>
          <table:table-cell office:value-type="float" office:value="3090.1699437494749" table:formula="of:=[.$A$3]*SIN(RADIANS([.B285]-120))" table:style-name="ce3">
            <text:p>3090,1699</text:p>
          </table:table-cell>
          <table:table-cell office:value-type="float" office:value="6691.3060635885849" table:formula="of:=[.$A$3]*SIN(RADIANS([.B285]+120))" table:style-name="ce3">
            <text:p>6691,3061</text:p>
          </table:table-cell>
          <table:table-cell table:style-name="ce3"/>
          <table:table-cell office:value-type="float" office:value="-1545.0849718747359" table:formula="of:=(MIN([.C285];[.D285];[.E285])+MAX([.C285];[.D285];[.E285]))/2" table:style-name="ce10">
            <text:p>-1545,0850</text:p>
          </table:table-cell>
          <table:table-cell table:number-columns-repeated="4" table:style-name="ce3"/>
          <table:table-cell office:value-type="float" office:value="-4763.7380036690283" table:formula="of:=[.C285]/2+127" table:style-name="ce11">
            <text:p>-476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3" table:style-name="ce2">
            <text:p>283</text:p>
          </table:table-cell>
          <table:table-cell office:value-type="float" office:value="-9743.7006478523526" table:formula="of:=[.$A$3]*SIN(RADIANS([.B286]))" table:style-name="ce3">
            <text:p>-9743,7006</text:p>
          </table:table-cell>
          <table:table-cell office:value-type="float" office:value="2923.717047227366" table:formula="of:=[.$A$3]*SIN(RADIANS([.B286]-120))" table:style-name="ce3">
            <text:p>2923,7170</text:p>
          </table:table-cell>
          <table:table-cell office:value-type="float" office:value="6819.9836006249861" table:formula="of:=[.$A$3]*SIN(RADIANS([.B286]+120))" table:style-name="ce3">
            <text:p>6819,9836</text:p>
          </table:table-cell>
          <table:table-cell table:style-name="ce3"/>
          <table:table-cell office:value-type="float" office:value="-1461.8585236136832" table:formula="of:=(MIN([.C286];[.D286];[.E286])+MAX([.C286];[.D286];[.E286]))/2" table:style-name="ce10">
            <text:p>-1461,8585</text:p>
          </table:table-cell>
          <table:table-cell table:number-columns-repeated="4" table:style-name="ce3"/>
          <table:table-cell office:value-type="float" office:value="-4744.8503239261763" table:formula="of:=[.C286]/2+127" table:style-name="ce11">
            <text:p>-474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4" table:style-name="ce2">
            <text:p>284</text:p>
          </table:table-cell>
          <table:table-cell office:value-type="float" office:value="-9702.9572627599664" table:formula="of:=[.$A$3]*SIN(RADIANS([.B287]))" table:style-name="ce3">
            <text:p>-9702,9573</text:p>
          </table:table-cell>
          <table:table-cell office:value-type="float" office:value="2756.3735581699921" table:formula="of:=[.$A$3]*SIN(RADIANS([.B287]-120))" table:style-name="ce3">
            <text:p>2756,3736</text:p>
          </table:table-cell>
          <table:table-cell office:value-type="float" office:value="6946.5837045899725" table:formula="of:=[.$A$3]*SIN(RADIANS([.B287]+120))" table:style-name="ce3">
            <text:p>6946,5837</text:p>
          </table:table-cell>
          <table:table-cell table:style-name="ce3"/>
          <table:table-cell office:value-type="float" office:value="-1378.1867790849969" table:formula="of:=(MIN([.C287];[.D287];[.E287])+MAX([.C287];[.D287];[.E287]))/2" table:style-name="ce10">
            <text:p>-1378,1868</text:p>
          </table:table-cell>
          <table:table-cell table:number-columns-repeated="4" table:style-name="ce3"/>
          <table:table-cell office:value-type="float" office:value="-4724.4786313799832" table:formula="of:=[.C287]/2+127" table:style-name="ce11">
            <text:p>-47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5" table:style-name="ce2">
            <text:p>285</text:p>
          </table:table-cell>
          <table:table-cell office:value-type="float" office:value="-9659.2582628906839" table:formula="of:=[.$A$3]*SIN(RADIANS([.B288]))" table:style-name="ce3">
            <text:p>-9659,2583</text:p>
          </table:table-cell>
          <table:table-cell office:value-type="float" office:value="2588.1904510252102" table:formula="of:=[.$A$3]*SIN(RADIANS([.B288]-120))" table:style-name="ce3">
            <text:p>2588,1905</text:p>
          </table:table-cell>
          <table:table-cell office:value-type="float" office:value="7071.0678118654732" table:formula="of:=[.$A$3]*SIN(RADIANS([.B288]+120))" table:style-name="ce3">
            <text:p>7071,0678</text:p>
          </table:table-cell>
          <table:table-cell table:style-name="ce3"/>
          <table:table-cell office:value-type="float" office:value="-1294.0952255126053" table:formula="of:=(MIN([.C288];[.D288];[.E288])+MAX([.C288];[.D288];[.E288]))/2" table:style-name="ce10">
            <text:p>-1294,0952</text:p>
          </table:table-cell>
          <table:table-cell table:number-columns-repeated="4" table:style-name="ce3"/>
          <table:table-cell office:value-type="float" office:value="-4702.629131445342" table:formula="of:=[.C288]/2+127" table:style-name="ce11">
            <text:p>-47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6" table:style-name="ce2">
            <text:p>286</text:p>
          </table:table-cell>
          <table:table-cell office:value-type="float" office:value="-9612.6169593831873" table:formula="of:=[.$A$3]*SIN(RADIANS([.B289]))" table:style-name="ce3">
            <text:p>-9612,6170</text:p>
          </table:table-cell>
          <table:table-cell office:value-type="float" office:value="2419.2189559966773" table:formula="of:=[.$A$3]*SIN(RADIANS([.B289]-120))" table:style-name="ce3">
            <text:p>2419,2190</text:p>
          </table:table-cell>
          <table:table-cell office:value-type="float" office:value="7193.3980033865082" table:formula="of:=[.$A$3]*SIN(RADIANS([.B289]+120))" table:style-name="ce3">
            <text:p>7193,3980</text:p>
          </table:table-cell>
          <table:table-cell table:style-name="ce3"/>
          <table:table-cell office:value-type="float" office:value="-1209.6094779983396" table:formula="of:=(MIN([.C289];[.D289];[.E289])+MAX([.C289];[.D289];[.E289]))/2" table:style-name="ce10">
            <text:p>-1209,6095</text:p>
          </table:table-cell>
          <table:table-cell table:number-columns-repeated="4" table:style-name="ce3"/>
          <table:table-cell office:value-type="float" office:value="-4679.3084796915937" table:formula="of:=[.C289]/2+127" table:style-name="ce11">
            <text:p>-467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7" table:style-name="ce2">
            <text:p>287</text:p>
          </table:table-cell>
          <table:table-cell office:value-type="float" office:value="-9563.047559630355" table:formula="of:=[.$A$3]*SIN(RADIANS([.B290]))" table:style-name="ce3">
            <text:p>-9563,0476</text:p>
          </table:table-cell>
          <table:table-cell office:value-type="float" office:value="2249.5105434386519" table:formula="of:=[.$A$3]*SIN(RADIANS([.B290]-120))" table:style-name="ce3">
            <text:p>2249,5105</text:p>
          </table:table-cell>
          <table:table-cell office:value-type="float" office:value="7313.5370161917072" table:formula="of:=[.$A$3]*SIN(RADIANS([.B290]+120))" table:style-name="ce3">
            <text:p>7313,5370</text:p>
          </table:table-cell>
          <table:table-cell table:style-name="ce3"/>
          <table:table-cell office:value-type="float" office:value="-1124.7552717193239" table:formula="of:=(MIN([.C290];[.D290];[.E290])+MAX([.C290];[.D290];[.E290]))/2" table:style-name="ce10">
            <text:p>-1124,7553</text:p>
          </table:table-cell>
          <table:table-cell table:number-columns-repeated="4" table:style-name="ce3"/>
          <table:table-cell office:value-type="float" office:value="-4654.5237798151775" table:formula="of:=[.C290]/2+127" table:style-name="ce11">
            <text:p>-46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8" table:style-name="ce2">
            <text:p>288</text:p>
          </table:table-cell>
          <table:table-cell office:value-type="float" office:value="-9510.565162951536" table:formula="of:=[.$A$3]*SIN(RADIANS([.B291]))" table:style-name="ce3">
            <text:p>-9510,5652</text:p>
          </table:table-cell>
          <table:table-cell office:value-type="float" office:value="2079.1169081775934" table:formula="of:=[.$A$3]*SIN(RADIANS([.B291]-120))" table:style-name="ce3">
            <text:p>2079,1169</text:p>
          </table:table-cell>
          <table:table-cell office:value-type="float" office:value="7431.4482547739426" table:formula="of:=[.$A$3]*SIN(RADIANS([.B291]+120))" table:style-name="ce3">
            <text:p>7431,4483</text:p>
          </table:table-cell>
          <table:table-cell table:style-name="ce3"/>
          <table:table-cell office:value-type="float" office:value="-1039.5584540887967" table:formula="of:=(MIN([.C291];[.D291];[.E291])+MAX([.C291];[.D291];[.E291]))/2" table:style-name="ce10">
            <text:p>-1039,5585</text:p>
          </table:table-cell>
          <table:table-cell table:number-columns-repeated="4" table:style-name="ce3"/>
          <table:table-cell office:value-type="float" office:value="-4628.282581475768" table:formula="of:=[.C291]/2+127" table:style-name="ce11">
            <text:p>-46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9" table:style-name="ce2">
            <text:p>289</text:p>
          </table:table-cell>
          <table:table-cell office:value-type="float" office:value="-9455.1857559931705" table:formula="of:=[.$A$3]*SIN(RADIANS([.B292]))" table:style-name="ce3">
            <text:p>-9455,1858</text:p>
          </table:table-cell>
          <table:table-cell office:value-type="float" office:value="1908.0899537654498" table:formula="of:=[.$A$3]*SIN(RADIANS([.B292]-120))" table:style-name="ce3">
            <text:p>1908,0900</text:p>
          </table:table-cell>
          <table:table-cell office:value-type="float" office:value="7547.0958022277191" table:formula="of:=[.$A$3]*SIN(RADIANS([.B292]+120))" table:style-name="ce3">
            <text:p>7547,0958</text:p>
          </table:table-cell>
          <table:table-cell table:style-name="ce3"/>
          <table:table-cell office:value-type="float" office:value="-954.04497688272568" table:formula="of:=(MIN([.C292];[.D292];[.E292])+MAX([.C292];[.D292];[.E292]))/2" table:style-name="ce10">
            <text:p>-954,0450</text:p>
          </table:table-cell>
          <table:table-cell table:number-columns-repeated="4" table:style-name="ce3"/>
          <table:table-cell office:value-type="float" office:value="-4600.5928779965852" table:formula="of:=[.C292]/2+127" table:style-name="ce11">
            <text:p>-46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0" table:style-name="ce2">
            <text:p>290</text:p>
          </table:table-cell>
          <table:table-cell office:value-type="float" office:value="-9396.9262078590837" table:formula="of:=[.$A$3]*SIN(RADIANS([.B293]))" table:style-name="ce3">
            <text:p>-9396,9262</text:p>
          </table:table-cell>
          <table:table-cell office:value-type="float" office:value="1736.4817766693027" table:formula="of:=[.$A$3]*SIN(RADIANS([.B293]-120))" table:style-name="ce3">
            <text:p>1736,4818</text:p>
          </table:table-cell>
          <table:table-cell office:value-type="float" office:value="7660.4444311897778" table:formula="of:=[.$A$3]*SIN(RADIANS([.B293]+120))" table:style-name="ce3">
            <text:p>7660,4444</text:p>
          </table:table-cell>
          <table:table-cell table:style-name="ce3"/>
          <table:table-cell office:value-type="float" office:value="-868.24088833465294" table:formula="of:=(MIN([.C293];[.D293];[.E293])+MAX([.C293];[.D293];[.E293]))/2" table:style-name="ce10">
            <text:p>-868,2409</text:p>
          </table:table-cell>
          <table:table-cell table:number-columns-repeated="4" table:style-name="ce3"/>
          <table:table-cell office:value-type="float" office:value="-4571.4631039295418" table:formula="of:=[.C293]/2+127" table:style-name="ce11">
            <text:p>-457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1" table:style-name="ce2">
            <text:p>291</text:p>
          </table:table-cell>
          <table:table-cell office:value-type="float" office:value="-9335.8042649720173" table:formula="of:=[.$A$3]*SIN(RADIANS([.B294]))" table:style-name="ce3">
            <text:p>-9335,8043</text:p>
          </table:table-cell>
          <table:table-cell office:value-type="float" office:value="1564.3446504023098" table:formula="of:=[.$A$3]*SIN(RADIANS([.B294]-120))" table:style-name="ce3">
            <text:p>1564,3447</text:p>
          </table:table-cell>
          <table:table-cell office:value-type="float" office:value="7771.4596145697114" table:formula="of:=[.$A$3]*SIN(RADIANS([.B294]+120))" table:style-name="ce3">
            <text:p>7771,4596</text:p>
          </table:table-cell>
          <table:table-cell table:style-name="ce3"/>
          <table:table-cell office:value-type="float" office:value="-782.17232520115294" table:formula="of:=(MIN([.C294];[.D294];[.E294])+MAX([.C294];[.D294];[.E294]))/2" table:style-name="ce10">
            <text:p>-782,1723</text:p>
          </table:table-cell>
          <table:table-cell table:number-columns-repeated="4" table:style-name="ce3"/>
          <table:table-cell office:value-type="float" office:value="-4540.9021324860087" table:formula="of:=[.C294]/2+127" table:style-name="ce11">
            <text:p>-45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2" table:style-name="ce2">
            <text:p>292</text:p>
          </table:table-cell>
          <table:table-cell office:value-type="float" office:value="-9271.8385456678734" table:formula="of:=[.$A$3]*SIN(RADIANS([.B295]))" table:style-name="ce3">
            <text:p>-9271,8385</text:p>
          </table:table-cell>
          <table:table-cell office:value-type="float" office:value="1391.7310096006534" table:formula="of:=[.$A$3]*SIN(RADIANS([.B295]-120))" table:style-name="ce3">
            <text:p>1391,7310</text:p>
          </table:table-cell>
          <table:table-cell office:value-type="float" office:value="7880.1075360672203" table:formula="of:=[.$A$3]*SIN(RADIANS([.B295]+120))" table:style-name="ce3">
            <text:p>7880,1075</text:p>
          </table:table-cell>
          <table:table-cell table:style-name="ce3"/>
          <table:table-cell office:value-type="float" office:value="-695.86550480032656" table:formula="of:=(MIN([.C295];[.D295];[.E295])+MAX([.C295];[.D295];[.E295]))/2" table:style-name="ce10">
            <text:p>-695,8655</text:p>
          </table:table-cell>
          <table:table-cell table:number-columns-repeated="4" table:style-name="ce3"/>
          <table:table-cell office:value-type="float" office:value="-4508.9192728339367" table:formula="of:=[.C295]/2+127" table:style-name="ce11">
            <text:p>-45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3" table:style-name="ce2">
            <text:p>293</text:p>
          </table:table-cell>
          <table:table-cell office:value-type="float" office:value="-9205.0485345244051" table:formula="of:=[.$A$3]*SIN(RADIANS([.B296]))" table:style-name="ce3">
            <text:p>-9205,0485</text:p>
          </table:table-cell>
          <table:table-cell office:value-type="float" office:value="1218.6934340514754" table:formula="of:=[.$A$3]*SIN(RADIANS([.B296]-120))" table:style-name="ce3">
            <text:p>1218,6934</text:p>
          </table:table-cell>
          <table:table-cell office:value-type="float" office:value="7986.3551004729279" table:formula="of:=[.$A$3]*SIN(RADIANS([.B296]+120))" table:style-name="ce3">
            <text:p>7986,3551</text:p>
          </table:table-cell>
          <table:table-cell table:style-name="ce3"/>
          <table:table-cell office:value-type="float" office:value="-609.3467170257386" table:formula="of:=(MIN([.C296];[.D296];[.E296])+MAX([.C296];[.D296];[.E296]))/2" table:style-name="ce10">
            <text:p>-609,3467</text:p>
          </table:table-cell>
          <table:table-cell table:number-columns-repeated="4" table:style-name="ce3"/>
          <table:table-cell office:value-type="float" office:value="-4475.5242672622026" table:formula="of:=[.C296]/2+127" table:style-name="ce11">
            <text:p>-447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4" table:style-name="ce2">
            <text:p>294</text:p>
          </table:table-cell>
          <table:table-cell office:value-type="float" office:value="-9135.454576426011" table:formula="of:=[.$A$3]*SIN(RADIANS([.B297]))" table:style-name="ce3">
            <text:p>-9135,4546</text:p>
          </table:table-cell>
          <table:table-cell office:value-type="float" office:value="1045.2846326765373" table:formula="of:=[.$A$3]*SIN(RADIANS([.B297]-120))" table:style-name="ce3">
            <text:p>1045,2846</text:p>
          </table:table-cell>
          <table:table-cell office:value-type="float" office:value="8090.1699437494726" table:formula="of:=[.$A$3]*SIN(RADIANS([.B297]+120))" table:style-name="ce3">
            <text:p>8090,1699</text:p>
          </table:table-cell>
          <table:table-cell table:style-name="ce3"/>
          <table:table-cell office:value-type="float" office:value="-522.64231633826921" table:formula="of:=(MIN([.C297];[.D297];[.E297])+MAX([.C297];[.D297];[.E297]))/2" table:style-name="ce10">
            <text:p>-522,6423</text:p>
          </table:table-cell>
          <table:table-cell table:number-columns-repeated="4" table:style-name="ce3"/>
          <table:table-cell office:value-type="float" office:value="-4440.7272882130055" table:formula="of:=[.C297]/2+127" table:style-name="ce11">
            <text:p>-44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5" table:style-name="ce2">
            <text:p>295</text:p>
          </table:table-cell>
          <table:table-cell office:value-type="float" office:value="-9063.0778703665001" table:formula="of:=[.$A$3]*SIN(RADIANS([.B298]))" table:style-name="ce3">
            <text:p>-9063,0779</text:p>
          </table:table-cell>
          <table:table-cell office:value-type="float" office:value="871.55742747658189" table:formula="of:=[.$A$3]*SIN(RADIANS([.B298]-120))" table:style-name="ce3">
            <text:p>871,5574</text:p>
          </table:table-cell>
          <table:table-cell office:value-type="float" office:value="8191.5204428899151" table:formula="of:=[.$A$3]*SIN(RADIANS([.B298]+120))" table:style-name="ce3">
            <text:p>8191,5204</text:p>
          </table:table-cell>
          <table:table-cell table:style-name="ce3"/>
          <table:table-cell office:value-type="float" office:value="-435.77871373829248" table:formula="of:=(MIN([.C298];[.D298];[.E298])+MAX([.C298];[.D298];[.E298]))/2" table:style-name="ce10">
            <text:p>-435,7787</text:p>
          </table:table-cell>
          <table:table-cell table:number-columns-repeated="4" table:style-name="ce3"/>
          <table:table-cell office:value-type="float" office:value="-4404.53893518325" table:formula="of:=[.C298]/2+127" table:style-name="ce11">
            <text:p>-44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6" table:style-name="ce2">
            <text:p>296</text:p>
          </table:table-cell>
          <table:table-cell office:value-type="float" office:value="-8987.9404629916698" table:formula="of:=[.$A$3]*SIN(RADIANS([.B299]))" table:style-name="ce3">
            <text:p>-8987,9405</text:p>
          </table:table-cell>
          <table:table-cell office:value-type="float" office:value="697.56473744125526" table:formula="of:=[.$A$3]*SIN(RADIANS([.B299]-120))" table:style-name="ce3">
            <text:p>697,5647</text:p>
          </table:table-cell>
          <table:table-cell office:value-type="float" office:value="8290.3757255504188" table:formula="of:=[.$A$3]*SIN(RADIANS([.B299]+120))" table:style-name="ce3">
            <text:p>8290,3757</text:p>
          </table:table-cell>
          <table:table-cell table:style-name="ce3"/>
          <table:table-cell office:value-type="float" office:value="-348.78236872062553" table:formula="of:=(MIN([.C299];[.D299];[.E299])+MAX([.C299];[.D299];[.E299]))/2" table:style-name="ce10">
            <text:p>-348,7824</text:p>
          </table:table-cell>
          <table:table-cell table:number-columns-repeated="4" table:style-name="ce3"/>
          <table:table-cell office:value-type="float" office:value="-4366.9702314958349" table:formula="of:=[.C299]/2+127" table:style-name="ce11">
            <text:p>-43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7" table:style-name="ce2">
            <text:p>297</text:p>
          </table:table-cell>
          <table:table-cell office:value-type="float" office:value="-8910.0652418836798" table:formula="of:=[.$A$3]*SIN(RADIANS([.B300]))" table:style-name="ce3">
            <text:p>-8910,0652</text:p>
          </table:table-cell>
          <table:table-cell office:value-type="float" office:value="523.35956242943803" table:formula="of:=[.$A$3]*SIN(RADIANS([.B300]-120))" table:style-name="ce3">
            <text:p>523,3596</text:p>
          </table:table-cell>
          <table:table-cell office:value-type="float" office:value="8386.7056794542405" table:formula="of:=[.$A$3]*SIN(RADIANS([.B300]+120))" table:style-name="ce3">
            <text:p>8386,7057</text:p>
          </table:table-cell>
          <table:table-cell table:style-name="ce3"/>
          <table:table-cell office:value-type="float" office:value="-261.6797812147197" table:formula="of:=(MIN([.C300];[.D300];[.E300])+MAX([.C300];[.D300];[.E300]))/2" table:style-name="ce10">
            <text:p>-261,6798</text:p>
          </table:table-cell>
          <table:table-cell table:number-columns-repeated="4" table:style-name="ce3"/>
          <table:table-cell office:value-type="float" office:value="-4328.0326209418399" table:formula="of:=[.C300]/2+127" table:style-name="ce11">
            <text:p>-43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8" table:style-name="ce2">
            <text:p>298</text:p>
          </table:table-cell>
          <table:table-cell office:value-type="float" office:value="-8829.4759285892706" table:formula="of:=[.$A$3]*SIN(RADIANS([.B301]))" table:style-name="ce3">
            <text:p>-8829,4759</text:p>
          </table:table-cell>
          <table:table-cell office:value-type="float" office:value="348.99496702501142" table:formula="of:=[.$A$3]*SIN(RADIANS([.B301]-120))" table:style-name="ce3">
            <text:p>348,9950</text:p>
          </table:table-cell>
          <table:table-cell office:value-type="float" office:value="8480.4809615642589" table:formula="of:=[.$A$3]*SIN(RADIANS([.B301]+120))" table:style-name="ce3">
            <text:p>8480,4810</text:p>
          </table:table-cell>
          <table:table-cell table:style-name="ce3"/>
          <table:table-cell office:value-type="float" office:value="-174.49748351250582" table:formula="of:=(MIN([.C301];[.D301];[.E301])+MAX([.C301];[.D301];[.E301]))/2" table:style-name="ce10">
            <text:p>-174,4975</text:p>
          </table:table-cell>
          <table:table-cell table:number-columns-repeated="4" table:style-name="ce3"/>
          <table:table-cell office:value-type="float" office:value="-4287.7379642946353" table:formula="of:=[.C301]/2+127" table:style-name="ce11">
            <text:p>-428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9" table:style-name="ce2">
            <text:p>299</text:p>
          </table:table-cell>
          <table:table-cell office:value-type="float" office:value="-8746.1970713939554" table:formula="of:=[.$A$3]*SIN(RADIANS([.B302]))" table:style-name="ce3">
            <text:p>-8746,1971</text:p>
          </table:table-cell>
          <table:table-cell office:value-type="float" office:value="174.52406437283437" table:formula="of:=[.$A$3]*SIN(RADIANS([.B302]-120))" table:style-name="ce3">
            <text:p>174,5241</text:p>
          </table:table-cell>
          <table:table-cell office:value-type="float" office:value="8571.6730070211215" table:formula="of:=[.$A$3]*SIN(RADIANS([.B302]+120))" table:style-name="ce3">
            <text:p>8571,6730</text:p>
          </table:table-cell>
          <table:table-cell table:style-name="ce3"/>
          <table:table-cell office:value-type="float" office:value="-87.262032186416945" table:formula="of:=(MIN([.C302];[.D302];[.E302])+MAX([.C302];[.D302];[.E302]))/2" table:style-name="ce10">
            <text:p>-87,2620</text:p>
          </table:table-cell>
          <table:table-cell table:number-columns-repeated="4" table:style-name="ce3"/>
          <table:table-cell office:value-type="float" office:value="-4246.0985356969777" table:formula="of:=[.C302]/2+127" table:style-name="ce11">
            <text:p>-42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0" table:style-name="ce2">
            <text:p>300</text:p>
          </table:table-cell>
          <table:table-cell office:value-type="float" office:value="-8660.2540378443864" table:formula="of:=[.$A$3]*SIN(RADIANS([.B303]))" table:style-name="ce3">
            <text:p>-8660,2540</text:p>
          </table:table-cell>
          <table:table-cell office:value-type="float" office:value="1.22514845490862E-12" table:formula="of:=[.$A$3]*SIN(RADIANS([.B303]-120))" table:style-name="ce3">
            <text:p>0,0000</text:p>
          </table:table-cell>
          <table:table-cell office:value-type="float" office:value="8660.2540378443882" table:formula="of:=[.$A$3]*SIN(RADIANS([.B303]+120))" table:style-name="ce3">
            <text:p>8660,2540</text:p>
          </table:table-cell>
          <table:table-cell table:style-name="ce3"/>
          <table:table-cell office:value-type="float" office:value="9.0949470177292824E-13" table:formula="of:=(MIN([.C303];[.D303];[.E303])+MAX([.C303];[.D303];[.E303]))/2" table:style-name="ce10">
            <text:p>0,0000</text:p>
          </table:table-cell>
          <table:table-cell table:number-columns-repeated="4" table:style-name="ce3"/>
          <table:table-cell office:value-type="float" office:value="-4203.1270189221932" table:formula="of:=[.C303]/2+127" table:style-name="ce11">
            <text:p>-42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1" table:style-name="ce2">
            <text:p>301</text:p>
          </table:table-cell>
          <table:table-cell office:value-type="float" office:value="-8571.6730070211233" table:formula="of:=[.$A$3]*SIN(RADIANS([.B304]))" table:style-name="ce3">
            <text:p>-8571,6730</text:p>
          </table:table-cell>
          <table:table-cell office:value-type="float" office:value="-174.52406437283636" table:formula="of:=[.$A$3]*SIN(RADIANS([.B304]-120))" table:style-name="ce3">
            <text:p>-174,5241</text:p>
          </table:table-cell>
          <table:table-cell office:value-type="float" office:value="8746.197071393959" table:formula="of:=[.$A$3]*SIN(RADIANS([.B304]+120))" table:style-name="ce3">
            <text:p>8746,1971</text:p>
          </table:table-cell>
          <table:table-cell table:style-name="ce3"/>
          <table:table-cell office:value-type="float" office:value="87.262032186417855" table:formula="of:=(MIN([.C304];[.D304];[.E304])+MAX([.C304];[.D304];[.E304]))/2" table:style-name="ce10">
            <text:p>87,2620</text:p>
          </table:table-cell>
          <table:table-cell table:number-columns-repeated="4" table:style-name="ce3"/>
          <table:table-cell office:value-type="float" office:value="-4158.8365035105617" table:formula="of:=[.C304]/2+127" table:style-name="ce11">
            <text:p>-415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2" table:style-name="ce2">
            <text:p>302</text:p>
          </table:table-cell>
          <table:table-cell office:value-type="float" office:value="-8480.4809615642625" table:formula="of:=[.$A$3]*SIN(RADIANS([.B305]))" table:style-name="ce3">
            <text:p>-8480,4810</text:p>
          </table:table-cell>
          <table:table-cell office:value-type="float" office:value="-348.99496702500898" table:formula="of:=[.$A$3]*SIN(RADIANS([.B305]-120))" table:style-name="ce3">
            <text:p>-348,9950</text:p>
          </table:table-cell>
          <table:table-cell office:value-type="float" office:value="8829.4759285892687" table:formula="of:=[.$A$3]*SIN(RADIANS([.B305]+120))" table:style-name="ce3">
            <text:p>8829,4759</text:p>
          </table:table-cell>
          <table:table-cell table:style-name="ce3"/>
          <table:table-cell office:value-type="float" office:value="174.49748351250309" table:formula="of:=(MIN([.C305];[.D305];[.E305])+MAX([.C305];[.D305];[.E305]))/2" table:style-name="ce10">
            <text:p>174,4975</text:p>
          </table:table-cell>
          <table:table-cell table:number-columns-repeated="4" table:style-name="ce3"/>
          <table:table-cell office:value-type="float" office:value="-4113.2404807821313" table:formula="of:=[.C305]/2+127" table:style-name="ce11">
            <text:p>-41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3" table:style-name="ce2">
            <text:p>303</text:p>
          </table:table-cell>
          <table:table-cell office:value-type="float" office:value="-8386.7056794542423" table:formula="of:=[.$A$3]*SIN(RADIANS([.B306]))" table:style-name="ce3">
            <text:p>-8386,7057</text:p>
          </table:table-cell>
          <table:table-cell office:value-type="float" office:value="-523.35956242943553" table:formula="of:=[.$A$3]*SIN(RADIANS([.B306]-120))" table:style-name="ce3">
            <text:p>-523,3596</text:p>
          </table:table-cell>
          <table:table-cell office:value-type="float" office:value="8910.0652418836762" table:formula="of:=[.$A$3]*SIN(RADIANS([.B306]+120))" table:style-name="ce3">
            <text:p>8910,0652</text:p>
          </table:table-cell>
          <table:table-cell table:style-name="ce3"/>
          <table:table-cell office:value-type="float" office:value="261.67978121471697" table:formula="of:=(MIN([.C306];[.D306];[.E306])+MAX([.C306];[.D306];[.E306]))/2" table:style-name="ce10">
            <text:p>261,6798</text:p>
          </table:table-cell>
          <table:table-cell table:number-columns-repeated="4" table:style-name="ce3"/>
          <table:table-cell office:value-type="float" office:value="-4066.3528397271211" table:formula="of:=[.C306]/2+127" table:style-name="ce11">
            <text:p>-40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4" table:style-name="ce2">
            <text:p>304</text:p>
          </table:table-cell>
          <table:table-cell office:value-type="float" office:value="-8290.375725550417" table:formula="of:=[.$A$3]*SIN(RADIANS([.B307]))" table:style-name="ce3">
            <text:p>-8290,3757</text:p>
          </table:table-cell>
          <table:table-cell office:value-type="float" office:value="-697.56473744125276" table:formula="of:=[.$A$3]*SIN(RADIANS([.B307]-120))" table:style-name="ce3">
            <text:p>-697,5647</text:p>
          </table:table-cell>
          <table:table-cell office:value-type="float" office:value="8987.940462991668" table:formula="of:=[.$A$3]*SIN(RADIANS([.B307]+120))" table:style-name="ce3">
            <text:p>8987,9405</text:p>
          </table:table-cell>
          <table:table-cell table:style-name="ce3"/>
          <table:table-cell office:value-type="float" office:value="348.78236872062553" table:formula="of:=(MIN([.C307];[.D307];[.E307])+MAX([.C307];[.D307];[.E307]))/2" table:style-name="ce10">
            <text:p>348,7824</text:p>
          </table:table-cell>
          <table:table-cell table:style-name="ce12"/>
          <table:table-cell table:number-columns-repeated="3" table:style-name="ce3"/>
          <table:table-cell office:value-type="float" office:value="-4018.1878627752085" table:formula="of:=[.C307]/2+127" table:style-name="ce11">
            <text:p>-40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5" table:style-name="ce2">
            <text:p>305</text:p>
          </table:table-cell>
          <table:table-cell office:value-type="float" office:value="-8191.5204428899178" table:formula="of:=[.$A$3]*SIN(RADIANS([.B308]))" table:style-name="ce3">
            <text:p>-8191,5204</text:p>
          </table:table-cell>
          <table:table-cell office:value-type="float" office:value="-871.55742747657939" table:formula="of:=[.$A$3]*SIN(RADIANS([.B308]-120))" table:style-name="ce3">
            <text:p>-871,5574</text:p>
          </table:table-cell>
          <table:table-cell office:value-type="float" office:value="9063.0778703665001" table:formula="of:=[.$A$3]*SIN(RADIANS([.B308]+120))" table:style-name="ce3">
            <text:p>9063,0779</text:p>
          </table:table-cell>
          <table:table-cell table:style-name="ce3"/>
          <table:table-cell office:value-type="float" office:value="435.77871373829112" table:formula="of:=(MIN([.C308];[.D308];[.E308])+MAX([.C308];[.D308];[.E308]))/2" table:style-name="ce10">
            <text:p>435,7787</text:p>
          </table:table-cell>
          <table:table-cell table:number-columns-repeated="4" table:style-name="ce3"/>
          <table:table-cell office:value-type="float" office:value="-3968.7602214449589" table:formula="of:=[.C308]/2+127" table:style-name="ce11">
            <text:p>-39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6" table:style-name="ce2">
            <text:p>306</text:p>
          </table:table-cell>
          <table:table-cell office:value-type="float" office:value="-8090.1699437494754" table:formula="of:=[.$A$3]*SIN(RADIANS([.B309]))" table:style-name="ce3">
            <text:p>-8090,1699</text:p>
          </table:table-cell>
          <table:table-cell office:value-type="float" office:value="-1045.284632676535" table:formula="of:=[.$A$3]*SIN(RADIANS([.B309]-120))" table:style-name="ce3">
            <text:p>-1045,2846</text:p>
          </table:table-cell>
          <table:table-cell office:value-type="float" office:value="9135.4545764260092" table:formula="of:=[.$A$3]*SIN(RADIANS([.B309]+120))" table:style-name="ce3">
            <text:p>9135,4546</text:p>
          </table:table-cell>
          <table:table-cell table:style-name="ce3"/>
          <table:table-cell office:value-type="float" office:value="522.64231633826694" table:formula="of:=(MIN([.C309];[.D309];[.E309])+MAX([.C309];[.D309];[.E309]))/2" table:style-name="ce10">
            <text:p>522,6423</text:p>
          </table:table-cell>
          <table:table-cell table:number-columns-repeated="4" table:style-name="ce3"/>
          <table:table-cell office:value-type="float" office:value="-3918.0849718747377" table:formula="of:=[.C309]/2+127" table:style-name="ce11">
            <text:p>-39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7" table:style-name="ce2">
            <text:p>307</text:p>
          </table:table-cell>
          <table:table-cell office:value-type="float" office:value="-7986.3551004729306" table:formula="of:=[.$A$3]*SIN(RADIANS([.B310]))" table:style-name="ce3">
            <text:p>-7986,3551</text:p>
          </table:table-cell>
          <table:table-cell office:value-type="float" office:value="-1218.6934340514731" table:formula="of:=[.$A$3]*SIN(RADIANS([.B310]-120))" table:style-name="ce3">
            <text:p>-1218,6934</text:p>
          </table:table-cell>
          <table:table-cell office:value-type="float" office:value="9205.0485345244033" table:formula="of:=[.$A$3]*SIN(RADIANS([.B310]+120))" table:style-name="ce3">
            <text:p>9205,0485</text:p>
          </table:table-cell>
          <table:table-cell table:style-name="ce3"/>
          <table:table-cell office:value-type="float" office:value="609.34671702573633" table:formula="of:=(MIN([.C310];[.D310];[.E310])+MAX([.C310];[.D310];[.E310]))/2" table:style-name="ce10">
            <text:p>609,3467</text:p>
          </table:table-cell>
          <table:table-cell table:number-columns-repeated="4" table:style-name="ce3"/>
          <table:table-cell office:value-type="float" office:value="-3866.1775502364653" table:formula="of:=[.C310]/2+127" table:style-name="ce11">
            <text:p>-38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8" table:style-name="ce2">
            <text:p>308</text:p>
          </table:table-cell>
          <table:table-cell office:value-type="float" office:value="-7880.1075360672176" table:formula="of:=[.$A$3]*SIN(RADIANS([.B311]))" table:style-name="ce3">
            <text:p>-7880,1075</text:p>
          </table:table-cell>
          <table:table-cell office:value-type="float" office:value="-1391.7310096006552" table:formula="of:=[.$A$3]*SIN(RADIANS([.B311]-120))" table:style-name="ce3">
            <text:p>-1391,7310</text:p>
          </table:table-cell>
          <table:table-cell office:value-type="float" office:value="9271.8385456678716" table:formula="of:=[.$A$3]*SIN(RADIANS([.B311]+120))" table:style-name="ce3">
            <text:p>9271,8385</text:p>
          </table:table-cell>
          <table:table-cell table:style-name="ce3"/>
          <table:table-cell office:value-type="float" office:value="695.86550480032702" table:formula="of:=(MIN([.C311];[.D311];[.E311])+MAX([.C311];[.D311];[.E311]))/2" table:style-name="ce10">
            <text:p>695,8655</text:p>
          </table:table-cell>
          <table:table-cell table:number-columns-repeated="4" table:style-name="ce3"/>
          <table:table-cell office:value-type="float" office:value="-3813.0537680336088" table:formula="of:=[.C311]/2+127" table:style-name="ce11">
            <text:p>-38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9" table:style-name="ce2">
            <text:p>309</text:p>
          </table:table-cell>
          <table:table-cell office:value-type="float" office:value="-7771.4596145697078" table:formula="of:=[.$A$3]*SIN(RADIANS([.B312]))" table:style-name="ce3">
            <text:p>-7771,4596</text:p>
          </table:table-cell>
          <table:table-cell office:value-type="float" office:value="-1564.3446504023073" table:formula="of:=[.$A$3]*SIN(RADIANS([.B312]-120))" table:style-name="ce3">
            <text:p>-1564,3447</text:p>
          </table:table-cell>
          <table:table-cell office:value-type="float" office:value="9335.8042649720192" table:formula="of:=[.$A$3]*SIN(RADIANS([.B312]+120))" table:style-name="ce3">
            <text:p>9335,8043</text:p>
          </table:table-cell>
          <table:table-cell table:style-name="ce3"/>
          <table:table-cell office:value-type="float" office:value="782.17232520115567" table:formula="of:=(MIN([.C312];[.D312];[.E312])+MAX([.C312];[.D312];[.E312]))/2" table:style-name="ce10">
            <text:p>782,1723</text:p>
          </table:table-cell>
          <table:table-cell table:number-columns-repeated="4" table:style-name="ce3"/>
          <table:table-cell office:value-type="float" office:value="-3758.7298072848539" table:formula="of:=[.C312]/2+127" table:style-name="ce11">
            <text:p>-375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0" table:style-name="ce2">
            <text:p>310</text:p>
          </table:table-cell>
          <table:table-cell office:value-type="float" office:value="-7660.4444311897814" table:formula="of:=[.$A$3]*SIN(RADIANS([.B313]))" table:style-name="ce3">
            <text:p>-7660,4444</text:p>
          </table:table-cell>
          <table:table-cell office:value-type="float" office:value="-1736.4817766693047" table:formula="of:=[.$A$3]*SIN(RADIANS([.B313]-120))" table:style-name="ce3">
            <text:p>-1736,4818</text:p>
          </table:table-cell>
          <table:table-cell office:value-type="float" office:value="9396.9262078590837" table:formula="of:=[.$A$3]*SIN(RADIANS([.B313]+120))" table:style-name="ce3">
            <text:p>9396,9262</text:p>
          </table:table-cell>
          <table:table-cell table:style-name="ce3"/>
          <table:table-cell office:value-type="float" office:value="868.24088833465112" table:formula="of:=(MIN([.C313];[.D313];[.E313])+MAX([.C313];[.D313];[.E313]))/2" table:style-name="ce10">
            <text:p>868,2409</text:p>
          </table:table-cell>
          <table:table-cell table:number-columns-repeated="4" table:style-name="ce3"/>
          <table:table-cell office:value-type="float" office:value="-3703.2222155948907" table:formula="of:=[.C313]/2+127" table:style-name="ce11">
            <text:p>-37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1" table:style-name="ce2">
            <text:p>311</text:p>
          </table:table-cell>
          <table:table-cell office:value-type="float" office:value="-7547.0958022277227" table:formula="of:=[.$A$3]*SIN(RADIANS([.B314]))" table:style-name="ce3">
            <text:p>-7547,0958</text:p>
          </table:table-cell>
          <table:table-cell office:value-type="float" office:value="-1908.0899537654473" table:formula="of:=[.$A$3]*SIN(RADIANS([.B314]-120))" table:style-name="ce3">
            <text:p>-1908,0900</text:p>
          </table:table-cell>
          <table:table-cell office:value-type="float" office:value="9455.1857559931668" table:formula="of:=[.$A$3]*SIN(RADIANS([.B314]+120))" table:style-name="ce3">
            <text:p>9455,1858</text:p>
          </table:table-cell>
          <table:table-cell table:style-name="ce3"/>
          <table:table-cell office:value-type="float" office:value="954.04497688272204" table:formula="of:=(MIN([.C314];[.D314];[.E314])+MAX([.C314];[.D314];[.E314]))/2" table:style-name="ce10">
            <text:p>954,0450</text:p>
          </table:table-cell>
          <table:table-cell table:number-columns-repeated="4" table:style-name="ce3"/>
          <table:table-cell office:value-type="float" office:value="-3646.5479011138614" table:formula="of:=[.C314]/2+127" table:style-name="ce11">
            <text:p>-364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2" table:style-name="ce2">
            <text:p>312</text:p>
          </table:table-cell>
          <table:table-cell office:value-type="float" office:value="-7431.4482547739453" table:formula="of:=[.$A$3]*SIN(RADIANS([.B315]))" table:style-name="ce3">
            <text:p>-7431,4483</text:p>
          </table:table-cell>
          <table:table-cell office:value-type="float" office:value="-2079.1169081775952" table:formula="of:=[.$A$3]*SIN(RADIANS([.B315]-120))" table:style-name="ce3">
            <text:p>-2079,1169</text:p>
          </table:table-cell>
          <table:table-cell office:value-type="float" office:value="9510.565162951536" table:formula="of:=[.$A$3]*SIN(RADIANS([.B315]+120))" table:style-name="ce3">
            <text:p>9510,5652</text:p>
          </table:table-cell>
          <table:table-cell table:style-name="ce3"/>
          <table:table-cell office:value-type="float" office:value="1039.5584540887953" table:formula="of:=(MIN([.C315];[.D315];[.E315])+MAX([.C315];[.D315];[.E315]))/2" table:style-name="ce10">
            <text:p>1039,5585</text:p>
          </table:table-cell>
          <table:table-cell table:number-columns-repeated="4" table:style-name="ce3"/>
          <table:table-cell office:value-type="float" office:value="-3588.7241273869727" table:formula="of:=[.C315]/2+127" table:style-name="ce11">
            <text:p>-358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3" table:style-name="ce2">
            <text:p>313</text:p>
          </table:table-cell>
          <table:table-cell office:value-type="float" office:value="-7313.5370161917035" table:formula="of:=[.$A$3]*SIN(RADIANS([.B316]))" table:style-name="ce3">
            <text:p>-7313,5370</text:p>
          </table:table-cell>
          <table:table-cell office:value-type="float" office:value="-2249.5105434386496" table:formula="of:=[.$A$3]*SIN(RADIANS([.B316]-120))" table:style-name="ce3">
            <text:p>-2249,5105</text:p>
          </table:table-cell>
          <table:table-cell office:value-type="float" office:value="9563.0475596303531" table:formula="of:=[.$A$3]*SIN(RADIANS([.B316]+120))" table:style-name="ce3">
            <text:p>9563,0476</text:p>
          </table:table-cell>
          <table:table-cell table:style-name="ce3"/>
          <table:table-cell office:value-type="float" office:value="1124.7552717193248" table:formula="of:=(MIN([.C316];[.D316];[.E316])+MAX([.C316];[.D316];[.E316]))/2" table:style-name="ce10">
            <text:p>1124,7553</text:p>
          </table:table-cell>
          <table:table-cell table:number-columns-repeated="4" table:style-name="ce3"/>
          <table:table-cell office:value-type="float" office:value="-3529.7685080958518" table:formula="of:=[.C316]/2+127" table:style-name="ce11">
            <text:p>-35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4" table:style-name="ce2">
            <text:p>314</text:p>
          </table:table-cell>
          <table:table-cell office:value-type="float" office:value="-7193.3980033865118" table:formula="of:=[.$A$3]*SIN(RADIANS([.B317]))" table:style-name="ce3">
            <text:p>-7193,3980</text:p>
          </table:table-cell>
          <table:table-cell office:value-type="float" office:value="-2419.218955996675" table:formula="of:=[.$A$3]*SIN(RADIANS([.B317]-120))" table:style-name="ce3">
            <text:p>-2419,2190</text:p>
          </table:table-cell>
          <table:table-cell office:value-type="float" office:value="9612.6169593831892" table:formula="of:=[.$A$3]*SIN(RADIANS([.B317]+120))" table:style-name="ce3">
            <text:p>9612,6170</text:p>
          </table:table-cell>
          <table:table-cell table:style-name="ce3"/>
          <table:table-cell office:value-type="float" office:value="1209.6094779983387" table:formula="of:=(MIN([.C317];[.D317];[.E317])+MAX([.C317];[.D317];[.E317]))/2" table:style-name="ce10">
            <text:p>1209,6095</text:p>
          </table:table-cell>
          <table:table-cell table:number-columns-repeated="4" table:style-name="ce3"/>
          <table:table-cell office:value-type="float" office:value="-3469.6990016932559" table:formula="of:=[.C317]/2+127" table:style-name="ce11">
            <text:p>-347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5" table:style-name="ce2">
            <text:p>315</text:p>
          </table:table-cell>
          <table:table-cell office:value-type="float" office:value="-7071.0678118654769" table:formula="of:=[.$A$3]*SIN(RADIANS([.B318]))" table:style-name="ce3">
            <text:p>-7071,0678</text:p>
          </table:table-cell>
          <table:table-cell office:value-type="float" office:value="-2588.1904510252079" table:formula="of:=[.$A$3]*SIN(RADIANS([.B318]-120))" table:style-name="ce3">
            <text:p>-2588,1905</text:p>
          </table:table-cell>
          <table:table-cell office:value-type="float" office:value="9659.2582628906839" table:formula="of:=[.$A$3]*SIN(RADIANS([.B318]+120))" table:style-name="ce3">
            <text:p>9659,2583</text:p>
          </table:table-cell>
          <table:table-cell table:style-name="ce3"/>
          <table:table-cell office:value-type="float" office:value="1294.0952255126035" table:formula="of:=(MIN([.C318];[.D318];[.E318])+MAX([.C318];[.D318];[.E318]))/2" table:style-name="ce10">
            <text:p>1294,0952</text:p>
          </table:table-cell>
          <table:table-cell table:number-columns-repeated="4" table:style-name="ce3"/>
          <table:table-cell office:value-type="float" office:value="-3408.5339059327384" table:formula="of:=[.C318]/2+127" table:style-name="ce11">
            <text:p>-34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6" table:style-name="ce2">
            <text:p>316</text:p>
          </table:table-cell>
          <table:table-cell office:value-type="float" office:value="-6946.5837045899762" table:formula="of:=[.$A$3]*SIN(RADIANS([.B319]))" table:style-name="ce3">
            <text:p>-6946,5837</text:p>
          </table:table-cell>
          <table:table-cell office:value-type="float" office:value="-2756.3735581699898" table:formula="of:=[.$A$3]*SIN(RADIANS([.B319]-120))" table:style-name="ce3">
            <text:p>-2756,3736</text:p>
          </table:table-cell>
          <table:table-cell office:value-type="float" office:value="9702.9572627599646" table:formula="of:=[.$A$3]*SIN(RADIANS([.B319]+120))" table:style-name="ce3">
            <text:p>9702,9573</text:p>
          </table:table-cell>
          <table:table-cell table:style-name="ce3"/>
          <table:table-cell office:value-type="float" office:value="1378.1867790849942" table:formula="of:=(MIN([.C319];[.D319];[.E319])+MAX([.C319];[.D319];[.E319]))/2" table:style-name="ce10">
            <text:p>1378,1868</text:p>
          </table:table-cell>
          <table:table-cell table:number-columns-repeated="4" table:style-name="ce3"/>
          <table:table-cell office:value-type="float" office:value="-3346.2918522949881" table:formula="of:=[.C319]/2+127" table:style-name="ce11">
            <text:p>-33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7" table:style-name="ce2">
            <text:p>317</text:p>
          </table:table-cell>
          <table:table-cell office:value-type="float" office:value="-6819.9836006249825" table:formula="of:=[.$A$3]*SIN(RADIANS([.B320]))" table:style-name="ce3">
            <text:p>-6819,9836</text:p>
          </table:table-cell>
          <table:table-cell office:value-type="float" office:value="-2923.7170472273679" table:formula="of:=[.$A$3]*SIN(RADIANS([.B320]-120))" table:style-name="ce3">
            <text:p>-2923,7170</text:p>
          </table:table-cell>
          <table:table-cell office:value-type="float" office:value="9743.7006478523508" table:formula="of:=[.$A$3]*SIN(RADIANS([.B320]+120))" table:style-name="ce3">
            <text:p>9743,7006</text:p>
          </table:table-cell>
          <table:table-cell table:style-name="ce3"/>
          <table:table-cell office:value-type="float" office:value="1461.8585236136842" table:formula="of:=(MIN([.C320];[.D320];[.E320])+MAX([.C320];[.D320];[.E320]))/2" table:style-name="ce10">
            <text:p>1461,8585</text:p>
          </table:table-cell>
          <table:table-cell table:number-columns-repeated="4" table:style-name="ce3"/>
          <table:table-cell office:value-type="float" office:value="-3282.9918003124913" table:formula="of:=[.C320]/2+127" table:style-name="ce11">
            <text:p>-32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8" table:style-name="ce2">
            <text:p>318</text:p>
          </table:table-cell>
          <table:table-cell office:value-type="float" office:value="-6691.3060635885813" table:formula="of:=[.$A$3]*SIN(RADIANS([.B321]))" table:style-name="ce3">
            <text:p>-6691,3061</text:p>
          </table:table-cell>
          <table:table-cell office:value-type="float" office:value="-3090.1699437494726" table:formula="of:=[.$A$3]*SIN(RADIANS([.B321]-120))" table:style-name="ce3">
            <text:p>-3090,1699</text:p>
          </table:table-cell>
          <table:table-cell office:value-type="float" office:value="9781.4760073380567" table:formula="of:=[.$A$3]*SIN(RADIANS([.B321]+120))" table:style-name="ce3">
            <text:p>9781,4760</text:p>
          </table:table-cell>
          <table:table-cell table:style-name="ce3"/>
          <table:table-cell office:value-type="float" office:value="1545.0849718747377" table:formula="of:=(MIN([.C321];[.D321];[.E321])+MAX([.C321];[.D321];[.E321]))/2" table:style-name="ce10">
            <text:p>1545,0850</text:p>
          </table:table-cell>
          <table:table-cell table:number-columns-repeated="4" table:style-name="ce3"/>
          <table:table-cell office:value-type="float" office:value="-3218.6530317942907" table:formula="of:=[.C321]/2+127" table:style-name="ce11">
            <text:p>-32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9" table:style-name="ce2">
            <text:p>319</text:p>
          </table:table-cell>
          <table:table-cell office:value-type="float" office:value="-6560.5902899050743" table:formula="of:=[.$A$3]*SIN(RADIANS([.B322]))" table:style-name="ce3">
            <text:p>-6560,5903</text:p>
          </table:table-cell>
          <table:table-cell office:value-type="float" office:value="-3255.6815445715674" table:formula="of:=[.$A$3]*SIN(RADIANS([.B322]-120))" table:style-name="ce3">
            <text:p>-3255,6815</text:p>
          </table:table-cell>
          <table:table-cell office:value-type="float" office:value="9816.2718344766399" table:formula="of:=[.$A$3]*SIN(RADIANS([.B322]+120))" table:style-name="ce3">
            <text:p>9816,2718</text:p>
          </table:table-cell>
          <table:table-cell table:style-name="ce3"/>
          <table:table-cell office:value-type="float" office:value="1627.8407722857828" table:formula="of:=(MIN([.C322];[.D322];[.E322])+MAX([.C322];[.D322];[.E322]))/2" table:style-name="ce10">
            <text:p>1627,8408</text:p>
          </table:table-cell>
          <table:table-cell table:number-columns-repeated="4" table:style-name="ce3"/>
          <table:table-cell office:value-type="float" office:value="-3153.2951449525372" table:formula="of:=[.C322]/2+127" table:style-name="ce11">
            <text:p>-315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0" table:style-name="ce2">
            <text:p>320</text:p>
          </table:table-cell>
          <table:table-cell office:value-type="float" office:value="-6427.876096865396" table:formula="of:=[.$A$3]*SIN(RADIANS([.B323]))" table:style-name="ce3">
            <text:p>-6427,8761</text:p>
          </table:table-cell>
          <table:table-cell office:value-type="float" office:value="-3420.2014332566864" table:formula="of:=[.$A$3]*SIN(RADIANS([.B323]-120))" table:style-name="ce3">
            <text:p>-3420,2014</text:p>
          </table:table-cell>
          <table:table-cell office:value-type="float" office:value="9848.0775301220801" table:formula="of:=[.$A$3]*SIN(RADIANS([.B323]+120))" table:style-name="ce3">
            <text:p>9848,0775</text:p>
          </table:table-cell>
          <table:table-cell table:style-name="ce3"/>
          <table:table-cell office:value-type="float" office:value="1710.1007166283421" table:formula="of:=(MIN([.C323];[.D323];[.E323])+MAX([.C323];[.D323];[.E323]))/2" table:style-name="ce10">
            <text:p>1710,1007</text:p>
          </table:table-cell>
          <table:table-cell table:number-columns-repeated="4" table:style-name="ce3"/>
          <table:table-cell office:value-type="float" office:value="-3086.938048432698" table:formula="of:=[.C323]/2+127" table:style-name="ce11">
            <text:p>-308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1" table:style-name="ce2">
            <text:p>321</text:p>
          </table:table-cell>
          <table:table-cell office:value-type="float" office:value="-6293.2039104983787" table:formula="of:=[.$A$3]*SIN(RADIANS([.B324]))" table:style-name="ce3">
            <text:p>-6293,2039</text:p>
          </table:table-cell>
          <table:table-cell office:value-type="float" office:value="-3583.6794954530042" table:formula="of:=[.$A$3]*SIN(RADIANS([.B324]-120))" table:style-name="ce3">
            <text:p>-3583,6795</text:p>
          </table:table-cell>
          <table:table-cell office:value-type="float" office:value="9876.8834059513774" table:formula="of:=[.$A$3]*SIN(RADIANS([.B324]+120))" table:style-name="ce3">
            <text:p>9876,8834</text:p>
          </table:table-cell>
          <table:table-cell table:style-name="ce3"/>
          <table:table-cell office:value-type="float" office:value="1791.8397477264994" table:formula="of:=(MIN([.C324];[.D324];[.E324])+MAX([.C324];[.D324];[.E324]))/2" table:style-name="ce10">
            <text:p>1791,8397</text:p>
          </table:table-cell>
          <table:table-cell table:number-columns-repeated="4" table:style-name="ce3"/>
          <table:table-cell office:value-type="float" office:value="-3019.6019552491894" table:formula="of:=[.C324]/2+127" table:style-name="ce11">
            <text:p>-30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2" table:style-name="ce2">
            <text:p>322</text:p>
          </table:table-cell>
          <table:table-cell office:value-type="float" office:value="-6156.6147532565819" table:formula="of:=[.$A$3]*SIN(RADIANS([.B325]))" table:style-name="ce3">
            <text:p>-6156,6148</text:p>
          </table:table-cell>
          <table:table-cell office:value-type="float" office:value="-3746.0659341591199" table:formula="of:=[.$A$3]*SIN(RADIANS([.B325]-120))" table:style-name="ce3">
            <text:p>-3746,0659</text:p>
          </table:table-cell>
          <table:table-cell office:value-type="float" office:value="9902.6806874157028" table:formula="of:=[.$A$3]*SIN(RADIANS([.B325]+120))" table:style-name="ce3">
            <text:p>9902,6807</text:p>
          </table:table-cell>
          <table:table-cell table:style-name="ce3"/>
          <table:table-cell office:value-type="float" office:value="1873.0329670795604" table:formula="of:=(MIN([.C325];[.D325];[.E325])+MAX([.C325];[.D325];[.E325]))/2" table:style-name="ce10">
            <text:p>1873,0330</text:p>
          </table:table-cell>
          <table:table-cell table:number-columns-repeated="4" table:style-name="ce3"/>
          <table:table-cell office:value-type="float" office:value="-2951.307376628291" table:formula="of:=[.C325]/2+127" table:style-name="ce11">
            <text:p>-29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3" table:style-name="ce2">
            <text:p>323</text:p>
          </table:table-cell>
          <table:table-cell office:value-type="float" office:value="-6018.1502315204825" table:formula="of:=[.$A$3]*SIN(RADIANS([.B326]))" table:style-name="ce3">
            <text:p>-6018,1502</text:p>
          </table:table-cell>
          <table:table-cell office:value-type="float" office:value="-3907.3112848927353" table:formula="of:=[.$A$3]*SIN(RADIANS([.B326]-120))" table:style-name="ce3">
            <text:p>-3907,3113</text:p>
          </table:table-cell>
          <table:table-cell office:value-type="float" office:value="9925.461516413221" table:formula="of:=[.$A$3]*SIN(RADIANS([.B326]+120))" table:style-name="ce3">
            <text:p>9925,4615</text:p>
          </table:table-cell>
          <table:table-cell table:style-name="ce3"/>
          <table:table-cell office:value-type="float" office:value="1953.6556424463693" table:formula="of:=(MIN([.C326];[.D326];[.E326])+MAX([.C326];[.D326];[.E326]))/2" table:style-name="ce10">
            <text:p>1953,6556</text:p>
          </table:table-cell>
          <table:table-cell table:number-columns-repeated="4" table:style-name="ce3"/>
          <table:table-cell office:value-type="float" office:value="-2882.0751157602413" table:formula="of:=[.C326]/2+127" table:style-name="ce11">
            <text:p>-28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4" table:style-name="ce2">
            <text:p>324</text:p>
          </table:table-cell>
          <table:table-cell office:value-type="float" office:value="-5877.8525229247334" table:formula="of:=[.$A$3]*SIN(RADIANS([.B327]))" table:style-name="ce3">
            <text:p>-5877,8525</text:p>
          </table:table-cell>
          <table:table-cell office:value-type="float" office:value="-4067.366430758002" table:formula="of:=[.$A$3]*SIN(RADIANS([.B327]-120))" table:style-name="ce3">
            <text:p>-4067,3664</text:p>
          </table:table-cell>
          <table:table-cell office:value-type="float" office:value="9945.2189536827336" table:formula="of:=[.$A$3]*SIN(RADIANS([.B327]+120))" table:style-name="ce3">
            <text:p>9945,2190</text:p>
          </table:table-cell>
          <table:table-cell table:style-name="ce3"/>
          <table:table-cell office:value-type="float" office:value="2033.6832153790001" table:formula="of:=(MIN([.C327];[.D327];[.E327])+MAX([.C327];[.D327];[.E327]))/2" table:style-name="ce10">
            <text:p>2033,6832</text:p>
          </table:table-cell>
          <table:table-cell table:number-columns-repeated="4" table:style-name="ce3"/>
          <table:table-cell office:value-type="float" office:value="-2811.9262614623667" table:formula="of:=[.C327]/2+127" table:style-name="ce11">
            <text:p>-281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5" table:style-name="ce2">
            <text:p>325</text:p>
          </table:table-cell>
          <table:table-cell office:value-type="float" office:value="-5735.764363510465" table:formula="of:=[.$A$3]*SIN(RADIANS([.B328]))" table:style-name="ce3">
            <text:p>-5735,7644</text:p>
          </table:table-cell>
          <table:table-cell office:value-type="float" office:value="-4226.1826174069929" table:formula="of:=[.$A$3]*SIN(RADIANS([.B328]-120))" table:style-name="ce3">
            <text:p>-4226,1826</text:p>
          </table:table-cell>
          <table:table-cell office:value-type="float" office:value="9961.9469809174552" table:formula="of:=[.$A$3]*SIN(RADIANS([.B328]+120))" table:style-name="ce3">
            <text:p>9961,9470</text:p>
          </table:table-cell>
          <table:table-cell table:style-name="ce3"/>
          <table:table-cell office:value-type="float" office:value="2113.0913087034951" table:formula="of:=(MIN([.C328];[.D328];[.E328])+MAX([.C328];[.D328];[.E328]))/2" table:style-name="ce10">
            <text:p>2113,0913</text:p>
          </table:table-cell>
          <table:table-cell table:number-columns-repeated="4" table:style-name="ce3"/>
          <table:table-cell office:value-type="float" office:value="-2740.8821817552325" table:formula="of:=[.C328]/2+127" table:style-name="ce11">
            <text:p>-27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6" table:style-name="ce2">
            <text:p>326</text:p>
          </table:table-cell>
          <table:table-cell office:value-type="float" office:value="-5591.9290347074657" table:formula="of:=[.$A$3]*SIN(RADIANS([.B329]))" table:style-name="ce3">
            <text:p>-5591,9290</text:p>
          </table:table-cell>
          <table:table-cell office:value-type="float" office:value="-4383.7114678907747" table:formula="of:=[.$A$3]*SIN(RADIANS([.B329]-120))" table:style-name="ce3">
            <text:p>-4383,7115</text:p>
          </table:table-cell>
          <table:table-cell office:value-type="float" office:value="9975.6405025982422" table:formula="of:=[.$A$3]*SIN(RADIANS([.B329]+120))" table:style-name="ce3">
            <text:p>9975,6405</text:p>
          </table:table-cell>
          <table:table-cell table:style-name="ce3"/>
          <table:table-cell office:value-type="float" office:value="2191.8557339453882" table:formula="of:=(MIN([.C329];[.D329];[.E329])+MAX([.C329];[.D329];[.E329]))/2" table:style-name="ce10">
            <text:p>2191,8557</text:p>
          </table:table-cell>
          <table:table-cell table:number-columns-repeated="4" table:style-name="ce3"/>
          <table:table-cell office:value-type="float" office:value="-2668.9645173537328" table:formula="of:=[.C329]/2+127" table:style-name="ce11">
            <text:p>-26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7" table:style-name="ce2">
            <text:p>327</text:p>
          </table:table-cell>
          <table:table-cell office:value-type="float" office:value="-5446.39035015027" table:formula="of:=[.$A$3]*SIN(RADIANS([.B330]))" table:style-name="ce3">
            <text:p>-5446,3904</text:p>
          </table:table-cell>
          <table:table-cell office:value-type="float" office:value="-4539.904997395467" table:formula="of:=[.$A$3]*SIN(RADIANS([.B330]-120))" table:style-name="ce3">
            <text:p>-4539,9050</text:p>
          </table:table-cell>
          <table:table-cell office:value-type="float" office:value="9986.2953475457398" table:formula="of:=[.$A$3]*SIN(RADIANS([.B330]+120))" table:style-name="ce3">
            <text:p>9986,2953</text:p>
          </table:table-cell>
          <table:table-cell table:style-name="ce3"/>
          <table:table-cell office:value-type="float" office:value="2269.9524986977349" table:formula="of:=(MIN([.C330];[.D330];[.E330])+MAX([.C330];[.D330];[.E330]))/2" table:style-name="ce10">
            <text:p>2269,9525</text:p>
          </table:table-cell>
          <table:table-cell table:number-columns-repeated="4" table:style-name="ce3"/>
          <table:table-cell office:value-type="float" office:value="-2596.195175075135" table:formula="of:=[.C330]/2+127" table:style-name="ce11">
            <text:p>-259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8" table:style-name="ce2">
            <text:p>328</text:p>
          </table:table-cell>
          <table:table-cell office:value-type="float" office:value="-5299.1926423320501" table:formula="of:=[.$A$3]*SIN(RADIANS([.B331]))" table:style-name="ce3">
            <text:p>-5299,1926</text:p>
          </table:table-cell>
          <table:table-cell office:value-type="float" office:value="-4694.7156278589082" table:formula="of:=[.$A$3]*SIN(RADIANS([.B331]-120))" table:style-name="ce3">
            <text:p>-4694,7156</text:p>
          </table:table-cell>
          <table:table-cell office:value-type="float" office:value="9993.9082701909574" table:formula="of:=[.$A$3]*SIN(RADIANS([.B331]+120))" table:style-name="ce3">
            <text:p>9993,9083</text:p>
          </table:table-cell>
          <table:table-cell table:style-name="ce3"/>
          <table:table-cell office:value-type="float" office:value="2347.3578139294536" table:formula="of:=(MIN([.C331];[.D331];[.E331])+MAX([.C331];[.D331];[.E331]))/2" table:style-name="ce10">
            <text:p>2347,3578</text:p>
          </table:table-cell>
          <table:table-cell table:number-columns-repeated="4" table:style-name="ce3"/>
          <table:table-cell office:value-type="float" office:value="-2522.5963211660251" table:formula="of:=[.C331]/2+127" table:style-name="ce11">
            <text:p>-25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9" table:style-name="ce2">
            <text:p>329</text:p>
          </table:table-cell>
          <table:table-cell office:value-type="float" office:value="-5150.3807491005446" table:formula="of:=[.$A$3]*SIN(RADIANS([.B332]))" table:style-name="ce3">
            <text:p>-5150,3807</text:p>
          </table:table-cell>
          <table:table-cell office:value-type="float" office:value="-4848.0962024633691" table:formula="of:=[.$A$3]*SIN(RADIANS([.B332]-120))" table:style-name="ce3">
            <text:p>-4848,0962</text:p>
          </table:table-cell>
          <table:table-cell office:value-type="float" office:value="9998.4769515639127" table:formula="of:=[.$A$3]*SIN(RADIANS([.B332]+120))" table:style-name="ce3">
            <text:p>9998,4770</text:p>
          </table:table-cell>
          <table:table-cell table:style-name="ce3"/>
          <table:table-cell office:value-type="float" office:value="2424.0481012316841" table:formula="of:=(MIN([.C332];[.D332];[.E332])+MAX([.C332];[.D332];[.E332]))/2" table:style-name="ce10">
            <text:p>2424,0481</text:p>
          </table:table-cell>
          <table:table-cell table:number-columns-repeated="4" table:style-name="ce3"/>
          <table:table-cell office:value-type="float" office:value="-2448.1903745502723" table:formula="of:=[.C332]/2+127" table:style-name="ce11">
            <text:p>-244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0" table:style-name="ce2">
            <text:p>330</text:p>
          </table:table-cell>
          <table:table-cell office:value-type="float" office:value="-5000.0000000000045" table:formula="of:=[.$A$3]*SIN(RADIANS([.B333]))" table:style-name="ce3">
            <text:p>-5000,0000</text:p>
          </table:table-cell>
          <table:table-cell office:value-type="float" office:value="-5000.0000000000009" table:formula="of:=[.$A$3]*SIN(RADIANS([.B333]-120))" table:style-name="ce3">
            <text:p>-5000,0000</text:p>
          </table:table-cell>
          <table:table-cell office:value-type="float" office:value="10000" table:formula="of:=[.$A$3]*SIN(RADIANS([.B333]+120))" table:style-name="ce3">
            <text:p>10000,0000</text:p>
          </table:table-cell>
          <table:table-cell table:style-name="ce3"/>
          <table:table-cell office:value-type="float" office:value="2499.9999999999977" table:formula="of:=(MIN([.C333];[.D333];[.E333])+MAX([.C333];[.D333];[.E333]))/2" table:style-name="ce10">
            <text:p>2500,0000</text:p>
          </table:table-cell>
          <table:table-cell table:number-columns-repeated="4" table:style-name="ce3"/>
          <table:table-cell office:value-type="float" office:value="-2373.0000000000023" table:formula="of:=[.C333]/2+127" table:style-name="ce11">
            <text:p>-23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1" table:style-name="ce2">
            <text:p>331</text:p>
          </table:table-cell>
          <table:table-cell office:value-type="float" office:value="-4848.0962024633691" table:formula="of:=[.$A$3]*SIN(RADIANS([.B334]))" table:style-name="ce3">
            <text:p>-4848,0962</text:p>
          </table:table-cell>
          <table:table-cell office:value-type="float" office:value="-5150.3807491005418" table:formula="of:=[.$A$3]*SIN(RADIANS([.B334]-120))" table:style-name="ce3">
            <text:p>-5150,3807</text:p>
          </table:table-cell>
          <table:table-cell office:value-type="float" office:value="9998.4769515639127" table:formula="of:=[.$A$3]*SIN(RADIANS([.B334]+120))" table:style-name="ce3">
            <text:p>9998,4770</text:p>
          </table:table-cell>
          <table:table-cell table:style-name="ce3"/>
          <table:table-cell office:value-type="float" office:value="2424.0481012316855" table:formula="of:=(MIN([.C334];[.D334];[.E334])+MAX([.C334];[.D334];[.E334]))/2" table:style-name="ce10">
            <text:p>2424,0481</text:p>
          </table:table-cell>
          <table:table-cell table:number-columns-repeated="4" table:style-name="ce3"/>
          <table:table-cell office:value-type="float" office:value="-2297.0481012316845" table:formula="of:=[.C334]/2+127" table:style-name="ce11">
            <text:p>-22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2" table:style-name="ce2">
            <text:p>332</text:p>
          </table:table-cell>
          <table:table-cell office:value-type="float" office:value="-4694.7156278589082" table:formula="of:=[.$A$3]*SIN(RADIANS([.B335]))" table:style-name="ce3">
            <text:p>-4694,7156</text:p>
          </table:table-cell>
          <table:table-cell office:value-type="float" office:value="-5299.1926423320483" table:formula="of:=[.$A$3]*SIN(RADIANS([.B335]-120))" table:style-name="ce3">
            <text:p>-5299,1926</text:p>
          </table:table-cell>
          <table:table-cell office:value-type="float" office:value="9993.9082701909574" table:formula="of:=[.$A$3]*SIN(RADIANS([.B335]+120))" table:style-name="ce3">
            <text:p>9993,9083</text:p>
          </table:table-cell>
          <table:table-cell table:style-name="ce3"/>
          <table:table-cell office:value-type="float" office:value="2347.3578139294546" table:formula="of:=(MIN([.C335];[.D335];[.E335])+MAX([.C335];[.D335];[.E335]))/2" table:style-name="ce10">
            <text:p>2347,3578</text:p>
          </table:table-cell>
          <table:table-cell table:number-columns-repeated="4" table:style-name="ce3"/>
          <table:table-cell office:value-type="float" office:value="-2220.3578139294541" table:formula="of:=[.C335]/2+127" table:style-name="ce11">
            <text:p>-22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3" table:style-name="ce2">
            <text:p>333</text:p>
          </table:table-cell>
          <table:table-cell office:value-type="float" office:value="-4539.9049973954698" table:formula="of:=[.$A$3]*SIN(RADIANS([.B336]))" table:style-name="ce3">
            <text:p>-4539,9050</text:p>
          </table:table-cell>
          <table:table-cell office:value-type="float" office:value="-5446.3903501502709" table:formula="of:=[.$A$3]*SIN(RADIANS([.B336]-120))" table:style-name="ce3">
            <text:p>-5446,3904</text:p>
          </table:table-cell>
          <table:table-cell office:value-type="float" office:value="9986.295347545738" table:formula="of:=[.$A$3]*SIN(RADIANS([.B336]+120))" table:style-name="ce3">
            <text:p>9986,2953</text:p>
          </table:table-cell>
          <table:table-cell table:style-name="ce3"/>
          <table:table-cell office:value-type="float" office:value="2269.9524986977335" table:formula="of:=(MIN([.C336];[.D336];[.E336])+MAX([.C336];[.D336];[.E336]))/2" table:style-name="ce10">
            <text:p>2269,9525</text:p>
          </table:table-cell>
          <table:table-cell table:number-columns-repeated="4" table:style-name="ce3"/>
          <table:table-cell office:value-type="float" office:value="-2142.9524986977349" table:formula="of:=[.C336]/2+127" table:style-name="ce11">
            <text:p>-214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4" table:style-name="ce2">
            <text:p>334</text:p>
          </table:table-cell>
          <table:table-cell office:value-type="float" office:value="-4383.7114678907783" table:formula="of:=[.$A$3]*SIN(RADIANS([.B337]))" table:style-name="ce3">
            <text:p>-4383,7115</text:p>
          </table:table-cell>
          <table:table-cell office:value-type="float" office:value="-5591.9290347074666" table:formula="of:=[.$A$3]*SIN(RADIANS([.B337]-120))" table:style-name="ce3">
            <text:p>-5591,9290</text:p>
          </table:table-cell>
          <table:table-cell office:value-type="float" office:value="9975.640502598244" table:formula="of:=[.$A$3]*SIN(RADIANS([.B337]+120))" table:style-name="ce3">
            <text:p>9975,6405</text:p>
          </table:table-cell>
          <table:table-cell table:style-name="ce3"/>
          <table:table-cell office:value-type="float" office:value="2191.8557339453887" table:formula="of:=(MIN([.C337];[.D337];[.E337])+MAX([.C337];[.D337];[.E337]))/2" table:style-name="ce10">
            <text:p>2191,8557</text:p>
          </table:table-cell>
          <table:table-cell table:number-columns-repeated="4" table:style-name="ce3"/>
          <table:table-cell office:value-type="float" office:value="-2064.8557339453891" table:formula="of:=[.C337]/2+127" table:style-name="ce11">
            <text:p>-20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5" table:style-name="ce2">
            <text:p>335</text:p>
          </table:table-cell>
          <table:table-cell office:value-type="float" office:value="-4226.182617406992" table:formula="of:=[.$A$3]*SIN(RADIANS([.B338]))" table:style-name="ce3">
            <text:p>-4226,1826</text:p>
          </table:table-cell>
          <table:table-cell office:value-type="float" office:value="-5735.7643635104614" table:formula="of:=[.$A$3]*SIN(RADIANS([.B338]-120))" table:style-name="ce3">
            <text:p>-5735,7644</text:p>
          </table:table-cell>
          <table:table-cell office:value-type="float" office:value="9961.9469809174552" table:formula="of:=[.$A$3]*SIN(RADIANS([.B338]+120))" table:style-name="ce3">
            <text:p>9961,9470</text:p>
          </table:table-cell>
          <table:table-cell table:style-name="ce3"/>
          <table:table-cell office:value-type="float" office:value="2113.0913087034969" table:formula="of:=(MIN([.C338];[.D338];[.E338])+MAX([.C338];[.D338];[.E338]))/2" table:style-name="ce10">
            <text:p>2113,0913</text:p>
          </table:table-cell>
          <table:table-cell table:number-columns-repeated="4" table:style-name="ce3"/>
          <table:table-cell office:value-type="float" office:value="-1986.091308703496" table:formula="of:=[.C338]/2+127" table:style-name="ce11">
            <text:p>-198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6" table:style-name="ce2">
            <text:p>336</text:p>
          </table:table-cell>
          <table:table-cell office:value-type="float" office:value="-4067.3664307580016" table:formula="of:=[.$A$3]*SIN(RADIANS([.B339]))" table:style-name="ce3">
            <text:p>-4067,3664</text:p>
          </table:table-cell>
          <table:table-cell office:value-type="float" office:value="-5877.8525229247307" table:formula="of:=[.$A$3]*SIN(RADIANS([.B339]-120))" table:style-name="ce3">
            <text:p>-5877,8525</text:p>
          </table:table-cell>
          <table:table-cell office:value-type="float" office:value="9945.2189536827336" table:formula="of:=[.$A$3]*SIN(RADIANS([.B339]+120))" table:style-name="ce3">
            <text:p>9945,2190</text:p>
          </table:table-cell>
          <table:table-cell table:style-name="ce3"/>
          <table:table-cell office:value-type="float" office:value="2033.6832153790015" table:formula="of:=(MIN([.C339];[.D339];[.E339])+MAX([.C339];[.D339];[.E339]))/2" table:style-name="ce10">
            <text:p>2033,6832</text:p>
          </table:table-cell>
          <table:table-cell table:number-columns-repeated="4" table:style-name="ce3"/>
          <table:table-cell office:value-type="float" office:value="-1906.6832153790008" table:formula="of:=[.C339]/2+127" table:style-name="ce11">
            <text:p>-190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7" table:style-name="ce2">
            <text:p>337</text:p>
          </table:table-cell>
          <table:table-cell office:value-type="float" office:value="-3907.311284892739" table:formula="of:=[.$A$3]*SIN(RADIANS([.B340]))" table:style-name="ce3">
            <text:p>-3907,3113</text:p>
          </table:table-cell>
          <table:table-cell office:value-type="float" office:value="-6018.1502315204834" table:formula="of:=[.$A$3]*SIN(RADIANS([.B340]-120))" table:style-name="ce3">
            <text:p>-6018,1502</text:p>
          </table:table-cell>
          <table:table-cell office:value-type="float" office:value="9925.4615164132192" table:formula="of:=[.$A$3]*SIN(RADIANS([.B340]+120))" table:style-name="ce3">
            <text:p>9925,4615</text:p>
          </table:table-cell>
          <table:table-cell table:style-name="ce3"/>
          <table:table-cell office:value-type="float" office:value="1953.6556424463679" table:formula="of:=(MIN([.C340];[.D340];[.E340])+MAX([.C340];[.D340];[.E340]))/2" table:style-name="ce10">
            <text:p>1953,6556</text:p>
          </table:table-cell>
          <table:table-cell table:number-columns-repeated="4" table:style-name="ce3"/>
          <table:table-cell office:value-type="float" office:value="-1826.6556424463695" table:formula="of:=[.C340]/2+127" table:style-name="ce11">
            <text:p>-18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8" table:style-name="ce2">
            <text:p>338</text:p>
          </table:table-cell>
          <table:table-cell office:value-type="float" office:value="-3746.0659341591236" table:formula="of:=[.$A$3]*SIN(RADIANS([.B341]))" table:style-name="ce3">
            <text:p>-3746,0659</text:p>
          </table:table-cell>
          <table:table-cell office:value-type="float" office:value="-6156.6147532565819" table:formula="of:=[.$A$3]*SIN(RADIANS([.B341]-120))" table:style-name="ce3">
            <text:p>-6156,6148</text:p>
          </table:table-cell>
          <table:table-cell office:value-type="float" office:value="9902.6806874157028" table:formula="of:=[.$A$3]*SIN(RADIANS([.B341]+120))" table:style-name="ce3">
            <text:p>9902,6807</text:p>
          </table:table-cell>
          <table:table-cell table:style-name="ce3"/>
          <table:table-cell office:value-type="float" office:value="1873.0329670795604" table:formula="of:=(MIN([.C341];[.D341];[.E341])+MAX([.C341];[.D341];[.E341]))/2" table:style-name="ce10">
            <text:p>1873,0330</text:p>
          </table:table-cell>
          <table:table-cell table:number-columns-repeated="4" table:style-name="ce3"/>
          <table:table-cell office:value-type="float" office:value="-1746.0329670795618" table:formula="of:=[.C341]/2+127" table:style-name="ce11">
            <text:p>-17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9" table:style-name="ce2">
            <text:p>339</text:p>
          </table:table-cell>
          <table:table-cell office:value-type="float" office:value="-3583.6794954530078" table:formula="of:=[.$A$3]*SIN(RADIANS([.B342]))" table:style-name="ce3">
            <text:p>-3583,6795</text:p>
          </table:table-cell>
          <table:table-cell office:value-type="float" office:value="-6293.203910498376" table:formula="of:=[.$A$3]*SIN(RADIANS([.B342]-120))" table:style-name="ce3">
            <text:p>-6293,2039</text:p>
          </table:table-cell>
          <table:table-cell office:value-type="float" office:value="9876.8834059513774" table:formula="of:=[.$A$3]*SIN(RADIANS([.B342]+120))" table:style-name="ce3">
            <text:p>9876,8834</text:p>
          </table:table-cell>
          <table:table-cell table:style-name="ce3"/>
          <table:table-cell office:value-type="float" office:value="1791.8397477265007" table:formula="of:=(MIN([.C342];[.D342];[.E342])+MAX([.C342];[.D342];[.E342]))/2" table:style-name="ce10">
            <text:p>1791,8397</text:p>
          </table:table-cell>
          <table:table-cell table:number-columns-repeated="4" table:style-name="ce3"/>
          <table:table-cell office:value-type="float" office:value="-1664.8397477265039" table:formula="of:=[.C342]/2+127" table:style-name="ce11">
            <text:p>-16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0" table:style-name="ce2">
            <text:p>340</text:p>
          </table:table-cell>
          <table:table-cell office:value-type="float" office:value="-3420.201433256686" table:formula="of:=[.$A$3]*SIN(RADIANS([.B343]))" table:style-name="ce3">
            <text:p>-3420,2014</text:p>
          </table:table-cell>
          <table:table-cell office:value-type="float" office:value="-6427.8760968653924" table:formula="of:=[.$A$3]*SIN(RADIANS([.B343]-120))" table:style-name="ce3">
            <text:p>-6427,8761</text:p>
          </table:table-cell>
          <table:table-cell office:value-type="float" office:value="9848.077530122082" table:formula="of:=[.$A$3]*SIN(RADIANS([.B343]+120))" table:style-name="ce3">
            <text:p>9848,0775</text:p>
          </table:table-cell>
          <table:table-cell table:style-name="ce3"/>
          <table:table-cell office:value-type="float" office:value="1710.1007166283448" table:formula="of:=(MIN([.C343];[.D343];[.E343])+MAX([.C343];[.D343];[.E343]))/2" table:style-name="ce10">
            <text:p>1710,1007</text:p>
          </table:table-cell>
          <table:table-cell table:number-columns-repeated="4" table:style-name="ce3"/>
          <table:table-cell office:value-type="float" office:value="-1583.100716628343" table:formula="of:=[.C343]/2+127" table:style-name="ce11">
            <text:p>-15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1" table:style-name="ce2">
            <text:p>341</text:p>
          </table:table-cell>
          <table:table-cell office:value-type="float" office:value="-3255.681544571567" table:formula="of:=[.$A$3]*SIN(RADIANS([.B344]))" table:style-name="ce3">
            <text:p>-3255,6815</text:p>
          </table:table-cell>
          <table:table-cell office:value-type="float" office:value="-6560.5902899050707" table:formula="of:=[.$A$3]*SIN(RADIANS([.B344]-120))" table:style-name="ce3">
            <text:p>-6560,5903</text:p>
          </table:table-cell>
          <table:table-cell office:value-type="float" office:value="9816.2718344766381" table:formula="of:=[.$A$3]*SIN(RADIANS([.B344]+120))" table:style-name="ce3">
            <text:p>9816,2718</text:p>
          </table:table-cell>
          <table:table-cell table:style-name="ce3"/>
          <table:table-cell office:value-type="float" office:value="1627.8407722857837" table:formula="of:=(MIN([.C344];[.D344];[.E344])+MAX([.C344];[.D344];[.E344]))/2" table:style-name="ce10">
            <text:p>1627,8408</text:p>
          </table:table-cell>
          <table:table-cell table:number-columns-repeated="4" table:style-name="ce3"/>
          <table:table-cell office:value-type="float" office:value="-1500.8407722857835" table:formula="of:=[.C344]/2+127" table:style-name="ce11">
            <text:p>-15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2" table:style-name="ce2">
            <text:p>342</text:p>
          </table:table-cell>
          <table:table-cell office:value-type="float" office:value="-3090.1699437494763" table:formula="of:=[.$A$3]*SIN(RADIANS([.B345]))" table:style-name="ce3">
            <text:p>-3090,1699</text:p>
          </table:table-cell>
          <table:table-cell office:value-type="float" office:value="-6691.3060635885822" table:formula="of:=[.$A$3]*SIN(RADIANS([.B345]-120))" table:style-name="ce3">
            <text:p>-6691,3061</text:p>
          </table:table-cell>
          <table:table-cell office:value-type="float" office:value="9781.4760073380585" table:formula="of:=[.$A$3]*SIN(RADIANS([.B345]+120))" table:style-name="ce3">
            <text:p>9781,4760</text:p>
          </table:table-cell>
          <table:table-cell table:style-name="ce3"/>
          <table:table-cell office:value-type="float" office:value="1545.0849718747381" table:formula="of:=(MIN([.C345];[.D345];[.E345])+MAX([.C345];[.D345];[.E345]))/2" table:style-name="ce10">
            <text:p>1545,0850</text:p>
          </table:table-cell>
          <table:table-cell table:number-columns-repeated="4" table:style-name="ce3"/>
          <table:table-cell office:value-type="float" office:value="-1418.0849718747381" table:formula="of:=[.C345]/2+127" table:style-name="ce11">
            <text:p>-14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3" table:style-name="ce2">
            <text:p>343</text:p>
          </table:table-cell>
          <table:table-cell office:value-type="float" office:value="-2923.7170472273715" table:formula="of:=[.$A$3]*SIN(RADIANS([.B346]))" table:style-name="ce3">
            <text:p>-2923,7170</text:p>
          </table:table-cell>
          <table:table-cell office:value-type="float" office:value="-6819.9836006249834" table:formula="of:=[.$A$3]*SIN(RADIANS([.B346]-120))" table:style-name="ce3">
            <text:p>-6819,9836</text:p>
          </table:table-cell>
          <table:table-cell office:value-type="float" office:value="9743.7006478523526" table:formula="of:=[.$A$3]*SIN(RADIANS([.B346]+120))" table:style-name="ce3">
            <text:p>9743,7006</text:p>
          </table:table-cell>
          <table:table-cell table:style-name="ce3"/>
          <table:table-cell office:value-type="float" office:value="1461.8585236136846" table:formula="of:=(MIN([.C346];[.D346];[.E346])+MAX([.C346];[.D346];[.E346]))/2" table:style-name="ce10">
            <text:p>1461,8585</text:p>
          </table:table-cell>
          <table:table-cell table:number-columns-repeated="4" table:style-name="ce3"/>
          <table:table-cell office:value-type="float" office:value="-1334.8585236136857" table:formula="of:=[.C346]/2+127" table:style-name="ce11">
            <text:p>-13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4" table:style-name="ce2">
            <text:p>344</text:p>
          </table:table-cell>
          <table:table-cell office:value-type="float" office:value="-2756.3735581699893" table:formula="of:=[.$A$3]*SIN(RADIANS([.B347]))" table:style-name="ce3">
            <text:p>-2756,3736</text:p>
          </table:table-cell>
          <table:table-cell office:value-type="float" office:value="-6946.5837045899734" table:formula="of:=[.$A$3]*SIN(RADIANS([.B347]-120))" table:style-name="ce3">
            <text:p>-6946,5837</text:p>
          </table:table-cell>
          <table:table-cell office:value-type="float" office:value="9702.9572627599628" table:formula="of:=[.$A$3]*SIN(RADIANS([.B347]+120))" table:style-name="ce3">
            <text:p>9702,9573</text:p>
          </table:table-cell>
          <table:table-cell table:style-name="ce3"/>
          <table:table-cell office:value-type="float" office:value="1378.1867790849947" table:formula="of:=(MIN([.C347];[.D347];[.E347])+MAX([.C347];[.D347];[.E347]))/2" table:style-name="ce10">
            <text:p>1378,1868</text:p>
          </table:table-cell>
          <table:table-cell table:number-columns-repeated="4" table:style-name="ce3"/>
          <table:table-cell office:value-type="float" office:value="-1251.1867790849947" table:formula="of:=[.C347]/2+127" table:style-name="ce11">
            <text:p>-12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5" table:style-name="ce2">
            <text:p>345</text:p>
          </table:table-cell>
          <table:table-cell office:value-type="float" office:value="-2588.190451025207" table:formula="of:=[.$A$3]*SIN(RADIANS([.B348]))" table:style-name="ce3">
            <text:p>-2588,1905</text:p>
          </table:table-cell>
          <table:table-cell office:value-type="float" office:value="-7071.0678118654751" table:formula="of:=[.$A$3]*SIN(RADIANS([.B348]-120))" table:style-name="ce3">
            <text:p>-7071,0678</text:p>
          </table:table-cell>
          <table:table-cell office:value-type="float" office:value="9659.2582628906839" table:formula="of:=[.$A$3]*SIN(RADIANS([.B348]+120))" table:style-name="ce3">
            <text:p>9659,2583</text:p>
          </table:table-cell>
          <table:table-cell table:style-name="ce3"/>
          <table:table-cell office:value-type="float" office:value="1294.0952255126044" table:formula="of:=(MIN([.C348];[.D348];[.E348])+MAX([.C348];[.D348];[.E348]))/2" table:style-name="ce10">
            <text:p>1294,0952</text:p>
          </table:table-cell>
          <table:table-cell table:number-columns-repeated="4" table:style-name="ce3"/>
          <table:table-cell office:value-type="float" office:value="-1167.0952255126035" table:formula="of:=[.C348]/2+127" table:style-name="ce11">
            <text:p>-11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6" table:style-name="ce2">
            <text:p>346</text:p>
          </table:table-cell>
          <table:table-cell office:value-type="float" office:value="-2419.2189559966787" table:formula="of:=[.$A$3]*SIN(RADIANS([.B349]))" table:style-name="ce3">
            <text:p>-2419,2190</text:p>
          </table:table-cell>
          <table:table-cell office:value-type="float" office:value="-7193.3980033865118" table:formula="of:=[.$A$3]*SIN(RADIANS([.B349]-120))" table:style-name="ce3">
            <text:p>-7193,3980</text:p>
          </table:table-cell>
          <table:table-cell office:value-type="float" office:value="9612.6169593831892" table:formula="of:=[.$A$3]*SIN(RADIANS([.B349]+120))" table:style-name="ce3">
            <text:p>9612,6170</text:p>
          </table:table-cell>
          <table:table-cell table:style-name="ce3"/>
          <table:table-cell office:value-type="float" office:value="1209.6094779983387" table:formula="of:=(MIN([.C349];[.D349];[.E349])+MAX([.C349];[.D349];[.E349]))/2" table:style-name="ce10">
            <text:p>1209,6095</text:p>
          </table:table-cell>
          <table:table-cell table:number-columns-repeated="4" table:style-name="ce3"/>
          <table:table-cell office:value-type="float" office:value="-1082.6094779983393" table:formula="of:=[.C349]/2+127" table:style-name="ce11">
            <text:p>-10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7" table:style-name="ce2">
            <text:p>347</text:p>
          </table:table-cell>
          <table:table-cell office:value-type="float" office:value="-2249.5105434386533" table:formula="of:=[.$A$3]*SIN(RADIANS([.B350]))" table:style-name="ce3">
            <text:p>-2249,5105</text:p>
          </table:table-cell>
          <table:table-cell office:value-type="float" office:value="-7313.5370161917044" table:formula="of:=[.$A$3]*SIN(RADIANS([.B350]-120))" table:style-name="ce3">
            <text:p>-7313,5370</text:p>
          </table:table-cell>
          <table:table-cell office:value-type="float" office:value="9563.0475596303586" table:formula="of:=[.$A$3]*SIN(RADIANS([.B350]+120))" table:style-name="ce3">
            <text:p>9563,0476</text:p>
          </table:table-cell>
          <table:table-cell table:style-name="ce3"/>
          <table:table-cell office:value-type="float" office:value="1124.7552717193271" table:formula="of:=(MIN([.C350];[.D350];[.E350])+MAX([.C350];[.D350];[.E350]))/2" table:style-name="ce10">
            <text:p>1124,7553</text:p>
          </table:table-cell>
          <table:table-cell table:number-columns-repeated="4" table:style-name="ce3"/>
          <table:table-cell office:value-type="float" office:value="-997.75527171932663" table:formula="of:=[.C350]/2+127" table:style-name="ce11">
            <text:p>-99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8" table:style-name="ce2">
            <text:p>348</text:p>
          </table:table-cell>
          <table:table-cell office:value-type="float" office:value="-2079.1169081775988" table:formula="of:=[.$A$3]*SIN(RADIANS([.B351]))" table:style-name="ce3">
            <text:p>-2079,1169</text:p>
          </table:table-cell>
          <table:table-cell office:value-type="float" office:value="-7431.4482547739435" table:formula="of:=[.$A$3]*SIN(RADIANS([.B351]-120))" table:style-name="ce3">
            <text:p>-7431,4483</text:p>
          </table:table-cell>
          <table:table-cell office:value-type="float" office:value="9510.565162951536" table:formula="of:=[.$A$3]*SIN(RADIANS([.B351]+120))" table:style-name="ce3">
            <text:p>9510,5652</text:p>
          </table:table-cell>
          <table:table-cell table:style-name="ce3"/>
          <table:table-cell office:value-type="float" office:value="1039.5584540887962" table:formula="of:=(MIN([.C351];[.D351];[.E351])+MAX([.C351];[.D351];[.E351]))/2" table:style-name="ce10">
            <text:p>1039,5585</text:p>
          </table:table-cell>
          <table:table-cell table:number-columns-repeated="4" table:style-name="ce3"/>
          <table:table-cell office:value-type="float" office:value="-912.55845408879941" table:formula="of:=[.C351]/2+127" table:style-name="ce11">
            <text:p>-91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9" table:style-name="ce2">
            <text:p>349</text:p>
          </table:table-cell>
          <table:table-cell office:value-type="float" office:value="-1908.0899537654466" table:formula="of:=[.$A$3]*SIN(RADIANS([.B352]))" table:style-name="ce3">
            <text:p>-1908,0900</text:p>
          </table:table-cell>
          <table:table-cell office:value-type="float" office:value="-7547.09580222772" table:formula="of:=[.$A$3]*SIN(RADIANS([.B352]-120))" table:style-name="ce3">
            <text:p>-7547,0958</text:p>
          </table:table-cell>
          <table:table-cell office:value-type="float" office:value="9455.1857559931668" table:formula="of:=[.$A$3]*SIN(RADIANS([.B352]+120))" table:style-name="ce3">
            <text:p>9455,1858</text:p>
          </table:table-cell>
          <table:table-cell table:style-name="ce3"/>
          <table:table-cell office:value-type="float" office:value="954.0449768827234" table:formula="of:=(MIN([.C352];[.D352];[.E352])+MAX([.C352];[.D352];[.E352]))/2" table:style-name="ce10">
            <text:p>954,0450</text:p>
          </table:table-cell>
          <table:table-cell table:number-columns-repeated="4" table:style-name="ce3"/>
          <table:table-cell office:value-type="float" office:value="-827.04497688272329" table:formula="of:=[.C352]/2+127" table:style-name="ce11">
            <text:p>-8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0" table:style-name="ce2">
            <text:p>350</text:p>
          </table:table-cell>
          <table:table-cell office:value-type="float" office:value="-1736.4817766693038" table:formula="of:=[.$A$3]*SIN(RADIANS([.B353]))" table:style-name="ce3">
            <text:p>-1736,4818</text:p>
          </table:table-cell>
          <table:table-cell office:value-type="float" office:value="-7660.4444311897787" table:formula="of:=[.$A$3]*SIN(RADIANS([.B353]-120))" table:style-name="ce3">
            <text:p>-7660,4444</text:p>
          </table:table-cell>
          <table:table-cell office:value-type="float" office:value="9396.9262078590873" table:formula="of:=[.$A$3]*SIN(RADIANS([.B353]+120))" table:style-name="ce3">
            <text:p>9396,9262</text:p>
          </table:table-cell>
          <table:table-cell table:style-name="ce3"/>
          <table:table-cell office:value-type="float" office:value="868.2408883346543" table:formula="of:=(MIN([.C353];[.D353];[.E353])+MAX([.C353];[.D353];[.E353]))/2" table:style-name="ce10">
            <text:p>868,2409</text:p>
          </table:table-cell>
          <table:table-cell table:number-columns-repeated="4" table:style-name="ce3"/>
          <table:table-cell office:value-type="float" office:value="-741.24088833465191" table:formula="of:=[.C353]/2+127" table:style-name="ce11">
            <text:p>-74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1" table:style-name="ce2">
            <text:p>351</text:p>
          </table:table-cell>
          <table:table-cell office:value-type="float" office:value="-1564.3446504023111" table:formula="of:=[.$A$3]*SIN(RADIANS([.B354]))" table:style-name="ce3">
            <text:p>-1564,3447</text:p>
          </table:table-cell>
          <table:table-cell office:value-type="float" office:value="-7771.459614569706" table:formula="of:=[.$A$3]*SIN(RADIANS([.B354]-120))" table:style-name="ce3">
            <text:p>-7771,4596</text:p>
          </table:table-cell>
          <table:table-cell office:value-type="float" office:value="9335.8042649720173" table:formula="of:=[.$A$3]*SIN(RADIANS([.B354]+120))" table:style-name="ce3">
            <text:p>9335,8043</text:p>
          </table:table-cell>
          <table:table-cell table:style-name="ce3"/>
          <table:table-cell office:value-type="float" office:value="782.17232520115567" table:formula="of:=(MIN([.C354];[.D354];[.E354])+MAX([.C354];[.D354];[.E354]))/2" table:style-name="ce10">
            <text:p>782,1723</text:p>
          </table:table-cell>
          <table:table-cell table:number-columns-repeated="4" table:style-name="ce3"/>
          <table:table-cell office:value-type="float" office:value="-655.17232520115556" table:formula="of:=[.C354]/2+127" table:style-name="ce11">
            <text:p>-6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2" table:style-name="ce2">
            <text:p>352</text:p>
          </table:table-cell>
          <table:table-cell office:value-type="float" office:value="-1391.7310096006588" table:formula="of:=[.$A$3]*SIN(RADIANS([.B355]))" table:style-name="ce3">
            <text:p>-1391,7310</text:p>
          </table:table-cell>
          <table:table-cell office:value-type="float" office:value="-7880.1075360672212" table:formula="of:=[.$A$3]*SIN(RADIANS([.B355]-120))" table:style-name="ce3">
            <text:p>-7880,1075</text:p>
          </table:table-cell>
          <table:table-cell office:value-type="float" office:value="9271.8385456678716" table:formula="of:=[.$A$3]*SIN(RADIANS([.B355]+120))" table:style-name="ce3">
            <text:p>9271,8385</text:p>
          </table:table-cell>
          <table:table-cell table:style-name="ce3"/>
          <table:table-cell office:value-type="float" office:value="695.8655048003252" table:formula="of:=(MIN([.C355];[.D355];[.E355])+MAX([.C355];[.D355];[.E355]))/2" table:style-name="ce10">
            <text:p>695,8655</text:p>
          </table:table-cell>
          <table:table-cell table:number-columns-repeated="4" table:style-name="ce3"/>
          <table:table-cell office:value-type="float" office:value="-568.8655048003294" table:formula="of:=[.C355]/2+127" table:style-name="ce11">
            <text:p>-5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3" table:style-name="ce2">
            <text:p>353</text:p>
          </table:table-cell>
          <table:table-cell office:value-type="float" office:value="-1218.6934340514722" table:formula="of:=[.$A$3]*SIN(RADIANS([.B356]))" table:style-name="ce3">
            <text:p>-1218,6934</text:p>
          </table:table-cell>
          <table:table-cell office:value-type="float" office:value="-7986.3551004729279" table:formula="of:=[.$A$3]*SIN(RADIANS([.B356]-120))" table:style-name="ce3">
            <text:p>-7986,3551</text:p>
          </table:table-cell>
          <table:table-cell office:value-type="float" office:value="9205.0485345244051" table:formula="of:=[.$A$3]*SIN(RADIANS([.B356]+120))" table:style-name="ce3">
            <text:p>9205,0485</text:p>
          </table:table-cell>
          <table:table-cell table:style-name="ce3"/>
          <table:table-cell office:value-type="float" office:value="609.3467170257386" table:formula="of:=(MIN([.C356];[.D356];[.E356])+MAX([.C356];[.D356];[.E356]))/2" table:style-name="ce10">
            <text:p>609,3467</text:p>
          </table:table-cell>
          <table:table-cell table:number-columns-repeated="4" table:style-name="ce3"/>
          <table:table-cell office:value-type="float" office:value="-482.3467170257361" table:formula="of:=[.C356]/2+127" table:style-name="ce11">
            <text:p>-4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4" table:style-name="ce2">
            <text:p>354</text:p>
          </table:table-cell>
          <table:table-cell office:value-type="float" office:value="-1045.2846326765341" table:formula="of:=[.$A$3]*SIN(RADIANS([.B357]))" table:style-name="ce3">
            <text:p>-1045,2846</text:p>
          </table:table-cell>
          <table:table-cell office:value-type="float" office:value="-8090.1699437494735" table:formula="of:=[.$A$3]*SIN(RADIANS([.B357]-120))" table:style-name="ce3">
            <text:p>-8090,1699</text:p>
          </table:table-cell>
          <table:table-cell office:value-type="float" office:value="9135.4545764260074" table:formula="of:=[.$A$3]*SIN(RADIANS([.B357]+120))" table:style-name="ce3">
            <text:p>9135,4546</text:p>
          </table:table-cell>
          <table:table-cell table:style-name="ce3"/>
          <table:table-cell office:value-type="float" office:value="522.64231633826694" table:formula="of:=(MIN([.C357];[.D357];[.E357])+MAX([.C357];[.D357];[.E357]))/2" table:style-name="ce10">
            <text:p>522,6423</text:p>
          </table:table-cell>
          <table:table-cell table:number-columns-repeated="4" table:style-name="ce3"/>
          <table:table-cell office:value-type="float" office:value="-395.64231633826705" table:formula="of:=[.C357]/2+127" table:style-name="ce11">
            <text:p>-39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5" table:style-name="ce2">
            <text:p>355</text:p>
          </table:table-cell>
          <table:table-cell office:value-type="float" office:value="-871.55742747658314" table:formula="of:=[.$A$3]*SIN(RADIANS([.B358]))" table:style-name="ce3">
            <text:p>-871,5574</text:p>
          </table:table-cell>
          <table:table-cell office:value-type="float" office:value="-8191.520442889916" table:formula="of:=[.$A$3]*SIN(RADIANS([.B358]-120))" table:style-name="ce3">
            <text:p>-8191,5204</text:p>
          </table:table-cell>
          <table:table-cell office:value-type="float" office:value="9063.0778703665019" table:formula="of:=[.$A$3]*SIN(RADIANS([.B358]+120))" table:style-name="ce3">
            <text:p>9063,0779</text:p>
          </table:table-cell>
          <table:table-cell table:style-name="ce3"/>
          <table:table-cell office:value-type="float" office:value="435.77871373829294" table:formula="of:=(MIN([.C358];[.D358];[.E358])+MAX([.C358];[.D358];[.E358]))/2" table:style-name="ce10">
            <text:p>435,7787</text:p>
          </table:table-cell>
          <table:table-cell table:number-columns-repeated="4" table:style-name="ce3"/>
          <table:table-cell office:value-type="float" office:value="-308.77871373829157" table:formula="of:=[.C358]/2+127" table:style-name="ce11">
            <text:p>-30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6" table:style-name="ce2">
            <text:p>356</text:p>
          </table:table-cell>
          <table:table-cell office:value-type="float" office:value="-697.5647374412564" table:formula="of:=[.$A$3]*SIN(RADIANS([.B359]))" table:style-name="ce3">
            <text:p>-697,5647</text:p>
          </table:table-cell>
          <table:table-cell office:value-type="float" office:value="-8290.3757255504188" table:formula="of:=[.$A$3]*SIN(RADIANS([.B359]-120))" table:style-name="ce3">
            <text:p>-8290,3757</text:p>
          </table:table-cell>
          <table:table-cell office:value-type="float" office:value="8987.9404629916698" table:formula="of:=[.$A$3]*SIN(RADIANS([.B359]+120))" table:style-name="ce3">
            <text:p>8987,9405</text:p>
          </table:table-cell>
          <table:table-cell table:style-name="ce3"/>
          <table:table-cell office:value-type="float" office:value="348.78236872062553" table:formula="of:=(MIN([.C359];[.D359];[.E359])+MAX([.C359];[.D359];[.E359]))/2" table:style-name="ce10">
            <text:p>348,7824</text:p>
          </table:table-cell>
          <table:table-cell table:number-columns-repeated="4" table:style-name="ce3"/>
          <table:table-cell office:value-type="float" office:value="-221.7823687206282" table:formula="of:=[.C359]/2+127" table:style-name="ce11">
            <text:p>-2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7" table:style-name="ce2">
            <text:p>357</text:p>
          </table:table-cell>
          <table:table-cell office:value-type="float" office:value="-523.35956242944371" table:formula="of:=[.$A$3]*SIN(RADIANS([.B360]))" table:style-name="ce3">
            <text:p>-523,3596</text:p>
          </table:table-cell>
          <table:table-cell office:value-type="float" office:value="-8386.7056794542405" table:formula="of:=[.$A$3]*SIN(RADIANS([.B360]-120))" table:style-name="ce3">
            <text:p>-8386,7057</text:p>
          </table:table-cell>
          <table:table-cell office:value-type="float" office:value="8910.0652418836762" table:formula="of:=[.$A$3]*SIN(RADIANS([.B360]+120))" table:style-name="ce3">
            <text:p>8910,0652</text:p>
          </table:table-cell>
          <table:table-cell table:style-name="ce3"/>
          <table:table-cell office:value-type="float" office:value="261.67978121471788" table:formula="of:=(MIN([.C360];[.D360];[.E360])+MAX([.C360];[.D360];[.E360]))/2" table:style-name="ce10">
            <text:p>261,6798</text:p>
          </table:table-cell>
          <table:table-cell table:number-columns-repeated="4" table:style-name="ce3"/>
          <table:table-cell office:value-type="float" office:value="-134.67978121472186" table:formula="of:=[.C360]/2+127" table:style-name="ce11">
            <text:p>-1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8" table:style-name="ce2">
            <text:p>358</text:p>
          </table:table-cell>
          <table:table-cell office:value-type="float" office:value="-348.99496702500824" table:formula="of:=[.$A$3]*SIN(RADIANS([.B361]))" table:style-name="ce3">
            <text:p>-348,9950</text:p>
          </table:table-cell>
          <table:table-cell office:value-type="float" office:value="-8480.4809615642589" table:formula="of:=[.$A$3]*SIN(RADIANS([.B361]-120))" table:style-name="ce3">
            <text:p>-8480,4810</text:p>
          </table:table-cell>
          <table:table-cell office:value-type="float" office:value="8829.4759285892724" table:formula="of:=[.$A$3]*SIN(RADIANS([.B361]+120))" table:style-name="ce3">
            <text:p>8829,4759</text:p>
          </table:table-cell>
          <table:table-cell table:style-name="ce3"/>
          <table:table-cell office:value-type="float" office:value="174.49748351250673" table:formula="of:=(MIN([.C361];[.D361];[.E361])+MAX([.C361];[.D361];[.E361]))/2" table:style-name="ce10">
            <text:p>174,4975</text:p>
          </table:table-cell>
          <table:table-cell table:number-columns-repeated="4" table:style-name="ce3"/>
          <table:table-cell office:value-type="float" office:value="-47.497483512504118" table:formula="of:=[.C361]/2+127" table:style-name="ce11">
            <text:p>-4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9" table:style-name="ce2">
            <text:p>359</text:p>
          </table:table-cell>
          <table:table-cell office:value-type="float" office:value="-174.5240643728356" table:formula="of:=[.$A$3]*SIN(RADIANS([.B362]))" table:style-name="ce3">
            <text:p>-174,5241</text:p>
          </table:table-cell>
          <table:table-cell office:value-type="float" office:value="-8571.6730070211215" table:formula="of:=[.$A$3]*SIN(RADIANS([.B362]-120))" table:style-name="ce3">
            <text:p>-8571,6730</text:p>
          </table:table-cell>
          <table:table-cell office:value-type="float" office:value="8746.1970713939572" table:formula="of:=[.$A$3]*SIN(RADIANS([.B362]+120))" table:style-name="ce3">
            <text:p>8746,1971</text:p>
          </table:table-cell>
          <table:table-cell table:style-name="ce3"/>
          <table:table-cell office:value-type="float" office:value="87.262032186417855" table:formula="of:=(MIN([.C362];[.D362];[.E362])+MAX([.C362];[.D362];[.E362]))/2" table:style-name="ce10">
            <text:p>87,2620</text:p>
          </table:table-cell>
          <table:table-cell table:number-columns-repeated="4" table:style-name="ce3"/>
          <table:table-cell office:value-type="float" office:value="39.737967813582202" table:formula="of:=[.C362]/2+127" table:style-name="ce11">
            <text:p>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60" table:style-name="ce2">
            <text:p>360</text:p>
          </table:table-cell>
          <table:table-cell office:value-type="float" office:value="-2.45029690981724E-12" table:formula="of:=[.$A$3]*SIN(RADIANS([.B363]))" table:style-name="ce3">
            <text:p>0,0000</text:p>
          </table:table-cell>
          <table:table-cell office:value-type="float" office:value="-8660.2540378443846" table:formula="of:=[.$A$3]*SIN(RADIANS([.B363]-120))" table:style-name="ce3">
            <text:p>-8660,2540</text:p>
          </table:table-cell>
          <table:table-cell office:value-type="float" office:value="8660.2540378443919" table:formula="of:=[.$A$3]*SIN(RADIANS([.B363]+120))" table:style-name="ce3">
            <text:p>8660,2540</text:p>
          </table:table-cell>
          <table:table-cell table:style-name="ce3"/>
          <table:table-cell office:value-type="float" office:value="3.637978807091713E-12" table:formula="of:=(MIN([.C363];[.D363];[.E363])+MAX([.C363];[.D363];[.E363]))/2" table:style-name="ce10">
            <text:p>0,0000</text:p>
          </table:table-cell>
          <table:table-cell table:number-columns-repeated="4" table:style-name="ce3"/>
          <table:table-cell office:value-type="float" office:value="126.99999999999878" table:formula="of:=[.C363]/2+127" table:style-name="ce11">
            <text:p>127</text:p>
          </table:table-cell>
          <table:table-cell table:style-name="ce11"/>
          <table:table-cell table:number-columns-repeated="16371"/>
        </table:table-row>
        <table:table-row table:number-rows-repeated="10482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Constructions-3d</dc:creator>
    <meta:creation-date>2015-04-16T17:39:27Z</meta:creation-date>
    <dc:date>2020-08-20T13:51:44Z</dc:date>
    <meta:editing-cycles>7</meta:editing-cycles>
    <meta:editing-duration>PT464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aximum="300" chart:minimum="-300" chart:origin="0" chart:interval-major="5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60" chart:minimum="0" chart:origin="0" chart:interval-major="3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445.8023622047244pt" svg:width="751.2695275590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2" chart:values-cell-range-address="Sheet1.$C$3:.$C$363" chart:class="chart:scatter" chart:attached-axis="primary-y" chart:style-name="G0S0">
            <chart:domain table:cell-range-address="Sheet1.$B$3:.$B$363"/>
            <chart:data-point chart:repeated="361"/>
          </chart:series>
          <chart:series chart:label-cell-address="Sheet1.$D$1" chart:values-cell-range-address="Sheet1.$D$3:.$D$363" chart:class="chart:scatter" chart:attached-axis="primary-y" chart:style-name="G0S1">
            <chart:domain table:cell-range-address="Sheet1.$B$3:.$B$363"/>
            <chart:data-point chart:repeated="361"/>
          </chart:series>
          <chart:series chart:label-cell-address="Sheet1.$E$1" chart:values-cell-range-address="Sheet1.$E$3:.$E$363" chart:class="chart:scatter" chart:attached-axis="primary-y" chart:style-name="G0S2">
            <chart:domain table:cell-range-address="Sheet1.$B$3:.$B$363"/>
            <chart:data-point chart:repeated="361"/>
          </chart:series>
          <chart:series chart:label-cell-address="Sheet1.$G$2" chart:values-cell-range-address="Sheet1.$G$3:.$G$363" chart:class="chart:scatter" chart:attached-axis="primary-y" chart:style-name="G0S3">
            <chart:domain table:cell-range-address="Sheet1.$B$3:.$B$363"/>
            <chart:data-point chart:repeated="36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aximum="300" chart:minimum="-300" chart:origin="0" chart:interval-major="5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60" chart:minimum="0" chart:origin="0" chart:interval-major="3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1.0231496062992pt" svg:width="749.311181102362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1" chart:values-cell-range-address="Sheet1.$H$3:.$H$363" chart:class="chart:scatter" chart:attached-axis="primary-y" chart:style-name="G0S0">
            <chart:domain table:cell-range-address="Sheet1.$B$3:.$B$363"/>
            <chart:data-point chart:repeated="361"/>
          </chart:series>
          <chart:series chart:label-cell-address="Sheet1.$I$1" chart:values-cell-range-address="Sheet1.$I$3:.$I$363" chart:class="chart:scatter" chart:attached-axis="primary-y" chart:style-name="G0S1">
            <chart:domain table:cell-range-address="Sheet1.$B$3:.$B$363"/>
            <chart:data-point chart:repeated="361"/>
          </chart:series>
          <chart:series chart:label-cell-address="Sheet1.$J$1" chart:values-cell-range-address="Sheet1.$J$3:.$J$363" chart:class="chart:scatter" chart:attached-axis="primary-y" chart:style-name="G0S2">
            <chart:domain table:cell-range-address="Sheet1.$B$3:.$B$363"/>
            <chart:data-point chart:repeated="36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